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Quotations" style:list-style-name="L13"/>
    <style:style style:name="P2" style:family="paragraph" style:parent-style-name="Quotations" style:list-style-name="L13">
      <style:paragraph-properties fo:margin-top="0in" fo:margin-bottom="0in" style:contextual-spacing="false"/>
    </style:style>
    <style:style style:name="P3" style:family="paragraph" style:parent-style-name="Quotations">
      <style:paragraph-properties fo:margin-left="0.7874in" fo:margin-right="0.3937in" fo:text-indent="0in" style:auto-text-indent="false"/>
    </style:style>
    <style:style style:name="P4" style:family="paragraph" style:parent-style-name="Preformatted_20_Text">
      <style:paragraph-properties fo:margin-top="0in" fo:margin-bottom="0.1965in" style:contextual-spacing="false"/>
    </style:style>
    <style:style style:name="P5" style:family="paragraph" style:parent-style-name="Preformatted_20_Text">
      <style:paragraph-properties fo:margin-left="0.3937in" fo:margin-right="0.3937in" fo:text-indent="0in" style:auto-text-indent="false"/>
    </style:style>
    <style:style style:name="P6" style:family="paragraph" style:parent-style-name="Preformatted_20_Text">
      <style:paragraph-properties fo:margin-left="0.3937in" fo:margin-right="0.3937in" fo:margin-top="0in" fo:margin-bottom="0.1965in" style:contextual-spacing="false" fo:text-indent="0in" style:auto-text-indent="false"/>
    </style:style>
    <style:style style:name="P7" style:family="paragraph" style:parent-style-name="Preformatted_20_Text">
      <style:paragraph-properties fo:margin-left="0.3937in" fo:margin-right="0in" fo:text-indent="0in" style:auto-text-indent="false"/>
    </style:style>
    <style:style style:name="P8" style:family="paragraph" style:parent-style-name="Preformatted_20_Text">
      <style:paragraph-properties fo:margin-left="0.3937in" fo:margin-right="0in" fo:margin-top="0in" fo:margin-bottom="0.1965in" style:contextual-spacing="false" fo:text-indent="0in" style:auto-text-indent="false"/>
    </style:style>
    <style:style style:name="P9" style:family="paragraph" style:parent-style-name="Sender">
      <style:paragraph-properties fo:margin-top="0in" fo:margin-bottom="0.1965in" style:contextual-spacing="false"/>
    </style:style>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0"/>
    <style:style style:name="P36" style:family="paragraph" style:parent-style-name="Text_20_body" style:list-style-name="L31"/>
    <style:style style:name="P37" style:family="paragraph" style:parent-style-name="Text_20_body" style:list-style-name="L32"/>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3">
      <style:paragraph-properties fo:margin-top="0in" fo:margin-bottom="0in" style:contextual-spacing="false"/>
    </style:style>
    <style:style style:name="P41" style:family="paragraph" style:parent-style-name="Text_20_body" style:list-style-name="L4">
      <style:paragraph-properties fo:margin-top="0in" fo:margin-bottom="0in" style:contextual-spacing="false"/>
    </style:style>
    <style:style style:name="P42" style:family="paragraph" style:parent-style-name="Text_20_body" style:list-style-name="L5">
      <style:paragraph-properties fo:margin-top="0in" fo:margin-bottom="0in" style:contextual-spacing="false"/>
    </style:style>
    <style:style style:name="P43" style:family="paragraph" style:parent-style-name="Text_20_body" style:list-style-name="L6">
      <style:paragraph-properties fo:margin-top="0in" fo:margin-bottom="0in" style:contextual-spacing="false"/>
    </style:style>
    <style:style style:name="P44" style:family="paragraph" style:parent-style-name="Text_20_body" style:list-style-name="L7">
      <style:paragraph-properties fo:margin-top="0in" fo:margin-bottom="0in" style:contextual-spacing="false"/>
    </style:style>
    <style:style style:name="P45" style:family="paragraph" style:parent-style-name="Text_20_body" style:list-style-name="L8">
      <style:paragraph-properties fo:margin-top="0in" fo:margin-bottom="0in" style:contextual-spacing="false"/>
    </style:style>
    <style:style style:name="P46" style:family="paragraph" style:parent-style-name="Text_20_body" style:list-style-name="L9">
      <style:paragraph-properties fo:margin-top="0in" fo:margin-bottom="0in" style:contextual-spacing="false"/>
    </style:style>
    <style:style style:name="P47" style:family="paragraph" style:parent-style-name="Text_20_body" style:list-style-name="L10">
      <style:paragraph-properties fo:margin-top="0in" fo:margin-bottom="0in" style:contextual-spacing="false"/>
    </style:style>
    <style:style style:name="P48" style:family="paragraph" style:parent-style-name="Text_20_body" style:list-style-name="L11">
      <style:paragraph-properties fo:margin-top="0in" fo:margin-bottom="0in" style:contextual-spacing="false"/>
    </style:style>
    <style:style style:name="P49" style:family="paragraph" style:parent-style-name="Text_20_body" style:list-style-name="L14">
      <style:paragraph-properties fo:margin-top="0in" fo:margin-bottom="0in" style:contextual-spacing="false"/>
    </style:style>
    <style:style style:name="P50" style:family="paragraph" style:parent-style-name="Text_20_body" style:list-style-name="L15">
      <style:paragraph-properties fo:margin-top="0in" fo:margin-bottom="0in" style:contextual-spacing="false"/>
    </style:style>
    <style:style style:name="P51" style:family="paragraph" style:parent-style-name="Text_20_body" style:list-style-name="L16">
      <style:paragraph-properties fo:margin-top="0in" fo:margin-bottom="0in" style:contextual-spacing="false"/>
    </style:style>
    <style:style style:name="P52" style:family="paragraph" style:parent-style-name="Text_20_body" style:list-style-name="L17">
      <style:paragraph-properties fo:margin-top="0in" fo:margin-bottom="0in" style:contextual-spacing="false"/>
    </style:style>
    <style:style style:name="P53" style:family="paragraph" style:parent-style-name="Text_20_body" style:list-style-name="L18">
      <style:paragraph-properties fo:margin-top="0in" fo:margin-bottom="0in" style:contextual-spacing="false"/>
    </style:style>
    <style:style style:name="P54" style:family="paragraph" style:parent-style-name="Text_20_body" style:list-style-name="L19">
      <style:paragraph-properties fo:margin-top="0in" fo:margin-bottom="0in" style:contextual-spacing="false"/>
    </style:style>
    <style:style style:name="P55" style:family="paragraph" style:parent-style-name="Text_20_body" style:list-style-name="L20">
      <style:paragraph-properties fo:margin-top="0in" fo:margin-bottom="0in" style:contextual-spacing="false"/>
    </style:style>
    <style:style style:name="P56" style:family="paragraph" style:parent-style-name="Text_20_body" style:list-style-name="L21">
      <style:paragraph-properties fo:margin-top="0in" fo:margin-bottom="0in" style:contextual-spacing="false"/>
    </style:style>
    <style:style style:name="P57" style:family="paragraph" style:parent-style-name="Text_20_body" style:list-style-name="L22">
      <style:paragraph-properties fo:margin-top="0in" fo:margin-bottom="0in" style:contextual-spacing="false"/>
    </style:style>
    <style:style style:name="P58" style:family="paragraph" style:parent-style-name="Text_20_body" style:list-style-name="L24">
      <style:paragraph-properties fo:margin-top="0in" fo:margin-bottom="0in" style:contextual-spacing="false"/>
    </style:style>
    <style:style style:name="P59" style:family="paragraph" style:parent-style-name="Text_20_body" style:list-style-name="L25">
      <style:paragraph-properties fo:margin-top="0in" fo:margin-bottom="0in" style:contextual-spacing="false"/>
    </style:style>
    <style:style style:name="P60" style:family="paragraph" style:parent-style-name="Text_20_body" style:list-style-name="L27">
      <style:paragraph-properties fo:margin-top="0in" fo:margin-bottom="0in" style:contextual-spacing="false"/>
    </style:style>
    <style:style style:name="P61" style:family="paragraph" style:parent-style-name="Text_20_body" style:list-style-name="L28">
      <style:paragraph-properties fo:margin-top="0in" fo:margin-bottom="0in" style:contextual-spacing="false"/>
    </style:style>
    <style:style style:name="P62" style:family="paragraph" style:parent-style-name="Text_20_body" style:list-style-name="L29">
      <style:paragraph-properties fo:margin-top="0in" fo:margin-bottom="0in" style:contextual-spacing="false"/>
    </style:style>
    <style:style style:name="P63" style:family="paragraph" style:parent-style-name="Text_20_body" style:list-style-name="L30">
      <style:paragraph-properties fo:margin-top="0in" fo:margin-bottom="0in" style:contextual-spacing="false"/>
    </style:style>
    <style:style style:name="P64" style:family="paragraph" style:parent-style-name="Text_20_body" style:list-style-name="L31">
      <style:paragraph-properties fo:margin-top="0in" fo:margin-bottom="0in" style:contextual-spacing="false"/>
    </style:style>
    <style:style style:name="P65" style:family="paragraph" style:parent-style-name="Text_20_body" style:list-style-name="L32">
      <style:paragraph-properties fo:margin-top="0in" fo:margin-bottom="0in" style:contextual-spacing="false"/>
    </style:style>
    <style:style style:name="P66" style:family="paragraph" style:parent-style-name="Text_20_body" style:list-style-name="L34">
      <style:paragraph-properties fo:margin-top="0in" fo:margin-bottom="0in" style:contextual-spacing="false"/>
    </style:style>
    <style:style style:name="P67" style:family="paragraph" style:parent-style-name="Heading_20_1" style:master-page-name="HTML">
      <style:paragraph-properties style:page-number="auto"/>
    </style:style>
    <style:style style:name="P68" style:family="paragraph" style:parent-style-name="List_20_Contents">
      <style:paragraph-properties fo:margin-top="0in" fo:margin-bottom="0.1965in" style:contextual-spacing="false"/>
    </style:style>
    <style:style style:name="P69" style:family="paragraph" style:parent-style-name="List_20_Contents">
      <style:paragraph-properties fo:margin-left="0.7874in" fo:margin-right="0in" fo:text-indent="0in" style:auto-text-indent="false"/>
    </style:style>
    <style:style style:name="P70" style:family="paragraph" style:parent-style-name="List_20_Contents" style:list-style-name="L12">
      <style:paragraph-properties fo:margin-left="0.7874in" fo:margin-right="0in" fo:text-indent="0in" style:auto-text-indent="false"/>
    </style:style>
    <style:style style:name="P71" style:family="paragraph" style:parent-style-name="List_20_Contents">
      <style:paragraph-properties fo:margin-left="0.7874in" fo:margin-right="0in" fo:margin-top="0in" fo:margin-bottom="0.1965in" style:contextual-spacing="false" fo:text-indent="0in" style:auto-text-indent="false"/>
    </style:style>
    <style:style style:name="P72" style:family="paragraph" style:parent-style-name="List_20_Heading">
      <style:paragraph-properties fo:margin-left="0.3937in" fo:margin-right="0in" fo:text-indent="0in" style:auto-text-indent="false"/>
    </style:style>
    <style:style style:name="T1" style:family="text">
      <style:text-properties style:text-underline-style="solid" style:text-underline-width="auto" style:text-underline-color="font-color"/>
    </style:style>
    <style:style style:name="T2" style:family="text">
      <style:text-properties fo:font-weight="bold"/>
    </style:style>
    <style:style style:name="T3" style:family="text">
      <style:text-properties fo:font-style="italic"/>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office:annotation><dc:date>2016-08-18T20:13:26.709510983</dc:date><text:list text:style-name=""><text:list-item><text:p>This HTML file has been created by texi2html 1.46</text:p></text:list-item></text:list><text:p><text:s text:c="5"/>from ProgrammersManual.texinfo on 20 January 1997</text:p></office:annotation>LambdaMOO Programmer's Manual</text:p>
      <text:h text:style-name="Heading_20_2" text:outline-level="2">For LambdaMOO Version 1.8.0p6</text:h>
      <text:h text:style-name="Heading_20_2" text:outline-level="2">March 1997</text:h>
      <text:p text:style-name="Sender">by Pavel Curtis</text:p>
      <text:p text:style-name="Sender">aka Haakon</text:p>
      <text:p text:style-name="P9">aka Lambda</text:p>
      <text:p text:style-name="Horizontal_20_Line"/>
      <text:h text:style-name="Heading_20_2" text:outline-level="2">Table of Contents</text:h>
      <text:list xml:id="list2854321270001828198" text:style-name="L3">
        <text:list-item>
          <text:p text:style-name="P40"><text:a xlink:type="simple" xlink:href="#SEC1" office:name="TOC1">Introduction</text:a> </text:p>
        </text:list-item>
        <text:list-item>
          <text:p text:style-name="P40"><text:a xlink:type="simple" xlink:href="#SEC2" office:name="TOC2">The LambdaMOO Database</text:a> </text:p>
          <text:list>
            <text:list-item>
              <text:p text:style-name="P40"><text:a xlink:type="simple" xlink:href="#SEC3" office:name="TOC3">MOO Value Types</text:a> </text:p>
            </text:list-item>
            <text:list-item>
              <text:p text:style-name="P40"><text:a xlink:type="simple" xlink:href="#SEC4" office:name="TOC4">Objects in the MOO Database</text:a> </text:p>
              <text:list>
                <text:list-item>
                  <text:p text:style-name="P40"><text:a xlink:type="simple" xlink:href="#SEC5" office:name="TOC5">Fundamental Object Attributes</text:a> </text:p>
                </text:list-item>
                <text:list-item>
                  <text:p text:style-name="P40"><text:a xlink:type="simple" xlink:href="#SEC6" office:name="TOC6">Properties on Objects</text:a> </text:p>
                </text:list-item>
                <text:list-item>
                  <text:p text:style-name="P40"><text:a xlink:type="simple" xlink:href="#SEC7" office:name="TOC7">Verbs on Objects</text:a> </text:p>
                </text:list-item>
              </text:list>
            </text:list-item>
          </text:list>
        </text:list-item>
        <text:list-item>
          <text:p text:style-name="P40"><text:a xlink:type="simple" xlink:href="#SEC8" office:name="TOC8">The Built-in Command Parser</text:a> </text:p>
        </text:list-item>
        <text:list-item>
          <text:p text:style-name="P40"><text:a xlink:type="simple" xlink:href="#SEC9" office:name="TOC9">The MOO Programming Language</text:a> </text:p>
          <text:list>
            <text:list-item>
              <text:p text:style-name="P40"><text:a xlink:type="simple" xlink:href="#SEC10" office:name="TOC10">MOO Language Expressions</text:a> </text:p>
              <text:list>
                <text:list-item>
                  <text:p text:style-name="P40"><text:a xlink:type="simple" xlink:href="#SEC11" office:name="TOC11">Errors While Evaluating Expressions</text:a> </text:p>
                </text:list-item>
                <text:list-item>
                  <text:p text:style-name="P40"><text:a xlink:type="simple" xlink:href="#SEC12" office:name="TOC12">Writing Values Directly in Verbs</text:a> </text:p>
                </text:list-item>
                <text:list-item>
                  <text:p text:style-name="P40"><text:a xlink:type="simple" xlink:href="#SEC13" office:name="TOC13">Naming Values Within a Verb</text:a> </text:p>
                </text:list-item>
                <text:list-item>
                  <text:p text:style-name="P40"><text:a xlink:type="simple" xlink:href="#SEC14" office:name="TOC14">Arithmetic Operators</text:a> </text:p>
                </text:list-item>
                <text:list-item>
                  <text:p text:style-name="P40"><text:a xlink:type="simple" xlink:href="#SEC15" office:name="TOC15">Comparing Values</text:a> </text:p>
                </text:list-item>
                <text:list-item>
                  <text:p text:style-name="P40"><text:a xlink:type="simple" xlink:href="#SEC16" office:name="TOC16">Values as True and False</text:a> </text:p>
                </text:list-item>
                <text:list-item>
                  <text:p text:style-name="P40"><text:a xlink:type="simple" xlink:href="#SEC17" office:name="TOC17">Indexing into Lists and Strings</text:a> </text:p>
                  <text:list>
                    <text:list-item>
                      <text:p text:style-name="P40"><text:a xlink:type="simple" xlink:href="#SEC18" office:name="TOC18">Extracting an Element from a List or String</text:a> </text:p>
                    </text:list-item>
                    <text:list-item>
                      <text:p text:style-name="P40"><text:a xlink:type="simple" xlink:href="#SEC19" office:name="TOC19">Replacing an Element of a List or String</text:a> </text:p>
                    </text:list-item>
                    <text:list-item>
                      <text:p text:style-name="P40"><text:a xlink:type="simple" xlink:href="#SEC20" office:name="TOC20">Extracting a Subsequence of a List or String</text:a> </text:p>
                    </text:list-item>
                    <text:list-item>
                      <text:p text:style-name="P40"><text:a xlink:type="simple" xlink:href="#SEC21" office:name="TOC21">Replacing a Subsequence of a List or String</text:a> </text:p>
                    </text:list-item>
                  </text:list>
                </text:list-item>
                <text:list-item>
                  <text:p text:style-name="P40"><text:a xlink:type="simple" xlink:href="#SEC22" office:name="TOC22">Other Operations on Lists</text:a> </text:p>
                </text:list-item>
                <text:list-item>
                  <text:p text:style-name="P40"><text:a xlink:type="simple" xlink:href="#SEC23" office:name="TOC23">Spreading List Elements Among Variables</text:a> </text:p>
                </text:list-item>
                <text:list-item>
                  <text:p text:style-name="P40"><text:a xlink:type="simple" xlink:href="#SEC24" office:name="TOC24">Getting and Setting the Values of Properties</text:a> </text:p>
                </text:list-item>
                <text:list-item>
                  <text:p text:style-name="P40"><text:a xlink:type="simple" xlink:href="#SEC25" office:name="TOC25">Calling Built-in Functions and Other Verbs</text:a> </text:p>
                </text:list-item>
                <text:list-item>
                  <text:p text:style-name="P40"><text:a xlink:type="simple" xlink:href="#SEC26" office:name="TOC26">Catching Errors in Expressions</text:a> </text:p>
                </text:list-item>
                <text:list-item>
                  <text:p text:style-name="P40"><text:a xlink:type="simple" xlink:href="#SEC27" office:name="TOC27">Parentheses and Operator Precedence</text:a> </text:p>
                </text:list-item>
              </text:list>
            </text:list-item>
            <text:list-item>
              <text:p text:style-name="P40"><text:a xlink:type="simple" xlink:href="#SEC28" office:name="TOC28">MOO Language Statements</text:a> </text:p>
              <text:list>
                <text:list-item>
                  <text:p text:style-name="P40"><text:a xlink:type="simple" xlink:href="#SEC29" office:name="TOC29">Errors While Executing Statements</text:a> </text:p>
                </text:list-item>
                <text:list-item>
                  <text:p text:style-name="P40"><text:a xlink:type="simple" xlink:href="#SEC30" office:name="TOC30">Simple Statements</text:a> </text:p>
                </text:list-item>
                <text:list-item>
                  <text:p text:style-name="P40"><text:a xlink:type="simple" xlink:href="#SEC31" office:name="TOC31">Statements for Testing Conditions</text:a> </text:p>
                </text:list-item>
                <text:list-item>
                  <text:p text:style-name="P40"><text:a xlink:type="simple" xlink:href="#SEC32" office:name="TOC32">Statements for Looping</text:a> </text:p>
                </text:list-item>
                <text:list-item>
                  <text:p text:style-name="P40"><text:a xlink:type="simple" xlink:href="#SEC33" office:name="TOC33">Terminating One or All Iterations of a Loop</text:a> </text:p>
                </text:list-item>
                <text:list-item>
                  <text:p text:style-name="P40"><text:a xlink:type="simple" xlink:href="#SEC34" office:name="TOC34">Returning a Value from a Verb</text:a> </text:p>
                </text:list-item>
                <text:list-item>
                  <text:p text:style-name="P40"><text:a xlink:type="simple" xlink:href="#SEC35" office:name="TOC35">Handling Errors in Statements</text:a> </text:p>
                </text:list-item>
                <text:list-item>
                  <text:p text:style-name="P40"><text:a xlink:type="simple" xlink:href="#SEC36" office:name="TOC36">Cleaning Up After Errors</text:a> </text:p>
                </text:list-item>
                <text:list-item>
                  <text:p text:style-name="P40"><text:a xlink:type="simple" xlink:href="#SEC37" office:name="TOC37">Executing Statements at a Later Time</text:a> </text:p>
                </text:list-item>
              </text:list>
            </text:list-item>
            <text:list-item>
              <text:p text:style-name="P40"><text:a xlink:type="simple" xlink:href="#SEC38" office:name="TOC38">MOO Tasks</text:a> </text:p>
            </text:list-item>
            <text:list-item>
              <text:p text:style-name="P40"><text:a xlink:type="simple" xlink:href="#SEC39" office:name="TOC39">Built-in Functions</text:a> </text:p>
              <text:list>
                <text:list-item>
                  <text:p text:style-name="P40"><text:a xlink:type="simple" xlink:href="#SEC40" office:name="TOC40">Object-Oriented Programming</text:a> </text:p>
                </text:list-item>
                <text:list-item>
                  <text:p text:style-name="P40"><text:a xlink:type="simple" xlink:href="#SEC41" office:name="TOC41">Manipulating MOO Values</text:a> </text:p>
                  <text:list>
                    <text:list-item>
                      <text:p text:style-name="P40"><text:a xlink:type="simple" xlink:href="#SEC42" office:name="TOC42">General Operations Applicable to all Values</text:a> </text:p>
                    </text:list-item>
                    <text:list-item>
                      <text:p text:style-name="P40"><text:a xlink:type="simple" xlink:href="#SEC43" office:name="TOC43">Operations on Numbers</text:a> </text:p>
                    </text:list-item>
                    <text:list-item>
                      <text:p text:style-name="P40"><text:a xlink:type="simple" xlink:href="#SEC44" office:name="TOC44">Operations on Strings</text:a> </text:p>
                    </text:list-item>
                    <text:list-item>
                      <text:p text:style-name="P40"><text:a xlink:type="simple" xlink:href="#SEC45" office:name="TOC45">Operations on Lists</text:a> </text:p>
                    </text:list-item>
                  </text:list>
                </text:list-item>
                <text:list-item>
                  <text:p text:style-name="P40"><text:a xlink:type="simple" xlink:href="#SEC46" office:name="TOC46">Manipulating Objects</text:a> </text:p>
                  <text:list>
                    <text:list-item>
                      <text:p text:style-name="P40"><text:a xlink:type="simple" xlink:href="#SEC47" office:name="TOC47">Fundamental Operations on Objects</text:a> </text:p>
                    </text:list-item>
                    <text:list-item>
                      <text:p text:style-name="P40"><text:a xlink:type="simple" xlink:href="#SEC48" office:name="TOC48">Object Movement</text:a> </text:p>
                    </text:list-item>
                    <text:list-item>
                      <text:p text:style-name="P40"><text:a xlink:type="simple" xlink:href="#SEC49" office:name="TOC49">Operations on Properties</text:a> </text:p>
                    </text:list-item>
                    <text:list-item>
                      <text:p text:style-name="P40"><text:a xlink:type="simple" xlink:href="#SEC50" office:name="TOC50">Operations on Verbs</text:a> </text:p>
                    </text:list-item>
                    <text:list-item>
                      <text:p text:style-name="P40"><text:a xlink:type="simple" xlink:href="#SEC51" office:name="TOC51">Operations on Player Objects</text:a> </text:p>
                    </text:list-item>
                  </text:list>
                </text:list-item>
                <text:list-item>
                  <text:p text:style-name="P40"><text:a xlink:type="simple" xlink:href="#SEC52" office:name="TOC52">Operations on Network Connections</text:a> </text:p>
                </text:list-item>
                <text:list-item>
                  <text:p text:style-name="P40"><text:a xlink:type="simple" xlink:href="#SEC53" office:name="TOC53">Operations Involving Times and Dates</text:a> </text:p>
                </text:list-item>
                <text:list-item>
                  <text:p text:style-name="P40"><text:a xlink:type="simple" xlink:href="#SEC54" office:name="TOC54">MOO-Code Evaluation and Task Manipulation</text:a> </text:p>
                </text:list-item>
                <text:list-item>
                  <text:p text:style-name="P40"><text:a xlink:type="simple" xlink:href="#SEC55" office:name="TOC55">Administrative Operations</text:a> </text:p>
                </text:list-item>
              </text:list>
            </text:list-item>
          </text:list>
        </text:list-item>
        <text:list-item>
          <text:p text:style-name="P40"><text:a xlink:type="simple" xlink:href="#SEC56" office:name="TOC56">Server Commands and Database Assumptions</text:a> </text:p>
          <text:list>
            <text:list-item>
              <text:p text:style-name="P40"><text:a xlink:type="simple" xlink:href="#SEC57" office:name="TOC57">Built-in Commands</text:a> </text:p>
              <text:list>
                <text:list-item>
                  <text:p text:style-name="P40"><text:a xlink:type="simple" xlink:href="#SEC58" office:name="TOC58">Command-Output Delimiters</text:a> </text:p>
                </text:list-item>
                <text:list-item>
                  <text:p text:style-name="P40"><text:a xlink:type="simple" xlink:href="#SEC59" office:name="TOC59">Programming</text:a> </text:p>
                </text:list-item>
                <text:list-item>
                  <text:p text:style-name="P40"><text:a xlink:type="simple" xlink:href="#SEC60" office:name="TOC60">Flushing Unprocessed Input</text:a> </text:p>
                </text:list-item>
                <text:list-item>
                  <text:p text:style-name="P40"><text:a xlink:type="simple" xlink:href="#SEC61" office:name="TOC61">Initial Punctuation in Commands</text:a> </text:p>
                </text:list-item>
              </text:list>
            </text:list-item>
            <text:list-item>
              <text:p text:style-name="P40"><text:a xlink:type="simple" xlink:href="#SEC62" office:name="TOC62">Server Assumptions About the Database</text:a> </text:p>
              <text:list>
                <text:list-item>
                  <text:p text:style-name="P40"><text:a xlink:type="simple" xlink:href="#SEC63" office:name="TOC63">Server Options Set in the Database</text:a> </text:p>
                </text:list-item>
                <text:list-item>
                  <text:p text:style-name="P40"><text:a xlink:type="simple" xlink:href="#SEC64" office:name="TOC64">Server Messages Set in the Database</text:a> </text:p>
                </text:list-item>
                <text:list-item>
                  <text:p text:style-name="P40"><text:a xlink:type="simple" xlink:href="#SEC65" office:name="TOC65">Checkpointing the Database</text:a> </text:p>
                </text:list-item>
                <text:list-item>
                  <text:p text:style-name="P40"><text:a xlink:type="simple" xlink:href="#SEC66" office:name="TOC66">Accepting and Initiating Network Connections</text:a> </text:p>
                </text:list-item>
                <text:list-item>
                  <text:p text:style-name="P40"><text:a xlink:type="simple" xlink:href="#SEC67" office:name="TOC67">Associating Network Connections with Players</text:a> </text:p>
                </text:list-item>
                <text:list-item>
                  <text:p text:style-name="P40"><text:a xlink:type="simple" xlink:href="#SEC68" office:name="TOC68">Out-of-Band Commands</text:a> </text:p>
                </text:list-item>
                <text:list-item>
                  <text:p text:style-name="P40"><text:a xlink:type="simple" xlink:href="#SEC69" office:name="TOC69">The First Tasks Run By the Server</text:a> </text:p>
                </text:list-item>
                <text:list-item>
                  <text:p text:style-name="P40"><text:a xlink:type="simple" xlink:href="#SEC70" office:name="TOC70">Controlling the Execution of Tasks</text:a> </text:p>
                </text:list-item>
                <text:list-item>
                  <text:p text:style-name="P40"><text:a xlink:type="simple" xlink:href="#SEC71" office:name="TOC71">Controlling the Handling of Aborted Tasks</text:a> </text:p>
                </text:list-item>
                <text:list-item>
                  <text:p text:style-name="P40"><text:a xlink:type="simple" xlink:href="#SEC72" office:name="TOC72">Matching in Command Parsing</text:a> </text:p>
                </text:list-item>
                <text:list-item>
                  <text:p text:style-name="P40"><text:a xlink:type="simple" xlink:href="#SEC73" office:name="TOC73">Restricting Access to Built-in Properties and Functions</text:a> </text:p>
                </text:list-item>
                <text:list-item>
                  <text:p text:style-name="P40"><text:a xlink:type="simple" xlink:href="#SEC74" office:name="TOC74">Creating and Recycling Objects</text:a> </text:p>
                </text:list-item>
                <text:list-item>
                  <text:p text:style-name="P40"><text:a xlink:type="simple" xlink:href="#SEC75" office:name="TOC75">Object Movement</text:a> </text:p>
                </text:list-item>
                <text:list-item>
                  <text:p text:style-name="P40"><text:a xlink:type="simple" xlink:href="#SEC76" office:name="TOC76">Temporarily Enabling Obsolete Server Features</text:a> </text:p>
                </text:list-item>
              </text:list>
            </text:list-item>
          </text:list>
        </text:list-item>
        <text:list-item>
          <text:p text:style-name="P10"><text:a xlink:type="simple" xlink:href="#SEC77" office:name="TOC77">Function Index</text:a> </text:p>
        </text:list-item>
      </text:list>
      <text:p text:style-name="Horizontal_20_Line"/>
      <text:p text:style-name="Heading_20_1"><text:a xlink:type="simple" xlink:href="../ProgrammersManual_toc.html#SEC1" office:name="SEC1">Introduction</text:a></text:p>
      <text:p text:style-name="Text_20_body">LambdaMOO is a network-accessible, multi-user, programmable, interactive system well-suited to the construction of text-based adventure games, conferencing systems, and other collaborative software. Its most common use, however, is as a multi-participant, low-bandwidth virtual reality, and it is with this focus in mind that I describe it here. </text:p>
      <text:p text:style-name="Text_20_body">Participants (usually referred to as <text:span text:style-name="Strong_20_Emphasis">players</text:span>) connect to LambdaMOO using Telnet or some other, more specialized, <text:span text:style-name="Strong_20_Emphasis">client</text:span> program. Upon connection, they are usually presented with a <text:span text:style-name="Strong_20_Emphasis">welcome message</text:span> explaining how to either create a new <text:span text:style-name="Strong_20_Emphasis">character</text:span> or connect to an existing one. Characters are the embodiment of players in the virtual reality that is LambdaMOO. </text:p>
      <text:p text:style-name="Text_20_body">Having connected to a character, players then give one-line commands that are parsed and interpreted by LambdaMOO as appropriate. Such commands may cause changes in the virtual reality, such as the location of a character, or may simply report on the current state of that reality, such as the appearance of some object. </text:p>
      <text:p text:style-name="Text_20_body">The job of interpreting those commands is shared between the two major components in the LambdaMOO system: the <text:span text:style-name="Strong_20_Emphasis">server</text:span> and the <text:span text:style-name="Strong_20_Emphasis">database</text:span>. The server is a program, written in a standard programming language, that manages the network connections, maintains queues of commands and other tasks to be executed, controls all access to the database, and executes other programs written in the MOO programming language. The database contains representations of all the objects in the virtual reality, including the MOO programs that the server executes to give those objects their specific behaviors. </text:p>
      <text:p text:style-name="Text_20_body">Almost every command is parsed by the server into a call on a MOO procedure, or <text:span text:style-name="Strong_20_Emphasis">verb</text:span>, that actually does the work. Thus, programming in the MOO language is a central part of making non-trivial extensions to the database and thus, the virtual reality. </text:p>
      <text:p text:style-name="Text_20_body">In the next chapter, I describe the structure and contents of a LambdaMOO database. The following chapter gives a complete description of how the server performs its primary duty: parsing the commands typed by players. Next, I describe the complete syntax and semantics of the MOO programming language. Finally, I describe all of the database conventions assumed by the server. </text:p>
      <text:p text:style-name="Quotations"><text:span text:style-name="Strong_20_Emphasis">Note:</text:span> This manual describes only those aspects of LambdaMOO that are entirely independent of the contents of the database. It does not describe, for example, the commands or programming interfaces present in the LambdaCore database. </text:p>
      <text:p text:style-name="Heading_20_1"><text:a xlink:type="simple" xlink:href="../ProgrammersManual_toc.html#SEC2" office:name="SEC2">The LambdaMOO Database</text:a></text:p>
      <text:p text:style-name="Text_20_body">In this chapter, I begin by describing in detail the various kinds of data that can appear in a LambdaMOO database and that, therefore, MOO programs can manipulate. In a few places, I refer to the <text:span text:style-name="Strong_20_Emphasis">LambdaCore</text:span> database. This is one particular LambdaMOO database, created every so often by extracting the "core" of the current database for the original LambdaMOO. </text:p>
      <text:p text:style-name="Quotations"><text:span text:style-name="Strong_20_Emphasis">Note</text:span>: The original LambdaMOO resides on the host <text:span text:style-name="Source_20_Text">lambda.parc.xerox.com</text:span> (the numeric address for which is <text:span text:style-name="Source_20_Text">192.216.54.2</text:span>), on port 8888. Feel free to drop by! A copy of the most recent release of the LambdaCore database can be obtained by anonymous FTP from host <text:span text:style-name="Source_20_Text">ftp.parc.xerox.com</text:span> in the directory <text:span text:style-name="Source_20_Text">pub/MOO</text:span>. </text:p>
      <text:h text:style-name="Heading_20_2" text:outline-level="2"><text:a xlink:type="simple" xlink:href="../ProgrammersManual_toc.html#SEC3" office:name="SEC3">MOO Value Types</text:a></text:h>
      <text:p text:style-name="Text_20_body">There are only a few kinds of values that MOO programs can manipulate: </text:p>
      <text:list xml:id="list3830590739547406354" text:style-name="L4">
        <text:list-item>
          <text:p text:style-name="P41">integers (in a specific, large range) </text:p>
        </text:list-item>
        <text:list-item>
          <text:p text:style-name="P41">real numbers (represented with floating-point numbers) </text:p>
        </text:list-item>
        <text:list-item>
          <text:p text:style-name="P41">strings (of characters) </text:p>
        </text:list-item>
        <text:list-item>
          <text:p text:style-name="P41">objects (in the virtual reality) </text:p>
        </text:list-item>
        <text:list-item>
          <text:p text:style-name="P41">errors (arising during program execution) </text:p>
        </text:list-item>
        <text:list-item>
          <text:p text:style-name="P11">lists (of all of the above, including lists) </text:p>
        </text:list-item>
      </text:list>
      <text:p text:style-name="Text_20_body">MOO supports the integers from -2^31 (that is, negative two to the power of 31) up to 2^31 - 1 (one less than two to the power of 31); that's from -2147483648 to 2147483647, enough for most purposes. In MOO programs, integers are written just as you see them here, an optional minus sign followed by a non-empty sequence of decimal digits. In particular, you may not put commas, periods, or spaces in the middle of large integers, as we sometimes do in English and other natural languages (e.g., `2,147,483,647'). </text:p>
      <text:p text:style-name="Text_20_body">Real numbers in MOO are represented as they are in almost all other programming languages, using so-called <text:span text:style-name="Strong_20_Emphasis">floating-point</text:span> numbers. These have certain (large) limits on size and precision that make them useful for a wide range of applications. Floating-point numbers are written with an optional minus sign followed by a non-empty sequence of digits punctuated at some point with a decimal point (`.') and/or followed by a scientific-notation marker (the letter `E' or `e' followed by an optional sign and one or more digits). Here are some examples of floating-point numbers: </text:p>
      <text:p text:style-name="P4">325.0 <text:s text:c="2"/>325. <text:s text:c="2"/>3.25e2 <text:s text:c="2"/>0.325E3 <text:s text:c="2"/>325.E1 <text:s text:c="2"/>.0325e+4 <text:s text:c="2"/>32500e-2</text:p>
      <text:p text:style-name="Text_20_body">All of these examples mean the same number. The third of these, as an example of scientific notation, should be read "3.25 times 10 to the power of 2". </text:p>
      <text:p text:style-name="Quotations"><text:span text:style-name="Emphasis">Fine points:</text:span> The MOO represents floating-point numbers using the local meaning of the C-language <text:span text:style-name="Source_20_Text">double</text:span> type, which is almost always equivalent to IEEE 754 double precision floating point. If so, then the smallest positive floating-point number is no larger than <text:span text:style-name="Source_20_Text">2.2250738585072014e-308</text:span> and the largest floating-point number is <text:span text:style-name="Source_20_Text">1.7976931348623157e+308</text:span>. </text:p>
      <text:p text:style-name="Quotations">IEEE infinities and NaN values are not allowed in MOO. The error <text:span text:style-name="Source_20_Text">E_FLOAT</text:span> is raised whenever an infinity would otherwise be computed; <text:span text:style-name="Source_20_Text">E_INVARG</text:span> is raised whenever a NaN would otherwise arise. The value <text:span text:style-name="Source_20_Text">0.0</text:span> is always returned on underflow. </text:p>
      <text:p text:style-name="Text_20_body">Character <text:span text:style-name="Strong_20_Emphasis">strings</text:span> are arbitrarily-long sequences of normal, ASCII printing characters. When written as values in a program, strings are enclosed in double-quotes, like this: </text:p>
      <text:p text:style-name="P4">"This is a character string."</text:p>
      <text:p text:style-name="Text_20_body">To include a double-quote in the string, precede it with a backslash (<text:span text:style-name="Example">`\'</text:span>), like this: </text:p>
      <text:p text:style-name="P4">"His name was \"Leroy\", but nobody ever called him that."</text:p>
      <text:p text:style-name="Text_20_body">Finally, to include a backslash in a string, double it: </text:p>
      <text:p text:style-name="P4">"Some people use backslash ('\\') to mean set difference."</text:p>
      <text:p text:style-name="Text_20_body">MOO strings may not include special ASCII characters like carriage-return, line-feed, bell, etc. The only non-printing characters allowed are spaces and tabs. </text:p>
      <text:p text:style-name="Quotations"><text:span text:style-name="Emphasis">Fine point:</text:span> There is a special kind of string used for representing the arbitrary bytes used in general, binary input and output. In a <text:span text:style-name="Strong_20_Emphasis">binary string</text:span>, any byte that isn't an ASCII printing character or the space character is represented as the three-character substring "~XX", where XX is the hexadecimal representation of the byte; the input character `~' is represented by the three-character substring "~7E". This special representation is used by the functions <text:span text:style-name="Source_20_Text">encode_binary()</text:span> and <text:span text:style-name="Source_20_Text">decode_binary()</text:span> and by the functions <text:span text:style-name="Source_20_Text">notify()</text:span> and <text:span text:style-name="Source_20_Text">read()</text:span> with network connections that are in binary mode. See the descriptions of the <text:span text:style-name="Source_20_Text">set_connection_option()</text:span>, <text:span text:style-name="Source_20_Text">encode_binary()</text:span>, and <text:span text:style-name="Source_20_Text">decode_binary()</text:span> functions for more details. </text:p>
      <text:p text:style-name="Text_20_body"><text:span text:style-name="Strong_20_Emphasis">Objects</text:span> are the backbone of the MOO database and, as such, deserve a great deal of discussion; the entire next section is devoted to them. For now, let it suffice to say that every object has a number, unique to that object. In programs, we write a reference to a particular object by putting a hash mark (<text:span text:style-name="Example">`#'</text:span>) followed by the number, like this: </text:p>
      <text:p text:style-name="P4">#495</text:p>
      <text:p text:style-name="Text_20_body">Object numbers are always integers. </text:p>
      <text:p text:style-name="Text_20_body">There are three special object numbers used for a variety of purposes: <text:span text:style-name="Source_20_Text">#-1</text:span>, <text:span text:style-name="Source_20_Text">#-2</text:span>, and <text:span text:style-name="Source_20_Text">#-3</text:span>, usually referred to in the LambdaCore database as <text:span text:style-name="Source_20_Text">$nothing</text:span>, <text:span text:style-name="Source_20_Text">$ambiguous_match</text:span>, and <text:span text:style-name="Source_20_Text">$failed_match</text:span>, respectively. </text:p>
      <text:p text:style-name="Text_20_body"><text:span text:style-name="Strong_20_Emphasis">Errors</text:span> are, by far, the least frequently used values in MOO. In the normal case, when a program attempts an operation that is erroneous for some reason (for example, trying to add a number to a character string), the server stops running the program and prints out an error message. However, it is possible for a program to stipulate that such errors should not stop execution; instead, the server should just let the value of the operation be an error value. The program can then test for such a result and take some appropriate kind of recovery action. In programs, error values are written as words beginning with <text:span text:style-name="Example">`E_'</text:span>. The complete list of error values, along with their associated messages, is as follows: </text:p>
      <text:p text:style-name="Preformatted_20_Text">E_NONE <text:s text:c="5"/>No error</text:p>
      <text:p text:style-name="Preformatted_20_Text">E_TYPE <text:s text:c="5"/>Type mismatch</text:p>
      <text:p text:style-name="Preformatted_20_Text">E_DIV <text:s text:c="6"/>Division by zero</text:p>
      <text:p text:style-name="Preformatted_20_Text">E_PERM <text:s text:c="5"/>Permission denied</text:p>
      <text:p text:style-name="Preformatted_20_Text">E_PROPNF <text:s text:c="3"/>Property not found</text:p>
      <text:p text:style-name="Preformatted_20_Text">E_VERBNF <text:s text:c="3"/>Verb not found</text:p>
      <text:p text:style-name="Preformatted_20_Text">E_VARNF <text:s text:c="4"/>Variable not found</text:p>
      <text:p text:style-name="Preformatted_20_Text">E_INVIND <text:s text:c="3"/>Invalid indirection</text:p>
      <text:p text:style-name="Preformatted_20_Text">E_RECMOVE <text:s text:c="2"/>Recursive move</text:p>
      <text:p text:style-name="Preformatted_20_Text">E_MAXREC <text:s text:c="3"/>Too many verb calls</text:p>
      <text:p text:style-name="Preformatted_20_Text">E_RANGE <text:s text:c="4"/>Range error</text:p>
      <text:p text:style-name="Preformatted_20_Text">E_ARGS <text:s text:c="5"/>Incorrect number of arguments</text:p>
      <text:p text:style-name="Preformatted_20_Text">E_NACC <text:s text:c="5"/>Move refused by destination</text:p>
      <text:p text:style-name="Preformatted_20_Text">E_INVARG <text:s text:c="3"/>Invalid argument</text:p>
      <text:p text:style-name="Preformatted_20_Text">E_QUOTA <text:s text:c="4"/>Resource limit exceeded</text:p>
      <text:p text:style-name="P4">E_FLOAT <text:s text:c="4"/>Floating-point arithmetic error</text:p>
      <text:p text:style-name="Text_20_body">The final kind of value in MOO programs is <text:span text:style-name="Strong_20_Emphasis">lists</text:span>. A list is a sequence of arbitrary MOO values, possibly including other lists. In programs, lists are written in mathematical set notation with each of the elements written out in order, separated by commas, the whole enclosed in curly braces (<text:span text:style-name="Example">`{'</text:span> and <text:span text:style-name="Example">`}'</text:span>). For example, a list of the names of the days of the week is written like this: </text:p>
      <text:p text:style-name="Preformatted_20_Text">{"Sunday", "Monday", "Tuesday", "Wednesday",</text:p>
      <text:p text:style-name="P4"><text:s/>"Thursday", "Friday", "Saturday"}</text:p>
      <text:p text:style-name="Text_20_body">Note that it doesn't matter that we put a line-break in the middle of the list. This is true in general in MOO: anywhere that a space can go, a line-break can go, with the same meaning. The only exception is inside character strings, where line-breaks are not allowed. </text:p>
      <text:h text:style-name="Heading_20_2" text:outline-level="2"><text:a xlink:type="simple" xlink:href="../ProgrammersManual_toc.html#SEC4" office:name="SEC4">Objects in the MOO Database</text:a></text:h>
      <text:p text:style-name="Text_20_body">Objects are, in a sense, the whole point of the MOO programming language. They are used to represent objects in the virtual reality, like people, rooms, exits, and other concrete things. Because of this, MOO makes a bigger deal out of creating objects than it does for other kinds of value, like integers. </text:p>
      <text:p text:style-name="Text_20_body">Numbers always exist, in a sense; you have only to write them down in order to operate on them. With objects, it is different. The object with number <text:span text:style-name="Example">`#958'</text:span> does not exist just because you write down its number. An explicit operation, the <text:span text:style-name="Example">`create()'</text:span> function described later, is required to bring an object into existence. Symmetrically, once created, objects continue to exist until they are explicitly destroyed by the <text:span text:style-name="Example">`recycle()'</text:span> function (also described later). </text:p>
      <text:p text:style-name="Text_20_body">The identifying number associated with an object is unique to that object. It was assigned when the object was created and will never be reused, even if the object is destroyed. Thus, if we create an object and it is assigned the number <text:span text:style-name="Example">`#1076'</text:span>, the next object to be created will be assigned <text:span text:style-name="Example">`#1077'</text:span>, even if <text:span text:style-name="Example">`#1076'</text:span> is destroyed in the meantime. </text:p>
      <text:p text:style-name="Text_20_body">Every object is made up of three kinds of pieces that together define its behavior: <text:span text:style-name="Strong_20_Emphasis">attributes</text:span>, <text:span text:style-name="Strong_20_Emphasis">properties</text:span>, and <text:span text:style-name="Strong_20_Emphasis">verbs</text:span>. </text:p>
      <text:h text:style-name="Heading_20_3" text:outline-level="3"><text:a xlink:type="simple" xlink:href="../ProgrammersManual_toc.html#SEC5" office:name="SEC5">Fundamental Object Attributes</text:a></text:h>
      <text:p text:style-name="Text_20_body">There are three fundamental <text:span text:style-name="Strong_20_Emphasis">attributes</text:span> to every object: </text:p>
      <text:list xml:id="list2234278158000629479" text:style-name="L5">
        <text:list-item>
          <text:p text:style-name="P42">A flag (either true or false) specifying whether or not the object represents a player, </text:p>
        </text:list-item>
        <text:list-item>
          <text:p text:style-name="P42">The object that is its <text:span text:style-name="Strong_20_Emphasis">parent</text:span>, and </text:p>
        </text:list-item>
        <text:list-item>
          <text:p text:style-name="P12">A list of the objects that are its <text:span text:style-name="Strong_20_Emphasis">children</text:span>; that is, those objects for which this object is their parent. </text:p>
        </text:list-item>
      </text:list>
      <text:p text:style-name="Text_20_body">The act of creating a character sets the player attribute of an object and only a wizard (using the function <text:span text:style-name="Source_20_Text">set_player_flag()</text:span>) can change that setting. Only characters have the player bit set to 1. </text:p>
      <text:p text:style-name="Text_20_body">The parent/child hierarchy is used for classifying objects into general classes and then sharing behavior among all members of that class. For example, the LambdaCore database contains an object representing a sort of "generic" room. All other rooms are <text:span text:style-name="Strong_20_Emphasis">descendants</text:span> (i.e., children or children's children, or ...) of that one. The generic room defines those pieces of behavior that are common to all rooms; other rooms specialize that behavior for their own purposes. The notion of classes and specialization is the very essence of what is meant by <text:span text:style-name="Strong_20_Emphasis">object-oriented</text:span> programming. Only the functions <text:span text:style-name="Source_20_Text">create()</text:span>, <text:span text:style-name="Source_20_Text">recycle()</text:span>, <text:span text:style-name="Source_20_Text">chparent()</text:span>, and <text:span text:style-name="Source_20_Text">renumber()</text:span> can change the parent and children attributes. </text:p>
      <text:h text:style-name="Heading_20_3" text:outline-level="3"><text:a xlink:type="simple" xlink:href="../ProgrammersManual_toc.html#SEC6" office:name="SEC6">Properties on Objects</text:a></text:h>
      <text:p text:style-name="Text_20_body">A <text:span text:style-name="Strong_20_Emphasis">property</text:span> is a named "slot" in an object that can hold an arbitrary MOO value. Every object has eight built-in properties whose values are constrained to be of particular types. In addition, an object can have any number of other properties, none of which have type constraints. The built-in properties are as follows: </text:p>
      <text:p text:style-name="Preformatted_20_Text">name <text:s text:c="8"/>a string, the usual name for this object</text:p>
      <text:p text:style-name="Preformatted_20_Text">owner <text:s text:c="7"/>an object, the player who controls access to it</text:p>
      <text:p text:style-name="Preformatted_20_Text">location <text:s text:c="4"/>an object, where the object is in virtual reality</text:p>
      <text:p text:style-name="Preformatted_20_Text">contents <text:s text:c="4"/>a list of objects, the inverse of <text:span text:style-name="Example">`location'</text:span></text:p>
      <text:p text:style-name="Preformatted_20_Text">programmer <text:s text:c="2"/>a bit, does the object have programmer rights?</text:p>
      <text:p text:style-name="Preformatted_20_Text">wizard <text:s text:c="6"/>a bit, does the object have wizard rights?</text:p>
      <text:p text:style-name="Preformatted_20_Text">r <text:s text:c="11"/>a bit, is the object publicly readable?</text:p>
      <text:p text:style-name="Preformatted_20_Text">w <text:s text:c="11"/>a bit, is the object publicly writable?</text:p>
      <text:p text:style-name="P4">f <text:s text:c="11"/>a bit, is the object fertile?</text:p>
      <text:p text:style-name="Text_20_body">The <text:span text:style-name="Example">`name'</text:span> property is used to identify the object in various printed messages. It can only be set by a wizard or by the owner of the object. For player objects, the <text:span text:style-name="Example">`name'</text:span> property can only be set by a wizard; this allows the wizards, for example, to check that no two players have the same name. </text:p>
      <text:p text:style-name="Text_20_body">The <text:span text:style-name="Example">`owner'</text:span> identifies the object that has owner rights to this object, allowing them, for example, to change the <text:span text:style-name="Example">`name'</text:span> property. Only a wizard can change the value of this property. </text:p>
      <text:p text:style-name="Text_20_body">The <text:span text:style-name="Example">`location'</text:span> and <text:span text:style-name="Example">`contents'</text:span> properties describe a hierarchy of object containment in the virtual reality. Most objects are located "inside" some other object and that other object is the value of the <text:span text:style-name="Example">`location'</text:span> property. The <text:span text:style-name="Example">`contents'</text:span> property is a list of those objects for which this object is their location. In order to maintain the consistency of these properties, only the <text:span text:style-name="Source_20_Text">move()</text:span> function is able to change them. </text:p>
      <text:p text:style-name="Text_20_body">The <text:span text:style-name="Example">`wizard'</text:span> and <text:span text:style-name="Example">`programmer'</text:span> bits are only applicable to characters, objects representing players. They control permission to use certain facilities in the server. They may only be set by a wizard. </text:p>
      <text:p text:style-name="Text_20_body">The <text:span text:style-name="Example">`r'</text:span> bit controls whether or not players other than the owner of this object can obtain a list of the properties or verbs in the object. Symmetrically, the <text:span text:style-name="Example">`w'</text:span> bit controls whether or not non-owners can add or delete properties and/or verbs on this object. The <text:span text:style-name="Example">`r'</text:span> and <text:span text:style-name="Example">`w'</text:span> bits can only be set by a wizard or by the owner of the object. </text:p>
      <text:p text:style-name="Text_20_body">The <text:span text:style-name="Example">`f'</text:span> bit specifies whether or not this object is <text:span text:style-name="Strong_20_Emphasis">fertile</text:span>, whether or not players other than the owner of this object can create new objects with this one as the parent. It also controls whether or not non-owners can use the <text:span text:style-name="Source_20_Text">chparent()</text:span> built-in function to make this object the parent of an existing object. The <text:span text:style-name="Example">`f'</text:span> bit can only be set by a wizard or by the owner of the object. </text:p>
      <text:p text:style-name="Text_20_body">All of the built-in properties on any object can, by default, be read by any player. It is possible, however, to override this behavior from within the database, making any of these properties readable only by wizards. See the chapter on server assumptions about the database for details. </text:p>
      <text:p text:style-name="Text_20_body">As mentioned above, it is possible, and very useful, for objects to have other properties aside from the built-in ones. These can come from two sources. </text:p>
      <text:p text:style-name="Text_20_body">First, an object has a property corresponding to every property in its parent object. To use the jargon of object-oriented programming, this is a kind of <text:span text:style-name="Strong_20_Emphasis">inheritance</text:span>. If some object has a property named <text:span text:style-name="Example">`foo'</text:span>, then so will all of its children and thus its children's children, and so on. </text:p>
      <text:p text:style-name="Text_20_body">Second, an object may have a new property defined only on itself and its descendants. For example, an object representing a rock might have properties indicating its weight, chemical composition, and/or pointiness, depending upon the uses to which the rock was to be put in the virtual reality. </text:p>
      <text:p text:style-name="Text_20_body">Every defined property (as opposed to those that are built-in) has an owner and a set of permissions for non-owners. The owner of the property can get and set the property's value and can change the non-owner permissions. Only a wizard can change the owner of a property. </text:p>
      <text:p text:style-name="Text_20_body">The initial owner of a property is the player who added it; this is usually, but not always, the player who owns the object to which the property was added. This is because properties can only be added by the object owner or a wizard, unless the object is publicly writable (i.e., its <text:span text:style-name="Example">`w'</text:span> property is 1), which is rare. Thus, the owner of an object may not necessarily be the owner of every (or even any) property on that object. </text:p>
      <text:p text:style-name="Text_20_body">The permissions on properties are drawn from this set: <text:span text:style-name="Example">`r'</text:span> (read), <text:span text:style-name="Example">`w'</text:span> (write), and <text:span text:style-name="Example">`c'</text:span> (change ownership in descendants). Read permission lets non-owners get the value of the property and, of course, write permission lets them set that value. The <text:span text:style-name="Example">`c'</text:span> permission bit is a little more complicated. </text:p>
      <text:p text:style-name="Text_20_body">Recall that every object has all of the properties that its parent does and perhaps some more. Ordinarily, when a child object inherits a property from its parent, the owner of the child becomes the owner of that property. This is because the <text:span text:style-name="Example">`c'</text:span> permission bit is "on" by default. If the <text:span text:style-name="Example">`c'</text:span> bit is not on, then the inherited property has the same owner in the child as it does in the parent. </text:p>
      <text:p text:style-name="Text_20_body">As an example of where this can be useful, the LambdaCore database ensures that every player has a <text:span text:style-name="Example">`password'</text:span> property containing the encrypted version of the player's connection password. For security reasons, we don't want other players to be able to see even the encrypted version of the password, so we turn off the <text:span text:style-name="Example">`r'</text:span> permission bit. To ensure that the password is only set in a consistent way (i.e., to the encrypted version of a player's password), we don't want to let anyone but a wizard change the property. Thus, in the parent object for all players, we made a wizard the owner of the password property and set the permissions to the empty string, <text:span text:style-name="Source_20_Text">""</text:span>. That is, non-owners cannot read or write the property and, because the <text:span text:style-name="Example">`c'</text:span> bit is not set, the wizard who owns the property on the parent class also owns it on all of the descendants of that class. </text:p>
      <text:p text:style-name="Text_20_body">Another, perhaps more down-to-earth example arose when a character named Ford started building objects he called "radios" and another character, yduJ, wanted to own one. Ford kindly made the generic radio object fertile, allowing yduJ to create a child object of it, her own radio. Radios had a property called <text:span text:style-name="Example">`channel'</text:span> that identified something corresponding to the frequency to which the radio was tuned. Ford had written nice programs on radios (verbs, discussed below) for turning the channel selector on the front of the radio, which would make a corresponding change in the value of the <text:span text:style-name="Example">`channel'</text:span> property. However, whenever anyone tried to turn the channel selector on yduJ's radio, they got a permissions error. The problem concerned the ownership of the <text:span text:style-name="Example">`channel'</text:span> property. </text:p>
      <text:p text:style-name="Text_20_body">As I explain later, programs run with the permissions of their author. So, in this case, Ford's nice verb for setting the channel ran with his permissions. But, since the <text:span text:style-name="Example">`channel'</text:span> property in the generic radio had the <text:span text:style-name="Example">`c'</text:span> permission bit set, the <text:span text:style-name="Example">`channel'</text:span> property on yduJ's radio was owned by her. Ford didn't have permission to change it! The fix was simple. Ford changed the permissions on the <text:span text:style-name="Example">`channel'</text:span> property of the generic radio to be just <text:span text:style-name="Example">`r'</text:span>, without the <text:span text:style-name="Example">`c'</text:span> bit, and yduJ made a new radio. This time, when yduJ's radio inherited the <text:span text:style-name="Example">`channel'</text:span> property, yduJ did not inherit ownership of it; Ford remained the owner. Now the radio worked properly, because Ford's verb had permission to change the channel. </text:p>
      <text:h text:style-name="Heading_20_3" text:outline-level="3"><text:a xlink:type="simple" xlink:href="../ProgrammersManual_toc.html#SEC7" office:name="SEC7">Verbs on Objects</text:a></text:h>
      <text:p text:style-name="Text_20_body">The final kind of piece making up an object is <text:span text:style-name="Strong_20_Emphasis">verbs</text:span>. A verb is a named MOO program that is associated with a particular object. Most verbs implement commands that a player might type; for example, in the LambdaCore database, there is a verb on all objects representing containers that implements commands of the form `put <text:span text:style-name="Variable">object</text:span> in <text:span text:style-name="Variable">container</text:span>'. It is also possible for MOO programs to invoke the verbs defined on objects. Some verbs, in fact, are designed to be used only from inside MOO code; they do not correspond to any particular player command at all. Thus, verbs in MOO are like the `procedures' or `methods' found in some other programming languages. </text:p>
      <text:p text:style-name="Text_20_body">As with properties, every verb has an owner and a set of permission bits. The owner of a verb can change its program, its permission bits, and its argument specifiers (discussed below). Only a wizard can change the owner of a verb. The owner of a verb also determines the permissions with which that verb runs; that is, the program in a verb can do whatever operations the owner of that verb is allowed to do and no others. Thus, for example, a verb owned by a wizard must be written very carefully, since wizards are allowed to do just about anything. </text:p>
      <text:p text:style-name="Text_20_body">The permission bits on verbs are drawn from this set: <text:span text:style-name="Example">`r'</text:span> (read), <text:span text:style-name="Example">`w'</text:span> (write), <text:span text:style-name="Example">`x'</text:span> (execute), and <text:span text:style-name="Example">`d'</text:span> (debug). Read permission lets non-owners see the program for a verb and, symmetrically, write permission lets them change that program. The other two bits are not, properly speaking, permission bits at all; they have a universal effect, covering both the owner and non-owners. </text:p>
      <text:p text:style-name="Text_20_body">The execute bit determines whether or not the verb can be invoked from within a MOO program (as opposed to from the command line, like the <text:span text:style-name="Example">`put'</text:span> verb on containers). If the <text:span text:style-name="Example">`x'</text:span> bit is not set, the verb cannot be called from inside a program. The <text:span text:style-name="Example">`x'</text:span> bit is usually set. </text:p>
      <text:p text:style-name="Text_20_body">The setting of the debug bit determines what happens when the verb's program does something erroneous, like subtracting a number from a character string. If the <text:span text:style-name="Example">`d'</text:span> bit is set, then the server <text:span text:style-name="Strong_20_Emphasis">raises</text:span> an error value; such raised errors can be <text:span text:style-name="Strong_20_Emphasis">caught</text:span> by certain other pieces of MOO code. If the error is not caught, however, the server aborts execution of the command and, by default, prints an error message on the terminal of the player whose command is being executed. (See the chapter on server assumptions about the database for details on how uncaught errors are handled.) If the <text:span text:style-name="Example">`d'</text:span> bit is not set, then no error is raised, no message is printed, and the command is not aborted; instead the error value is returned as the result of the erroneous operation. </text:p>
      <text:p text:style-name="Quotations"><text:span text:style-name="Strong_20_Emphasis">Note:</text:span> the <text:span text:style-name="Example">`d'</text:span> bit exists only for historical reasons; it used to be the only way for MOO code to catch and handle errors. With the introduction of the <text:span text:style-name="Source_20_Text">try</text:span>-<text:span text:style-name="Source_20_Text">except</text:span> statement and the error-catching expression, the <text:span text:style-name="Example">`d'</text:span> bit is no longer useful. All new verbs should have the <text:span text:style-name="Example">`d'</text:span> bit set, using the newer facilities for error handling if desired. Over time, old verbs written assuming the <text:span text:style-name="Example">`d'</text:span> bit would not be set should be changed to use the new facilities instead. </text:p>
      <text:p text:style-name="Text_20_body">In addition to an owner and some permission bits, every verb has three `argument specifiers', one each for the direct object, the preposition, and the indirect object. The direct and indirect specifiers are each drawn from this set: <text:span text:style-name="Example">`this'</text:span>, <text:span text:style-name="Example">`any'</text:span>, or <text:span text:style-name="Example">`none'</text:span>. The preposition specifier is <text:span text:style-name="Example">`none'</text:span>, <text:span text:style-name="Example">`any'</text:span>, or one of the items in this list: </text:p>
      <text:p text:style-name="Preformatted_20_Text">with/using</text:p>
      <text:p text:style-name="Preformatted_20_Text">at/to</text:p>
      <text:p text:style-name="Preformatted_20_Text">in front of</text:p>
      <text:p text:style-name="Preformatted_20_Text">in/inside/into</text:p>
      <text:p text:style-name="Preformatted_20_Text">on top of/on/onto/upon</text:p>
      <text:p text:style-name="Preformatted_20_Text">out of/from inside/from</text:p>
      <text:p text:style-name="Preformatted_20_Text">over</text:p>
      <text:p text:style-name="Preformatted_20_Text">through</text:p>
      <text:p text:style-name="Preformatted_20_Text">under/underneath/beneath</text:p>
      <text:p text:style-name="Preformatted_20_Text">behind</text:p>
      <text:p text:style-name="Preformatted_20_Text">beside</text:p>
      <text:p text:style-name="Preformatted_20_Text">for/about</text:p>
      <text:p text:style-name="Preformatted_20_Text">is</text:p>
      <text:p text:style-name="Preformatted_20_Text">as</text:p>
      <text:p text:style-name="P4">off/off of</text:p>
      <text:p text:style-name="Text_20_body">The argument specifiers are used in the process of parsing commands, described in the next chapter. </text:p>
      <text:p text:style-name="Heading_20_1"><text:a xlink:type="simple" xlink:href="../ProgrammersManual_toc.html#SEC8" office:name="SEC8">The Built-in Command Parser</text:a></text:p>
      <text:p text:style-name="Text_20_body">The MOO server is able to do a small amount of parsing on the commands that a player enters. In particular, it can break apart commands that follow one of the following forms: </text:p>
      <text:p text:style-name="Preformatted_20_Text"><text:span text:style-name="Variable">verb</text:span></text:p>
      <text:p text:style-name="Preformatted_20_Text"><text:span text:style-name="Variable">verb</text:span> <text:span text:style-name="Variable">direct-object</text:span></text:p>
      <text:p text:style-name="P4"><text:span text:style-name="Variable">verb</text:span> <text:span text:style-name="Variable">direct-object</text:span> <text:span text:style-name="Variable">preposition</text:span> <text:span text:style-name="Variable">indirect-object</text:span></text:p>
      <text:p text:style-name="Text_20_body">Real examples of these forms, meaningful in the LambdaCore database, are as follows: </text:p>
      <text:p text:style-name="Preformatted_20_Text">look</text:p>
      <text:p text:style-name="Preformatted_20_Text">take yellow bird</text:p>
      <text:p text:style-name="P4">put yellow bird in cuckoo clock</text:p>
      <text:p text:style-name="Text_20_body">Note that English articles (i.e., <text:span text:style-name="Example">`the'</text:span>, <text:span text:style-name="Example">`a'</text:span>, and <text:span text:style-name="Example">`an'</text:span>) are not generally used in MOO commands; the parser does not know that they are not important parts of objects' names. </text:p>
      <text:p text:style-name="Text_20_body">To have any of this make real sense, it is important to understand precisely how the server decides what to do when a player types a command. </text:p>
      <text:p text:style-name="Text_20_body">First, the server checks whether or not the first non-blank character in the command is one of the following: </text:p>
      <text:p text:style-name="P4">" <text:s text:c="7"/>: <text:s text:c="7"/>;</text:p>
      <text:p text:style-name="Text_20_body">If so, that character is replaced by the corresponding command below, followed by a space: </text:p>
      <text:p text:style-name="P4">say <text:s text:c="5"/>emote <text:s text:c="3"/>eval</text:p>
      <text:p text:style-name="Text_20_body">For example, the command </text:p>
      <text:p text:style-name="P4">"Hi, there.</text:p>
      <text:p text:style-name="Text_20_body">is treated exactly as if it were as follows: </text:p>
      <text:p text:style-name="P4">say Hi, there.</text:p>
      <text:p text:style-name="Text_20_body">The server next breaks up the command into words. In the simplest case, the command is broken into words at every run of space characters; for example, the command <text:span text:style-name="Example">`foo bar baz'</text:span> would be broken into the words <text:span text:style-name="Example">`foo'</text:span>, <text:span text:style-name="Example">`bar'</text:span>, and <text:span text:style-name="Example">`baz'</text:span>. To force the server to include spaces in a "word", all or part of a word can be enclosed in double-quotes. For example, the command </text:p>
      <text:p text:style-name="P4">foo "bar mumble" baz" "fr"otz" bl"o"rt</text:p>
      <text:p text:style-name="Text_20_body">is broken into the words <text:span text:style-name="Example">`foo'</text:span>, <text:span text:style-name="Example">`bar mumble'</text:span>, <text:span text:style-name="Example">`baz frotz'</text:span>, and <text:span text:style-name="Example">`blort'</text:span>. Finally, to include a double-quote or a backslash in a word, they can be preceded by a backslash, just like in MOO strings. </text:p>
      <text:p text:style-name="Text_20_body">Having thus broken the string into words, the server next checks to see if the first word names any of the six "built-in" commands: <text:span text:style-name="Example">`.program'</text:span>, <text:span text:style-name="Example">`PREFIX'</text:span>, <text:span text:style-name="Example">`OUTPUTPREFIX'</text:span>, <text:span text:style-name="Example">`SUFFIX'</text:span>, <text:span text:style-name="Example">`OUTPUTSUFFIX'</text:span>, or the connection's defined <text:span text:style-name="Strong_20_Emphasis">flush</text:span> command, if any (<text:span text:style-name="Example">`.flush'</text:span> by default). The first one of these is only available to programmers, the next four are intended for use by client programs, and the last can vary from database to database or even connection to connection; all six are described in the final chapter of this document, "Server Commands and Database Assumptions". If the first word isn't one of the above, then we get to the usual case: a normal MOO command. </text:p>
      <text:p text:style-name="Text_20_body">The server next gives code in the database a chance to handle the command. If the verb <text:span text:style-name="Source_20_Text">$do_command()</text:span> exists, it is called with the words of the command passed as its arguments and <text:span text:style-name="Source_20_Text">argstr</text:span> set to the raw command typed by the user. If <text:span text:style-name="Source_20_Text">$do_command()</text:span> does not exist, or if that verb-call completes normally (i.e., without suspending or aborting) and returns a false value, then the built-in command parser is invoked to handle the command as described below. Otherwise, it is assumed that the database code handled the command completely and no further action is taken by the server for that command. </text:p>
      <text:p text:style-name="Text_20_body">If the built-in command parser is invoked, the server tries to parse the command into a verb, direct object, preposition and indirect object. The first word is taken to be the verb. The server then tries to find one of the prepositional phrases listed at the end of the previous section, using the match that occurs earliest in the command. For example, in the very odd command <text:span text:style-name="Example">`foo as bar to baz'</text:span>, the server would take <text:span text:style-name="Example">`as'</text:span> as the preposition, not <text:span text:style-name="Example">`to'</text:span>. </text:p>
      <text:p text:style-name="Text_20_body">If the server succeeds in finding a preposition, it considers the words between the verb and the preposition to be the direct object and those after the preposition to be the indirect object. In both cases, the sequence of words is turned into a string by putting one space between each pair of words. Thus, in the odd command from the previous paragraph, there are no words in the direct object (i.e., it is considered to be the empty string, <text:span text:style-name="Source_20_Text">""</text:span>) and the indirect object is <text:span text:style-name="Source_20_Text">"bar to baz"</text:span>. </text:p>
      <text:p text:style-name="Text_20_body">If there was no preposition, then the direct object is taken to be all of the words after the verb and the indirect object is the empty string. </text:p>
      <text:p text:style-name="Text_20_body">The next step is to try to find MOO objects that are named by the direct and indirect object strings. </text:p>
      <text:p text:style-name="Text_20_body">First, if an object string is empty, then the corresponding object is the special object <text:span text:style-name="Source_20_Text">#-1</text:span> (aka <text:span text:style-name="Source_20_Text">$nothing</text:span> in LambdaCore). If an object string has the form of an object number (i.e., a hash mark (<text:span text:style-name="Example">`#'</text:span>) followed by digits), and the object with that number exists, then that is the named object. If the object string is either <text:span text:style-name="Source_20_Text">"me"</text:span> or <text:span text:style-name="Source_20_Text">"here"</text:span>, then the player object itself or its location is used, respectively. </text:p>
      <text:p text:style-name="Text_20_body">Otherwise, the server considers all of the objects whose location is either the player (i.e., the objects the player is "holding", so to speak) or the room the player is in (i.e., the objects in the same room as the player); it will try to match the object string against the various names for these objects. </text:p>
      <text:p text:style-name="Text_20_body">The matching done by the server uses the <text:span text:style-name="Example">`aliases'</text:span> property of each of the objects it considers. The value of this property should be a list of strings, the various alternatives for naming the object. If it is not a list, or the object does not have an <text:span text:style-name="Example">`aliases'</text:span> property, then the empty list is used. In any case, the value of the <text:span text:style-name="Example">`name'</text:span> property is added to the list for the purposes of matching. </text:p>
      <text:p text:style-name="Text_20_body">The server checks to see if the object string in the command is either exactly equal to or a prefix of any alias; if there are any exact matches, the prefix matches are ignored. If exactly one of the objects being considered has a matching alias, that object is used. If more than one has a match, then the special object <text:span text:style-name="Source_20_Text">#-2</text:span> (aka <text:span text:style-name="Source_20_Text">$ambiguous_match</text:span> in LambdaCore) is used. If there are no matches, then the special object <text:span text:style-name="Source_20_Text">#-3</text:span> (aka <text:span text:style-name="Source_20_Text">$failed_match</text:span> in LambdaCore) is used. </text:p>
      <text:p text:style-name="Text_20_body">So, now the server has identified a verb string, a preposition string, and direct- and indirect-object strings and objects. It then looks at each of the verbs defined on each of the following four objects, in order: </text:p>
      <text:list xml:id="list8404644941447287556" text:style-name="L6">
        <text:list-item>
          <text:p text:style-name="P43">the player who typed the command, </text:p>
        </text:list-item>
        <text:list-item>
          <text:p text:style-name="P43">the room the player is in, </text:p>
        </text:list-item>
        <text:list-item>
          <text:p text:style-name="P43">the direct object, if any, and </text:p>
        </text:list-item>
        <text:list-item>
          <text:p text:style-name="P13">the indirect object, if any. </text:p>
        </text:list-item>
      </text:list>
      <text:p text:style-name="Text_20_body">For each of these verbs in turn, it tests if all of the the following are true: </text:p>
      <text:list xml:id="list7299528887231795478" text:style-name="L7">
        <text:list-item>
          <text:p text:style-name="P44">the verb string in the command matches one of the names for the verb, </text:p>
        </text:list-item>
        <text:list-item>
          <text:p text:style-name="P44">the direct- and indirect-object values found by matching are allowed by the corresponding argument specifiers for the verb, and </text:p>
        </text:list-item>
        <text:list-item>
          <text:p text:style-name="P14">the preposition string in the command is matched by the preposition specifier for the verb. </text:p>
        </text:list-item>
      </text:list>
      <text:p text:style-name="Text_20_body">I'll explain each of these criteria in turn. </text:p>
      <text:p text:style-name="Text_20_body">Every verb has one or more names; all of the names are kept in a single string, separated by spaces. In the simplest case, a verb-name is just a word made up of any characters other than spaces and stars (i.e., ` ' and <text:span text:style-name="Example">`*'</text:span>). In this case, the verb-name matches only itself; that is, the name must be matched exactly. </text:p>
      <text:p text:style-name="Text_20_body">If the name contains a single star, however, then the name matches any prefix of itself that is at least as long as the part before the star. For example, the verb-name <text:span text:style-name="Example">`foo*bar'</text:span> matches any of the strings <text:span text:style-name="Example">`foo'</text:span>, <text:span text:style-name="Example">`foob'</text:span>, <text:span text:style-name="Example">`fooba'</text:span>, or <text:span text:style-name="Example">`foobar'</text:span>; note that the star itself is not considered part of the name. </text:p>
      <text:p text:style-name="Text_20_body">If the verb name <text:span text:style-name="Emphasis">ends</text:span> in a star, then it matches any string that begins with the part before the star. For example, the verb-name <text:span text:style-name="Example">`foo*'</text:span> matches any of the strings <text:span text:style-name="Example">`foo'</text:span>, <text:span text:style-name="Example">`foobar'</text:span>, <text:span text:style-name="Example">`food'</text:span>, or <text:span text:style-name="Example">`foogleman'</text:span>, among many others. As a special case, if the verb-name is <text:span text:style-name="Example">`*'</text:span> (i.e., a single star all by itself), then it matches anything at all. </text:p>
      <text:p text:style-name="Text_20_body">Recall that the argument specifiers for the direct and indirect objects are drawn from the set <text:span text:style-name="Example">`none'</text:span>, <text:span text:style-name="Example">`any'</text:span>, and <text:span text:style-name="Example">`this'</text:span>. If the specifier is <text:span text:style-name="Example">`none'</text:span>, then the corresponding object value must be <text:span text:style-name="Source_20_Text">#-1</text:span> (aka <text:span text:style-name="Source_20_Text">$nothing</text:span> in LambdaCore); that is, it must not have been specified. If the specifier is <text:span text:style-name="Example">`any'</text:span>, then the corresponding object value may be anything at all. Finally, if the specifier is <text:span text:style-name="Example">`this'</text:span>, then the corresponding object value must be the same as the object on which we found this verb; for example, if we are considering verbs on the player, then the object value must be the player object. </text:p>
      <text:p text:style-name="Text_20_body">Finally, recall that the argument specifier for the preposition is either <text:span text:style-name="Example">`none'</text:span>, <text:span text:style-name="Example">`any'</text:span>, or one of several sets of prepositional phrases, given above. A specifier of <text:span text:style-name="Example">`none'</text:span> matches only if there was no preposition found in the command. A specifier of <text:span text:style-name="Example">`any'</text:span> always matches, regardless of what preposition was found, if any. If the specifier is a set of prepositional phrases, then the one found must be in that set for the specifier to match. </text:p>
      <text:p text:style-name="Text_20_body">So, the server considers several objects in turn, checking each of their verbs in turn, looking for the first one that meets all of the criteria just explained. If it finds one, then that is the verb whose program will be executed for this command. If not, then it looks for a verb named <text:span text:style-name="Example">`huh'</text:span> on the room that the player is in; if one is found, then that verb will be called. This feature is useful for implementing room-specific command parsing or error recovery. If the server can't even find a <text:span text:style-name="Example">`huh'</text:span> verb to run, it prints an error message like <text:span text:style-name="Example">`I couldn't understand that.'</text:span> and the command is considered complete. </text:p>
      <text:p text:style-name="Text_20_body">At long last, we have a program to run in response to the command typed by the player. When the code for the program begins execution, the following built-in variables will have the indicated values: </text:p>
      <text:p text:style-name="Preformatted_20_Text">player <text:s text:c="3"/>an object, the player who typed the command</text:p>
      <text:p text:style-name="Preformatted_20_Text">this <text:s text:c="5"/>an object, the object on which this verb was found</text:p>
      <text:p text:style-name="Preformatted_20_Text">caller <text:s text:c="3"/>an object, the same as <text:span text:style-name="Example">`player'</text:span></text:p>
      <text:p text:style-name="Preformatted_20_Text">verb <text:s text:c="5"/>a string, the first word of the command</text:p>
      <text:p text:style-name="Preformatted_20_Text">argstr <text:s text:c="3"/>a string, everything after the first word of the command</text:p>
      <text:p text:style-name="Preformatted_20_Text">args <text:s text:c="5"/>a list of strings, the words in <text:span text:style-name="Example">`argstr'</text:span></text:p>
      <text:p text:style-name="Preformatted_20_Text">dobjstr <text:s text:c="2"/>a string, the direct object string found during parsing</text:p>
      <text:p text:style-name="Preformatted_20_Text">dobj <text:s text:c="5"/>an object, the direct object value found during matching</text:p>
      <text:p text:style-name="Preformatted_20_Text">prepstr <text:s text:c="2"/>a string, the prepositional phrase found during parsing</text:p>
      <text:p text:style-name="Preformatted_20_Text">iobjstr <text:s text:c="2"/>a string, the indirect object string</text:p>
      <text:p text:style-name="P4">iobj <text:s text:c="5"/>an object, the indirect object value</text:p>
      <text:p text:style-name="Text_20_body">The value returned by the program, if any, is ignored by the server. </text:p>
      <text:p text:style-name="Heading_20_1"><text:a xlink:type="simple" xlink:href="../ProgrammersManual_toc.html#SEC9" office:name="SEC9">The MOO Programming Language</text:a></text:p>
      <text:p text:style-name="Text_20_body">MOO stands for "MUD, Object Oriented." MUD, in turn, has been said to stand for many different things, but I tend to think of it as "Multi-User Dungeon" in the spirit of those ancient precursors to MUDs, Adventure and Zork. </text:p>
      <text:p text:style-name="Text_20_body">MOO, the programming language, is a relatively small and simple object-oriented language designed to be easy to learn for most non-programmers; most complex systems still require some significant programming ability to accomplish, however. </text:p>
      <text:p text:style-name="Text_20_body">Having given you enough context to allow you to understand exactly what MOO code is doing, I now explain what MOO code looks like and what it means. I begin with the syntax and semantics of expressions, those pieces of code that have values. After that, I cover statements, the next level of structure up from expressions. Next, I discuss the concept of a task, the kind of running process initiated by players entering commands, among other causes. Finally, I list all of the built-in functions available to MOO code and describe what they do. </text:p>
      <text:p text:style-name="Text_20_body">First, though, let me mention comments. You can include bits of text in your MOO program that are ignored by the server. The idea is to allow you to put in notes to yourself and others about what the code is doing. To do this, begin the text of the comment with the two characters <text:span text:style-name="Example">`/*'</text:span> and end it with the two characters <text:span text:style-name="Example">`*/'</text:span>; this is just like comments in the C programming language. Note that the server will completely ignore that text; it will <text:span text:style-name="Emphasis">not</text:span> be saved in the database. Thus, such comments are only useful in files of code that you maintain outside the database. </text:p>
      <text:p text:style-name="Text_20_body">To include a more persistent comment in your code, try using a character string literal as a statement. For example, the sentence about peanut butter in the following code is essentially ignored during execution but will be maintained in the database: </text:p>
      <text:p text:style-name="Preformatted_20_Text">for x in (players())</text:p>
      <text:p text:style-name="Preformatted_20_Text"><text:s text:c="2"/>"Grendel eats peanut butter!";</text:p>
      <text:p text:style-name="Preformatted_20_Text"><text:s text:c="2"/>player:tell(x.name, " (", x, ")");</text:p>
      <text:p text:style-name="P4">endfor</text:p>
      <text:h text:style-name="Heading_20_2" text:outline-level="2"><text:a xlink:type="simple" xlink:href="../ProgrammersManual_toc.html#SEC10" office:name="SEC10">MOO Language Expressions</text:a></text:h>
      <text:p text:style-name="Text_20_body">Expressions are those pieces of MOO code that generate values; for example, the MOO code </text:p>
      <text:p text:style-name="P4">3 + 4</text:p>
      <text:p text:style-name="Text_20_body">is an expression that generates (or "has" or "returns") the value 7. There are many kinds of expressions in MOO, all of them discussed below. </text:p>
      <text:h text:style-name="Heading_20_3" text:outline-level="3"><text:a xlink:type="simple" xlink:href="../ProgrammersManual_toc.html#SEC11" office:name="SEC11">Errors While Evaluating Expressions</text:a></text:h>
      <text:p text:style-name="Text_20_body">Most kinds of expressions can, under some circumstances, cause an error to be generated. For example, the expression <text:span text:style-name="Source_20_Text">x / y</text:span> will generate the error <text:span text:style-name="Source_20_Text">E_DIV</text:span> if <text:span text:style-name="Source_20_Text">y</text:span> is equal to zero. When an expression generates an error, the behavior of the server is controlled by setting of the <text:span text:style-name="Example">`d'</text:span> (debug) bit on the verb containing that expression. If the <text:span text:style-name="Example">`d'</text:span> bit is not set, then the error is effectively squelched immediately upon generation; the error value is simply returned as the value of the expression that generated it. </text:p>
      <text:p text:style-name="Quotations"><text:span text:style-name="Strong_20_Emphasis">Note:</text:span> this error-squelching behavior is very error prone, since it affects <text:span text:style-name="Emphasis">all</text:span> errors, including ones the programmer may not have anticipated. The <text:span text:style-name="Example">`d'</text:span> bit exists only for historical reasons; it was once the only way for MOO programmers to catch and handle errors. The error-catching expression and the <text:span text:style-name="Source_20_Text">try</text:span>-<text:span text:style-name="Source_20_Text">except</text:span> statement, both described below, are far better ways of accomplishing the same thing. </text:p>
      <text:p text:style-name="Text_20_body">If the <text:span text:style-name="Example">`d'</text:span> bit is set, as it usually is, then the error is <text:span text:style-name="Strong_20_Emphasis">raised</text:span> and can be caught and handled either by code surrounding the expression in question or by verbs higher up on the chain of calls leading to the current verb. If the error is not caught, then the server aborts the entire task and, by default, prints a message to the current player. See the descriptions of the error-catching expression and the <text:span text:style-name="Source_20_Text">try</text:span>-<text:span text:style-name="Source_20_Text">except</text:span> statement for the details of how errors can be caught, and the chapter on server assumptions about the database for details on the handling of uncaught errors. </text:p>
      <text:h text:style-name="Heading_20_3" text:outline-level="3"><text:a xlink:type="simple" xlink:href="../ProgrammersManual_toc.html#SEC12" office:name="SEC12">Writing Values Directly in Verbs</text:a></text:h>
      <text:p text:style-name="Text_20_body">The simplest kind of expression is a literal MOO value, just as described in the section on values at the beginning of this document. For example, the following are all expressions: </text:p>
      <text:p text:style-name="Preformatted_20_Text">17</text:p>
      <text:p text:style-name="Preformatted_20_Text">#893</text:p>
      <text:p text:style-name="Preformatted_20_Text">"This is a character string."</text:p>
      <text:p text:style-name="Preformatted_20_Text">E_TYPE</text:p>
      <text:p text:style-name="P4">{"This", "is", "a", "list", "of", "words"}</text:p>
      <text:p text:style-name="Text_20_body">In the case of lists, like the last example above, note that the list expression contains other expressions, several character strings in this case. In general, those expressions can be of any kind at all, not necessarily literal values. For example, </text:p>
      <text:p text:style-name="P4">{3 + 4, 3 - 4, 3 * 4}</text:p>
      <text:p text:style-name="Text_20_body">is an expression whose value is the list <text:span text:style-name="Source_20_Text">{7, -1, 12}</text:span>. </text:p>
      <text:h text:style-name="Heading_20_3" text:outline-level="3"><text:a xlink:type="simple" xlink:href="../ProgrammersManual_toc.html#SEC13" office:name="SEC13">Naming Values Within a Verb</text:a></text:h>
      <text:p text:style-name="Text_20_body">As discussed earlier, it is possible to store values in properties on objects; the properties will keep those values forever, or until another value is explicitly put there. Quite often, though, it is useful to have a place to put a value for just a little while. MOO provides local variables for this purpose. </text:p>
      <text:p text:style-name="Text_20_body">Variables are named places to hold values; you can get and set the value in a given variable as many times as you like. Variables are temporary, though; they only last while a particular verb is running; after it finishes, all of the variables given values there cease to exist and the values are forgotten. </text:p>
      <text:p text:style-name="Text_20_body">Variables are also "local" to a particular verb; every verb has its own set of them. Thus, the variables set in one verb are not visible to the code of other verbs. </text:p>
      <text:p text:style-name="Text_20_body">The name for a variable is made up entirely of letters, digits, and the underscore character (<text:span text:style-name="Example">`_'</text:span>) and does not begin with a digit. The following are all valid variable names: </text:p>
      <text:p text:style-name="Preformatted_20_Text">foo</text:p>
      <text:p text:style-name="Preformatted_20_Text">_foo</text:p>
      <text:p text:style-name="Preformatted_20_Text">this2that</text:p>
      <text:p text:style-name="Preformatted_20_Text">M68000</text:p>
      <text:p text:style-name="Preformatted_20_Text">two_words</text:p>
      <text:p text:style-name="P4">This_is_a_very_long_multiword_variable_name</text:p>
      <text:p text:style-name="Text_20_body">Note that, along with almost everything else in MOO, the case of the letters in variable names is insignificant. For example, these are all names for the same variable: </text:p>
      <text:p text:style-name="Preformatted_20_Text">fubar</text:p>
      <text:p text:style-name="Preformatted_20_Text">Fubar</text:p>
      <text:p text:style-name="Preformatted_20_Text">FUBAR</text:p>
      <text:p text:style-name="P4">fUbAr</text:p>
      <text:p text:style-name="Text_20_body">A variable name is itself an expression; its value is the value of the named variable. When a verb begins, almost no variables have values yet; if you try to use the value of a variable that doesn't have one, the error value <text:span text:style-name="Source_20_Text">E_VARNF</text:span> is raised. (MOO is unlike many other programming languages in which one must `declare' each variable before using it; MOO has no such declarations.) The following variables always have values: </text:p>
      <text:p text:style-name="Preformatted_20_Text">INT <text:s text:c="8"/>FLOAT <text:s text:c="7"/>OBJ</text:p>
      <text:p text:style-name="Preformatted_20_Text">STR <text:s text:c="8"/>LIST <text:s text:c="8"/>ERR</text:p>
      <text:p text:style-name="Preformatted_20_Text">player <text:s text:c="5"/>this <text:s text:c="8"/>caller</text:p>
      <text:p text:style-name="Preformatted_20_Text">verb <text:s text:c="7"/>args <text:s text:c="8"/>argstr</text:p>
      <text:p text:style-name="Preformatted_20_Text">dobj <text:s text:c="7"/>dobjstr <text:s text:c="5"/>prepstr</text:p>
      <text:p text:style-name="P4">iobj <text:s text:c="7"/>iobjstr <text:s text:c="5"/>NUM</text:p>
      <text:p text:style-name="Text_20_body">The values of some of these variables always start out the same: </text:p>
      <text:p text:style-name="List_20_Heading"><text:span text:style-name="Source_20_Text">INT</text:span> </text:p>
      <text:p text:style-name="List_20_Contents">an integer, the type code for integers (see the description of the function <text:span text:style-name="Source_20_Text">typeof()</text:span>, below) </text:p>
      <text:p text:style-name="List_20_Heading"><text:span text:style-name="Source_20_Text">NUM</text:span> </text:p>
      <text:p text:style-name="List_20_Contents">the same as <text:span text:style-name="Source_20_Text">INT</text:span> (for historical reasons) </text:p>
      <text:p text:style-name="List_20_Heading"><text:span text:style-name="Source_20_Text">FLOAT</text:span> </text:p>
      <text:p text:style-name="List_20_Contents">an integer, the type code for floating-point numbers </text:p>
      <text:p text:style-name="List_20_Heading"><text:span text:style-name="Source_20_Text">LIST</text:span> </text:p>
      <text:p text:style-name="List_20_Contents">an integer, the type code for lists </text:p>
      <text:p text:style-name="List_20_Heading"><text:span text:style-name="Source_20_Text">STR</text:span> </text:p>
      <text:p text:style-name="List_20_Contents">an integer, the type code for strings </text:p>
      <text:p text:style-name="List_20_Heading"><text:span text:style-name="Source_20_Text">OBJ</text:span> </text:p>
      <text:p text:style-name="List_20_Contents">an integer, the type code for objects </text:p>
      <text:p text:style-name="List_20_Heading"><text:span text:style-name="Source_20_Text">ERR</text:span> </text:p>
      <text:p text:style-name="P68">an integer, the type code for error values </text:p>
      <text:p text:style-name="Text_20_body">For others, the general meaning of the value is consistent, though the value itself is different for different situations: </text:p>
      <text:p text:style-name="List_20_Heading"><text:span text:style-name="Source_20_Text">player</text:span> </text:p>
      <text:p text:style-name="List_20_Contents">an object, the player who typed the command that started the task that involved running this piece of code. </text:p>
      <text:p text:style-name="List_20_Heading"><text:span text:style-name="Source_20_Text">this</text:span> </text:p>
      <text:p text:style-name="List_20_Contents">an object, the object on which the currently-running verb was found. </text:p>
      <text:p text:style-name="List_20_Heading"><text:span text:style-name="Source_20_Text">caller</text:span> </text:p>
      <text:p text:style-name="List_20_Contents">an object, the object on which the verb that called the currently-running verb was found. For the first verb called for a given command, <text:span text:style-name="Example">`caller'</text:span> has the same value as <text:span text:style-name="Example">`player'</text:span>. </text:p>
      <text:p text:style-name="List_20_Heading"><text:span text:style-name="Source_20_Text">verb</text:span> </text:p>
      <text:p text:style-name="List_20_Contents">a string, the name by which the currently-running verb was identified. </text:p>
      <text:p text:style-name="List_20_Heading"><text:span text:style-name="Source_20_Text">args</text:span> </text:p>
      <text:p text:style-name="P68">a list, the arguments given to this verb. For the first verb called for a given command, this is a list of strings, the words on the command line. </text:p>
      <text:p text:style-name="Text_20_body">The rest of the so-called "built-in" variables are only really meaningful for the first verb called for a given command. Their semantics is given in the discussion of command parsing, above. </text:p>
      <text:p text:style-name="Text_20_body">To change what value is stored in a variable, use an <text:span text:style-name="Strong_20_Emphasis">assignment</text:span> expression: </text:p>
      <text:p text:style-name="P4"><text:span text:style-name="Variable">variable</text:span> = <text:span text:style-name="Variable">expression</text:span></text:p>
      <text:p text:style-name="Text_20_body">For example, to change the variable named <text:span text:style-name="Example">`x'</text:span> to have the value 17, you would write <text:span text:style-name="Example">`x = 17'</text:span> as an expression. An assignment expression does two things: </text:p>
      <text:list xml:id="list2210847125090287640" text:style-name="L8">
        <text:list-item>
          <text:p text:style-name="P45">it changes the value of of the named variable, and </text:p>
        </text:list-item>
        <text:list-item>
          <text:p text:style-name="P15">it returns the new value of that variable. </text:p>
        </text:list-item>
      </text:list>
      <text:p text:style-name="Text_20_body">Thus, the expression </text:p>
      <text:p text:style-name="P4">13 + (x = 17)</text:p>
      <text:p text:style-name="Text_20_body">changes the value of <text:span text:style-name="Example">`x'</text:span> to be 17 and returns 30. </text:p>
      <text:h text:style-name="Heading_20_3" text:outline-level="3"><text:a xlink:type="simple" xlink:href="../ProgrammersManual_toc.html#SEC14" office:name="SEC14">Arithmetic Operators</text:a></text:h>
      <text:p text:style-name="Text_20_body">All of the usual simple operations on numbers are available to MOO programs: </text:p>
      <text:p text:style-name="P4">+ <text:s text:c="3"/>- <text:s text:c="3"/>* <text:s text:c="3"/>/ <text:s text:c="3"/>%</text:p>
      <text:p text:style-name="Text_20_body">These are, in order, addition, subtraction, multiplication, division, and remainder. In the following table, the expressions on the left have the corresponding values on the right: </text:p>
      <text:p text:style-name="Preformatted_20_Text">5 + 2 <text:s text:c="6"/>=&gt; <text:s text:c="2"/>7</text:p>
      <text:p text:style-name="Preformatted_20_Text">5 - 2 <text:s text:c="6"/>=&gt; <text:s text:c="2"/>3</text:p>
      <text:p text:style-name="Preformatted_20_Text">5 * 2 <text:s text:c="6"/>=&gt; <text:s text:c="2"/>10</text:p>
      <text:p text:style-name="Preformatted_20_Text">5 / 2 <text:s text:c="6"/>=&gt; <text:s text:c="2"/>2</text:p>
      <text:p text:style-name="Preformatted_20_Text">5.0 / 2.0 <text:s text:c="2"/>=&gt; <text:s text:c="2"/>2.5</text:p>
      <text:p text:style-name="Preformatted_20_Text">5 % 2 <text:s text:c="6"/>=&gt; <text:s text:c="2"/>1</text:p>
      <text:p text:style-name="Preformatted_20_Text">5.0 % 2.0 <text:s text:c="2"/>=&gt; <text:s text:c="2"/>1.0</text:p>
      <text:p text:style-name="Preformatted_20_Text">5 % -2 <text:s text:c="5"/>=&gt; <text:s text:c="2"/>1</text:p>
      <text:p text:style-name="Preformatted_20_Text">-5 % 2 <text:s text:c="5"/>=&gt; <text:s text:c="2"/>-1</text:p>
      <text:p text:style-name="Preformatted_20_Text">-5 % -2 <text:s text:c="4"/>=&gt; <text:s text:c="2"/>-1</text:p>
      <text:p text:style-name="P4">-(5 + 2) <text:s text:c="3"/>=&gt; <text:s text:c="2"/>-7</text:p>
      <text:p text:style-name="Text_20_body">Note that integer division in MOO throws away the remainder and that the result of the remainder operator (<text:span text:style-name="Example">`%'</text:span>) has the same sign as the left-hand operand. Also, note that <text:span text:style-name="Example">`-'</text:span> can be used without a left-hand operand to negate a numeric expression. </text:p>
      <text:p text:style-name="Quotations"><text:span text:style-name="Emphasis">Fine point:</text:span> Integers and floating-point numbers cannot be mixed in any particular use of these arithmetic operators; unlike some other programming languages, MOO does not automatically coerce integers into floating-point numbers. You can use the <text:span text:style-name="Source_20_Text">tofloat()</text:span> function to perform an explicit conversion. </text:p>
      <text:p text:style-name="Text_20_body">The <text:span text:style-name="Example">`+'</text:span> operator can also be used to append two strings. The expression </text:p>
      <text:p text:style-name="P4">"foo" + "bar"</text:p>
      <text:p text:style-name="Text_20_body">has the value </text:p>
      <text:p text:style-name="P4">"foobar"</text:p>
      <text:p text:style-name="Text_20_body">Unless both operands to an arithmetic operator are numbers of the same kind (or, for <text:span text:style-name="Example">`+'</text:span>, both strings), the error value <text:span text:style-name="Source_20_Text">E_TYPE</text:span> is raised. If the right-hand operand for the division or remainder operators (<text:span text:style-name="Example">`/'</text:span> or <text:span text:style-name="Example">`%'</text:span>) is zero, the error value <text:span text:style-name="Source_20_Text">E_DIV</text:span> is raised. </text:p>
      <text:p text:style-name="Text_20_body">MOO also supports the exponentiation operation, also known as "raising to a power," using the <text:span text:style-name="Example">`^'</text:span> operator: </text:p>
      <text:p text:style-name="Preformatted_20_Text">3 ^ 4 <text:s text:c="6"/>=&gt; <text:s text:c="2"/>81</text:p>
      <text:p text:style-name="Preformatted_20_Text">3 ^ 4.5 <text:s text:c="4"/>error--&gt; <text:s text:c="2"/>E_TYPE</text:p>
      <text:p text:style-name="Preformatted_20_Text">3.5 ^ 4 <text:s text:c="4"/>=&gt; <text:s text:c="2"/>150.0625</text:p>
      <text:p text:style-name="P4">3.5 ^ 4.5 <text:s text:c="2"/>=&gt; <text:s text:c="2"/>280.741230801382</text:p>
      <text:p text:style-name="Text_20_body">Note that if the first operand is an integer, then the second operand must also be an integer. If the first operand is a floating-point number, then the second operand can be either kind of number. Although it is legal to raise an integer to a negative power, it is unlikely to be terribly useful. </text:p>
      <text:h text:style-name="Heading_20_3" text:outline-level="3"><text:a xlink:type="simple" xlink:href="../ProgrammersManual_toc.html#SEC15" office:name="SEC15">Comparing Values</text:a></text:h>
      <text:p text:style-name="Text_20_body">Any two values can be compared for equality using <text:span text:style-name="Example">`=='</text:span> and <text:span text:style-name="Example">`!='</text:span>. The first of these returns 1 if the two values are equal and 0 otherwise; the second does the reverse: </text:p>
      <text:p text:style-name="Preformatted_20_Text">3 == 4 <text:s text:c="29"/>=&gt; <text:s/>0</text:p>
      <text:p text:style-name="Preformatted_20_Text">3 != 4 <text:s text:c="29"/>=&gt; <text:s/>1</text:p>
      <text:p text:style-name="Preformatted_20_Text">3 == 3.0 <text:s text:c="27"/>=&gt; <text:s/>0</text:p>
      <text:p text:style-name="Preformatted_20_Text">"foo" == "Foo" <text:s text:c="21"/>=&gt; <text:s/>1</text:p>
      <text:p text:style-name="Preformatted_20_Text">#34 != #34 <text:s text:c="25"/>=&gt; <text:s/>0</text:p>
      <text:p text:style-name="Preformatted_20_Text">{1, #34, "foo"} == {1, #34, "FoO"} <text:s/>=&gt; <text:s/>1</text:p>
      <text:p text:style-name="Preformatted_20_Text">E_DIV == E_TYPE <text:s text:c="20"/>=&gt; <text:s/>0</text:p>
      <text:p text:style-name="P4">3 != "foo" <text:s text:c="25"/>=&gt; <text:s/>1</text:p>
      <text:p text:style-name="Text_20_body">Note that integers and floating-point numbers are never equal to one another, even in the `obvious' cases. Also note that comparison of strings (and list values containing strings) is case-insensitive; that is, it does not distinguish between the upper- and lower-case version of letters. To test two values for case-sensitive equality, use the <text:span text:style-name="Example">`equal'</text:span> function described later. </text:p>
      <text:p text:style-name="Quotations"><text:span text:style-name="Strong_20_Emphasis">Warning</text:span>: It is easy (and very annoying) to confuse the equality-testing operator (<text:span text:style-name="Example">`=='</text:span>) with the assignment operator (<text:span text:style-name="Example">`='</text:span>), leading to nasty, hard-to-find bugs. Don't do this. </text:p>
      <text:p text:style-name="Text_20_body">Numbers, object numbers, strings, and error values can also be compared for ordering purposes using the following operators: </text:p>
      <text:p text:style-name="P4">&lt; <text:s text:c="6"/>&lt;= <text:s text:c="5"/>&gt;= <text:s text:c="5"/>&gt;</text:p>
      <text:p text:style-name="Text_20_body">meaning "less than," "less than or equal," "greater than or equal," and "greater than," respectively. As with the equality operators, these return 1 when their operands are in the appropriate relation and 0 otherwise: </text:p>
      <text:p text:style-name="Preformatted_20_Text">3 &lt; 4 <text:s text:c="10"/>=&gt; <text:s/>1</text:p>
      <text:p text:style-name="Preformatted_20_Text">3 &lt; 4.0 <text:s text:c="8"/>error--&gt; <text:s/>E_TYPE</text:p>
      <text:p text:style-name="Preformatted_20_Text">#34 &gt;= #32 <text:s text:c="5"/>=&gt; <text:s/>1</text:p>
      <text:p text:style-name="Preformatted_20_Text">"foo" &lt;= "Boo" <text:s/>=&gt; <text:s/>0</text:p>
      <text:p text:style-name="P4">E_DIV &gt; E_TYPE <text:s/>=&gt; <text:s/>1</text:p>
      <text:p text:style-name="Text_20_body">Note that, as with the equality operators, strings are compared case-insensitively. To perform a case-sensitive string comparison, use the <text:span text:style-name="Example">`strcmp'</text:span> function described later. Also note that the error values are ordered as given in the table in the section on values. If the operands to these four comparison operators are of different types (even integers and floating-point numbers are considered different types), or if they are lists, then <text:span text:style-name="Source_20_Text">E_TYPE</text:span> is raised. </text:p>
      <text:h text:style-name="Heading_20_3" text:outline-level="3"><text:a xlink:type="simple" xlink:href="../ProgrammersManual_toc.html#SEC16" office:name="SEC16">Values as True and False</text:a></text:h>
      <text:p text:style-name="Text_20_body">There is a notion in MOO of <text:span text:style-name="Strong_20_Emphasis">true</text:span> and <text:span text:style-name="Strong_20_Emphasis">false</text:span> values; every value is one or the other. The true values are as follows: </text:p>
      <text:list xml:id="list8164856398678421472" text:style-name="L9">
        <text:list-item>
          <text:p text:style-name="P46">all integers other than zero, </text:p>
        </text:list-item>
        <text:list-item>
          <text:p text:style-name="P46">all floating-point numbers not equal to <text:span text:style-name="Source_20_Text">0.0</text:span>, </text:p>
        </text:list-item>
        <text:list-item>
          <text:p text:style-name="P46">all non-empty strings (i.e., other than <text:span text:style-name="Example">`""'</text:span>), and </text:p>
        </text:list-item>
        <text:list-item>
          <text:p text:style-name="P16">all non-empty lists (i.e., other than <text:span text:style-name="Example">`{}'</text:span>). </text:p>
        </text:list-item>
      </text:list>
      <text:p text:style-name="Text_20_body"><text:soft-page-break/>All other values are false: </text:p>
      <text:list xml:id="list8703086818944638857" text:style-name="L10">
        <text:list-item>
          <text:p text:style-name="P47">the integer zero, </text:p>
        </text:list-item>
        <text:list-item>
          <text:p text:style-name="P47">the floating-point numbers <text:span text:style-name="Source_20_Text">0.0</text:span> and <text:span text:style-name="Source_20_Text">-0.0</text:span>, </text:p>
        </text:list-item>
        <text:list-item>
          <text:p text:style-name="P47">the empty string (<text:span text:style-name="Example">`""'</text:span>), </text:p>
        </text:list-item>
        <text:list-item>
          <text:p text:style-name="P47">the empty list (<text:span text:style-name="Example">`{}'</text:span>), </text:p>
        </text:list-item>
        <text:list-item>
          <text:p text:style-name="P47">all object numbers, and </text:p>
        </text:list-item>
        <text:list-item>
          <text:p text:style-name="P17">all error values. </text:p>
        </text:list-item>
      </text:list>
      <text:p text:style-name="Text_20_body">There are four kinds of expressions and two kinds of statements that depend upon this classification of MOO values. In describing them, I sometimes refer to the <text:span text:style-name="Strong_20_Emphasis">truth value</text:span> of a MOO value; this is just <text:span text:style-name="Strong_20_Emphasis">true</text:span> or <text:span text:style-name="Strong_20_Emphasis">false</text:span>, the category into which that MOO value is classified. </text:p>
      <text:p text:style-name="Text_20_body">The conditional expression in MOO has the following form: </text:p>
      <text:p text:style-name="P4"><text:span text:style-name="Variable">expression-1</text:span> ? <text:span text:style-name="Variable">expression-2</text:span> | <text:span text:style-name="Variable">expression-3</text:span></text:p>
      <text:p text:style-name="Text_20_body">First, <text:span text:style-name="Variable">expression-1</text:span> is evaluated. If it returns a true value, then <text:span text:style-name="Variable">expression-2</text:span> is evaluated and whatever it returns is returned as the value of the conditional expression as a whole. If <text:span text:style-name="Variable">expression-1</text:span> returns a false value, then <text:span text:style-name="Variable">expression-3</text:span> is evaluated instead and its value is used as that of the conditional expression. </text:p>
      <text:p text:style-name="Preformatted_20_Text">1 ? 2 | 3 <text:s text:c="10"/>=&gt; <text:s/>2</text:p>
      <text:p text:style-name="Preformatted_20_Text">0 ? 2 | 3 <text:s text:c="10"/>=&gt; <text:s/>3</text:p>
      <text:p text:style-name="P4">"foo" ? 17 | {#34} <text:s/>=&gt; <text:s/>17</text:p>
      <text:p text:style-name="Text_20_body">Note that only one of <text:span text:style-name="Variable">expression-2</text:span> and <text:span text:style-name="Variable">expression-3</text:span> is evaluated, never both. </text:p>
      <text:p text:style-name="Text_20_body">To negate the truth value of a MOO value, use the <text:span text:style-name="Example">`!'</text:span> operator: </text:p>
      <text:p text:style-name="P4">! <text:span text:style-name="Variable">expression</text:span></text:p>
      <text:p text:style-name="Text_20_body">If the value of <text:span text:style-name="Variable">expression</text:span> is true, <text:span text:style-name="Example">`!'</text:span> returns 0; otherwise, it returns 1: </text:p>
      <text:p text:style-name="Preformatted_20_Text">! "foo" <text:s text:c="4"/>=&gt; <text:s/>0</text:p>
      <text:p text:style-name="P4">! (3 &gt;= 4) <text:s/>=&gt; <text:s/>1</text:p>
      <text:p text:style-name="Text_20_body">The negation operator is usually read as "not." </text:p>
      <text:p text:style-name="Text_20_body">It is frequently useful to test more than one condition to see if some or all of them are true. MOO provides two operators for this: </text:p>
      <text:p text:style-name="Preformatted_20_Text"><text:span text:style-name="Variable">expression-1</text:span> &amp;&amp; <text:span text:style-name="Variable">expression-2</text:span></text:p>
      <text:p text:style-name="P4"><text:span text:style-name="Variable">expression-1</text:span> || <text:span text:style-name="Variable">expression-2</text:span></text:p>
      <text:p text:style-name="Text_20_body">These operators are usually read as "and" and "or," respectively. </text:p>
      <text:p text:style-name="Text_20_body">The <text:span text:style-name="Example">`&amp;&amp;'</text:span> operator first evaluates <text:span text:style-name="Variable">expression-1</text:span>. If it returns a true value, then <text:span text:style-name="Variable">expression-2</text:span> is evaluated and its value becomes the value of the <text:span text:style-name="Example">`&amp;&amp;'</text:span> expression as a whole; otherwise, the value of <text:span text:style-name="Variable">expression-1</text:span> is used as the value of the <text:span text:style-name="Example">`&amp;&amp;'</text:span> expression. Note that <text:span text:style-name="Variable">expression-2</text:span> is only evaluated if <text:span text:style-name="Variable">expression-1</text:span> returns a true value. The <text:span text:style-name="Example">`&amp;&amp;'</text:span> expression is equivalent to the conditional expression </text:p>
      <text:p text:style-name="P4"><text:span text:style-name="Variable">expression-1</text:span> ? <text:span text:style-name="Variable">expression-2</text:span> | <text:span text:style-name="Variable">expression-1</text:span></text:p>
      <text:p text:style-name="Text_20_body">except that <text:span text:style-name="Variable">expression-1</text:span> is only evaluated once. </text:p>
      <text:p text:style-name="Text_20_body">The <text:span text:style-name="Example">`||'</text:span> operator works similarly, except that <text:span text:style-name="Variable">expression-2</text:span> is evaluated only if <text:span text:style-name="Variable">expression-1</text:span> returns a false value. It is equivalent to the conditional expression </text:p>
      <text:p text:style-name="P4"><text:span text:style-name="Variable">expression-1</text:span> ? <text:span text:style-name="Variable">expression-1</text:span> | <text:span text:style-name="Variable">expression-2</text:span></text:p>
      <text:p text:style-name="Text_20_body">except that, as with <text:span text:style-name="Example">`&amp;&amp;'</text:span>, <text:span text:style-name="Variable">expression-1</text:span> is only evaluated once. </text:p>
      <text:p text:style-name="Text_20_body">These two operators behave very much like "and" and "or" in English: </text:p>
      <text:p text:style-name="Preformatted_20_Text">1 &amp;&amp; 1 <text:s text:c="17"/>=&gt; <text:s/>1</text:p>
      <text:p text:style-name="Preformatted_20_Text">0 &amp;&amp; 1 <text:s text:c="17"/>=&gt; <text:s/>0</text:p>
      <text:p text:style-name="Preformatted_20_Text">0 &amp;&amp; 0 <text:s text:c="17"/>=&gt; <text:s/>0</text:p>
      <text:p text:style-name="Preformatted_20_Text">1 || 1 <text:s text:c="17"/>=&gt; <text:s/>1</text:p>
      <text:p text:style-name="Preformatted_20_Text">0 || 1 <text:s text:c="17"/>=&gt; <text:s/>1</text:p>
      <text:p text:style-name="Preformatted_20_Text">0 || 0 <text:s text:c="17"/>=&gt; <text:s/>0</text:p>
      <text:p text:style-name="P4">17 &lt;= 23 <text:s/>&amp;&amp; <text:s/>23 &lt;= 27 <text:s/>=&gt; <text:s/>1</text:p>
      <text:h text:style-name="Heading_20_3" text:outline-level="3"><text:a xlink:type="simple" xlink:href="../ProgrammersManual_toc.html#SEC17" office:name="SEC17">Indexing into Lists and Strings</text:a></text:h>
      <text:p text:style-name="Text_20_body">Both strings and lists can be seen as ordered sequences of MOO values. In the case of strings, each is a sequence of single-character strings; that is, one can view the string <text:span text:style-name="Source_20_Text">"bar"</text:span> as a sequence of the strings <text:span text:style-name="Source_20_Text">"b"</text:span>, <text:span text:style-name="Source_20_Text">"a"</text:span>, and <text:span text:style-name="Source_20_Text">"r"</text:span>. MOO allows you to refer to the elements of lists and strings by number, by the <text:span text:style-name="Strong_20_Emphasis">index</text:span> of that element in the list or string. The first element in a list or string has index 1, the second has index 2, and so on. </text:p>
      <text:h text:style-name="Heading_20_4" text:outline-level="4"><text:a xlink:type="simple" xlink:href="../ProgrammersManual_toc.html#SEC18" office:name="SEC18">Extracting an Element from a List or String</text:a></text:h>
      <text:p text:style-name="Text_20_body">The indexing expression in MOO extracts a specified element from a list or string: </text:p>
      <text:p text:style-name="P4"><text:span text:style-name="Variable">expression-1</text:span>[<text:span text:style-name="Variable">expression-2</text:span>]</text:p>
      <text:p text:style-name="Text_20_body">First, <text:span text:style-name="Variable">expression-1</text:span> is evaluated; it must return a list or a string (the <text:span text:style-name="Strong_20_Emphasis">sequence</text:span>). Then, <text:span text:style-name="Variable">expression-2</text:span> is evaluated and must return an integer (the <text:span text:style-name="Strong_20_Emphasis">index</text:span>). If either of the expressions returns some other type of value, <text:span text:style-name="Source_20_Text">E_TYPE</text:span> is returned. The index must be between 1 and the length of the sequence, inclusive; if it is not, then <text:span text:style-name="Source_20_Text">E_RANGE</text:span> is raised. The value of the indexing expression is the index'th element in the sequence. Anywhere within <text:span text:style-name="Variable">expression-2</text:span>, you can use the symbol <text:span text:style-name="Source_20_Text">$</text:span> as an expression returning the length of the value of <text:span text:style-name="Variable">expression-1</text:span>. </text:p>
      <text:p text:style-name="Preformatted_20_Text">"fob"[2] <text:s text:c="15"/>=&gt; <text:s/>"o"</text:p>
      <text:p text:style-name="Preformatted_20_Text">"fob"[1] <text:s text:c="15"/>=&gt; <text:s/>"f"</text:p>
      <text:p text:style-name="P4">{#12, #23, #34}[$ - 1] <text:s/>=&gt; <text:s/>#23</text:p>
      <text:p text:style-name="Text_20_body">Note that there are no legal indices for the empty string or list, since there are no integers between 1 and 0 (the length of the empty string or list). </text:p>
      <text:p text:style-name="Quotations"><text:span text:style-name="Emphasis">Fine point:</text:span> The <text:span text:style-name="Source_20_Text">$</text:span> expression actually returns the length of the value of the expression just before the nearest enclosing <text:span text:style-name="Source_20_Text">[...]</text:span> indexing or subranging brackets. For example: </text:p>
      <text:p text:style-name="P6">"frob"[{3, 2, 4}[$]] <text:s text:c="4"/>=&gt; <text:s/>"b"</text:p>
      <text:h text:style-name="Heading_20_4" text:outline-level="4"><text:a xlink:type="simple" xlink:href="../ProgrammersManual_toc.html#SEC19" office:name="SEC19">Replacing an Element of a List or String</text:a></text:h>
      <text:p text:style-name="Text_20_body">It often happens that one wants to change just one particular slot of a list or string, which is stored in a variable or a property. This can be done conveniently using an <text:span text:style-name="Strong_20_Emphasis">indexed assignment</text:span> having one of the following forms: </text:p>
      <text:p text:style-name="Preformatted_20_Text"><text:span text:style-name="Variable">variable</text:span>[<text:span text:style-name="Variable">index-expr</text:span>] = <text:span text:style-name="Variable">result-expr</text:span></text:p>
      <text:p text:style-name="Preformatted_20_Text"><text:span text:style-name="Variable">object-expr</text:span>.<text:span text:style-name="Variable">name</text:span>[<text:span text:style-name="Variable">index-expr</text:span>] = <text:span text:style-name="Variable">result-expr</text:span></text:p>
      <text:p text:style-name="Preformatted_20_Text"><text:span text:style-name="Variable">object-expr</text:span>.(<text:span text:style-name="Variable">name-expr</text:span>)[<text:span text:style-name="Variable">index-expr</text:span>] = <text:span text:style-name="Variable">result-expr</text:span></text:p>
      <text:p text:style-name="P4">$<text:span text:style-name="Variable">name</text:span>[<text:span text:style-name="Variable">index-expr</text:span>] = <text:span text:style-name="Variable">result-expr</text:span></text:p>
      <text:p text:style-name="Text_20_body">The first form writes into a variable, and the last three forms write into a property. The usual errors (<text:span text:style-name="Source_20_Text">E_TYPE</text:span>, <text:span text:style-name="Source_20_Text">E_INVIND</text:span>, <text:span text:style-name="Source_20_Text">E_PROPNF</text:span> and <text:span text:style-name="Source_20_Text">E_PERM</text:span> for lack of read/write permission on the property) may be raised, just as in reading and writing any object property; see the discussion of object property expressions below for details. Correspondingly, if <text:span text:style-name="Variable">variable</text:span> does not yet have a value (i.e., it has never been assigned to), <text:span text:style-name="Source_20_Text">E_VARNF</text:span> will be raised. </text:p>
      <text:p text:style-name="Text_20_body">If <text:span text:style-name="Variable">index-expr</text:span> is not an integer, or if the value of <text:span text:style-name="Variable">variable</text:span> or the property is not a list or string, <text:span text:style-name="Source_20_Text">E_TYPE</text:span> is raised. If <text:span text:style-name="Variable">result-expr</text:span> is a string, but not of length 1, <text:span text:style-name="Source_20_Text">E_INVARG</text:span> is raised. Now suppose <text:span text:style-name="Variable">index-expr</text:span> evaluates to an integer <text:span text:style-name="Variable">k</text:span>. If <text:span text:style-name="Variable">k</text:span> is outside the range of the list or string (i.e. smaller than 1 or greater than the length of the list or string), <text:span text:style-name="Source_20_Text">E_RANGE</text:span> is raised. Otherwise, the actual assignment takes place. For lists, the variable or the property is assigned a new list that is identical to the original one except at the <text:span text:style-name="Variable">k</text:span>-th position, where the new list contains the result of <text:span text:style-name="Variable">result-expr</text:span> instead. For strings, the variable or the property is assigned a new string that is identical to the original one, except the <text:span text:style-name="Variable">k</text:span>-th character is changed to be <text:span text:style-name="Variable">result-expr</text:span>. </text:p>
      <text:p text:style-name="Text_20_body">The assignment expression itself returns the value of <text:span text:style-name="Variable">result-expr</text:span>. For the following examples, assume that <text:span text:style-name="Source_20_Text">l</text:span> initially contains the list <text:span text:style-name="Source_20_Text">{1, 2, 3}</text:span> and that <text:span text:style-name="Source_20_Text">s</text:span> initially contains the string "foobar": </text:p>
      <text:p text:style-name="Preformatted_20_Text">l[5] = 3 <text:s text:c="9"/>error--&gt; <text:s text:c="2"/>E_RANGE</text:p>
      <text:p text:style-name="Preformatted_20_Text">l["first"] = 4 <text:s text:c="3"/>error--&gt; <text:s text:c="2"/>E_TYPE</text:p>
      <text:p text:style-name="Preformatted_20_Text">s[3] = "baz" <text:s text:c="5"/>error--&gt; <text:s text:c="2"/>E_INVARG</text:p>
      <text:p text:style-name="Preformatted_20_Text">l[2] = l[2] + 3 <text:s text:c="2"/>=&gt; <text:s text:c="2"/>5</text:p>
      <text:p text:style-name="Preformatted_20_Text">l <text:s text:c="16"/>=&gt; <text:s text:c="2"/>{1, 5, 3}</text:p>
      <text:p text:style-name="Preformatted_20_Text">l[2] = "foo" <text:s text:c="5"/>=&gt; <text:s text:c="2"/>"foo"</text:p>
      <text:p text:style-name="Preformatted_20_Text">l <text:s text:c="16"/>=&gt; <text:s text:c="2"/>{1, "foo", 3}</text:p>
      <text:p text:style-name="Preformatted_20_Text">s[2] = "u" <text:s text:c="7"/>=&gt; <text:s text:c="2"/>"u"</text:p>
      <text:p text:style-name="Preformatted_20_Text">s <text:s text:c="16"/>=&gt; <text:s text:c="2"/>"fuobar"</text:p>
      <text:p text:style-name="Preformatted_20_Text">s[$] = "z" <text:s text:c="7"/>=&gt; <text:s text:c="2"/>"z"</text:p>
      <text:p text:style-name="P4">s <text:s text:c="16"/>=&gt; <text:s text:c="2"/>"fuobaz"</text:p>
      <text:p text:style-name="Text_20_body">Note that the <text:span text:style-name="Source_20_Text">$</text:span> expression may also be used in indexed assignments with the same meaning as before. </text:p>
      <text:p text:style-name="Quotations"><text:span text:style-name="Emphasis">Fine point:</text:span> After an indexed assignment, the variable or property contains a <text:span text:style-name="Emphasis">new</text:span> list or string, a copy of the original list in all but the <text:span text:style-name="Variable">k</text:span>-th place, where it contains a new value. In programming-language jargon, the original list is not mutated, and there is no aliasing. (Indeed, no MOO value is mutable and no aliasing ever occurs.) </text:p>
      <text:p text:style-name="Text_20_body">In the list case, indexed assignment can be nested to many levels, to work on nested lists. Assume that <text:span text:style-name="Source_20_Text">l</text:span> initially contains the list </text:p>
      <text:p text:style-name="P4">{{1, 2, 3}, {4, 5, 6}, "foo"}</text:p>
      <text:p text:style-name="Text_20_body">in the following examples: </text:p>
      <text:p text:style-name="Preformatted_20_Text">l[7] = 4 <text:s text:c="12"/>error--&gt; <text:s text:c="2"/>E_RANGE</text:p>
      <text:p text:style-name="Preformatted_20_Text">l[1][8] = 35 <text:s text:c="8"/>error--&gt; <text:s text:c="2"/>E_RANGE</text:p>
      <text:p text:style-name="Preformatted_20_Text">l[3][2] = 7 <text:s text:c="9"/>error--&gt; <text:s text:c="2"/>E_TYPE</text:p>
      <text:p text:style-name="Preformatted_20_Text">l[1][1][1] = 3 <text:s text:c="6"/>error--&gt; <text:s text:c="2"/>E_TYPE</text:p>
      <text:p text:style-name="Preformatted_20_Text">l[2][2] = -l[2][2] <text:s text:c="2"/>=&gt; <text:s text:c="2"/>-5</text:p>
      <text:p text:style-name="Preformatted_20_Text">l <text:s text:c="19"/>=&gt; <text:s text:c="2"/>{{1, 2, 3}, {4, -5, 6}, "foo"}</text:p>
      <text:p text:style-name="Preformatted_20_Text">l[2] = "bar" <text:s text:c="8"/>=&gt; <text:s text:c="2"/>"bar"</text:p>
      <text:p text:style-name="Preformatted_20_Text">l <text:s text:c="19"/>=&gt; <text:s text:c="2"/>{{1, 2, 3}, "bar", "foo"}</text:p>
      <text:p text:style-name="Preformatted_20_Text">l[2][$] = "z" <text:s text:c="7"/>=&gt; <text:s text:c="2"/>"z"</text:p>
      <text:p text:style-name="P4">l <text:s text:c="19"/>=&gt; <text:s text:c="2"/>{{1, 2, 3}, "baz", "foo"}</text:p>
      <text:p text:style-name="Text_20_body">The first two examples raise <text:span text:style-name="Source_20_Text">E_RANGE</text:span> because 7 is out of the range of <text:span text:style-name="Source_20_Text">l</text:span> and 8 is out of the range of <text:span text:style-name="Source_20_Text">l[1]</text:span>. The next two examples raise <text:span text:style-name="Source_20_Text">E_TYPE</text:span> because <text:span text:style-name="Source_20_Text">l[3]</text:span> and <text:span text:style-name="Source_20_Text">l[1][1]</text:span> are not lists. </text:p>
      <text:h text:style-name="Heading_20_4" text:outline-level="4"><text:a xlink:type="simple" xlink:href="../ProgrammersManual_toc.html#SEC20" office:name="SEC20">Extracting a Subsequence of a List or String</text:a></text:h>
      <text:p text:style-name="Text_20_body">The range expression extracts a specified subsequence from a list or string: </text:p>
      <text:p text:style-name="P4"><text:span text:style-name="Variable">expression-1</text:span>[<text:span text:style-name="Variable">expression-2</text:span>..<text:span text:style-name="Variable">expression-3</text:span>]</text:p>
      <text:p text:style-name="Text_20_body">The three expressions are evaluated in order. <text:span text:style-name="Variable">Expression-1</text:span> must return a list or string (the <text:span text:style-name="Strong_20_Emphasis">sequence</text:span>) and the other two expressions must return integers (the <text:span text:style-name="Strong_20_Emphasis">low</text:span> and <text:span text:style-name="Strong_20_Emphasis">high</text:span> indices, respectively); otherwise, <text:span text:style-name="Source_20_Text">E_TYPE</text:span> is raised. The <text:span text:style-name="Source_20_Text">$</text:span> expression can be used in either or both of <text:span text:style-name="Variable">expression-2</text:span> and <text:span text:style-name="Variable">expression-3</text:span> just as before, meaning the length of the value of <text:span text:style-name="Variable">expression-1</text:span>. </text:p>
      <text:p text:style-name="Text_20_body">If the low index is greater than the high index, then the empty string or list is returned, depending on whether the sequence is a string or a list. Otherwise, both indices must be between 1 and the length of the sequence; <text:span text:style-name="Source_20_Text">E_RANGE</text:span> is raised if they are not. A new list or string is returned that contains just the elements of the sequence with indices between the low and high bounds. </text:p>
      <text:p text:style-name="Preformatted_20_Text">"foobar"[2..$] <text:s text:c="22"/>=&gt; <text:s/>"oobar"</text:p>
      <text:p text:style-name="Preformatted_20_Text">"foobar"[3..3] <text:s text:c="22"/>=&gt; <text:s/>"o"</text:p>
      <text:p text:style-name="Preformatted_20_Text">"foobar"[17..12] <text:s text:c="20"/>=&gt; <text:s/>""</text:p>
      <text:p text:style-name="Preformatted_20_Text">{"one", "two", "three"}[$ - 1..$] <text:s text:c="3"/>=&gt; <text:s/>{"two", "three"}</text:p>
      <text:p text:style-name="Preformatted_20_Text">{"one", "two", "three"}[3..3] <text:s text:c="7"/>=&gt; <text:s/>{"three"}</text:p>
      <text:p text:style-name="P4">{"one", "two", "three"}[17..12] <text:s text:c="5"/>=&gt; <text:s/>{}</text:p>
      <text:h text:style-name="Heading_20_4" text:outline-level="4"><text:a xlink:type="simple" xlink:href="../ProgrammersManual_toc.html#SEC21" office:name="SEC21">Replacing a Subsequence of a List or String</text:a></text:h>
      <text:p text:style-name="Text_20_body">The subrange assigment replaces a specified subsequence of a list or string with a supplied subsequence. The allowed forms are: </text:p>
      <text:p text:style-name="Preformatted_20_Text"><text:span text:style-name="Variable">variable</text:span>[<text:span text:style-name="Variable">start-index-expr</text:span>..<text:span text:style-name="Variable">end-index-expr</text:span>] = <text:span text:style-name="Variable">result-expr</text:span></text:p>
      <text:p text:style-name="Preformatted_20_Text"><text:span text:style-name="Variable">object-expr</text:span>.<text:span text:style-name="Variable">name</text:span>[<text:span text:style-name="Variable">start-index-expr</text:span>..<text:span text:style-name="Variable">end-index-expr</text:span>] = <text:span text:style-name="Variable">result-expr</text:span></text:p>
      <text:p text:style-name="Preformatted_20_Text"><text:span text:style-name="Variable">object-expr</text:span>.(<text:span text:style-name="Variable">name-expr</text:span>)[<text:span text:style-name="Variable">start-index-expr</text:span>..<text:span text:style-name="Variable">end-index-expr</text:span>] = <text:span text:style-name="Variable">result-expr</text:span></text:p>
      <text:p text:style-name="P4">$<text:span text:style-name="Variable">name</text:span>[<text:span text:style-name="Variable">start-index-expr</text:span>..<text:span text:style-name="Variable">end-index-expr</text:span>] = <text:span text:style-name="Variable">result-expr</text:span></text:p>
      <text:p text:style-name="Text_20_body">As with indexed assigments, the first form writes into a variable, and the last three forms write into a property. The same errors (<text:span text:style-name="Source_20_Text">E_TYPE</text:span>, <text:span text:style-name="Source_20_Text">E_INVIND</text:span>, <text:span text:style-name="Source_20_Text">E_PROPNF</text:span> and <text:span text:style-name="Source_20_Text">E_PERM</text:span> for lack of read/write permission on the property) may be raised. If <text:span text:style-name="Variable">variable</text:span> does not yet have a value (i.e., it has never been assigned to), <text:span text:style-name="Source_20_Text">E_VARNF</text:span> will be raised. As before, the <text:span text:style-name="Source_20_Text">$</text:span> expression can be used in either <text:span text:style-name="Variable">start-index-expr</text:span> or <text:span text:style-name="Variable">end-index-expr</text:span>, meaning the length of the original value of the expression just before the <text:span text:style-name="Source_20_Text">[...]</text:span> part. </text:p>
      <text:p text:style-name="Text_20_body">If <text:span text:style-name="Variable">start-index-expr</text:span> or <text:span text:style-name="Variable">end-index-expr</text:span> is not an integer, if the value of <text:span text:style-name="Variable">variable</text:span> or the property is not a list or string, or <text:span text:style-name="Variable">result-expr</text:span> is not the same type as <text:span text:style-name="Variable">variable</text:span> or the property, <text:span text:style-name="Source_20_Text">E_TYPE</text:span> is raised. <text:span text:style-name="Source_20_Text">E_RANGE</text:span> is raised if <text:span text:style-name="Variable">end-index-expr</text:span> is less than zero or if <text:span text:style-name="Variable">start-index-expr</text:span> is greater than the length of the list or string plus one. Note: the length of <text:span text:style-name="Variable">result-expr</text:span> does not need to be the same as the length of the specified range. </text:p>
      <text:p text:style-name="Text_20_body">In precise terms, the subrange assigment </text:p>
      <text:p text:style-name="P4"><text:span text:style-name="Variable">v</text:span>[<text:span text:style-name="Variable">start</text:span>..<text:span text:style-name="Variable">end</text:span>] = <text:span text:style-name="Variable">value</text:span></text:p>
      <text:p text:style-name="Text_20_body">is equivalent to </text:p>
      <text:p text:style-name="P4"><text:span text:style-name="Variable">v</text:span> = {@<text:span text:style-name="Variable">v</text:span>[1..<text:span text:style-name="Variable">start</text:span> - 1], @<text:span text:style-name="Variable">value</text:span>, @<text:span text:style-name="Variable">v</text:span>[<text:span text:style-name="Variable">end</text:span> + 1..$]}</text:p>
      <text:p text:style-name="Text_20_body">if <text:span text:style-name="Variable">v</text:span> is a list and to </text:p>
      <text:p text:style-name="P4"><text:span text:style-name="Variable">v</text:span> = <text:span text:style-name="Variable">v</text:span>[1..<text:span text:style-name="Variable">start</text:span> - 1] + <text:span text:style-name="Variable">value</text:span> + <text:span text:style-name="Variable">v</text:span>[<text:span text:style-name="Variable">end</text:span> + 1..$]</text:p>
      <text:p text:style-name="Text_20_body">if <text:span text:style-name="Variable">v</text:span> is a string. </text:p>
      <text:p text:style-name="Text_20_body">The assigment expression itself returns the value of <text:span text:style-name="Variable">result-expr</text:span>. For the following examples, assume that <text:span text:style-name="Source_20_Text">l</text:span> initially contains the list <text:span text:style-name="Source_20_Text">{1, 2, 3}</text:span> and that <text:span text:style-name="Source_20_Text">s</text:span> initially contains the string "foobar": </text:p>
      <text:p text:style-name="Preformatted_20_Text">l[5..6] = {7, 8} <text:s text:c="6"/>error--&gt; <text:s text:c="2"/>E_RANGE</text:p>
      <text:p text:style-name="Preformatted_20_Text">l[2..3] = 4 <text:s text:c="11"/>error--&gt; <text:s text:c="2"/>E_TYPE</text:p>
      <text:p text:style-name="Preformatted_20_Text">l[#2..3] = {7} <text:s text:c="8"/>error--&gt; <text:s text:c="2"/>E_TYPE</text:p>
      <text:p text:style-name="Preformatted_20_Text">s[2..3] = {6} <text:s text:c="9"/>error--&gt; <text:s text:c="2"/>E_TYPE</text:p>
      <text:p text:style-name="Preformatted_20_Text">l[2..3] = {6, 7, 8, 9} =&gt; <text:s text:c="2"/>{6, 7, 8, 9}</text:p>
      <text:p text:style-name="Preformatted_20_Text">l <text:s text:c="21"/>=&gt; <text:s text:c="2"/>{1, 6, 7, 8, 9}</text:p>
      <text:p text:style-name="Preformatted_20_Text">l[2..1] = {10, "foo"} <text:s/>=&gt; <text:s text:c="2"/>{10, "foo"}</text:p>
      <text:p text:style-name="Preformatted_20_Text">l <text:s text:c="21"/>=&gt; <text:s text:c="2"/>{1, 10, "foo", 6, 7, 8, 9}</text:p>
      <text:p text:style-name="Preformatted_20_Text">l[3][2..$] = "u" <text:s text:c="6"/>=&gt; <text:s text:c="2"/>"u"</text:p>
      <text:p text:style-name="Preformatted_20_Text">l <text:s text:c="21"/>=&gt; <text:s text:c="2"/>{1, 10, "fu", 6, 7, 8, 9}</text:p>
      <text:p text:style-name="Preformatted_20_Text">s[7..12] = "baz" <text:s text:c="6"/>=&gt; <text:s text:c="2"/>"baz"</text:p>
      <text:p text:style-name="Preformatted_20_Text">s <text:s text:c="21"/>=&gt; <text:s text:c="2"/>"foobarbaz"</text:p>
      <text:p text:style-name="Preformatted_20_Text">s[1..3] = "fu" <text:s text:c="8"/>=&gt; <text:s text:c="2"/>"fu"</text:p>
      <text:p text:style-name="Preformatted_20_Text">s <text:s text:c="21"/>=&gt; <text:s text:c="2"/>"fubarbaz"</text:p>
      <text:p text:style-name="Preformatted_20_Text">s[1..0] = "test" <text:s text:c="6"/>=&gt; <text:s text:c="2"/>"test"</text:p>
      <text:p text:style-name="P4">s <text:s text:c="21"/>=&gt; <text:s text:c="2"/>"testfubarbaz"</text:p>
      <text:h text:style-name="Heading_20_3" text:outline-level="3"><text:a xlink:type="simple" xlink:href="../ProgrammersManual_toc.html#SEC22" office:name="SEC22">Other Operations on Lists</text:a></text:h>
      <text:p text:style-name="Text_20_body">As was mentioned earlier, lists can be constructed by writing a comma-separated sequence of expressions inside curly braces: </text:p>
      <text:p text:style-name="P4">{<text:span text:style-name="Variable">expression-1</text:span>, <text:span text:style-name="Variable">expression-2</text:span>, ..., <text:span text:style-name="Variable">expression-N</text:span>}</text:p>
      <text:p text:style-name="Text_20_body">The resulting list has the value of <text:span text:style-name="Variable">expression-1</text:span> as its first element, that of <text:span text:style-name="Variable">expression-2</text:span> as the second, etc. </text:p>
      <text:p text:style-name="P4">{3 &lt; 4, 3 &lt;= 4, 3 &gt;= 4, 3 &gt; 4} <text:s/>=&gt; <text:s/>{1, 1, 0, 0}</text:p>
      <text:p text:style-name="Text_20_body">Additionally, one may precede any of these expressions by the splicing operator, <text:span text:style-name="Example">`@'</text:span>. Such an expression must return a list; rather than the old list itself becoming an element of the new list, all of the elements of the old list are included in the new list. This concept is easy to understand, but hard to explain in words, so here are some examples. For these examples, assume that the variable <text:span text:style-name="Source_20_Text">a</text:span> has the value <text:span text:style-name="Source_20_Text">{2, 3, 4}</text:span> and that <text:span text:style-name="Source_20_Text">b</text:span> has the value <text:span text:style-name="Source_20_Text">{"Foo", "Bar"}</text:span>: </text:p>
      <text:p text:style-name="Preformatted_20_Text">{1, a, 5} <text:s text:c="2"/>=&gt; <text:s/>{1, {2, 3, 4}, 5}</text:p>
      <text:p text:style-name="Preformatted_20_Text">{1, @a, 5} <text:s/>=&gt; <text:s/>{1, 2, 3, 4, 5}</text:p>
      <text:p text:style-name="Preformatted_20_Text">{a, @a} <text:s text:c="4"/>=&gt; <text:s/>{{2, 3, 4}, 2, 3, 4}</text:p>
      <text:p text:style-name="P4">{@a, @b} <text:s text:c="3"/>=&gt; <text:s/>{2, 3, 4, "Foo", "Bar"}</text:p>
      <text:p text:style-name="Text_20_body">If the splicing operator (<text:span text:style-name="Example">`@'</text:span>) precedes an expression whose value is not a list, then <text:span text:style-name="Source_20_Text">E_TYPE</text:span> is raised as the value of the list construction as a whole. </text:p>
      <text:p text:style-name="Text_20_body">The list membership expression tests whether or not a given MOO value is an element of a given list and, if so, with what index: </text:p>
      <text:p text:style-name="P4"><text:span text:style-name="Variable">expression-1</text:span> in <text:span text:style-name="Variable">expression-2</text:span></text:p>
      <text:p text:style-name="Text_20_body"><text:span text:style-name="Variable">Expression-2</text:span> must return a list; otherwise, <text:span text:style-name="Source_20_Text">E_TYPE</text:span> is raised. If the value of <text:span text:style-name="Variable">expression-1</text:span> is in that list, then the index of its first occurrence in the list is returned; otherwise, the <text:span text:style-name="Example">`in'</text:span> expression returns 0. </text:p>
      <text:p text:style-name="Preformatted_20_Text">2 in {5, 8, 2, 3} <text:s text:c="14"/>=&gt; <text:s/>3</text:p>
      <text:p text:style-name="Preformatted_20_Text">7 in {5, 8, 2, 3} <text:s text:c="14"/>=&gt; <text:s/>0</text:p>
      <text:p text:style-name="P4">"bar" in {"Foo", "Bar", "Baz"} <text:s/>=&gt; <text:s/>2</text:p>
      <text:p text:style-name="Text_20_body">Note that the list membership operator is case-insensitive in comparing strings, just like the comparison operators. To perform a case-sensitive list membership test, use the <text:span text:style-name="Example">`is_member'</text:span> function described later. Note also that since it returns zero only if the given value is not in the given list, the <text:span text:style-name="Example">`in'</text:span> expression can be used either as a membership test or as an element locator. </text:p>
      <text:h text:style-name="Heading_20_3" text:outline-level="3"><text:a xlink:type="simple" xlink:href="../ProgrammersManual_toc.html#SEC23" office:name="SEC23">Spreading List Elements Among Variables</text:a></text:h>
      <text:p text:style-name="Text_20_body">It is often the case in MOO programming that you will want to access the elements of a list individually, with each element stored in a separate variables. This desire arises, for example, at the beginning of almost every MOO verb, since the arguments to all verbs are delivered all bunched together in a single list. In such circumstances, you <text:span text:style-name="Emphasis">could</text:span> write statements like these: </text:p>
      <text:p text:style-name="Preformatted_20_Text">first = args[1];</text:p>
      <text:p text:style-name="Preformatted_20_Text">second = args[2];</text:p>
      <text:p text:style-name="Preformatted_20_Text">if (length(args) &gt; 2)</text:p>
      <text:p text:style-name="Preformatted_20_Text"><text:s text:c="2"/>third = args[3];</text:p>
      <text:p text:style-name="Preformatted_20_Text">else</text:p>
      <text:p text:style-name="Preformatted_20_Text"><text:s text:c="2"/>third = 0;</text:p>
      <text:p text:style-name="P4">endif</text:p>
      <text:p text:style-name="Text_20_body">This approach gets pretty tedious, both to read and to write, and it's prone to errors if you mistype one of the indices. Also, you often want to check whether or not any <text:span text:style-name="Emphasis">extra</text:span> list elements were present, adding to the tedium. </text:p>
      <text:p text:style-name="Text_20_body">MOO provides a special kind of assignment expression, called <text:span text:style-name="Strong_20_Emphasis">scattering assignment</text:span> made just for cases such as these. A scattering assignment expression looks like this: </text:p>
      <text:p text:style-name="P4">{<text:span text:style-name="Variable">target</text:span>, ...} = <text:span text:style-name="Variable">expr</text:span></text:p>
      <text:p text:style-name="Text_20_body">where each <text:span text:style-name="Variable">target</text:span> describes a place to store elements of the list that results from evaluating <text:span text:style-name="Variable">expr</text:span>. A <text:span text:style-name="Variable">target</text:span> has one of the following forms: </text:p>
      <text:p text:style-name="List_20_Heading"><text:span text:style-name="Source_20_Text"><text:span text:style-name="Variable">variable</text:span></text:span> </text:p>
      <text:p text:style-name="List_20_Contents">This is the simplest target, just a simple variable; the list element in the corresponding position is assigned to the variable. This is called a <text:span text:style-name="Strong_20_Emphasis">required</text:span> target, since the assignment is required to put one of the list elements into the variable. </text:p>
      <text:p text:style-name="List_20_Heading"><text:span text:style-name="Source_20_Text">?</text:span><text:span text:style-name="Source_20_Text"><text:span text:style-name="Variable">variable</text:span></text:span> </text:p>
      <text:p text:style-name="List_20_Contents">This is called an <text:span text:style-name="Strong_20_Emphasis">optional</text:span> target, since it doesn't always get assigned an element. If there are any list elements left over after all of the required targets have been accounted for (along with all of the other optionals to the left of this one), then this variable is treated like a required one and the list element in the corresponding position is assigned to the variable. If there aren't enough elements to assign one to this target, then no assignment is made to this variable, leaving it with whatever its previous value was. </text:p>
      <text:p text:style-name="List_20_Heading"><text:span text:style-name="Source_20_Text">?</text:span><text:span text:style-name="Source_20_Text"><text:span text:style-name="Variable">variable</text:span></text:span><text:span text:style-name="Source_20_Text"> = </text:span><text:span text:style-name="Source_20_Text"><text:span text:style-name="Variable">default-expr</text:span></text:span> </text:p>
      <text:p text:style-name="List_20_Contents">This is also an optional target, but if there aren't enough list elements available to assign one to this target, the result of evaluating <text:span text:style-name="Variable">default-expr</text:span> is assigned to it instead. Thus, <text:span text:style-name="Variable">default-expr</text:span> provides a <text:span text:style-name="Strong_20_Emphasis">default value</text:span> for the variable. The default value expressions are evaluated and assigned working from left to right <text:span text:style-name="Emphasis">after</text:span> all of the other assignments have been performed. </text:p>
      <text:p text:style-name="List_20_Heading"><text:span text:style-name="Source_20_Text">@</text:span><text:span text:style-name="Source_20_Text"><text:span text:style-name="Variable">variable</text:span></text:span> </text:p>
      <text:p text:style-name="P68">By analogy with the <text:span text:style-name="Source_20_Text">@</text:span> syntax in list construction, this variable is assigned a list of all of the `leftover' list elements in this part of the list after all of the other targets have been filled in. It is assigned the empty list if there aren't any elements left over. This is called a <text:span text:style-name="Strong_20_Emphasis">rest</text:span> target, since it gets the rest of the elements. There may be at most one rest target in each scattering assignment expression. </text:p>
      <text:p text:style-name="Text_20_body">If there aren't enough list elements to fill all of the required targets, or if there are more than enough to fill all of the required and optional targets but there isn't a rest target to take the leftover ones, then <text:span text:style-name="Source_20_Text">E_ARGS</text:span> is raised. </text:p>
      <text:p text:style-name="Text_20_body">Here are some examples of how this works. Assume first that the verb <text:span text:style-name="Source_20_Text">me:foo()</text:span> contains the following code: </text:p>
      <text:p text:style-name="Preformatted_20_Text">b = c = e = 17;</text:p>
      <text:p text:style-name="Preformatted_20_Text">{a, ?b, ?c = 8, @d, ?e = 9, f} = args;</text:p>
      <text:p text:style-name="P4">return {a, b, c, d, e, f};</text:p>
      <text:p text:style-name="Text_20_body">Then the following calls return the given values: </text:p>
      <text:p text:style-name="Preformatted_20_Text">me:foo(1) <text:s text:c="23"/>error--&gt; <text:s text:c="2"/>E_ARGS</text:p>
      <text:p text:style-name="Preformatted_20_Text">me:foo(1, 2) <text:s text:c="20"/>=&gt; <text:s text:c="2"/>{1, 17, 8, {}, 9, 2}</text:p>
      <text:p text:style-name="Preformatted_20_Text">me:foo(1, 2, 3) <text:s text:c="17"/>=&gt; <text:s text:c="2"/>{1, 2, 8, {}, 9, 3}</text:p>
      <text:p text:style-name="Preformatted_20_Text">me:foo(1, 2, 3, 4) <text:s text:c="14"/>=&gt; <text:s text:c="2"/>{1, 2, 3, {}, 9, 4}</text:p>
      <text:p text:style-name="Preformatted_20_Text">me:foo(1, 2, 3, 4, 5) <text:s text:c="11"/>=&gt; <text:s text:c="2"/>{1, 2, 3, {}, 4, 5}</text:p>
      <text:p text:style-name="Preformatted_20_Text">me:foo(1, 2, 3, 4, 5, 6) <text:s text:c="8"/>=&gt; <text:s text:c="2"/>{1, 2, 3, {4}, 5, 6}</text:p>
      <text:p text:style-name="Preformatted_20_Text">me:foo(1, 2, 3, 4, 5, 6, 7) <text:s text:c="5"/>=&gt; <text:s text:c="2"/>{1, 2, 3, {4, 5}, 6, 7}</text:p>
      <text:p text:style-name="P4">me:foo(1, 2, 3, 4, 5, 6, 7, 8) <text:s text:c="2"/>=&gt; <text:s text:c="2"/>{1, 2, 3, {4, 5, 6}, 7, 8}</text:p>
      <text:p text:style-name="Text_20_body">Using scattering assignment, the example at the begining of this section could be rewritten more simply, reliably, and readably: </text:p>
      <text:p text:style-name="P4">{first, second, ?third = 0} = args;</text:p>
      <text:p text:style-name="Text_20_body">It is good MOO programming style to use a scattering assignment at the top of nearly every verb, since it shows so clearly just what kinds of arguments the verb expects. </text:p>
      <text:h text:style-name="Heading_20_3" text:outline-level="3"><text:a xlink:type="simple" xlink:href="../ProgrammersManual_toc.html#SEC24" office:name="SEC24">Getting and Setting the Values of Properties</text:a></text:h>
      <text:p text:style-name="Text_20_body">Usually, one can read the value of a property on an object with a simple expression: </text:p>
      <text:p text:style-name="P4"><text:span text:style-name="Variable">expression</text:span>.<text:span text:style-name="Variable">name</text:span></text:p>
      <text:p text:style-name="Text_20_body"><text:soft-page-break/><text:span text:style-name="Variable">Expression</text:span> must return an object number; if not, <text:span text:style-name="Source_20_Text">E_TYPE</text:span> is raised. If the object with that number does not exist, <text:span text:style-name="Source_20_Text">E_INVIND</text:span> is raised. Otherwise, if the object does not have a property with that name, then <text:span text:style-name="Source_20_Text">E_PROPNF</text:span> is raised. Otherwise, if the named property is not readable by the owner of the current verb, then <text:span text:style-name="Source_20_Text">E_PERM</text:span> is raised. Finally, assuming that none of these terrible things happens, the value of the named property on the given object is returned. </text:p>
      <text:p text:style-name="Text_20_body">I said "usually" in the paragraph above because that simple expression only works if the name of the property obeys the same rules as for the names of variables (i.e., consists entirely of letters, digits, and underscores, and doesn't begin with a digit). Property names are not restricted to this set, though. Also, it is sometimes useful to be able to figure out what property to read by some computation. For these more general uses, the following syntax is also allowed: </text:p>
      <text:p text:style-name="P4"><text:span text:style-name="Variable">expression-1</text:span>.(<text:span text:style-name="Variable">expression-2</text:span>)</text:p>
      <text:p text:style-name="Text_20_body">As before, <text:span text:style-name="Variable">expression-1</text:span> must return an object number. <text:span text:style-name="Variable">Expression-2</text:span> must return a string, the name of the property to be read; <text:span text:style-name="Source_20_Text">E_TYPE</text:span> is raised otherwise. Using this syntax, any property can be read, regardless of its name. </text:p>
      <text:p text:style-name="Text_20_body">Note that, as with almost everything in MOO, case is not significant in the names of properties. Thus, the following expressions are all equivalent: </text:p>
      <text:p text:style-name="Preformatted_20_Text">foo.bar</text:p>
      <text:p text:style-name="Preformatted_20_Text">foo.Bar</text:p>
      <text:p text:style-name="P4">foo.("bAr")</text:p>
      <text:p text:style-name="Text_20_body">The LambdaCore database uses several properties on <text:span text:style-name="Source_20_Text">#0</text:span>, the <text:span text:style-name="Strong_20_Emphasis">system object</text:span>, for various special purposes. For example, the value of <text:span text:style-name="Source_20_Text">#0.room</text:span> is the "generic room" object, <text:span text:style-name="Source_20_Text">#0.exit</text:span> is the "generic exit" object, etc. This allows MOO programs to refer to these useful objects more easily (and more readably) than using their object numbers directly. To make this usage even easier and more readable, the expression </text:p>
      <text:p text:style-name="P4">$<text:span text:style-name="Variable">name</text:span></text:p>
      <text:p text:style-name="Text_20_body">(where <text:span text:style-name="Variable">name</text:span> obeys the rules for variable names) is an abbreviation for </text:p>
      <text:p text:style-name="P4">#0.<text:span text:style-name="Variable">name</text:span></text:p>
      <text:p text:style-name="Text_20_body">Thus, for example, the value <text:span text:style-name="Source_20_Text">$nothing</text:span> mentioned earlier is really <text:span text:style-name="Source_20_Text">#-1</text:span>, the value of <text:span text:style-name="Source_20_Text">#0.nothing</text:span>. </text:p>
      <text:p text:style-name="Text_20_body">As with variables, one uses the assignment operator (<text:span text:style-name="Example">`='</text:span>) to change the value of a property. For example, the expression </text:p>
      <text:p text:style-name="P4">14 + (#27.foo = 17)</text:p>
      <text:p text:style-name="Text_20_body">changes the value of the <text:span text:style-name="Example">`foo'</text:span> property of the object numbered 27 to be 17 and then returns 31. Assignments to properties check that the owner of the current verb has write permission on the given property, raising <text:span text:style-name="Source_20_Text">E_PERM</text:span> otherwise. Read permission is not required. </text:p>
      <text:h text:style-name="Heading_20_3" text:outline-level="3"><text:a xlink:type="simple" xlink:href="../ProgrammersManual_toc.html#SEC25" office:name="SEC25">Calling Built-in Functions and Other Verbs</text:a></text:h>
      <text:p text:style-name="Text_20_body">MOO provides a large number of useful functions for performing a wide variety of operations; a complete list, giving their names, arguments, and semantics, appears in a separate section later. As an example to give you the idea, there is a function named <text:span text:style-name="Example">`length'</text:span> that returns the length of a given string or list. </text:p>
      <text:p text:style-name="Text_20_body">The syntax of a call to a function is as follows: </text:p>
      <text:p text:style-name="P4"><text:span text:style-name="Variable">name</text:span>(<text:span text:style-name="Variable">expr-1</text:span>, <text:span text:style-name="Variable">expr-2</text:span>, ..., <text:span text:style-name="Variable">expr-N</text:span>)</text:p>
      <text:p text:style-name="Text_20_body">where <text:span text:style-name="Variable">name</text:span> is the name of one of the built-in functions. The expressions between the parentheses, called <text:span text:style-name="Strong_20_Emphasis">arguments</text:span>, are each evaluated in turn and then given to the named function to use in its appropriate way. Most functions require that a specific number of arguments be given; otherwise, <text:span text:style-name="Source_20_Text">E_ARGS</text:span> is raised. Most also require that certain of the arguments have certain specified types (e.g., the <text:span text:style-name="Source_20_Text">length()</text:span> function requires a list or a string as its argument); <text:span text:style-name="Source_20_Text">E_TYPE</text:span> is raised if any argument has the wrong type. </text:p>
      <text:p text:style-name="Text_20_body">As with list construction, the splicing operator <text:span text:style-name="Example">`@'</text:span> can precede any argument expression. The value of such an expression must be a list; <text:span text:style-name="Source_20_Text">E_TYPE</text:span> is raised otherwise. The elements of this list are passed as individual arguments, in place of the list as a whole. </text:p>
      <text:p text:style-name="Text_20_body">Verbs can also call other verbs, usually using this syntax: </text:p>
      <text:p text:style-name="P4"><text:span text:style-name="Variable">expr-0</text:span>:<text:span text:style-name="Variable">name</text:span>(<text:span text:style-name="Variable">expr-1</text:span>, <text:span text:style-name="Variable">expr-2</text:span>, ..., <text:span text:style-name="Variable">expr-N</text:span>)</text:p>
      <text:p text:style-name="Text_20_body"><text:span text:style-name="Variable">Expr-0</text:span> must return an object number; <text:span text:style-name="Source_20_Text">E_TYPE</text:span> is raised otherwise. If the object with that number does not exist, <text:span text:style-name="Source_20_Text">E_INVIND</text:span> is raised. If this task is too deeply nested in verbs calling verbs calling verbs, then <text:span text:style-name="Source_20_Text">E_MAXREC</text:span> is raised; the default limit is 50 levels, but this can be changed from within the database; see the chapter on server assumptions about the database for details. If neither the object nor any of its ancestors defines a verb matching the given name, <text:span text:style-name="Source_20_Text">E_VERBNF</text:span> is raised. Otherwise, if none of these nasty things happens, the named verb on the given object is called; the various built-in variables have the following initial values in the called verb: </text:p>
      <text:p text:style-name="List_20_Heading"><text:span text:style-name="Source_20_Text">this</text:span> </text:p>
      <text:p text:style-name="List_20_Contents">an object, the value of <text:span text:style-name="Variable">expr-0</text:span> </text:p>
      <text:p text:style-name="List_20_Heading"><text:span text:style-name="Source_20_Text">verb</text:span> </text:p>
      <text:p text:style-name="List_20_Contents">a string, the <text:span text:style-name="Variable">name</text:span> used in calling this verb </text:p>
      <text:p text:style-name="List_20_Heading"><text:span text:style-name="Source_20_Text">args</text:span> </text:p>
      <text:p text:style-name="List_20_Contents">a list, the values of <text:span text:style-name="Variable">expr-1</text:span>, <text:span text:style-name="Variable">expr-2</text:span>, etc. </text:p>
      <text:p text:style-name="List_20_Heading"><text:span text:style-name="Source_20_Text">caller</text:span> </text:p>
      <text:p text:style-name="List_20_Contents">an object, the value of <text:span text:style-name="Source_20_Text">this</text:span> in the calling verb </text:p>
      <text:p text:style-name="List_20_Heading"><text:span text:style-name="Source_20_Text">player</text:span> </text:p>
      <text:p text:style-name="P68">an object, the same value as it had initially in the calling verb or, if the calling verb is running with wizard permissions, the same as the current value in the calling verb. </text:p>
      <text:p text:style-name="Text_20_body">All other built-in variables (<text:span text:style-name="Source_20_Text">argstr</text:span>, <text:span text:style-name="Source_20_Text">dobj</text:span>, etc.) are initialized with the same values they have in the calling verb. </text:p>
      <text:p text:style-name="Text_20_body">As with the discussion of property references above, I said "usually" at the beginning of the previous paragraph because that syntax is only allowed when the <text:span text:style-name="Variable">name</text:span> follows the rules for allowed variable names. Also as with property reference, there is a syntax allowing you to compute the name of the verb: </text:p>
      <text:p text:style-name="P4"><text:span text:style-name="Variable">expr-0</text:span>:(<text:span text:style-name="Variable">expr-00</text:span>)(<text:span text:style-name="Variable">expr-1</text:span>, <text:span text:style-name="Variable">expr-2</text:span>, ..., <text:span text:style-name="Variable">expr-N</text:span>)</text:p>
      <text:p text:style-name="Text_20_body">The expression <text:span text:style-name="Variable">expr-00</text:span> must return a string; <text:span text:style-name="Source_20_Text">E_TYPE</text:span> is raised otherwise. </text:p>
      <text:p text:style-name="Text_20_body">The splicing operator (<text:span text:style-name="Example">`@'</text:span>) can be used with verb-call arguments, too, just as with the arguments to built-in functions. </text:p>
      <text:p text:style-name="Text_20_body">In many databases, a number of important verbs are defined on <text:span text:style-name="Source_20_Text">#0</text:span>, the <text:span text:style-name="Strong_20_Emphasis">system object</text:span>. As with the <text:span text:style-name="Example">`$foo'</text:span> notation for properties on <text:span text:style-name="Source_20_Text">#0</text:span>, the server defines a special syntax for calling verbs on <text:span text:style-name="Source_20_Text">#0</text:span>: </text:p>
      <text:p text:style-name="P4">$<text:span text:style-name="Variable">name</text:span>(<text:span text:style-name="Variable">expr-1</text:span>, <text:span text:style-name="Variable">expr-2</text:span>, ..., <text:span text:style-name="Variable">expr-N</text:span>)</text:p>
      <text:p text:style-name="Text_20_body">(where <text:span text:style-name="Variable">name</text:span> obeys the rules for variable names) is an abbreviation for </text:p>
      <text:p text:style-name="P4">#0:<text:span text:style-name="Variable">name</text:span>(<text:span text:style-name="Variable">expr-1</text:span>, <text:span text:style-name="Variable">expr-2</text:span>, ..., <text:span text:style-name="Variable">expr-N</text:span>)</text:p>
      <text:h text:style-name="Heading_20_3" text:outline-level="3"><text:a xlink:type="simple" xlink:href="../ProgrammersManual_toc.html#SEC26" office:name="SEC26">Catching Errors in Expressions</text:a></text:h>
      <text:p text:style-name="Text_20_body">It is often useful to be able to <text:span text:style-name="Strong_20_Emphasis">catch</text:span> an error that an expression raises, to keep the error from aborting the whole task, and to keep on running as if the expression had returned some other value normally. The following expression accomplishes this: </text:p>
      <text:p text:style-name="P4">` <text:span text:style-name="Variable">expr-1</text:span> ! <text:span text:style-name="Variable">codes</text:span> =&gt; <text:span text:style-name="Variable">expr-2</text:span> '</text:p>
      <text:p text:style-name="Text_20_body"><text:span text:style-name="Strong_20_Emphasis">Note:</text:span> the open- and close-quotation marks in the previous line are really part of the syntax; you must actually type them as part of your MOO program for this kind of expression. </text:p>
      <text:p text:style-name="Text_20_body">The <text:span text:style-name="Variable">codes</text:span> part is either the keyword <text:span text:style-name="Source_20_Text">ANY</text:span> or else a comma-separated list of expressions, just like an argument list. As in an argument list, the splicing operator (<text:span text:style-name="Example">`@'</text:span>) can be used here. The <text:span text:style-name="Source_20_Text">=&gt; </text:span><text:span text:style-name="Source_20_Text"><text:span text:style-name="Variable">expr-2</text:span></text:span> part of the error-catching expression is optional. </text:p>
      <text:p text:style-name="Text_20_body">First, the <text:span text:style-name="Variable">codes</text:span> part is evaluated, yielding a list of error codes that should be caught if they're raised; if <text:span text:style-name="Variable">codes</text:span> is <text:span text:style-name="Source_20_Text">ANY</text:span>, then it is equivalent to the list of all possible MOO values. </text:p>
      <text:p text:style-name="Text_20_body">Next, <text:span text:style-name="Variable">expr-1</text:span> is evaluated. If it evaluates normally, without raising an error, then its value becomes the value of the entire error-catching expression. If evaluating <text:span text:style-name="Variable">expr-1</text:span> results in an error being raised, then call that error <text:span text:style-name="Variable">E</text:span>. If <text:span text:style-name="Variable">E</text:span> is in the list resulting from evaluating <text:span text:style-name="Variable">codes</text:span>, then <text:span text:style-name="Variable">E</text:span> is considered <text:span text:style-name="Strong_20_Emphasis">caught</text:span> by this error-catching expression. In such a case, if <text:span text:style-name="Variable">expr-2</text:span> was given, it is evaluated to get the outcome of the entire error-catching expression; if <text:span text:style-name="Variable">expr-2</text:span> was omitted, then <text:span text:style-name="Variable">E</text:span> becomes the value of the entire expression. If <text:span text:style-name="Variable">E</text:span> is <text:span text:style-name="Emphasis">not</text:span> in the list resulting from <text:span text:style-name="Variable">codes</text:span>, then this expression does not catch the error at all and it continues to be raised, possibly to be caught by some piece of code either surrounding this expression or higher up on the verb-call stack. </text:p>
      <text:p text:style-name="Text_20_body">Here are some examples of the use of this kind of expression: </text:p>
      <text:p text:style-name="P4">`x + 1 ! E_TYPE =&gt; 0'</text:p>
      <text:p text:style-name="Text_20_body">Returns <text:span text:style-name="Source_20_Text">x + 1</text:span> if <text:span text:style-name="Source_20_Text">x</text:span> is an integer, returns <text:span text:style-name="Source_20_Text">0</text:span> if <text:span text:style-name="Source_20_Text">x</text:span> is not an integer, and raises <text:span text:style-name="Source_20_Text">E_VARNF</text:span> if <text:span text:style-name="Source_20_Text">x</text:span> doesn't have a value. </text:p>
      <text:p text:style-name="P4">`x.y ! E_PROPNF, E_PERM =&gt; 17'</text:p>
      <text:p text:style-name="Text_20_body">Returns <text:span text:style-name="Source_20_Text">x.y</text:span> if that doesn't cause an error, <text:span text:style-name="Source_20_Text">17</text:span> if <text:span text:style-name="Source_20_Text">x</text:span> doesn't have a <text:span text:style-name="Source_20_Text">y</text:span> property or that property isn't readable, and raises some other kind of error (like <text:span text:style-name="Source_20_Text">E_INVIND</text:span>) if <text:span text:style-name="Source_20_Text">x.y</text:span> does. </text:p>
      <text:p text:style-name="P4">`1 / 0 ! ANY'</text:p>
      <text:p text:style-name="Text_20_body">Returns <text:span text:style-name="Source_20_Text">E_DIV</text:span>. </text:p>
      <text:h text:style-name="Heading_20_3" text:outline-level="3"><text:a xlink:type="simple" xlink:href="../ProgrammersManual_toc.html#SEC27" office:name="SEC27">Parentheses and Operator Precedence</text:a></text:h>
      <text:p text:style-name="Text_20_body">As shown in a few examples above, MOO allows you to use parentheses to make it clear how you intend for complex expressions to be grouped. For example, the expression </text:p>
      <text:p text:style-name="P4">3 * (4 + 5)</text:p>
      <text:p text:style-name="Text_20_body">performs the addition of 4 and 5 before multiplying the result by 3. </text:p>
      <text:p text:style-name="Text_20_body">If you leave out the parentheses, MOO will figure out how to group the expression according to certain rules. The first of these is that some operators have higher <text:span text:style-name="Strong_20_Emphasis">precedence</text:span> than others; operators with higher precedence will more tightly bind to their operands than those with lower precedence. For example, multiplication has higher precedence than addition; thus, if the parentheses had been left out of the expression in the previous paragraph, MOO would have grouped it as follows: </text:p>
      <text:p text:style-name="P4">(3 * 4) + 5</text:p>
      <text:p text:style-name="Text_20_body">The table below gives the relative precedence of all of the MOO operators; operators on higher lines in the table have higher precedence and those on the same line have identical precedence: </text:p>
      <text:p text:style-name="Preformatted_20_Text">! <text:s text:c="6"/>- (without a left operand)</text:p>
      <text:p text:style-name="Preformatted_20_Text">^</text:p>
      <text:p text:style-name="Preformatted_20_Text">* <text:s text:c="6"/>/ <text:s text:c="6"/>%</text:p>
      <text:p text:style-name="Preformatted_20_Text">+ <text:s text:c="6"/>-</text:p>
      <text:p text:style-name="Preformatted_20_Text">== <text:s text:c="5"/>!= <text:s text:c="5"/>&lt; <text:s text:c="6"/>&lt;= <text:s text:c="5"/>&gt; <text:s text:c="6"/>&gt;= <text:s text:c="5"/>in</text:p>
      <text:p text:style-name="Preformatted_20_Text">&amp;&amp; <text:s text:c="5"/>||</text:p>
      <text:p text:style-name="Preformatted_20_Text">... ? ... | ... (the conditional expression)</text:p>
      <text:p text:style-name="P4">=</text:p>
      <text:p text:style-name="Text_20_body">Thus, the horrendous expression </text:p>
      <text:p text:style-name="P4">x = a &lt; b &amp;&amp; c &gt; d + e * f ? w in y | - q - r</text:p>
      <text:p text:style-name="Text_20_body">would be grouped as follows: </text:p>
      <text:p text:style-name="P4">x = (((a &lt; b) &amp;&amp; (c &gt; (d + (e * f)))) ? (w in y) | ((- q) - r))</text:p>
      <text:p text:style-name="Text_20_body">It is best to keep expressions simpler than this and to use parentheses liberally to make your meaning clear to other humans. </text:p>
      <text:h text:style-name="Heading_20_2" text:outline-level="2"><text:a xlink:type="simple" xlink:href="../ProgrammersManual_toc.html#SEC28" office:name="SEC28">MOO Language Statements</text:a></text:h>
      <text:p text:style-name="Text_20_body">Statements are MOO constructs that, in contrast to expressions, perform some useful, non-value-producing operation. For example, there are several kinds of statements, called `looping constructs', that repeatedly perform some set of operations. Fortunately, there are many fewer kinds of statements in MOO than there are kinds of expressions. </text:p>
      <text:h text:style-name="Heading_20_3" text:outline-level="3"><text:a xlink:type="simple" xlink:href="../ProgrammersManual_toc.html#SEC29" office:name="SEC29">Errors While Executing Statements</text:a></text:h>
      <text:p text:style-name="Text_20_body">Statements do not return values, but some kinds of statements can, under certain circumstances described below, generate errors. If such an error is generated in a verb whose <text:span text:style-name="Example">`d'</text:span> (debug) bit is not set, then the error is ignored and the statement that generated it is simply skipped; execution proceeds with the next statement. </text:p>
      <text:p text:style-name="Quotations"><text:span text:style-name="Strong_20_Emphasis">Note:</text:span> this error-ignoring behavior is very error prone, since it affects <text:span text:style-name="Emphasis">all</text:span> errors, including ones the programmer may not have anticipated. The <text:span text:style-name="Example">`d'</text:span> bit exists only for historical reasons; it was once the only way for MOO programmers to catch and handle errors. The error-catching expression and the <text:span text:style-name="Source_20_Text">try</text:span>-<text:span text:style-name="Source_20_Text">except</text:span> statement are far better ways of accomplishing the same thing. </text:p>
      <text:p text:style-name="Text_20_body">If the <text:span text:style-name="Example">`d'</text:span> bit is set, as it usually is, then the error is <text:span text:style-name="Strong_20_Emphasis">raised</text:span> and can be caught and handled either by code surrounding the expression in question or by verbs higher up on the chain of calls leading to the current verb. If the error is not caught, then the server aborts the entire task and, by default, prints a message to the current player. See the descriptions of the error-catching expression and the <text:span text:style-name="Source_20_Text">try</text:span>-<text:span text:style-name="Source_20_Text">except</text:span> statement for the details of how errors can be caught, and the chapter on server assumptions about the database for details on the handling of uncaught errors. </text:p>
      <text:h text:style-name="Heading_20_3" text:outline-level="3"><text:a xlink:type="simple" xlink:href="../ProgrammersManual_toc.html#SEC30" office:name="SEC30">Simple Statements</text:a></text:h>
      <text:p text:style-name="Text_20_body">The simplest kind of statement is the <text:span text:style-name="Strong_20_Emphasis">null</text:span> statement, consisting of just a semicolon: </text:p>
      <text:p text:style-name="P4">;</text:p>
      <text:p text:style-name="Text_20_body">It doesn't do anything at all, but it does it very quickly. </text:p>
      <text:p text:style-name="Text_20_body">The next simplest statement is also one of the most common, the expression statement, consisting of any expression followed by a semicolon: </text:p>
      <text:p text:style-name="P4"><text:span text:style-name="Variable">expression</text:span>;</text:p>
      <text:p text:style-name="Text_20_body">The given expression is evaluated and the resulting value is ignored. Commonly-used kinds of expressions for such statements include assignments and verb calls. Of course, there's no use for such a statement unless the evaluation of <text:span text:style-name="Variable">expression</text:span> has some side-effect, such as changing the value of some variable or property, printing some text on someone's screen, etc. </text:p>
      <text:h text:style-name="Heading_20_3" text:outline-level="3"><text:a xlink:type="simple" xlink:href="../ProgrammersManual_toc.html#SEC31" office:name="SEC31">Statements for Testing Conditions</text:a></text:h>
      <text:p text:style-name="Text_20_body">The <text:span text:style-name="Example">`if'</text:span> statement allows you to decide whether or not to perform some statements based on the value of an arbitrary expression: </text:p>
      <text:p text:style-name="Preformatted_20_Text">if (<text:span text:style-name="Variable">expression</text:span>)</text:p>
      <text:p text:style-name="Preformatted_20_Text"><text:s text:c="2"/><text:span text:style-name="Variable">statements</text:span></text:p>
      <text:p text:style-name="P4">endif</text:p>
      <text:p text:style-name="Text_20_body"><text:span text:style-name="Variable">Expression</text:span> is evaluated and, if it returns a true value, the statements are executed in order; otherwise, nothing more is done. </text:p>
      <text:p text:style-name="Text_20_body">One frequently wants to perform one set of statements if some condition is true and some other set of statements otherwise. The optional <text:span text:style-name="Example">`else'</text:span> phrase in an <text:span text:style-name="Example">`if'</text:span> statement allows you to do this: </text:p>
      <text:p text:style-name="Preformatted_20_Text">if (<text:span text:style-name="Variable">expression</text:span>)</text:p>
      <text:p text:style-name="Preformatted_20_Text"><text:s text:c="2"/><text:span text:style-name="Variable">statements-1</text:span></text:p>
      <text:p text:style-name="Preformatted_20_Text">else</text:p>
      <text:p text:style-name="Preformatted_20_Text"><text:s text:c="2"/><text:span text:style-name="Variable">statements-2</text:span></text:p>
      <text:p text:style-name="P4">endif</text:p>
      <text:p text:style-name="Text_20_body">This statement is executed just like the previous one, except that <text:span text:style-name="Variable">statements-1</text:span> are executed if <text:span text:style-name="Variable">expression</text:span> returns a true value and <text:span text:style-name="Variable">statements-2</text:span> are executed otherwise. </text:p>
      <text:p text:style-name="Text_20_body">Sometimes, one needs to test several conditions in a kind of nested fashion: </text:p>
      <text:p text:style-name="Preformatted_20_Text">if (<text:span text:style-name="Variable">expression-1</text:span>)</text:p>
      <text:p text:style-name="Preformatted_20_Text"><text:s text:c="2"/><text:span text:style-name="Variable">statements-1</text:span></text:p>
      <text:p text:style-name="Preformatted_20_Text">else</text:p>
      <text:p text:style-name="Preformatted_20_Text"><text:s text:c="2"/>if (<text:span text:style-name="Variable">expression-2</text:span>)</text:p>
      <text:p text:style-name="Preformatted_20_Text"><text:s text:c="4"/><text:span text:style-name="Variable">statements-2</text:span></text:p>
      <text:p text:style-name="Preformatted_20_Text"><text:s text:c="2"/>else</text:p>
      <text:p text:style-name="Preformatted_20_Text"><text:s text:c="4"/>if (<text:span text:style-name="Variable">expression-3</text:span>)</text:p>
      <text:p text:style-name="Preformatted_20_Text"><text:s text:c="6"/><text:span text:style-name="Variable">statements-3</text:span></text:p>
      <text:p text:style-name="Preformatted_20_Text"><text:s text:c="4"/>else</text:p>
      <text:p text:style-name="Preformatted_20_Text"><text:s text:c="6"/><text:span text:style-name="Variable">statements-4</text:span></text:p>
      <text:p text:style-name="Preformatted_20_Text"><text:s text:c="4"/>endif</text:p>
      <text:p text:style-name="Preformatted_20_Text"><text:s text:c="2"/>endif</text:p>
      <text:p text:style-name="P4">endif</text:p>
      <text:p text:style-name="Text_20_body">Such code can easily become tedious to write and difficult to read. MOO provides a somewhat simpler notation for such cases: </text:p>
      <text:p text:style-name="Preformatted_20_Text">if (<text:span text:style-name="Variable">expression-1</text:span>)</text:p>
      <text:p text:style-name="Preformatted_20_Text"><text:s text:c="2"/><text:span text:style-name="Variable">statements-1</text:span></text:p>
      <text:p text:style-name="Preformatted_20_Text">elseif (<text:span text:style-name="Variable">expression-2</text:span>)</text:p>
      <text:p text:style-name="Preformatted_20_Text"><text:s text:c="2"/><text:span text:style-name="Variable">statements-2</text:span></text:p>
      <text:p text:style-name="Preformatted_20_Text">elseif (<text:span text:style-name="Variable">expression-3</text:span>)</text:p>
      <text:p text:style-name="Preformatted_20_Text"><text:s text:c="2"/><text:span text:style-name="Variable">statements-3</text:span></text:p>
      <text:p text:style-name="Preformatted_20_Text">else</text:p>
      <text:p text:style-name="Preformatted_20_Text"><text:s text:c="2"/><text:span text:style-name="Variable">statements-4</text:span></text:p>
      <text:p text:style-name="P4">endif</text:p>
      <text:p text:style-name="Text_20_body">Note that <text:span text:style-name="Example">`elseif'</text:span> is written as a single word, without any spaces. This simpler version has the very same meaning as the original: evaluate <text:span text:style-name="Variable">expression-i</text:span> for <text:span text:style-name="Variable">i</text:span> equal to 1, 2, and 3, in turn, until one of them returns a true value; then execute the <text:span text:style-name="Variable">statements-i</text:span> associated with that expression. If none of the <text:span text:style-name="Variable">expression-i</text:span> return a true value, then execute <text:span text:style-name="Variable">statements-4</text:span>. </text:p>
      <text:p text:style-name="Text_20_body">Any number of <text:span text:style-name="Example">`elseif'</text:span> phrases can appear, each having this form: </text:p>
      <text:p text:style-name="P4">elseif (<text:span text:style-name="Variable">expression</text:span>) <text:span text:style-name="Variable">statements</text:span></text:p>
      <text:p text:style-name="Text_20_body">The complete syntax of the <text:span text:style-name="Example">`if'</text:span> statement, therefore, is as follows: </text:p>
      <text:p text:style-name="Preformatted_20_Text">if (<text:span text:style-name="Variable">expression</text:span>)</text:p>
      <text:p text:style-name="Preformatted_20_Text"><text:s text:c="2"/><text:span text:style-name="Variable">statements</text:span></text:p>
      <text:p text:style-name="Preformatted_20_Text"><text:span text:style-name="Variable">zero-or-more-elseif-phrases</text:span></text:p>
      <text:p text:style-name="Preformatted_20_Text"><text:span text:style-name="Variable">an-optional-else-phrase</text:span></text:p>
      <text:p text:style-name="P4">endif</text:p>
      <text:h text:style-name="Heading_20_3" text:outline-level="3"><text:a xlink:type="simple" xlink:href="../ProgrammersManual_toc.html#SEC32" office:name="SEC32">Statements for Looping</text:a></text:h>
      <text:p text:style-name="Text_20_body">MOO provides three different kinds of looping statements, allowing you to have a set of statements executed (1) once for each element of a given list, (2) once for each integer or object number in a given range, and (3) over and over until a given condition stops being true. </text:p>
      <text:p text:style-name="Text_20_body">To perform some statements once for each element of a given list, use this syntax: </text:p>
      <text:p text:style-name="Preformatted_20_Text">for <text:span text:style-name="Variable">variable</text:span> in (<text:span text:style-name="Variable">expression</text:span>)</text:p>
      <text:p text:style-name="Preformatted_20_Text"><text:s text:c="2"/><text:span text:style-name="Variable">statements</text:span></text:p>
      <text:p text:style-name="P4">endfor</text:p>
      <text:p text:style-name="Text_20_body">The expression is evaluated and should return a list; if it does not, <text:span text:style-name="Source_20_Text">E_TYPE</text:span> is raised. The <text:span text:style-name="Variable">statements</text:span> are then executed once for each element of that list in turn; each time, the given <text:span text:style-name="Variable">variable</text:span> is assigned the value of the element in question. For example, consider the following statements: </text:p>
      <text:p text:style-name="Preformatted_20_Text">odds = {1, 3, 5, 7, 9};</text:p>
      <text:p text:style-name="Preformatted_20_Text">evens = {};</text:p>
      <text:p text:style-name="Preformatted_20_Text">for n in (odds)</text:p>
      <text:p text:style-name="Preformatted_20_Text"><text:s text:c="2"/>evens = {@evens, n + 1};</text:p>
      <text:p text:style-name="P4">endfor</text:p>
      <text:p text:style-name="Text_20_body">The value of the variable <text:span text:style-name="Example">`evens'</text:span> after executing these statements is the list </text:p>
      <text:p text:style-name="P4">{2, 4, 6, 8, 10}</text:p>
      <text:p text:style-name="Text_20_body">To perform a set of statements once for each integer or object number in a given range, use this syntax: </text:p>
      <text:p text:style-name="Preformatted_20_Text">for <text:span text:style-name="Variable">variable</text:span> in [<text:span text:style-name="Variable">expression-1</text:span>..<text:span text:style-name="Variable">expression-2</text:span>]</text:p>
      <text:p text:style-name="Preformatted_20_Text"><text:s text:c="2"/><text:span text:style-name="Variable">statements</text:span></text:p>
      <text:p text:style-name="P4">endfor</text:p>
      <text:p text:style-name="Text_20_body">The two expressions are evaluated in turn and should either both return integers or both return object numbers; <text:span text:style-name="Source_20_Text">E_TYPE</text:span> is raised otherwise. The <text:span text:style-name="Variable">statements</text:span> are then executed once for each integer (or object number, as appropriate) greater than or equal to the value of <text:span text:style-name="Variable">expression-1</text:span> and less than or equal to the result of <text:span text:style-name="Variable">expression-2</text:span>, in increasing order. Each time, the given variable is assigned the integer or object number in question. For example, consider the following statements: </text:p>
      <text:p text:style-name="Preformatted_20_Text">evens = {};</text:p>
      <text:p text:style-name="Preformatted_20_Text">for n in [1..5]</text:p>
      <text:p text:style-name="Preformatted_20_Text"><text:s text:c="2"/>evens = {@evens, 2 * n};</text:p>
      <text:p text:style-name="P4">endfor</text:p>
      <text:p text:style-name="Text_20_body">The value of the variable <text:span text:style-name="Example">`evens'</text:span> after executing these statements is just as in the previous example: the list </text:p>
      <text:p text:style-name="P4">{2, 4, 6, 8, 10}</text:p>
      <text:p text:style-name="Text_20_body">The following loop over object numbers prints out the number and name of every valid object in the database: </text:p>
      <text:p text:style-name="Preformatted_20_Text">for o in [#0..max_object()]</text:p>
      <text:p text:style-name="Preformatted_20_Text"><text:s text:c="2"/>if (valid(o))</text:p>
      <text:p text:style-name="Preformatted_20_Text"><text:s text:c="4"/>notify(player, tostr(o, ": ", o.name));</text:p>
      <text:p text:style-name="Preformatted_20_Text"><text:s text:c="2"/>endif</text:p>
      <text:p text:style-name="P4">endfor</text:p>
      <text:p text:style-name="Text_20_body">The final kind of loop in MOO executes a set of statements repeatedly as long as a given condition remains true: </text:p>
      <text:p text:style-name="Preformatted_20_Text">while (<text:span text:style-name="Variable">expression</text:span>)</text:p>
      <text:p text:style-name="Preformatted_20_Text"><text:s text:c="2"/><text:span text:style-name="Variable">statements</text:span></text:p>
      <text:p text:style-name="P4">endwhile</text:p>
      <text:p text:style-name="Text_20_body">The expression is evaluated and, if it returns a true value, the <text:span text:style-name="Variable">statements</text:span> are executed; then, execution of the <text:span text:style-name="Example">`while'</text:span> statement begins all over again with the evaluation of the expression. That is, execution alternates between evaluating the expression and executing the statements until the expression returns a false value. The following example code has precisely the same effect as the loop just shown above: </text:p>
      <text:p text:style-name="Preformatted_20_Text">evens = {};</text:p>
      <text:p text:style-name="Preformatted_20_Text">n = 1;</text:p>
      <text:p text:style-name="Preformatted_20_Text">while (n &lt;= 5)</text:p>
      <text:p text:style-name="Preformatted_20_Text"><text:s text:c="2"/>evens = {@evens, 2 * n};</text:p>
      <text:p text:style-name="Preformatted_20_Text"><text:s text:c="2"/>n = n + 1;</text:p>
      <text:p text:style-name="P4">endwhile</text:p>
      <text:p text:style-name="Quotations"><text:span text:style-name="Emphasis">Fine point:</text:span> It is also possible to give a `name' to a <text:span text:style-name="Example">`while'</text:span> loop, using this syntax: </text:p>
      <text:p text:style-name="P5">while <text:span text:style-name="Variable">name</text:span> (<text:span text:style-name="Variable">expression</text:span>)</text:p>
      <text:p text:style-name="P5"><text:s text:c="2"/><text:span text:style-name="Variable">statements</text:span></text:p>
      <text:p text:style-name="P6">endwhile</text:p>
      <text:p text:style-name="Quotations">which has precisely the same effect as </text:p>
      <text:p text:style-name="P5">while (<text:span text:style-name="Variable">name</text:span> = <text:span text:style-name="Variable">expression</text:span>)</text:p>
      <text:p text:style-name="P5"><text:s text:c="2"/><text:span text:style-name="Variable">statements</text:span></text:p>
      <text:p text:style-name="P6">endwhile</text:p>
      <text:p text:style-name="Quotations">This naming facility is only really useful in conjunction with the <text:span text:style-name="Example">`break'</text:span> and <text:span text:style-name="Example">`continue'</text:span> statements, described in the next section. </text:p>
      <text:p text:style-name="Text_20_body">With each kind of loop, it is possible that the statements in the body of the loop will never be executed at all. For iteration over lists, this happens when the list returned by the expression is empty. For iteration on integers, it happens when <text:span text:style-name="Variable">expression-1</text:span> returns a larger integer than <text:span text:style-name="Variable">expression-2</text:span>. Finally, for the <text:span text:style-name="Example">`while'</text:span> loop, it happens if the expression returns a false value the very first time it is evaluated. </text:p>
      <text:h text:style-name="Heading_20_3" text:outline-level="3"><text:a xlink:type="simple" xlink:href="../ProgrammersManual_toc.html#SEC33" office:name="SEC33">Terminating One or All Iterations of a Loop</text:a></text:h>
      <text:p text:style-name="Text_20_body">Sometimes, it is useful to exit a loop before it finishes all of its iterations. For example, if the loop is used to search for a particular kind of element of a list, then it might make sense to stop looping as soon as the right kind of element is found, even if there are more elements yet to see. The <text:span text:style-name="Example">`break'</text:span> statement is used for this purpose; it has the form </text:p>
      <text:p text:style-name="P4">break;</text:p>
      <text:p text:style-name="Text_20_body">or </text:p>
      <text:p text:style-name="P4">break <text:span text:style-name="Variable">name</text:span>;</text:p>
      <text:p text:style-name="Text_20_body">Each <text:span text:style-name="Example">`break'</text:span> statement indicates a specific surrounding loop; if <text:span text:style-name="Variable">name</text:span> is not given, the statement refers to the innermost one. If it is given, <text:span text:style-name="Variable">name</text:span> must be the name appearing right after the <text:span text:style-name="Example">`for'</text:span> or <text:span text:style-name="Example">`while'</text:span> keyword of the desired enclosing loop. When the <text:span text:style-name="Example">`break'</text:span> statement is executed, the indicated loop is immediately terminated and executing continues just as if the loop had completed its iterations normally. </text:p>
      <text:p text:style-name="Text_20_body">MOO also allows you to terminate just the current iteration of a loop, making it immediately go on to the next one, if any. The <text:span text:style-name="Example">`continue'</text:span> statement does this; it has precisely the same forms as the <text:span text:style-name="Example">`break'</text:span> statement: </text:p>
      <text:p text:style-name="P4">continue;</text:p>
      <text:p text:style-name="Text_20_body">or </text:p>
      <text:p text:style-name="P4">continue <text:span text:style-name="Variable">name</text:span>;</text:p>
      <text:h text:style-name="Heading_20_3" text:outline-level="3"><text:a xlink:type="simple" xlink:href="../ProgrammersManual_toc.html#SEC34" office:name="SEC34">Returning a Value from a Verb</text:a></text:h>
      <text:p text:style-name="Text_20_body">The MOO program in a verb is just a sequence of statements. Normally, when the verb is called, those statements are simply executed in order and then the integer 0 is returned as the value of the verb-call expression. Using the <text:span text:style-name="Example">`return'</text:span> statement, one can change this behavior. The <text:span text:style-name="Example">`return'</text:span> statement has one of the following two forms: </text:p>
      <text:p text:style-name="P4">return;</text:p>
      <text:p text:style-name="Text_20_body">or </text:p>
      <text:p text:style-name="P4">return <text:span text:style-name="Variable">expression</text:span>;</text:p>
      <text:p text:style-name="Text_20_body">When it is executed, execution of the current verb is terminated immediately after evaluating the given <text:span text:style-name="Variable">expression</text:span>, if any. The verb-call expression that started the execution of this verb then returns either the value of <text:span text:style-name="Variable">expression</text:span> or the integer 0, if no <text:span text:style-name="Variable">expression</text:span> was provided. </text:p>
      <text:h text:style-name="Heading_20_3" text:outline-level="3"><text:a xlink:type="simple" xlink:href="../ProgrammersManual_toc.html#SEC35" office:name="SEC35">Handling Errors in Statements</text:a></text:h>
      <text:p text:style-name="Text_20_body">Normally, whenever a piece of MOO code raises an error, the entire task is aborted and a message printed to the user. Often, such errors can be anticipated in advance by the programmer and code written to deal with them in a more graceful manner. The <text:span text:style-name="Source_20_Text">try</text:span>-<text:span text:style-name="Source_20_Text">except</text:span> statement allows you to do this; the syntax is as follows: </text:p>
      <text:p text:style-name="Preformatted_20_Text">try</text:p>
      <text:p text:style-name="Preformatted_20_Text"><text:s text:c="2"/><text:span text:style-name="Variable">statements-0</text:span></text:p>
      <text:p text:style-name="Preformatted_20_Text">except <text:span text:style-name="Variable">variable-1</text:span> (<text:span text:style-name="Variable">codes-1</text:span>)</text:p>
      <text:p text:style-name="Preformatted_20_Text"><text:s text:c="2"/><text:span text:style-name="Variable">statements-1</text:span></text:p>
      <text:p text:style-name="Preformatted_20_Text">except <text:span text:style-name="Variable">variable-2</text:span> (<text:span text:style-name="Variable">codes-2</text:span>)</text:p>
      <text:p text:style-name="Preformatted_20_Text"><text:s text:c="2"/><text:span text:style-name="Variable">statements-2</text:span></text:p>
      <text:p text:style-name="Preformatted_20_Text">...</text:p>
      <text:p text:style-name="P4">endtry</text:p>
      <text:p text:style-name="Text_20_body">where the <text:span text:style-name="Variable">variable</text:span>s may be omitted and each <text:span text:style-name="Variable">codes</text:span> part is either the keyword <text:span text:style-name="Source_20_Text">ANY</text:span> or else a comma-separated list of expressions, just like an argument list. As in an argument list, the splicing operator (<text:span text:style-name="Example">`@'</text:span>) can be used here. There can be anywhere from 1 to 255 <text:span text:style-name="Source_20_Text">except</text:span> clauses. </text:p>
      <text:p text:style-name="Text_20_body">First, each <text:span text:style-name="Variable">codes</text:span> part is evaluated, yielding a list of error codes that should be caught if they're raised; if a <text:span text:style-name="Variable">codes</text:span> is <text:span text:style-name="Source_20_Text">ANY</text:span>, then it is equivalent to the list of all possible MOO values. </text:p>
      <text:p text:style-name="Text_20_body">Next, <text:span text:style-name="Variable">statements-0</text:span> is executed; if it doesn't raise an error, then that's all that happens for the entire <text:span text:style-name="Source_20_Text">try</text:span>-<text:span text:style-name="Source_20_Text">except</text:span> statement. Otherwise, let <text:span text:style-name="Variable">E</text:span> be the error it raises. From top to bottom, <text:span text:style-name="Variable">E</text:span> is searched for in the lists resulting from the various <text:span text:style-name="Variable">codes</text:span> parts; if it isn't found in any of them, then it continues to be raised, possibly to be caught by some piece of code either surrounding this <text:span text:style-name="Source_20_Text">try</text:span>-<text:span text:style-name="Source_20_Text">except</text:span> statement or higher up on the verb-call stack. </text:p>
      <text:p text:style-name="Text_20_body">If <text:span text:style-name="Variable">E</text:span> is found first in <text:span text:style-name="Variable">codes-i</text:span>, then <text:span text:style-name="Variable">variable-i</text:span> (if provided) is assigned a value containing information about the error being raised and <text:span text:style-name="Variable">statements-i</text:span> is executed. The value assigned to <text:span text:style-name="Variable">variable-i</text:span> is a list of four elements: </text:p>
      <text:p text:style-name="P4">{<text:span text:style-name="Variable">code</text:span>, <text:span text:style-name="Variable">message</text:span>, <text:span text:style-name="Variable">value</text:span>, <text:span text:style-name="Variable">traceback</text:span>}</text:p>
      <text:p text:style-name="Text_20_body">where <text:span text:style-name="Variable">code</text:span> is <text:span text:style-name="Variable">E</text:span>, the error being raised, <text:span text:style-name="Variable">message</text:span> and <text:span text:style-name="Variable">value</text:span> are as provided by the code that raised the error, and <text:span text:style-name="Variable">traceback</text:span> is a list like that returned by the <text:span text:style-name="Example">`callers()'</text:span> function, including line numbers. The <text:span text:style-name="Variable">traceback</text:span> list contains entries for every verb from the one that raised the error through the one containing this <text:span text:style-name="Source_20_Text">try</text:span>-<text:span text:style-name="Source_20_Text">except</text:span> statement. </text:p>
      <text:p text:style-name="Text_20_body">Unless otherwise mentioned, all of the built-in errors raised by expressions, statements, and functions provide <text:span text:style-name="Source_20_Text">tostr(</text:span><text:span text:style-name="Source_20_Text"><text:span text:style-name="Variable">code</text:span></text:span><text:span text:style-name="Source_20_Text">)</text:span> as <text:span text:style-name="Variable">message</text:span> and zero as <text:span text:style-name="Variable">value</text:span>. </text:p>
      <text:p text:style-name="Text_20_body">Here's an example of the use of this kind of statement: </text:p>
      <text:p text:style-name="Preformatted_20_Text">try</text:p>
      <text:p text:style-name="Preformatted_20_Text"><text:s text:c="2"/>result = object:(command)(@arguments);</text:p>
      <text:p text:style-name="Preformatted_20_Text"><text:s text:c="2"/>player:tell("=&gt; ", toliteral(result));</text:p>
      <text:p text:style-name="Preformatted_20_Text">except v (ANY)</text:p>
      <text:p text:style-name="Preformatted_20_Text"><text:s text:c="2"/>tb = v[4];</text:p>
      <text:p text:style-name="Preformatted_20_Text"><text:s text:c="2"/>if (length(tb) == 1)</text:p>
      <text:p text:style-name="Preformatted_20_Text"><text:s text:c="4"/>player:tell("** Illegal command: ", v[2]);</text:p>
      <text:p text:style-name="Preformatted_20_Text"><text:s text:c="2"/>else</text:p>
      <text:p text:style-name="Preformatted_20_Text"><text:s text:c="4"/>top = tb[1];</text:p>
      <text:p text:style-name="Preformatted_20_Text"><text:s text:c="4"/>tb[1..1] = {};</text:p>
      <text:p text:style-name="Preformatted_20_Text"><text:s text:c="4"/>player:tell(top[1], ":", top[2], ", line ", top[6], ":",</text:p>
      <text:p text:style-name="Preformatted_20_Text"><text:s text:c="16"/>v[2]);</text:p>
      <text:p text:style-name="Preformatted_20_Text"><text:s text:c="4"/>for fr in (tb)</text:p>
      <text:p text:style-name="Preformatted_20_Text"><text:s text:c="6"/>player:tell("... called from ", fr[1], ":", fr[2],</text:p>
      <text:p text:style-name="Preformatted_20_Text"><text:s text:c="18"/>", line ", fr[6]);</text:p>
      <text:p text:style-name="Preformatted_20_Text"><text:s text:c="4"/>endfor</text:p>
      <text:p text:style-name="Preformatted_20_Text"><text:s text:c="4"/>player:tell("(End of traceback)");</text:p>
      <text:p text:style-name="Preformatted_20_Text"><text:s text:c="2"/>endif</text:p>
      <text:p text:style-name="P4">endtry</text:p>
      <text:h text:style-name="Heading_20_3" text:outline-level="3"><text:a xlink:type="simple" xlink:href="../ProgrammersManual_toc.html#SEC36" office:name="SEC36">Cleaning Up After Errors</text:a></text:h>
      <text:p text:style-name="Text_20_body">Whenever an error is raised, it is usually the case that at least some MOO code gets skipped over and never executed. Sometimes, it's important that a piece of code <text:span text:style-name="Emphasis">always</text:span> be executed, whether or not an error is raised. Use the <text:span text:style-name="Source_20_Text">try</text:span>-<text:span text:style-name="Source_20_Text">finally</text:span> statement for these cases; it has the following syntax: </text:p>
      <text:p text:style-name="Preformatted_20_Text">try</text:p>
      <text:p text:style-name="Preformatted_20_Text"><text:s text:c="2"/><text:span text:style-name="Variable">statements-1</text:span></text:p>
      <text:p text:style-name="Preformatted_20_Text">finally</text:p>
      <text:p text:style-name="Preformatted_20_Text"><text:s text:c="2"/><text:span text:style-name="Variable">statements-2</text:span></text:p>
      <text:p text:style-name="P4">endtry</text:p>
      <text:p text:style-name="Text_20_body">First, <text:span text:style-name="Variable">statements-1</text:span> is executed; if it completes without raising an error, returning from this verb, or terminating the current iteration of a surrounding loop (we call these possibilities <text:span text:style-name="Strong_20_Emphasis">transferring control</text:span>), then <text:span text:style-name="Variable">statements-2</text:span> is executed and that's all that happens for the entire <text:span text:style-name="Source_20_Text">try</text:span>-<text:span text:style-name="Source_20_Text">finally</text:span> statement. </text:p>
      <text:p text:style-name="Text_20_body">Otherwise, the process of transferring control is interrupted and <text:span text:style-name="Variable">statments-2</text:span> is executed. If <text:span text:style-name="Variable">statements-2</text:span> itself completes without transferring control, then the interrupted control transfer is resumed just where it left off. If <text:span text:style-name="Variable">statements-2</text:span> does transfer control, then the interrupted transfer is simply forgotten in favor of the new one. </text:p>
      <text:p text:style-name="Text_20_body">In short, this statement ensures that <text:span text:style-name="Variable">statements-2</text:span> is executed after control leaves <text:span text:style-name="Variable">statements-1</text:span> for whatever reason; it can thus be used to make sure that some piece of cleanup code is run even if <text:span text:style-name="Variable">statements-1</text:span> doesn't simply run normally to completion. </text:p>
      <text:p text:style-name="Text_20_body">Here's an example: </text:p>
      <text:p text:style-name="Preformatted_20_Text">try</text:p>
      <text:p text:style-name="Preformatted_20_Text"><text:s text:c="2"/>start = time();</text:p>
      <text:p text:style-name="Preformatted_20_Text"><text:s text:c="2"/>object:(command)(@arguments);</text:p>
      <text:p text:style-name="Preformatted_20_Text">finally</text:p>
      <text:p text:style-name="Preformatted_20_Text"><text:s text:c="2"/>end = time();</text:p>
      <text:p text:style-name="Preformatted_20_Text"><text:s text:c="2"/>this:charge_user_for_seconds(player, end - start);</text:p>
      <text:p text:style-name="P4">endtry</text:p>
      <text:h text:style-name="Heading_20_3" text:outline-level="3"><text:a xlink:type="simple" xlink:href="../ProgrammersManual_toc.html#SEC37" office:name="SEC37">Executing Statements at a Later Time</text:a></text:h>
      <text:p text:style-name="Text_20_body">It is sometimes useful to have some sequence of statements execute at a later time, without human intervention. For example, one might implement an object that, when thrown into the air, eventually falls back to the ground; the <text:span text:style-name="Example">`throw'</text:span> verb on that object should arrange to print a message about the object landing on the ground, but the message shouldn't be printed until some number of seconds have passed. </text:p>
      <text:p text:style-name="Text_20_body">The <text:span text:style-name="Example">`fork'</text:span> statement is intended for just such situations and has the following syntax: </text:p>
      <text:p text:style-name="Preformatted_20_Text">fork (<text:span text:style-name="Variable">expression</text:span>)</text:p>
      <text:p text:style-name="Preformatted_20_Text"><text:s text:c="2"/><text:span text:style-name="Variable">statements</text:span></text:p>
      <text:p text:style-name="P4">endfork</text:p>
      <text:p text:style-name="Text_20_body">The <text:span text:style-name="Example">`fork'</text:span> statement first executes the expression, which must return a integer; call that integer <text:span text:style-name="Variable">n</text:span>. It then creates a new MOO <text:span text:style-name="Strong_20_Emphasis">task</text:span> that will, after at least <text:span text:style-name="Variable">n</text:span> seconds, execute the statements. When the new task begins, all variables will have the values they had at the time the <text:span text:style-name="Example">`fork'</text:span> statement was executed. The task executing the <text:span text:style-name="Example">`fork'</text:span> statement immediately continues execution. The concept of tasks is discussed in detail in the next section. </text:p>
      <text:p text:style-name="Text_20_body">By default, there is no limit to the number of tasks any player may fork, but such a limit can be imposed from within the database. See the chapter on server assumptions about the database for details. </text:p>
      <text:p text:style-name="Text_20_body">Occasionally, one would like to be able to kill a forked task before it even starts; for example, some player might have caught the object that was thrown into the air, so no message should be printed about it hitting the ground. If a variable name is given after the <text:span text:style-name="Example">`fork'</text:span> keyword, like this: </text:p>
      <text:p text:style-name="Preformatted_20_Text">fork <text:span text:style-name="Variable">name</text:span> (<text:span text:style-name="Variable">expression</text:span>)</text:p>
      <text:p text:style-name="Preformatted_20_Text"><text:s text:c="2"/><text:span text:style-name="Variable">statements</text:span></text:p>
      <text:p text:style-name="P4">endfork</text:p>
      <text:p text:style-name="Text_20_body">then that variable is assigned the <text:span text:style-name="Strong_20_Emphasis">task ID</text:span> of the newly-created task. The value of this variable is visible both to the task executing the fork statement and to the statements in the newly-created task. This ID can be passed to the <text:span text:style-name="Source_20_Text">kill_task()</text:span> function to keep the task from running and will be the value of <text:span text:style-name="Source_20_Text">task_id()</text:span> once the task begins execution. </text:p>
      <text:h text:style-name="Heading_20_2" text:outline-level="2"><text:a xlink:type="simple" xlink:href="../ProgrammersManual_toc.html#SEC38" office:name="SEC38">MOO Tasks</text:a></text:h>
      <text:p text:style-name="Text_20_body">A <text:span text:style-name="Strong_20_Emphasis">task</text:span> is an execution of a MOO program. There are five kinds of tasks in LambdaMOO: </text:p>
      <text:list xml:id="list2081546952776644298" text:style-name="L11">
        <text:list-item>
          <text:p text:style-name="P48">Every time a player types a command, a task is created to execute that command; we call these <text:span text:style-name="Strong_20_Emphasis">command tasks</text:span>. </text:p>
        </text:list-item>
        <text:list-item>
          <text:p text:style-name="P48">Whenever a player connects or disconnects from the MOO, the server starts a task to do whatever processing is necessary, such as printing out <text:span text:style-name="Example">`Munchkin has connected'</text:span> to all of the players in the same room; these are called <text:span text:style-name="Strong_20_Emphasis">server tasks</text:span>. </text:p>
        </text:list-item>
        <text:list-item>
          <text:p text:style-name="P48">The <text:span text:style-name="Example">`fork'</text:span> statement in the programming language creates a task whose execution is delayed for at least some given number of seconds; these are <text:span text:style-name="Strong_20_Emphasis">forked tasks</text:span>. </text:p>
        </text:list-item>
        <text:list-item>
          <text:p text:style-name="P48">The <text:span text:style-name="Source_20_Text">suspend()</text:span> function suspends the execution of the current task. A snapshot is taken of whole state of the execution, and the execution will be resumed later. These are called <text:span text:style-name="Strong_20_Emphasis">suspended tasks</text:span>. </text:p>
        </text:list-item>
        <text:list-item>
          <text:p text:style-name="P18"><text:soft-page-break/>The <text:span text:style-name="Source_20_Text">read()</text:span> function also suspends the execution of the current task, in this case waiting for the player to type a line of input. When the line is received, the task resumes with the <text:span text:style-name="Source_20_Text">read()</text:span> function returning the input line as result. These are called <text:span text:style-name="Strong_20_Emphasis">reading tasks</text:span>. </text:p>
        </text:list-item>
      </text:list>
      <text:p text:style-name="Text_20_body">The last three kinds of tasks above are collectively known as <text:span text:style-name="Strong_20_Emphasis">queued tasks</text:span> or <text:span text:style-name="Strong_20_Emphasis">background tasks</text:span>, since they may not run immediately. </text:p>
      <text:p text:style-name="Text_20_body">To prevent a maliciously- or incorrectly-written MOO program from running forever and monopolizing the server, limits are placed on the running time of every task. One limit is that no task is allowed to run longer than a certain number of seconds; command and server tasks get five seconds each while other tasks get only three seconds. This limit is, in practice, rarely reached. The reason is that there is also a limit on the number of operations a task may execute. </text:p>
      <text:p text:style-name="Text_20_body">The server counts down <text:span text:style-name="Strong_20_Emphasis">ticks</text:span> as any task executes. Roughly speaking, it counts one tick for every expression evaluation (other than variables and literals), one for every <text:span text:style-name="Example">`if'</text:span>, <text:span text:style-name="Example">`fork'</text:span> or <text:span text:style-name="Example">`return'</text:span> statement, and one for every iteration of a loop. If the count gets all the way down to zero, the task is immediately and unceremoniously aborted. By default, command and server tasks begin with an store of 30,000 ticks; this is enough for almost all normal uses. Forked, suspended, and reading tasks are allotted 15,000 ticks each. </text:p>
      <text:p text:style-name="Text_20_body">These limits on seconds and ticks may be changed from within the database, as can the behavior of the server after it aborts a task for running out; see the chapter on server assumptions about the database for details. </text:p>
      <text:p text:style-name="Text_20_body">Because queued tasks may exist for long periods of time before they begin execution, there are functions to list the ones that you own and to kill them before they execute. These functions, among others, are discussed in the following section. </text:p>
      <text:h text:style-name="Heading_20_2" text:outline-level="2"><text:a xlink:type="simple" xlink:href="../ProgrammersManual_toc.html#SEC39" office:name="SEC39">Built-in Functions</text:a></text:h>
      <text:p text:style-name="Text_20_body">There are a large number of built-in functions available for use by MOO programmers. Each one is discussed in detail in this section. The presentation is broken up into subsections by grouping together functions with similar or related uses. </text:p>
      <text:p text:style-name="Text_20_body">For most functions, the expected types of the arguments are given; if the actual arguments are not of these types, <text:span text:style-name="Source_20_Text">E_TYPE</text:span> is raised. Some arguments can be of any type at all; in such cases, no type specification is given for the argument. Also, for most functions, the type of the result of the function is given. Some functions do not return a useful result; in such cases, the specification <text:span text:style-name="Example">`none'</text:span> is used. A few functions can potentially return any type of value at all; in such cases, the specification <text:span text:style-name="Example">`value'</text:span> is used. </text:p>
      <text:p text:style-name="Text_20_body">Most functions take a certain fixed number of required arguments and, in some cases, one or two optional arguments. If a function is called with too many or too few arguments, <text:span text:style-name="Source_20_Text">E_ARGS</text:span> is raised. </text:p>
      <text:p text:style-name="Text_20_body">Functions are always called by the program for some verb; that program is running with the permissions of some player, usually the owner of the verb in question (it is not always the owner, though; wizards can use <text:span text:style-name="Source_20_Text">set_task_perms()</text:span> to change the permissions `on the fly'). In the function descriptions below, we refer to the player whose permissions are being used as the <text:span text:style-name="Strong_20_Emphasis">programmer</text:span>. </text:p>
      <text:p text:style-name="Text_20_body">Many built-in functions are described below as raising <text:span text:style-name="Source_20_Text">E_PERM</text:span> unless the programmer meets certain specified criteria. It is possible to restrict use of any function, however, so that only wizards can use it; see the chapter on server assumptions about the database for details. </text:p>
      <text:h text:style-name="Heading_20_3" text:outline-level="3"><text:a xlink:type="simple" xlink:href="../ProgrammersManual_toc.html#SEC40" office:name="SEC40">Object-Oriented Programming</text:a></text:h>
      <text:p text:style-name="Text_20_body">One of the most important facilities in an object-oriented programming language is ability for a child object to make use of a parent's implementation of some operation, even when the child provides its own definition for that operation. The <text:span text:style-name="Source_20_Text">pass()</text:span> function provides this facility in MOO. </text:p>
      <text:p text:style-name="List_20_Heading"><text:span text:style-name="T1">Function:</text:span> value <text:span text:style-name="T2">pass</text:span> <text:span text:style-name="T3">(</text:span><text:span text:style-name="Variable"><text:span text:style-name="T3">arg</text:span></text:span><text:span text:style-name="T3">, ...)</text:span> </text:p>
      <text:p text:style-name="P68"><text:bookmark text:name="IDX1"/>Often, it is useful for a child object to define a verb that <text:span text:style-name="Emphasis">augments</text:span> the behavior of a verb on its parent object. For example, in the LambdaCore database, the root object (which is an ancestor of every other object) defines a verb called <text:span text:style-name="Example">`description'</text:span> that simply returns the value of <text:span text:style-name="Source_20_Text">this.description</text:span>; this verb is used by the implementation of the <text:span text:style-name="Source_20_Text">look</text:span> command. In many cases, a programmer would like the description of some object to include some non-constant part; for example, a sentence about whether or not the object was `awake' or `sleeping'. This sentence should be added onto the end of the normal description. The programmer would like to have a means of calling the normal <text:span text:style-name="Source_20_Text">description</text:span> verb and then appending the sentence onto the end of that description. The function <text:span text:style-name="Example">`pass()'</text:span> is for exactly such situations. </text:p>
      <text:p text:style-name="P68"><text:span text:style-name="Source_20_Text">pass</text:span> calls the verb with the same name as the current verb but as defined on the parent of the object that defines the current verb. The arguments given to <text:span text:style-name="Source_20_Text">pass</text:span> are the ones given to the called verb and the returned value of the called verb is returned from the call to <text:span text:style-name="Source_20_Text">pass</text:span>. The initial value of <text:span text:style-name="Source_20_Text">this</text:span> in the called verb is the same as in the calling verb. </text:p>
      <text:p text:style-name="P68">Thus, in the example above, the child-object's <text:span text:style-name="Source_20_Text">description</text:span> verb might have the following implementation: </text:p>
      <text:p text:style-name="P8">return pass() + " <text:s/>It is " + (this.awake ? "awake." | "sleeping.");</text:p>
      <text:p text:style-name="P68">That is, it calls its parent's <text:span text:style-name="Source_20_Text">description</text:span> verb and then appends to the result a sentence whose content is computed based on the value of a property on the object. </text:p>
      <text:p text:style-name="P68">In almost all cases, you will want to call <text:span text:style-name="Example">`pass()'</text:span> with the same arguments as were given to the current verb. This is easy to write in MOO; just call <text:span text:style-name="Source_20_Text">pass(@args)</text:span>. </text:p>
      <text:h text:style-name="Heading_20_3" text:outline-level="3"><text:a xlink:type="simple" xlink:href="../ProgrammersManual_toc.html#SEC41" office:name="SEC41">Manipulating MOO Values</text:a></text:h>
      <text:p text:style-name="Text_20_body">There are several functions for performing primitive operations on MOO values, and they can be cleanly split into two kinds: those that do various very general operations that apply to all types of values, and those that are specific to one particular type. There are so many operations concerned with objects that we do not list them in this section but rather give them their own section following this one. </text:p>
      <text:h text:style-name="Heading_20_4" text:outline-level="4"><text:a xlink:type="simple" xlink:href="../ProgrammersManual_toc.html#SEC42" office:name="SEC42">General Operations Applicable to all Values</text:a></text:h>
      <text:p text:style-name="List_20_Heading"><text:span text:style-name="T1">Function:</text:span> int <text:span text:style-name="T2">typeof</text:span> <text:span text:style-name="T3">(</text:span><text:span text:style-name="Variable"><text:span text:style-name="T3">value</text:span></text:span><text:span text:style-name="T3">)</text:span> </text:p>
      <text:p text:style-name="P68"><text:bookmark text:name="IDX2"/>Takes any MOO value and returns an integer representing the type of <text:span text:style-name="Variable">value</text:span>. The result is the same as the initial value of one of these built-in variables: <text:span text:style-name="Source_20_Text">INT</text:span>, <text:span text:style-name="Source_20_Text">FLOAT</text:span>, <text:span text:style-name="Source_20_Text">STR</text:span>, <text:span text:style-name="Source_20_Text">LIST</text:span>, <text:span text:style-name="Source_20_Text">OBJ</text:span>, or <text:span text:style-name="Source_20_Text">ERR</text:span>. Thus, one usually writes code like this: </text:p>
      <text:p text:style-name="P8">if (typeof(x) == LIST) ...</text:p>
      <text:p text:style-name="P68">and not like this: </text:p>
      <text:p text:style-name="P8">if (typeof(x) == 3) ...</text:p>
      <text:p text:style-name="P68">because the former is much more readable than the latter. </text:p>
      <text:p text:style-name="List_20_Heading"><text:span text:style-name="T1">Function:</text:span> str <text:span text:style-name="T2">tostr</text:span> <text:span text:style-name="T3">(</text:span><text:span text:style-name="Variable"><text:span text:style-name="T3">value</text:span></text:span><text:span text:style-name="T3">, ...)</text:span> </text:p>
      <text:p text:style-name="P68"><text:bookmark text:name="IDX3"/>Converts all of the given MOO values into strings and returns the concatenation of the results. </text:p>
      <text:p text:style-name="P7">tostr(17) <text:s text:c="17"/>=&gt; <text:s text:c="2"/>"17"</text:p>
      <text:p text:style-name="P7">tostr(1.0/3.0) <text:s text:c="12"/>=&gt; <text:s text:c="2"/>"0.333333333333333"</text:p>
      <text:p text:style-name="P7">tostr(#17) <text:s text:c="16"/>=&gt; <text:s text:c="2"/>"#17"</text:p>
      <text:p text:style-name="P7">tostr("foo") <text:s text:c="14"/>=&gt; <text:s text:c="2"/>"foo"</text:p>
      <text:p text:style-name="P7">tostr({1, 2}) <text:s text:c="13"/>=&gt; <text:s text:c="2"/>"{list}"</text:p>
      <text:p text:style-name="P7">tostr(E_PERM) <text:s text:c="13"/>=&gt; <text:s text:c="2"/>"Permission denied"</text:p>
      <text:p text:style-name="P8">tostr("3 + 4 = ", 3 + 4) <text:s text:c="2"/>=&gt; <text:s text:c="2"/>"3 + 4 = 7"</text:p>
      <text:p text:style-name="P68">Note that <text:span text:style-name="Source_20_Text">tostr()</text:span> does not do a good job of converting lists into strings; all lists, including the empty list, are converted into the string <text:span text:style-name="Source_20_Text">"{list}"</text:span>. The function <text:span text:style-name="Source_20_Text">toliteral()</text:span>, below, is better for this purpose. </text:p>
      <text:p text:style-name="List_20_Heading"><text:span text:style-name="T1">Function:</text:span> str <text:span text:style-name="T2">toliteral</text:span> <text:span text:style-name="T3">(</text:span><text:span text:style-name="Variable"><text:span text:style-name="T3">value</text:span></text:span><text:span text:style-name="T3">)</text:span> </text:p>
      <text:p text:style-name="P68"><text:bookmark text:name="IDX4"/>Returns a string containing a MOO literal expression that, when evaluated, would be equal to <text:span text:style-name="Variable">value</text:span>. </text:p>
      <text:p text:style-name="P7">toliteral(17) <text:s text:c="8"/>=&gt; <text:s text:c="2"/>"17"</text:p>
      <text:p text:style-name="P7">toliteral(1.0/3.0) <text:s text:c="3"/>=&gt; <text:s text:c="2"/>"0.333333333333333"</text:p>
      <text:p text:style-name="P7">toliteral(#17) <text:s text:c="7"/>=&gt; <text:s text:c="2"/>"#17"</text:p>
      <text:p text:style-name="P7">toliteral("foo") <text:s text:c="5"/>=&gt; <text:s text:c="2"/>"\"foo\""</text:p>
      <text:p text:style-name="P7">toliteral({1, 2}) <text:s text:c="4"/>=&gt; <text:s text:c="2"/>"{1, 2}"</text:p>
      <text:p text:style-name="P8">toliteral(E_PERM) <text:s text:c="4"/>=&gt; <text:s text:c="2"/>"E_PERM"</text:p>
      <text:p text:style-name="List_20_Heading"><text:span text:style-name="T1">Function:</text:span> int <text:span text:style-name="T2">toint</text:span> <text:span text:style-name="T3">(</text:span><text:span text:style-name="Variable"><text:span text:style-name="T3">value</text:span></text:span><text:span text:style-name="T3">)</text:span> </text:p>
      <text:p text:style-name="List_20_Heading"><text:bookmark text:name="IDX5"/><text:span text:style-name="T1">Function:</text:span> int <text:span text:style-name="T2">tonum</text:span> <text:span text:style-name="T3">(</text:span><text:span text:style-name="Variable"><text:span text:style-name="T3">value</text:span></text:span><text:span text:style-name="T3">)</text:span> </text:p>
      <text:p text:style-name="P68"><text:bookmark text:name="IDX6"/>Converts the given MOO value into an integer and returns that integer. Floating-point numbers are rounded toward zero, truncating their fractional parts. Object numbers are converted into the equivalent integers. Strings are parsed as the decimal encoding of a real number which is then converted to an integer. Errors are converted into integers obeying the same ordering (with respect to <text:span text:style-name="Source_20_Text">&lt;=</text:span> as the errors themselves. <text:span text:style-name="Source_20_Text">Toint()</text:span> raises <text:span text:style-name="Source_20_Text">E_TYPE</text:span> if <text:span text:style-name="Variable">value</text:span> is a list. If <text:span text:style-name="Variable">value</text:span> is a string but the string does not contain a syntactically-correct number, then <text:span text:style-name="Source_20_Text">toint()</text:span> returns 0. </text:p>
      <text:p text:style-name="P7">toint(34.7) <text:s text:c="7"/>=&gt; <text:s text:c="2"/>34</text:p>
      <text:p text:style-name="P7">toint(-34.7) <text:s text:c="6"/>=&gt; <text:s text:c="2"/>-34</text:p>
      <text:p text:style-name="P7">toint(#34) <text:s text:c="8"/>=&gt; <text:s text:c="2"/>34</text:p>
      <text:p text:style-name="P7">toint("34") <text:s text:c="7"/>=&gt; <text:s text:c="2"/>34</text:p>
      <text:p text:style-name="P7">toint("34.7") <text:s text:c="5"/>=&gt; <text:s text:c="2"/>34</text:p>
      <text:p text:style-name="P7">toint(" - 34 <text:s/>") <text:s text:c="2"/>=&gt; <text:s text:c="2"/>-34</text:p>
      <text:p text:style-name="P8">toint(E_TYPE) <text:s text:c="5"/>=&gt; <text:s text:c="2"/>1</text:p>
      <text:p text:style-name="List_20_Heading"><text:span text:style-name="T1">Function:</text:span> obj <text:span text:style-name="T2">toobj</text:span> <text:span text:style-name="T3">(</text:span><text:span text:style-name="Variable"><text:span text:style-name="T3">value</text:span></text:span><text:span text:style-name="T3">)</text:span> </text:p>
      <text:p text:style-name="P68"><text:bookmark text:name="IDX7"/>Converts the given MOO value into an object number and returns that object number. The conversions are very similar to those for <text:span text:style-name="Source_20_Text">toint()</text:span> except that for strings, the number <text:span text:style-name="Emphasis">may</text:span> be preceded by <text:span text:style-name="Example">`#'</text:span>. </text:p>
      <text:p text:style-name="P7">toobj("34") <text:s text:c="6"/>=&gt; <text:s text:c="2"/>#34</text:p>
      <text:p text:style-name="P7">toobj("#34") <text:s text:c="5"/>=&gt; <text:s text:c="2"/>#34</text:p>
      <text:p text:style-name="P7">toobj("foo") <text:s text:c="5"/>=&gt; <text:s text:c="2"/>#0</text:p>
      <text:p text:style-name="P8">toobj({1, 2}) <text:s text:c="4"/>error--&gt; <text:s text:c="2"/>E_TYPE</text:p>
      <text:p text:style-name="List_20_Heading"><text:span text:style-name="T1">Function:</text:span> float <text:span text:style-name="T2">tofloat</text:span> <text:span text:style-name="T3">(</text:span><text:span text:style-name="Variable"><text:span text:style-name="T3">value</text:span></text:span><text:span text:style-name="T3">)</text:span> </text:p>
      <text:p text:style-name="P68"><text:bookmark text:name="IDX8"/>Converts the given MOO value into a floating-point number and returns that number. Integers and object numbers are converted into the corresponding integral floating-point numbers. Strings are parsed as the decimal encoding of a real number which is then represented as closely as possible as a floating-point number. Errors are first converted to integers as in <text:span text:style-name="Source_20_Text">toint()</text:span> and then converted as integers are. <text:span text:style-name="Source_20_Text">Tofloat()</text:span> raises <text:span text:style-name="Source_20_Text">E_TYPE</text:span> if <text:span text:style-name="Variable">value</text:span> is a list. If <text:span text:style-name="Variable">value</text:span> is a string but the string does not contain a syntactically-correct number, then <text:span text:style-name="Source_20_Text">tofloat()</text:span> returns 0. </text:p>
      <text:p text:style-name="P7">tofloat(34) <text:s text:c="9"/>=&gt; <text:s text:c="2"/>34.0</text:p>
      <text:p text:style-name="P7">tofloat(#34) <text:s text:c="8"/>=&gt; <text:s text:c="2"/>34.0</text:p>
      <text:p text:style-name="P7">tofloat("34") <text:s text:c="7"/>=&gt; <text:s text:c="2"/>34.0</text:p>
      <text:p text:style-name="P7">tofloat("34.7") <text:s text:c="5"/>=&gt; <text:s text:c="2"/>34.7</text:p>
      <text:p text:style-name="P8">tofloat(E_TYPE) <text:s text:c="5"/>=&gt; <text:s text:c="2"/>1.0</text:p>
      <text:p text:style-name="List_20_Heading"><text:span text:style-name="T1">Function:</text:span> int <text:span text:style-name="T2">equal</text:span> <text:span text:style-name="T3">(</text:span><text:span text:style-name="Variable"><text:span text:style-name="T3">value1</text:span></text:span><text:span text:style-name="T3">, </text:span><text:span text:style-name="Variable"><text:span text:style-name="T3">value2</text:span></text:span><text:span text:style-name="T3">)</text:span> </text:p>
      <text:p text:style-name="P68"><text:bookmark text:name="IDX9"/>Returns true if <text:span text:style-name="Variable">value1</text:span> is completely indistinguishable from <text:span text:style-name="Variable">value2</text:span>. This is much the same operation as "<text:span text:style-name="Source_20_Text"><text:span text:style-name="Variable">value1</text:span></text:span><text:span text:style-name="Source_20_Text"> == </text:span><text:span text:style-name="Source_20_Text"><text:span text:style-name="Variable">value2</text:span></text:span>" except that, unlike <text:span text:style-name="Source_20_Text">==</text:span>, the <text:span text:style-name="Source_20_Text">equal()</text:span> function does not treat upper- and lower-case characters in strings as equal. </text:p>
      <text:p text:style-name="P7">"Foo" == "foo" <text:s text:c="8"/>=&gt; <text:s text:c="2"/>1</text:p>
      <text:p text:style-name="P7">equal("Foo", "foo") <text:s text:c="3"/>=&gt; <text:s text:c="2"/>0</text:p>
      <text:p text:style-name="P8">equal("Foo", "Foo") <text:s text:c="3"/>=&gt; <text:s text:c="2"/>1</text:p>
      <text:p text:style-name="List_20_Heading"><text:span text:style-name="T1">Function:</text:span> int <text:span text:style-name="T2">value_bytes</text:span> <text:span text:style-name="T3">(</text:span><text:span text:style-name="Variable"><text:span text:style-name="T3">value</text:span></text:span><text:span text:style-name="T3">)</text:span> </text:p>
      <text:p text:style-name="P68"><text:bookmark text:name="IDX10"/>Returns the number of bytes of the server's memory required to store the given <text:span text:style-name="Variable">value</text:span>. </text:p>
      <text:p text:style-name="List_20_Heading"><text:span text:style-name="T1">Function:</text:span> str <text:span text:style-name="T2">value_hash</text:span> <text:span text:style-name="T3">(</text:span><text:span text:style-name="Variable"><text:span text:style-name="T3">value</text:span></text:span><text:span text:style-name="T3">)</text:span> </text:p>
      <text:p text:style-name="P68"><text:bookmark text:name="IDX11"/>Returns the same string as <text:span text:style-name="Source_20_Text">string_hash(toliteral(</text:span><text:span text:style-name="Source_20_Text"><text:span text:style-name="Variable">value</text:span></text:span><text:span text:style-name="Source_20_Text">))</text:span>; see the description of <text:span text:style-name="Source_20_Text">string_hash()</text:span> for details. </text:p>
      <text:h text:style-name="Heading_20_4" text:outline-level="4"><text:a xlink:type="simple" xlink:href="../ProgrammersManual_toc.html#SEC43" office:name="SEC43">Operations on Numbers</text:a></text:h>
      <text:p text:style-name="List_20_Heading"><text:span text:style-name="T1">Function:</text:span> int <text:span text:style-name="T2">random</text:span> <text:span text:style-name="T3">([int </text:span><text:span text:style-name="Variable"><text:span text:style-name="T3">mod</text:span></text:span><text:span text:style-name="T3">])</text:span> </text:p>
      <text:p text:style-name="P68"><text:bookmark text:name="IDX12"/><text:span text:style-name="Variable">mod</text:span> must be a positive integer; otherwise, <text:span text:style-name="Source_20_Text">E_INVARG</text:span> is raised. An integer is chosen randomly from the range <text:span text:style-name="Source_20_Text">[1..</text:span><text:span text:style-name="Source_20_Text"><text:span text:style-name="Variable">mod</text:span></text:span><text:span text:style-name="Source_20_Text">]</text:span> and returned. If <text:span text:style-name="Variable">mod</text:span> is not provided, it defaults to the largest MOO integer, 2147483647. </text:p>
      <text:p text:style-name="List_20_Heading"><text:span text:style-name="T1">Function:</text:span> num <text:span text:style-name="T2">min</text:span> <text:span text:style-name="T3">(num </text:span><text:span text:style-name="Variable"><text:span text:style-name="T3">x</text:span></text:span><text:span text:style-name="T3">, ...)</text:span> </text:p>
      <text:p text:style-name="List_20_Heading"><text:bookmark text:name="IDX13"/><text:span text:style-name="T1">Function:</text:span> num <text:span text:style-name="T2">max</text:span> <text:span text:style-name="T3">(num </text:span><text:span text:style-name="Variable"><text:span text:style-name="T3">x</text:span></text:span><text:span text:style-name="T3">, ...)</text:span> </text:p>
      <text:p text:style-name="P68"><text:bookmark text:name="IDX14"/>These two functions return the smallest or largest of their arguments, respectively. All of the arguments must be numbers of the same kind (i.e., either integer or floating-point); otherwise <text:span text:style-name="Source_20_Text">E_TYPE</text:span> is raised. </text:p>
      <text:p text:style-name="List_20_Heading"><text:span text:style-name="T1">Function:</text:span> num <text:span text:style-name="T2">abs</text:span> <text:span text:style-name="T3">(num </text:span><text:span text:style-name="Variable"><text:span text:style-name="T3">x</text:span></text:span><text:span text:style-name="T3">)</text:span> </text:p>
      <text:p text:style-name="P68"><text:bookmark text:name="IDX15"/>Returns the absolute value of <text:span text:style-name="Variable">x</text:span>. If <text:span text:style-name="Variable">x</text:span> is negative, then the result is <text:span text:style-name="Source_20_Text">-</text:span><text:span text:style-name="Source_20_Text"><text:span text:style-name="Variable">x</text:span></text:span>; otherwise, the result is <text:span text:style-name="Variable">x</text:span>. The number <text:span text:style-name="Variable">x</text:span> can be either integer or floating-point; the result is of the same kind. </text:p>
      <text:p text:style-name="List_20_Heading"><text:span text:style-name="T1">Function:</text:span> str <text:span text:style-name="T2">floatstr(float</text:span> <text:span text:style-name="Variable"><text:span text:style-name="T3">x</text:span></text:span><text:span text:style-name="T3">, int </text:span><text:span text:style-name="Variable"><text:span text:style-name="T3">precision</text:span></text:span><text:span text:style-name="T3"> [, </text:span><text:span text:style-name="Variable"><text:span text:style-name="T3">scientific</text:span></text:span><text:span text:style-name="T3">])</text:span> </text:p>
      <text:p text:style-name="P68"><text:bookmark text:name="IDX16"/>Converts <text:span text:style-name="Variable">x</text:span> into a string with more control than provided by either <text:span text:style-name="Source_20_Text">tostr()</text:span> or <text:span text:style-name="Source_20_Text">toliteral()</text:span>. <text:span text:style-name="Variable">Precision</text:span> is the number of digits to appear to the right of the decimal point, capped at 4 more than the maximum available precision, a total of 19 on most machines; this makes it possible to avoid rounding errors if the resulting string is subsequently read back as a floating-point value. If <text:span text:style-name="Variable">scientific</text:span> is false or not provided, the result is a string in the form <text:span text:style-name="Source_20_Text">"MMMMMMM.DDDDDD"</text:span>, preceded by a minus sign if and only if <text:span text:style-name="Variable">x</text:span> is negative. If <text:span text:style-name="Variable">scientific</text:span> is provided and true, the result is a string in the form <text:span text:style-name="Source_20_Text">"M.DDDDDDe+EEE"</text:span>, again preceded by a minus sign if and only if <text:span text:style-name="Variable">x</text:span> is negative. </text:p>
      <text:p text:style-name="List_20_Heading"><text:span text:style-name="T1">Function:</text:span> float <text:span text:style-name="T2">sqrt</text:span> <text:span text:style-name="T3">(float </text:span><text:span text:style-name="Variable"><text:span text:style-name="T3">x</text:span></text:span><text:span text:style-name="T3">)</text:span> </text:p>
      <text:p text:style-name="P68"><text:bookmark text:name="IDX17"/>Returns the square root of <text:span text:style-name="Variable">x</text:span>. Raises <text:span text:style-name="Source_20_Text">E_INVARG</text:span> if <text:span text:style-name="Variable">x</text:span> is negative. </text:p>
      <text:p text:style-name="List_20_Heading"><text:span text:style-name="T1">Function:</text:span> float <text:span text:style-name="T2">sin</text:span> <text:span text:style-name="T3">(float </text:span><text:span text:style-name="Variable"><text:span text:style-name="T3">x</text:span></text:span><text:span text:style-name="T3">)</text:span> </text:p>
      <text:p text:style-name="List_20_Heading"><text:bookmark text:name="IDX18"/><text:span text:style-name="T1">Function:</text:span> float <text:span text:style-name="T2">cos</text:span> <text:span text:style-name="T3">(float </text:span><text:span text:style-name="Variable"><text:span text:style-name="T3">x</text:span></text:span><text:span text:style-name="T3">)</text:span> </text:p>
      <text:p text:style-name="List_20_Heading"><text:bookmark text:name="IDX19"/><text:span text:style-name="T1">Function:</text:span> float <text:span text:style-name="T2">tan</text:span> <text:span text:style-name="T3">(float </text:span><text:span text:style-name="Variable"><text:span text:style-name="T3">x</text:span></text:span><text:span text:style-name="T3">)</text:span> </text:p>
      <text:p text:style-name="P68"><text:bookmark text:name="IDX20"/>Returns the sine, cosine, or tangent of <text:span text:style-name="Variable">x</text:span>, respectively. </text:p>
      <text:p text:style-name="List_20_Heading"><text:span text:style-name="T1">Function:</text:span> float <text:span text:style-name="T2">asin</text:span> <text:span text:style-name="T3">(float </text:span><text:span text:style-name="Variable"><text:span text:style-name="T3">x</text:span></text:span><text:span text:style-name="T3">)</text:span> </text:p>
      <text:p text:style-name="List_20_Heading"><text:bookmark text:name="IDX21"/><text:span text:style-name="T1">Function:</text:span> float <text:span text:style-name="T2">acos</text:span> <text:span text:style-name="T3">(float </text:span><text:span text:style-name="Variable"><text:span text:style-name="T3">x</text:span></text:span><text:span text:style-name="T3">)</text:span> </text:p>
      <text:p text:style-name="P68"><text:bookmark text:name="IDX22"/>Returns the arc-sine or arc-cosine (inverse sine or cosine) of <text:span text:style-name="Variable">x</text:span>, in the range <text:span text:style-name="Source_20_Text">[-pi/2..pi/2]</text:span> or <text:span text:style-name="Source_20_Text">[0..pi]</text:span>, respectively. Raises <text:span text:style-name="Source_20_Text">E_INVARG</text:span> if <text:span text:style-name="Variable">x</text:span> is outside the range <text:span text:style-name="Source_20_Text">[-1.0..1.0]</text:span>. </text:p>
      <text:p text:style-name="List_20_Heading"><text:span text:style-name="T1">Function:</text:span> float <text:span text:style-name="T2">atan</text:span> <text:span text:style-name="T3">(float </text:span><text:span text:style-name="Variable"><text:span text:style-name="T3">y</text:span></text:span><text:span text:style-name="T3"> [, float </text:span><text:span text:style-name="Variable"><text:span text:style-name="T3">x</text:span></text:span><text:span text:style-name="T3">])</text:span> </text:p>
      <text:p text:style-name="P68"><text:bookmark text:name="IDX23"/>Returns the arc-tangent (inverse tangent) of <text:span text:style-name="Variable">y</text:span> in the range <text:span text:style-name="Source_20_Text">[-pi/2..pi/2]</text:span> if <text:span text:style-name="Variable">x</text:span> is not provided, or of <text:span text:style-name="Source_20_Text"><text:span text:style-name="Variable">y</text:span></text:span><text:span text:style-name="Source_20_Text">/</text:span><text:span text:style-name="Source_20_Text"><text:span text:style-name="Variable">x</text:span></text:span> in the range <text:span text:style-name="Source_20_Text">[-pi..pi]</text:span> if <text:span text:style-name="Variable">x</text:span> is provided. </text:p>
      <text:p text:style-name="List_20_Heading"><text:span text:style-name="T1">Function:</text:span> float <text:span text:style-name="T2">sinh</text:span> <text:span text:style-name="T3">(float </text:span><text:span text:style-name="Variable"><text:span text:style-name="T3">x</text:span></text:span><text:span text:style-name="T3">)</text:span> </text:p>
      <text:p text:style-name="List_20_Heading"><text:bookmark text:name="IDX24"/><text:span text:style-name="T1">Function:</text:span> float <text:span text:style-name="T2">cosh</text:span> <text:span text:style-name="T3">(float </text:span><text:span text:style-name="Variable"><text:span text:style-name="T3">x</text:span></text:span><text:span text:style-name="T3">)</text:span> </text:p>
      <text:p text:style-name="List_20_Heading"><text:bookmark text:name="IDX25"/><text:span text:style-name="T1">Function:</text:span> float <text:span text:style-name="T2">tanh</text:span> <text:span text:style-name="T3">(float </text:span><text:span text:style-name="Variable"><text:span text:style-name="T3">x</text:span></text:span><text:span text:style-name="T3">)</text:span> </text:p>
      <text:p text:style-name="P68"><text:bookmark text:name="IDX26"/>Returns the hyperbolic sine, cosine, or tangent of <text:span text:style-name="Variable">x</text:span>, respectively. </text:p>
      <text:p text:style-name="List_20_Heading"><text:span text:style-name="T1">Function:</text:span> float <text:span text:style-name="T2">exp</text:span> <text:span text:style-name="T3">(float </text:span><text:span text:style-name="Variable"><text:span text:style-name="T3">x</text:span></text:span><text:span text:style-name="T3">)</text:span> </text:p>
      <text:p text:style-name="P68"><text:bookmark text:name="IDX27"/>Returns <text:span text:style-name="Variable">e</text:span> raised to the power of <text:span text:style-name="Variable">x</text:span>. </text:p>
      <text:p text:style-name="List_20_Heading"><text:span text:style-name="T1">Function:</text:span> float <text:span text:style-name="T2">log</text:span> <text:span text:style-name="T3">(float </text:span><text:span text:style-name="Variable"><text:span text:style-name="T3">x</text:span></text:span><text:span text:style-name="T3">)</text:span> </text:p>
      <text:p text:style-name="List_20_Heading"><text:bookmark text:name="IDX28"/><text:span text:style-name="T1">Function:</text:span> float <text:span text:style-name="T2">log10</text:span> <text:span text:style-name="T3">(float </text:span><text:span text:style-name="Variable"><text:span text:style-name="T3">x</text:span></text:span><text:span text:style-name="T3">)</text:span> </text:p>
      <text:p text:style-name="P68"><text:bookmark text:name="IDX29"/>Returns the natural or base 10 logarithm of <text:span text:style-name="Variable">x</text:span>. Raises <text:span text:style-name="Source_20_Text">E_INVARG</text:span> if <text:span text:style-name="Variable">x</text:span> is not positive. </text:p>
      <text:p text:style-name="List_20_Heading"><text:span text:style-name="T1">Function:</text:span> float <text:span text:style-name="T2">ceil</text:span> <text:span text:style-name="T3">(float </text:span><text:span text:style-name="Variable"><text:span text:style-name="T3">x</text:span></text:span><text:span text:style-name="T3">)</text:span> </text:p>
      <text:p text:style-name="P68"><text:bookmark text:name="IDX30"/>Returns the smallest integer not less than <text:span text:style-name="Variable">x</text:span>, as a floating-point number. </text:p>
      <text:p text:style-name="List_20_Heading"><text:span text:style-name="T1">Function:</text:span> float <text:span text:style-name="T2">floor</text:span> <text:span text:style-name="T3">(float </text:span><text:span text:style-name="Variable"><text:span text:style-name="T3">x</text:span></text:span><text:span text:style-name="T3">)</text:span> </text:p>
      <text:p text:style-name="P68"><text:bookmark text:name="IDX31"/>Returns the largest integer not greater than <text:span text:style-name="Variable">x</text:span>, as a floating-point number. </text:p>
      <text:p text:style-name="List_20_Heading"><text:span text:style-name="T1">Function:</text:span> float <text:span text:style-name="T2">trunc</text:span> <text:span text:style-name="T3">(float </text:span><text:span text:style-name="Variable"><text:span text:style-name="T3">x</text:span></text:span><text:span text:style-name="T3">)</text:span> </text:p>
      <text:p text:style-name="P68"><text:bookmark text:name="IDX32"/>Returns the integer obtained by truncating <text:span text:style-name="Variable">x</text:span> at the decimal point, as a floating-point number. For negative <text:span text:style-name="Variable">x</text:span>, this is equivalent to <text:span text:style-name="Source_20_Text">ceil()</text:span>; otherwise it is equivalent to <text:span text:style-name="Source_20_Text">floor()</text:span>. </text:p>
      <text:h text:style-name="Heading_20_4" text:outline-level="4"><text:a xlink:type="simple" xlink:href="../ProgrammersManual_toc.html#SEC44" office:name="SEC44">Operations on Strings</text:a></text:h>
      <text:p text:style-name="List_20_Heading"><text:span text:style-name="T1">Function:</text:span> int <text:span text:style-name="T2">length</text:span> <text:span text:style-name="T3">(str </text:span><text:span text:style-name="Variable"><text:span text:style-name="T3">string</text:span></text:span><text:span text:style-name="T3">)</text:span> </text:p>
      <text:p text:style-name="P68"><text:bookmark text:name="IDX33"/>Returns the number of characters in <text:span text:style-name="Variable">string</text:span>. It is also permissible to pass a list to <text:span text:style-name="Source_20_Text">length()</text:span>; see the description in the next section. </text:p>
      <text:p text:style-name="P7">length("foo") <text:s text:c="2"/>=&gt; <text:s text:c="2"/>3</text:p>
      <text:p text:style-name="P8">length("") <text:s text:c="5"/>=&gt; <text:s text:c="2"/>0</text:p>
      <text:p text:style-name="List_20_Heading"><text:span text:style-name="T1">Function:</text:span> str <text:span text:style-name="T2">strsub</text:span> <text:span text:style-name="T3">(str </text:span><text:span text:style-name="Variable"><text:span text:style-name="T3">subject</text:span></text:span><text:span text:style-name="T3">, str </text:span><text:span text:style-name="Variable"><text:span text:style-name="T3">what</text:span></text:span><text:span text:style-name="T3">, str </text:span><text:span text:style-name="Variable"><text:span text:style-name="T3">with</text:span></text:span><text:span text:style-name="T3"> [, </text:span><text:span text:style-name="Variable"><text:span text:style-name="T3">case-matters</text:span></text:span><text:span text:style-name="T3">])</text:span> </text:p>
      <text:p text:style-name="P68"><text:bookmark text:name="IDX34"/>Replaces all occurrences in <text:span text:style-name="Variable">subject</text:span> of <text:span text:style-name="Variable">what</text:span> with <text:span text:style-name="Variable">with</text:span>, performing string substitution. The occurrences are found from left to right and all substitutions happen simultaneously. By default, occurrences of <text:span text:style-name="Variable">what</text:span> are searched for while ignoring the upper/lower case distinction. If <text:span text:style-name="Variable">case-matters</text:span> is provided and true, then case is treated as significant in all comparisons. </text:p>
      <text:p text:style-name="P7">strsub("%n is a fink.", "%n", "Fred") <text:s text:c="2"/>=&gt; <text:s text:c="2"/>"Fred is a fink."</text:p>
      <text:p text:style-name="P7">strsub("foobar", "OB", "b") <text:s text:c="12"/>=&gt; <text:s text:c="2"/>"fobar"</text:p>
      <text:p text:style-name="P8">strsub("foobar", "OB", "b", 1) <text:s text:c="9"/>=&gt; <text:s text:c="2"/>"foobar"</text:p>
      <text:p text:style-name="List_20_Heading"><text:span text:style-name="T1">Function:</text:span> int <text:span text:style-name="T2">index</text:span> <text:span text:style-name="T3">(str </text:span><text:span text:style-name="Variable"><text:span text:style-name="T3">str1</text:span></text:span><text:span text:style-name="T3">, str </text:span><text:span text:style-name="Variable"><text:span text:style-name="T3">str2</text:span></text:span><text:span text:style-name="T3"> [, </text:span><text:span text:style-name="Variable"><text:span text:style-name="T3">case-matters</text:span></text:span><text:span text:style-name="T3">])</text:span> </text:p>
      <text:p text:style-name="List_20_Heading"><text:bookmark text:name="IDX35"/><text:span text:style-name="T1">Function:</text:span> int <text:span text:style-name="T2">rindex</text:span> <text:span text:style-name="T3">(str </text:span><text:span text:style-name="Variable"><text:span text:style-name="T3">str1</text:span></text:span><text:span text:style-name="T3">, str </text:span><text:span text:style-name="Variable"><text:span text:style-name="T3">str2</text:span></text:span><text:span text:style-name="T3"> [, </text:span><text:span text:style-name="Variable"><text:span text:style-name="T3">case-matters</text:span></text:span><text:span text:style-name="T3">])</text:span> </text:p>
      <text:p text:style-name="P68"><text:bookmark text:name="IDX36"/>The function <text:span text:style-name="Source_20_Text">index()</text:span> (<text:span text:style-name="Source_20_Text">rindex()</text:span>) returns the index of the first character of the first (last) occurrence of <text:span text:style-name="Variable">str2</text:span> in <text:span text:style-name="Variable">str1</text:span>, or zero if <text:span text:style-name="Variable">str2</text:span> does not occur in <text:span text:style-name="Variable">str1</text:span> at all. By default the search for an occurrence of <text:span text:style-name="Variable">str2</text:span> is done while ignoring the upper/lower case distinction. If <text:span text:style-name="Variable">case-matters</text:span> is provided and true, then case is treated as significant in all comparisons. </text:p>
      <text:p text:style-name="P7">index("foobar", "o") <text:s text:c="7"/>=&gt; <text:s text:c="2"/>2</text:p>
      <text:p text:style-name="P7">rindex("foobar", "o") <text:s text:c="6"/>=&gt; <text:s text:c="2"/>3</text:p>
      <text:p text:style-name="P7">index("foobar", "x") <text:s text:c="7"/>=&gt; <text:s text:c="2"/>0</text:p>
      <text:p text:style-name="P7">index("foobar", "oba") <text:s text:c="5"/>=&gt; <text:s text:c="2"/>3</text:p>
      <text:p text:style-name="P8">index("Foobar", "foo", 1) <text:s text:c="2"/>=&gt; <text:s text:c="2"/>0</text:p>
      <text:p text:style-name="List_20_Heading"><text:span text:style-name="T1">Function:</text:span> int <text:span text:style-name="T2">strcmp</text:span> <text:span text:style-name="T3">(str </text:span><text:span text:style-name="Variable"><text:span text:style-name="T3">str1</text:span></text:span><text:span text:style-name="T3">, str </text:span><text:span text:style-name="Variable"><text:span text:style-name="T3">str2</text:span></text:span><text:span text:style-name="T3">)</text:span> </text:p>
      <text:p text:style-name="P68"><text:bookmark text:name="IDX37"/>Performs a case-sensitive comparison of the two argument strings. If <text:span text:style-name="Variable">str1</text:span> is lexicographically less than <text:span text:style-name="Variable">str2</text:span>, the <text:span text:style-name="Source_20_Text">strcmp()</text:span> returns a negative integer. If the two strings are identical, <text:span text:style-name="Source_20_Text">strcmp()</text:span> returns zero. Otherwise, <text:span text:style-name="Source_20_Text">strcmp()</text:span> returns a positive integer. The ASCII character ordering is used for the comparison. </text:p>
      <text:p text:style-name="List_20_Heading"><text:span text:style-name="T1">Function:</text:span> list <text:span text:style-name="T2">decode_binary</text:span> <text:span text:style-name="T3">(str </text:span><text:span text:style-name="Variable"><text:span text:style-name="T3">bin-string</text:span></text:span><text:span text:style-name="T3"> [, </text:span><text:span text:style-name="Variable"><text:span text:style-name="T3">fully</text:span></text:span><text:span text:style-name="T3">])</text:span> </text:p>
      <text:p text:style-name="P68"><text:bookmark text:name="IDX38"/>Returns a list of strings and/or integers representing the bytes in the binary string <text:span text:style-name="Variable">bin_string</text:span> in order. If <text:span text:style-name="Variable">fully</text:span> is false or omitted, the list contains an integer only for each non-printing, non-space byte; all other characters are grouped into the longest possible contiguous substrings. If <text:span text:style-name="Variable">fully</text:span> is provided and true, the list contains only integers, one for each byte represented in <text:span text:style-name="Variable">bin_string</text:span>. Raises <text:span text:style-name="Source_20_Text">E_INVARG</text:span> if <text:span text:style-name="Variable">bin_string</text:span> is not a properly-formed binary string. (See the early section on MOO value types for a full description of binary strings.) </text:p>
      <text:p text:style-name="P7">decode_binary("foo") <text:s text:c="14"/>=&gt; <text:s text:c="2"/>{"foo"}</text:p>
      <text:p text:style-name="P7">decode_binary("~~foo") <text:s text:c="12"/>=&gt; <text:s text:c="2"/>{"~foo"}</text:p>
      <text:p text:style-name="P7">decode_binary("foo~0D~0A") <text:s text:c="8"/>=&gt; <text:s text:c="2"/>{"foo", 13, 10}</text:p>
      <text:p text:style-name="P7">decode_binary("foo~0Abar~0Abaz") <text:s text:c="2"/>=&gt; <text:s text:c="2"/>{"foo", 10, "bar", 10, "baz"}</text:p>
      <text:p text:style-name="P8">decode_binary("foo~0D~0A", 1) <text:s text:c="5"/>=&gt; <text:s text:c="2"/>{102, 111, 111, 13, 10}</text:p>
      <text:p text:style-name="List_20_Heading"><text:span text:style-name="T1">Function:</text:span> str <text:span text:style-name="T2">encode_binary</text:span> <text:span text:style-name="T3">(</text:span><text:span text:style-name="Variable"><text:span text:style-name="T3">arg</text:span></text:span><text:span text:style-name="T3">, ...)</text:span> </text:p>
      <text:p text:style-name="P68"><text:bookmark text:name="IDX39"/>Each argument must be an integer between 0 and 255, a string, or a list containing only legal arguments for this function. This function translates each integer and string in turn into its binary string equivalent, returning the concatenation of all these substrings into a single binary string. (See the early section on MOO value types for a full description of binary strings.) </text:p>
      <text:p text:style-name="P7">encode_binary("~foo") <text:s text:c="20"/>=&gt; <text:s text:c="2"/>"~7Efoo"</text:p>
      <text:p text:style-name="P7">encode_binary({"foo", 10}, {"bar", 13}) <text:s text:c="2"/>=&gt; <text:s text:c="2"/>"foo~0Abar~0D"</text:p>
      <text:p text:style-name="P8">encode_binary("foo", 10, "bar", 13) <text:s text:c="6"/>=&gt; <text:s text:c="2"/>"foo~0Abar~0D"</text:p>
      <text:p text:style-name="List_20_Heading"><text:span text:style-name="T1">Function:</text:span> list <text:span text:style-name="T2">match</text:span> <text:span text:style-name="T3">(str </text:span><text:span text:style-name="Variable"><text:span text:style-name="T3">subject</text:span></text:span><text:span text:style-name="T3">, str </text:span><text:span text:style-name="Variable"><text:span text:style-name="T3">pattern</text:span></text:span><text:span text:style-name="T3"> [, </text:span><text:span text:style-name="Variable"><text:span text:style-name="T3">case-matters</text:span></text:span><text:span text:style-name="T3">])</text:span> </text:p>
      <text:p text:style-name="List_20_Heading"><text:bookmark text:name="IDX40"/><text:span text:style-name="T1">Function:</text:span> list <text:span text:style-name="T2">rmatch</text:span> <text:span text:style-name="T3">(str </text:span><text:span text:style-name="Variable"><text:span text:style-name="T3">subject</text:span></text:span><text:span text:style-name="T3">, str </text:span><text:span text:style-name="Variable"><text:span text:style-name="T3">pattern</text:span></text:span><text:span text:style-name="T3"> [, </text:span><text:span text:style-name="Variable"><text:span text:style-name="T3">case-matters</text:span></text:span><text:span text:style-name="T3">])</text:span> </text:p>
      <text:p text:style-name="P68"><text:bookmark text:name="IDX41"/>The function <text:span text:style-name="Source_20_Text">match()</text:span> (<text:span text:style-name="Source_20_Text">rmatch()</text:span>) searches for the first (last) occurrence of the regular expression <text:span text:style-name="Variable">pattern</text:span> in the string <text:span text:style-name="Variable">subject</text:span>. If <text:span text:style-name="Variable">pattern</text:span> is syntactically malformed, then <text:span text:style-name="Source_20_Text">E_INVARG</text:span> is raised. The process of matching can in some cases consume a great deal of memory in the server; should this memory consumption become excessive, then the matching process is aborted and <text:span text:style-name="Source_20_Text">E_QUOTA</text:span> is raised. </text:p>
      <text:p text:style-name="P68">If no match is found, the empty list is returned; otherwise, these functions return a list containing information about the match (see below). By default, the search ignores upper-/lower-case distinctions. If <text:span text:style-name="Variable">case-matters</text:span> is provided and true, then case is treated as significant in all comparisons. </text:p>
      <text:p text:style-name="P68">The list that <text:span text:style-name="Source_20_Text">match()</text:span> (<text:span text:style-name="Source_20_Text">rmatch()</text:span>) returns contains the details about the match made. The list is in the form: </text:p>
      <text:p text:style-name="P8">{<text:span text:style-name="Variable">start</text:span>, <text:span text:style-name="Variable">end</text:span>, <text:span text:style-name="Variable">replacements</text:span>, <text:span text:style-name="Variable">subject</text:span>}</text:p>
      <text:p text:style-name="P68">where <text:span text:style-name="Variable">start</text:span> is the index in <text:span text:style-name="Variable">subject</text:span> of the beginning of the match, <text:span text:style-name="Variable">end</text:span> is the index of the end of the match, <text:span text:style-name="Variable">replacements</text:span> is a list described below, and <text:span text:style-name="Variable">subject</text:span> is the same string that was given as the first argument to the <text:span text:style-name="Source_20_Text">match()</text:span> or <text:span text:style-name="Source_20_Text">rmatch()</text:span>. </text:p>
      <text:p text:style-name="P68">The <text:span text:style-name="Variable">replacements</text:span> list is always nine items long, each item itself being a list of two integers, the start and end indices in <text:span text:style-name="Variable">string</text:span> matched by some parenthesized sub-pattern of <text:span text:style-name="Variable">pattern</text:span>. The first item in <text:span text:style-name="Variable">replacements</text:span> carries the indices for the first parenthesized sub-pattern, the second item carries those for the second sub-pattern, and so on. If there are fewer than nine parenthesized sub-patterns in <text:span text:style-name="Variable">pattern</text:span>, or if some sub-pattern was not used in the match, then the corresponding item in <text:span text:style-name="Variable">replacements</text:span> is the list {0, -1}. See the discussion of <text:span text:style-name="Example">`%)'</text:span>, below, for more information on parenthesized sub-patterns. </text:p>
      <text:p text:style-name="P7">match("foo", "^f*o$") <text:s text:c="7"/>=&gt; <text:s/>{}</text:p>
      <text:p text:style-name="P7">match("foo", "^fo*$") <text:s text:c="7"/>=&gt; <text:s/>{1, 3, {{0, -1}, ...}, "foo"}</text:p>
      <text:p text:style-name="P7">match("foobar", "o*b") <text:s text:c="6"/>=&gt; <text:s/>{2, 4, {{0, -1}, ...}, "foobar"}</text:p>
      <text:p text:style-name="P7">rmatch("foobar", "o*b") <text:s text:c="5"/>=&gt; <text:s/>{4, 4, {{0, -1}, ...}, "foobar"}</text:p>
      <text:p text:style-name="P7">match("foobar", "f%(o*%)b")</text:p>
      <text:p text:style-name="P8"><text:s text:c="8"/>=&gt; <text:s/>{1, 4, {{2, 3}, {0, -1}, ...}, "foobar"}</text:p>
      <text:p text:style-name="P68"><text:span text:style-name="Strong_20_Emphasis">Regular expression</text:span> matching allows you to test whether a string fits into a specific syntactic shape. You can also search a string for a substring that fits a pattern. </text:p>
      <text:p text:style-name="P68">A regular expression describes a set of strings. The simplest case is one that describes a particular string; for example, the string <text:span text:style-name="Example">`foo'</text:span> when regarded as a regular expression matches <text:span text:style-name="Example">`foo'</text:span> and nothing else. Nontrivial regular expressions use certain special constructs so that they can match more than one string. For example, the regular expression <text:span text:style-name="Example">`foo%|bar'</text:span> matches either the string <text:span text:style-name="Example">`foo'</text:span> or the string <text:span text:style-name="Example">`bar'</text:span>; the regular expression <text:span text:style-name="Example">`c[ad]*r'</text:span> matches any of the strings <text:span text:style-name="Example">`cr'</text:span>, <text:span text:style-name="Example">`car'</text:span>, <text:span text:style-name="Example">`cdr'</text:span>, <text:span text:style-name="Example">`caar'</text:span>, <text:span text:style-name="Example">`cadddar'</text:span> and all other such strings with any number of <text:span text:style-name="Example">`a'</text:span>'s and <text:span text:style-name="Example">`d'</text:span>'s. </text:p>
      <text:p text:style-name="P68">Regular expressions have a syntax in which a few characters are special constructs and the rest are <text:span text:style-name="Strong_20_Emphasis">ordinary</text:span>. An ordinary character is a simple regular expression that matches that character and nothing else. The special characters are <text:span text:style-name="Example">`$'</text:span>, <text:span text:style-name="Example">`^'</text:span>, <text:span text:style-name="Example">`.'</text:span>, <text:span text:style-name="Example">`*'</text:span>, <text:span text:style-name="Example">`+'</text:span>, <text:span text:style-name="Example">`?'</text:span>, <text:span text:style-name="Example">`['</text:span>, <text:span text:style-name="Example">`]'</text:span> and <text:span text:style-name="Example">`%'</text:span>. Any other character appearing in a regular expression is ordinary, unless a <text:span text:style-name="Example">`%'</text:span> precedes it. </text:p>
      <text:p text:style-name="P68">For example, <text:span text:style-name="Example">`f'</text:span> is not a special character, so it is ordinary, and therefore <text:span text:style-name="Example">`f'</text:span> is a regular expression that matches the string <text:span text:style-name="Example">`f'</text:span> and no other string. (It does <text:span text:style-name="Emphasis">not</text:span>, for example, match the string <text:span text:style-name="Example">`ff'</text:span>.) Likewise, <text:span text:style-name="Example">`o'</text:span> is a regular expression that matches only <text:span text:style-name="Example">`o'</text:span>. </text:p>
      <text:p text:style-name="P68">Any two regular expressions <text:span text:style-name="Variable">a</text:span> and <text:span text:style-name="Variable">b</text:span> can be concatenated. The result is a regular expression which matches a string if <text:span text:style-name="Variable">a</text:span> matches some amount of the beginning of that string and <text:span text:style-name="Variable">b</text:span> matches the rest of the string. </text:p>
      <text:p text:style-name="P68">As a simple example, we can concatenate the regular expressions <text:span text:style-name="Example">`f'</text:span> and <text:span text:style-name="Example">`o'</text:span> to get the regular expression <text:span text:style-name="Example">`fo'</text:span>, which matches only the string <text:span text:style-name="Example">`fo'</text:span>. Still trivial. </text:p>
      <text:p text:style-name="P68">The following are the characters and character sequences that have special meaning within regular expressions. Any character not mentioned here is not special; it stands for exactly itself for the purposes of searching and matching. </text:p>
      <text:p text:style-name="P72"><text:span text:style-name="Example">`.'</text:span> </text:p>
      <text:p text:style-name="P69">is a special character that matches any single character. Using concatenation, we can make regular expressions like <text:span text:style-name="Example">`a.b'</text:span>, which matches any three-character string that begins with <text:span text:style-name="Example">`a'</text:span> and ends with <text:span text:style-name="Example">`b'</text:span>. </text:p>
      <text:p text:style-name="P72"><text:span text:style-name="Example">`*'</text:span> </text:p>
      <text:p text:style-name="P69">is not a construct by itself; it is a suffix that means that the preceding regular expression is to be repeated as many times as possible. In <text:span text:style-name="Example">`fo*'</text:span>, the <text:span text:style-name="Example">`*'</text:span> applies to the <text:span text:style-name="Example">`o'</text:span>, so <text:span text:style-name="Example">`fo*'</text:span> matches <text:span text:style-name="Example">`f'</text:span> followed by any number of <text:span text:style-name="Example">`o'</text:span>'s. The case of zero <text:span text:style-name="Example">`o'</text:span>'s is allowed: <text:span text:style-name="Example">`fo*'</text:span> does match <text:span text:style-name="Example">`f'</text:span>. <text:span text:style-name="Example">`*'</text:span> always applies to the <text:span text:style-name="Emphasis">smallest</text:span> possible preceding expression. Thus, <text:span text:style-name="Example">`fo*'</text:span> has a repeating <text:span text:style-name="Example">`o'</text:span>, not a repeating <text:span text:style-name="Example">`fo'</text:span>. The matcher processes a <text:span text:style-name="Example">`*'</text:span> construct by matching, immediately, as many repetitions as can be found. Then it continues with the rest of the pattern. If that fails, it backtracks, discarding some of the matches of the <text:span text:style-name="Example">`*'</text:span>'d construct in case that makes it possible to match the rest of the pattern. For example, matching <text:span text:style-name="Example">`c[ad]*ar'</text:span> against the string <text:span text:style-name="Example">`caddaar'</text:span>, the <text:span text:style-name="Example">`[ad]*'</text:span> first matches <text:span text:style-name="Example">`addaa'</text:span>, but this does not allow the next <text:span text:style-name="Example">`a'</text:span> in the pattern to match. So the last of the matches of <text:span text:style-name="Example">`[ad]'</text:span> is undone and the following <text:span text:style-name="Example">`a'</text:span> is tried again. Now it succeeds. </text:p>
      <text:p text:style-name="P72"><text:span text:style-name="Example">`+'</text:span> </text:p>
      <text:p text:style-name="P69"><text:span text:style-name="Example">`+'</text:span> is like <text:span text:style-name="Example">`*'</text:span> except that at least one match for the preceding pattern is required for <text:span text:style-name="Example">`+'</text:span>. Thus, <text:span text:style-name="Example">`c[ad]+r'</text:span> does not match <text:span text:style-name="Example">`cr'</text:span> but does match anything else that <text:span text:style-name="Example">`c[ad]*r'</text:span> would match. </text:p>
      <text:p text:style-name="P72"><text:span text:style-name="Example">`?'</text:span> </text:p>
      <text:p text:style-name="P69"><text:span text:style-name="Example">`?'</text:span> is like <text:span text:style-name="Example">`*'</text:span> except that it allows either zero or one match for the preceding pattern. Thus, <text:span text:style-name="Example">`c[ad]?r'</text:span> matches <text:span text:style-name="Example">`cr'</text:span> or <text:span text:style-name="Example">`car'</text:span> or <text:span text:style-name="Example">`cdr'</text:span>, and nothing else. </text:p>
      <text:p text:style-name="P72"><text:span text:style-name="Example">`[ ... ]'</text:span> </text:p>
      <text:p text:style-name="P69"><text:span text:style-name="Example">`['</text:span> begins a <text:span text:style-name="Strong_20_Emphasis">character set</text:span>, which is terminated by a <text:span text:style-name="Example">`]'</text:span>. In the simplest case, the characters between the two brackets form the set. Thus, <text:span text:style-name="Example">`[ad]'</text:span> matches either <text:span text:style-name="Example">`a'</text:span> or <text:span text:style-name="Example">`d'</text:span>, and <text:span text:style-name="Example">`[ad]*'</text:span> matches any string of <text:span text:style-name="Example">`a'</text:span>'s and <text:span text:style-name="Example">`d'</text:span>'s (including the empty string), from which it follows that <text:span text:style-name="Example">`c[ad]*r'</text:span> matches <text:span text:style-name="Example">`car'</text:span>, etc. Character ranges can also be included in a character set, by writing two characters with a <text:span text:style-name="Example">`-'</text:span> between them. Thus, <text:span text:style-name="Example">`[a-z]'</text:span> matches any lower-case letter. Ranges may be intermixed freely with individual characters, as in <text:span text:style-name="Example">`[a-z$%.]'</text:span>, which matches any lower case letter or <text:span text:style-name="Example">`$'</text:span>, <text:span text:style-name="Example">`%'</text:span> or period. Note that the usual special characters are not special any more inside a character set. A completely different set of special characters exists inside character sets: <text:span text:style-name="Example">`]'</text:span>, <text:span text:style-name="Example">`-'</text:span> and <text:span text:style-name="Example">`^'</text:span>. To include a <text:span text:style-name="Example">`]'</text:span> in a character set, you must make it the first character. For example, <text:span text:style-name="Example">`[]a]'</text:span> matches <text:span text:style-name="Example">`]'</text:span> or <text:span text:style-name="Example">`a'</text:span>. To include a <text:span text:style-name="Example">`-'</text:span>, you must use it in a context where it cannot possibly indicate a range: that is, as the first character, or immediately after a range. </text:p>
      <text:p text:style-name="P72"><text:span text:style-name="Example">`[^ ... ]'</text:span> </text:p>
      <text:p text:style-name="P69"><text:span text:style-name="Example">`[^'</text:span> begins a <text:span text:style-name="Strong_20_Emphasis">complement character set</text:span>, which matches any character except the ones specified. Thus, <text:span text:style-name="Example">`[^a-z0-9A-Z]'</text:span> matches all characters <text:span text:style-name="Emphasis">except</text:span> letters and digits. <text:span text:style-name="Example">`^'</text:span> is not special in a character set unless it is the first character. The character following the <text:span text:style-name="Example">`^'</text:span> is treated as if it were first (it may be a <text:span text:style-name="Example">`-'</text:span> or a <text:span text:style-name="Example">`]'</text:span>). </text:p>
      <text:p text:style-name="P72"><text:span text:style-name="Example">`^'</text:span> </text:p>
      <text:p text:style-name="P69">is a special character that matches the empty string -- but only if at the beginning of the string being matched. Otherwise it fails to match anything. Thus, <text:span text:style-name="Example">`^foo'</text:span> matches a <text:span text:style-name="Example">`foo'</text:span> which occurs at the beginning of the string. </text:p>
      <text:p text:style-name="P72"><text:span text:style-name="Example">`$'</text:span> </text:p>
      <text:p text:style-name="P69">is similar to <text:span text:style-name="Example">`^'</text:span> but matches only at the <text:span text:style-name="Emphasis">end</text:span> of the string. Thus, <text:span text:style-name="Example">`xx*$'</text:span> matches a string of one or more <text:span text:style-name="Example">`x'</text:span>'s at the end of the string. </text:p>
      <text:p text:style-name="P72"><text:span text:style-name="Example">`%'</text:span> </text:p>
      <text:p text:style-name="P69">has two functions: it quotes the above special characters (including <text:span text:style-name="Example">`%'</text:span>), and it introduces additional special constructs. Because <text:span text:style-name="Example">`%'</text:span> quotes special characters, <text:span text:style-name="Example">`%$'</text:span> is a regular expression that matches only <text:span text:style-name="Example">`$'</text:span>, and <text:span text:style-name="Example">`%['</text:span> is a regular expression that matches only <text:span text:style-name="Example">`['</text:span>, and so on. For the most part, <text:span text:style-name="Example">`%'</text:span> followed by any character matches only that character. However, there are several exceptions: characters that, when preceded by <text:span text:style-name="Example">`%'</text:span>, are special constructs. Such characters are always ordinary when encountered on their own. No new special characters will ever be defined. All extensions to the regular expression syntax are made by defining new two-character constructs that begin with <text:span text:style-name="Example">`%'</text:span>. </text:p>
      <text:p text:style-name="P72"><text:span text:style-name="Example">`%|'</text:span> </text:p>
      <text:p text:style-name="P69">specifies an alternative. Two regular expressions <text:span text:style-name="Variable">a</text:span> and <text:span text:style-name="Variable">b</text:span> with <text:span text:style-name="Example">`%|'</text:span> in between form an expression that matches anything that either <text:span text:style-name="Variable">a</text:span> or <text:span text:style-name="Variable">b</text:span> will match. Thus, <text:span text:style-name="Example">`foo%|bar'</text:span> matches either <text:span text:style-name="Example">`foo'</text:span> or <text:span text:style-name="Example">`bar'</text:span> but no other string. <text:span text:style-name="Example">`%|'</text:span> applies to the largest possible surrounding expressions. Only a surrounding <text:span text:style-name="Example">`%( ... %)'</text:span> grouping can limit the grouping power of <text:span text:style-name="Example">`%|'</text:span>. Full backtracking capability exists for when multiple <text:span text:style-name="Example">`%|'</text:span>'s are used. </text:p>
      <text:p text:style-name="P72"><text:span text:style-name="Example">`%( ... %)'</text:span> </text:p>
      <text:p text:style-name="P69">is a grouping construct that serves three purposes: </text:p>
      <text:list xml:id="list1087192128468884738" text:style-name="L12">
        <text:list-item>
          <text:p text:style-name="P70">To enclose a set of <text:span text:style-name="Example">`%|'</text:span> alternatives for other operations. Thus, <text:span text:style-name="Example">`%(foo%|bar%)x'</text:span> matches either <text:span text:style-name="Example">`foox'</text:span> or <text:span text:style-name="Example">`barx'</text:span>. </text:p>
        </text:list-item>
        <text:list-item>
          <text:p text:style-name="P70">To enclose a complicated expression for a following <text:span text:style-name="Example">`*'</text:span>, <text:span text:style-name="Example">`+'</text:span>, or <text:span text:style-name="Example">`?'</text:span> to operate on. Thus, <text:span text:style-name="Example">`ba%(na%)*'</text:span> matches <text:span text:style-name="Example">`bananana'</text:span>, etc., with any number of <text:span text:style-name="Example">`na'</text:span>'s, including none. </text:p>
        </text:list-item>
        <text:list-item>
          <text:p text:style-name="P70">To mark a matched substring for future reference. </text:p>
        </text:list-item>
      </text:list>
      <text:p text:style-name="P69">This last application is not a consequence of the idea of a parenthetical grouping; it is a separate feature that happens to be assigned as a second meaning to the same <text:span text:style-name="Example">`%( ... %)'</text:span> construct because there is no conflict in practice between the two meanings. Here is an explanation of this feature: </text:p>
      <text:p text:style-name="P72"><text:span text:style-name="Example">`%</text:span><text:span text:style-name="Example"><text:span text:style-name="Variable">digit</text:span></text:span><text:span text:style-name="Example">'</text:span> </text:p>
      <text:p text:style-name="P69">After the end of a <text:span text:style-name="Example">`%( ... %)'</text:span> construct, the matcher remembers the beginning and end of the text matched by that construct. Then, later on in the regular expression, you can use <text:span text:style-name="Example">`%'</text:span> followed by <text:span text:style-name="Variable">digit</text:span> to mean "match the same text matched by the <text:span text:style-name="Variable">digit</text:span>'th <text:span text:style-name="Example">`%( ... %)'</text:span> construct in the pattern." The <text:span text:style-name="Example">`%( ... %)'</text:span> constructs are numbered in the order that their <text:span text:style-name="Example">`%('</text:span>'s appear in the pattern. The strings matching the first nine <text:span text:style-name="Example">`%( ... %)'</text:span> constructs appearing in a regular expression are assigned numbers 1 through 9 in order of their beginnings. <text:span text:style-name="Example">`%1'</text:span> through <text:span text:style-name="Example">`%9'</text:span> may be used to refer to the text matched by the corresponding <text:span text:style-name="Example">`%( ... %)'</text:span> construct. For example, <text:span text:style-name="Example">`%(.*%)%1'</text:span> matches any string that is composed of two identical halves. The <text:span text:style-name="Example">`%(.*%)'</text:span> matches the first half, which may be anything, but the <text:span text:style-name="Example">`%1'</text:span> that follows must match the same exact text. </text:p>
      <text:p text:style-name="P72"><text:span text:style-name="Example">`%b'</text:span> </text:p>
      <text:p text:style-name="P69">matches the empty string, but only if it is at the beginning or end of a word. Thus, <text:span text:style-name="Example">`%bfoo%b'</text:span> matches any occurrence of <text:span text:style-name="Example">`foo'</text:span> as a separate word. <text:span text:style-name="Example">`%bball%(s%|%)%b'</text:span> matches <text:span text:style-name="Example">`ball'</text:span> or <text:span text:style-name="Example">`balls'</text:span> as a separate word. For the purposes of this construct and the five that follow, a word is defined to be a sequence of letters and/or digits. </text:p>
      <text:p text:style-name="P72"><text:span text:style-name="Example">`%B'</text:span> </text:p>
      <text:p text:style-name="P69">matches the empty string, provided it is <text:span text:style-name="Emphasis">not</text:span> at the beginning or end of a word. </text:p>
      <text:p text:style-name="P72"><text:span text:style-name="Example">`%&lt;'</text:span> </text:p>
      <text:p text:style-name="P69">matches the empty string, but only if it is at the beginning of a word. </text:p>
      <text:p text:style-name="P72"><text:span text:style-name="Example">`%&gt;'</text:span> </text:p>
      <text:p text:style-name="P69">matches the empty string, but only if it is at the end of a word. </text:p>
      <text:p text:style-name="P72"><text:span text:style-name="Example">`%w'</text:span> </text:p>
      <text:p text:style-name="P69">matches any word-constituent character (i.e., any letter or digit). </text:p>
      <text:p text:style-name="P72"><text:span text:style-name="Example">`%W'</text:span> </text:p>
      <text:p text:style-name="P71">matches any character that is not a word constituent. </text:p>
      <text:p text:style-name="List_20_Heading"><text:span text:style-name="T1">Function:</text:span> str <text:span text:style-name="T2">substitute</text:span> <text:span text:style-name="T3">(str </text:span><text:span text:style-name="Variable"><text:span text:style-name="T3">template</text:span></text:span><text:span text:style-name="T3">, list </text:span><text:span text:style-name="Variable"><text:span text:style-name="T3">subs</text:span></text:span><text:span text:style-name="T3">)</text:span> </text:p>
      <text:p text:style-name="P68"><text:bookmark text:name="IDX42"/>Performs a standard set of substitutions on the string <text:span text:style-name="Variable">template</text:span>, using the information contained in <text:span text:style-name="Variable">subs</text:span>, returning the resulting, transformed <text:span text:style-name="Variable">template</text:span>. <text:span text:style-name="Variable">Subs</text:span> should be a list like those returned by <text:span text:style-name="Source_20_Text">match()</text:span> or <text:span text:style-name="Source_20_Text">rmatch()</text:span> when the match succeeds; otherwise, <text:span text:style-name="Source_20_Text">E_INVARG</text:span> is raised. </text:p>
      <text:p text:style-name="P68">In <text:span text:style-name="Variable">template</text:span>, the strings <text:span text:style-name="Example">`%1'</text:span> through <text:span text:style-name="Example">`%9'</text:span> will be replaced by the text matched by the first through ninth parenthesized sub-patterns when <text:span text:style-name="Source_20_Text">match()</text:span> or <text:span text:style-name="Source_20_Text">rmatch()</text:span> was called. The string <text:span text:style-name="Example">`%0'</text:span> in <text:span text:style-name="Variable">template</text:span> will be replaced by the text matched by the pattern as a whole when <text:span text:style-name="Source_20_Text">match()</text:span> or <text:span text:style-name="Source_20_Text">rmatch()</text:span> was called. The string <text:span text:style-name="Example">`%%'</text:span> will be replaced by a single <text:span text:style-name="Example">`%'</text:span> sign. If <text:span text:style-name="Example">`%'</text:span> appears in <text:span text:style-name="Variable">template</text:span> followed by any other character, <text:span text:style-name="Source_20_Text">E_INVARG</text:span> will be raised. </text:p>
      <text:p text:style-name="P7">subs = match("*** Welcome to LambdaMOO!!!", "%(%w*%) to %(%w*%)");</text:p>
      <text:p text:style-name="P7">substitute("I thank you for your %1 here in %2.", subs)</text:p>
      <text:p text:style-name="P8"><text:s text:c="8"/>=&gt; <text:s text:c="2"/>"I thank you for your Welcome here in LambdaMOO."</text:p>
      <text:p text:style-name="List_20_Heading"><text:span text:style-name="T1">Function:</text:span> str <text:span text:style-name="T2">crypt</text:span> <text:span text:style-name="T3">(str </text:span><text:span text:style-name="Variable"><text:span text:style-name="T3">text</text:span></text:span><text:span text:style-name="T3"> [, str </text:span><text:span text:style-name="Variable"><text:span text:style-name="T3">salt</text:span></text:span><text:span text:style-name="T3">])</text:span> </text:p>
      <text:p text:style-name="P68"><text:bookmark text:name="IDX43"/>Encrypts the given <text:span text:style-name="Variable">text</text:span> using the standard UNIX encryption method. If provided, <text:span text:style-name="Variable">salt</text:span> should be a string at least two characters long, the first two characters of which will be used as the extra encryption "salt" in the algorithm. If <text:span text:style-name="Variable">salt</text:span> is not provided, a random pair of characters is used. In any case, the salt used is also returned as the first two characters of the resulting encrypted string. </text:p>
      <text:p text:style-name="P68">Aside from the possibly-random selection of the salt, the encryption algorithm is entirely deterministic. In particular, you can test whether or not a given string is the same as the one used to produce a given piece of encrypted text; simply extract the first two characters of the encrypted text and pass the candidate string and those two characters to <text:span text:style-name="Source_20_Text">crypt()</text:span>. If the result is identical to the given encrypted text, then you've got a match. </text:p>
      <text:p text:style-name="P7">crypt("foobar") <text:s text:c="8"/>=&gt; <text:s text:c="2"/>"J3fSFQfgkp26w"</text:p>
      <text:p text:style-name="P7">crypt("foobar", "J3") <text:s text:c="2"/>=&gt; <text:s text:c="2"/>"J3fSFQfgkp26w"</text:p>
      <text:p text:style-name="P7">crypt("mumble", "J3") <text:s text:c="2"/>=&gt; <text:s text:c="2"/>"J3D0.dh.jjmWQ"</text:p>
      <text:p text:style-name="P8">crypt("foobar", "J4") <text:s text:c="2"/>=&gt; <text:s text:c="2"/>"J4AcPxOJ4ncq2"</text:p>
      <text:p text:style-name="List_20_Heading"><text:span text:style-name="T1">Function:</text:span> str <text:span text:style-name="T2">string_hash</text:span> <text:span text:style-name="T3">(str </text:span><text:span text:style-name="Variable"><text:span text:style-name="T3">text</text:span></text:span><text:span text:style-name="T3">)</text:span> </text:p>
      <text:p text:style-name="List_20_Heading"><text:bookmark text:name="IDX44"/><text:span text:style-name="T1">Function:</text:span> str <text:span text:style-name="T2">binary_hash</text:span> <text:span text:style-name="T3">(str </text:span><text:span text:style-name="Variable"><text:span text:style-name="T3">bin-string</text:span></text:span><text:span text:style-name="T3">)</text:span> </text:p>
      <text:p text:style-name="P68"><text:bookmark text:name="IDX45"/>Returns a 32-character hexadecimal string encoding the result of applying the MD5 cryptographically secure hash function to the contents of the string <text:span text:style-name="Variable">text</text:span> or the binary string <text:span text:style-name="Variable">bin-string</text:span>. MD5, like other such functions, has the property that, if </text:p>
      <text:p text:style-name="P8">string_hash(<text:span text:style-name="Variable">x</text:span>) == string_hash(<text:span text:style-name="Variable">y</text:span>)</text:p>
      <text:p text:style-name="P68">then, almost certainly, </text:p>
      <text:p text:style-name="P8">equal(<text:span text:style-name="Variable">x</text:span>, <text:span text:style-name="Variable">y</text:span>)</text:p>
      <text:p text:style-name="P68">This can be useful, for example, in certain networking applications: after sending a large piece of text across a connection, also send the result of applying <text:span text:style-name="Source_20_Text">string_hash()</text:span> to the text; if the destination site also applies <text:span text:style-name="Source_20_Text">string_hash()</text:span> to the text and gets the same result, you can be quite confident that the large text has arrived unchanged. </text:p>
      <text:h text:style-name="Heading_20_4" text:outline-level="4"><text:a xlink:type="simple" xlink:href="../ProgrammersManual_toc.html#SEC45" office:name="SEC45">Operations on Lists</text:a></text:h>
      <text:p text:style-name="List_20_Heading"><text:span text:style-name="T1">Function:</text:span> int <text:span text:style-name="T2">length</text:span> <text:span text:style-name="T3">(list </text:span><text:span text:style-name="Variable"><text:span text:style-name="T3">list</text:span></text:span><text:span text:style-name="T3">)</text:span> </text:p>
      <text:p text:style-name="P68"><text:bookmark text:name="IDX46"/>Returns the number of elements in <text:span text:style-name="Variable">list</text:span>. It is also permissible to pass a string to <text:span text:style-name="Source_20_Text">length()</text:span>; see the description in the previous section. </text:p>
      <text:p text:style-name="P7">length({1, 2, 3}) <text:s text:c="2"/>=&gt; <text:s text:c="2"/>3</text:p>
      <text:p text:style-name="P8">length({}) <text:s text:c="9"/>=&gt; <text:s text:c="2"/>0</text:p>
      <text:p text:style-name="List_20_Heading"><text:span text:style-name="T1">Function:</text:span> int <text:span text:style-name="T2">is_member</text:span> <text:span text:style-name="T3">(</text:span><text:span text:style-name="Variable"><text:span text:style-name="T3">value</text:span></text:span><text:span text:style-name="T3">, list </text:span><text:span text:style-name="Variable"><text:span text:style-name="T3">list</text:span></text:span><text:span text:style-name="T3">)</text:span> </text:p>
      <text:p text:style-name="P68"><text:bookmark text:name="IDX47"/>Returns true if there is an element of <text:span text:style-name="Variable">list</text:span> that is completely indistinguishable from <text:span text:style-name="Variable">value</text:span>. This is much the same operation as "<text:span text:style-name="Source_20_Text"><text:span text:style-name="Variable">value</text:span></text:span><text:span text:style-name="Source_20_Text"> in </text:span><text:span text:style-name="Source_20_Text"><text:span text:style-name="Variable">list</text:span></text:span>" except that, unlike <text:span text:style-name="Source_20_Text">in</text:span>, the <text:span text:style-name="Source_20_Text">is_member()</text:span> function does not treat upper- and lower-case characters in strings as equal. </text:p>
      <text:p text:style-name="P7">"Foo" in {1, "foo", #24} <text:s text:c="11"/>=&gt; <text:s text:c="2"/>2</text:p>
      <text:p text:style-name="P7">is_member("Foo", {1, "foo", #24}) <text:s text:c="2"/>=&gt; <text:s text:c="2"/>0</text:p>
      <text:p text:style-name="P8">is_member("Foo", {1, "Foo", #24}) <text:s text:c="2"/>=&gt; <text:s text:c="2"/>2</text:p>
      <text:p text:style-name="List_20_Heading"><text:span text:style-name="T1">Function:</text:span> list <text:span text:style-name="T2">listinsert</text:span> <text:span text:style-name="T3">(list </text:span><text:span text:style-name="Variable"><text:span text:style-name="T3">list</text:span></text:span><text:span text:style-name="T3">, </text:span><text:span text:style-name="Variable"><text:span text:style-name="T3">value</text:span></text:span><text:span text:style-name="T3"> [, int </text:span><text:span text:style-name="Variable"><text:span text:style-name="T3">index</text:span></text:span><text:span text:style-name="T3">])</text:span> </text:p>
      <text:p text:style-name="List_20_Heading"><text:bookmark text:name="IDX48"/><text:span text:style-name="T1">Function:</text:span> list <text:span text:style-name="T2">listappend</text:span> <text:span text:style-name="T3">(list </text:span><text:span text:style-name="Variable"><text:span text:style-name="T3">list</text:span></text:span><text:span text:style-name="T3">, </text:span><text:span text:style-name="Variable"><text:span text:style-name="T3">value</text:span></text:span><text:span text:style-name="T3"> [, int </text:span><text:span text:style-name="Variable"><text:span text:style-name="T3">index</text:span></text:span><text:span text:style-name="T3">])</text:span> </text:p>
      <text:p text:style-name="P68"><text:bookmark text:name="IDX49"/>These functions return a copy of <text:span text:style-name="Variable">list</text:span> with <text:span text:style-name="Variable">value</text:span> added as a new element. <text:span text:style-name="Source_20_Text">listinsert()</text:span> and <text:span text:style-name="Source_20_Text">listappend()</text:span> add <text:span text:style-name="Variable">value</text:span> before and after (respectively) the existing element with the given <text:span text:style-name="Variable">index</text:span>, if provided. </text:p>
      <text:p text:style-name="P68">The following three expressions always have the same value: </text:p>
      <text:p text:style-name="P7">listinsert(<text:span text:style-name="Variable">list</text:span>, <text:span text:style-name="Variable">element</text:span>, <text:span text:style-name="Variable">index</text:span>)</text:p>
      <text:p text:style-name="P7">listappend(<text:span text:style-name="Variable">list</text:span>, <text:span text:style-name="Variable">element</text:span>, <text:span text:style-name="Variable">index</text:span> - 1)</text:p>
      <text:p text:style-name="P8">{@<text:span text:style-name="Variable">list</text:span>[1..<text:span text:style-name="Variable">index</text:span> - 1], <text:span text:style-name="Variable">element</text:span>, @<text:span text:style-name="Variable">list</text:span>[<text:span text:style-name="Variable">index</text:span>..length(<text:span text:style-name="Variable">list</text:span>)]}</text:p>
      <text:p text:style-name="P68">If <text:span text:style-name="Variable">index</text:span> is not provided, then <text:span text:style-name="Source_20_Text">listappend()</text:span> adds the <text:span text:style-name="Variable">value</text:span> at the end of the list and <text:span text:style-name="Source_20_Text">listinsert()</text:span> adds it at the beginning; this usage is discouraged, however, since the same intent can be more clearly expressed using the list-construction expression, as shown in the examples below. </text:p>
      <text:p text:style-name="P7">x = {1, 2, 3};</text:p>
      <text:p text:style-name="P7">listappend(x, 4, 2) <text:s text:c="2"/>=&gt; <text:s text:c="2"/>{1, 2, 4, 3}</text:p>
      <text:p text:style-name="P7">listinsert(x, 4, 2) <text:s text:c="2"/>=&gt; <text:s text:c="2"/>{1, 4, 2, 3}</text:p>
      <text:p text:style-name="P7">listappend(x, 4) <text:s text:c="5"/>=&gt; <text:s text:c="2"/>{1, 2, 3, 4}</text:p>
      <text:p text:style-name="P7">listinsert(x, 4) <text:s text:c="5"/>=&gt; <text:s text:c="2"/>{4, 1, 2, 3}</text:p>
      <text:p text:style-name="P7">{@x, 4} <text:s text:c="14"/>=&gt; <text:s text:c="2"/>{1, 2, 3, 4}</text:p>
      <text:p text:style-name="P8">{4, @x} <text:s text:c="14"/>=&gt; <text:s text:c="2"/>{4, 1, 2, 3}</text:p>
      <text:p text:style-name="List_20_Heading"><text:span text:style-name="T1">Function:</text:span> list <text:span text:style-name="T2">listdelete</text:span> <text:span text:style-name="T3">(list </text:span><text:span text:style-name="Variable"><text:span text:style-name="T3">list</text:span></text:span><text:span text:style-name="T3">, int </text:span><text:span text:style-name="Variable"><text:span text:style-name="T3">index</text:span></text:span><text:span text:style-name="T3">)</text:span> </text:p>
      <text:p text:style-name="P68"><text:bookmark text:name="IDX50"/>Returns a copy of <text:span text:style-name="Variable">list</text:span> with the <text:span text:style-name="Variable">index</text:span>th element removed. If <text:span text:style-name="Variable">index</text:span> is not in the range <text:span text:style-name="Source_20_Text">[1..length(</text:span><text:span text:style-name="Source_20_Text"><text:span text:style-name="Variable">list</text:span></text:span><text:span text:style-name="Source_20_Text">)]</text:span>, then <text:span text:style-name="Source_20_Text">E_RANGE</text:span> is raised. </text:p>
      <text:p text:style-name="P7">x = {"foo", "bar", "baz"};</text:p>
      <text:p text:style-name="P8">listdelete(x, 2) <text:s text:c="2"/>=&gt; <text:s text:c="2"/>{"foo", "baz"}</text:p>
      <text:p text:style-name="List_20_Heading"><text:span text:style-name="T1">Function:</text:span> list <text:span text:style-name="T2">listset</text:span> <text:span text:style-name="T3">(list </text:span><text:span text:style-name="Variable"><text:span text:style-name="T3">list</text:span></text:span><text:span text:style-name="T3">, </text:span><text:span text:style-name="Variable"><text:span text:style-name="T3">value</text:span></text:span><text:span text:style-name="T3">, int </text:span><text:span text:style-name="Variable"><text:span text:style-name="T3">index</text:span></text:span><text:span text:style-name="T3">)</text:span> </text:p>
      <text:p text:style-name="P68"><text:bookmark text:name="IDX51"/>Returns a copy of <text:span text:style-name="Variable">list</text:span> with the <text:span text:style-name="Variable">index</text:span>th element replaced by <text:span text:style-name="Variable">value</text:span>. If <text:span text:style-name="Variable">index</text:span> is not in the range <text:span text:style-name="Source_20_Text">[1..length(</text:span><text:span text:style-name="Source_20_Text"><text:span text:style-name="Variable">list</text:span></text:span><text:span text:style-name="Source_20_Text">)]</text:span>, then <text:span text:style-name="Source_20_Text">E_RANGE</text:span> is raised. </text:p>
      <text:p text:style-name="P7">x = {"foo", "bar", "baz"};</text:p>
      <text:p text:style-name="P8">listset(x, "mumble", 2) <text:s text:c="2"/>=&gt; <text:s text:c="2"/>{"foo", "mumble", "baz"}</text:p>
      <text:p text:style-name="P68">This function exists primarily for historical reasons; it was used heavily before the server supported indexed assignments like <text:span text:style-name="Source_20_Text">x[i] = v</text:span>. New code should always use indexed assignment instead of <text:span text:style-name="Example">`listset()'</text:span> wherever possible. </text:p>
      <text:p text:style-name="List_20_Heading"><text:span text:style-name="T1">Function:</text:span> list <text:span text:style-name="T2">setadd</text:span> <text:span text:style-name="T3">(list </text:span><text:span text:style-name="Variable"><text:span text:style-name="T3">list</text:span></text:span><text:span text:style-name="T3">, </text:span><text:span text:style-name="Variable"><text:span text:style-name="T3">value</text:span></text:span><text:span text:style-name="T3">)</text:span> </text:p>
      <text:p text:style-name="List_20_Heading"><text:bookmark text:name="IDX52"/><text:span text:style-name="T1">Function:</text:span> list <text:span text:style-name="T2">setremove</text:span> <text:span text:style-name="T3">(list </text:span><text:span text:style-name="Variable"><text:span text:style-name="T3">list</text:span></text:span><text:span text:style-name="T3">, </text:span><text:span text:style-name="Variable"><text:span text:style-name="T3">value</text:span></text:span><text:span text:style-name="T3">)</text:span> </text:p>
      <text:p text:style-name="P68"><text:bookmark text:name="IDX53"/>Returns a copy of <text:span text:style-name="Variable">list</text:span> with the given <text:span text:style-name="Variable">value</text:span> added or removed, as appropriate. <text:span text:style-name="Source_20_Text">setadd()</text:span> only adds <text:span text:style-name="Variable">value</text:span> if it is not already an element of <text:span text:style-name="Variable">list</text:span>; <text:span text:style-name="Variable">list</text:span> is thus treated as a mathematical set. <text:span text:style-name="Variable">value</text:span> is added at the end of the resulting list, if at all. Similarly, <text:span text:style-name="Source_20_Text">setremove()</text:span> returns a list identical to <text:span text:style-name="Variable">list</text:span> if <text:span text:style-name="Variable">value</text:span> is not an element. If <text:span text:style-name="Variable">value</text:span> appears more than once in <text:span text:style-name="Variable">list</text:span>, only the first occurrence is removed in the returned copy. </text:p>
      <text:p text:style-name="P7">setadd({1, 2, 3}, 3) <text:s text:c="8"/>=&gt; <text:s text:c="2"/>{1, 2, 3}</text:p>
      <text:p text:style-name="P7">setadd({1, 2, 3}, 4) <text:s text:c="8"/>=&gt; <text:s text:c="2"/>{1, 2, 3, 4}</text:p>
      <text:p text:style-name="P7">setremove({1, 2, 3}, 3) <text:s text:c="5"/>=&gt; <text:s text:c="2"/>{1, 2}</text:p>
      <text:p text:style-name="P7">setremove({1, 2, 3}, 4) <text:s text:c="5"/>=&gt; <text:s text:c="2"/>{1, 2, 3}</text:p>
      <text:p text:style-name="P8">setremove({1, 2, 3, 2}, 2) <text:s text:c="2"/>=&gt; <text:s text:c="2"/>{1, 3, 2}</text:p>
      <text:h text:style-name="Heading_20_3" text:outline-level="3"><text:a xlink:type="simple" xlink:href="../ProgrammersManual_toc.html#SEC46" office:name="SEC46">Manipulating Objects</text:a></text:h>
      <text:p text:style-name="Text_20_body">Objects are, of course, the main focus of most MOO programming and, largely due to that, there are a lot of built-in functions for manipulating them. </text:p>
      <text:h text:style-name="Heading_20_4" text:outline-level="4"><text:a xlink:type="simple" xlink:href="../ProgrammersManual_toc.html#SEC47" office:name="SEC47">Fundamental Operations on Objects</text:a></text:h>
      <text:p text:style-name="List_20_Heading"><text:span text:style-name="T1">Function:</text:span> obj <text:span text:style-name="T2">create</text:span> <text:span text:style-name="T3">(obj </text:span><text:span text:style-name="Variable"><text:span text:style-name="T3">parent</text:span></text:span><text:span text:style-name="T3"> [, obj </text:span><text:span text:style-name="Variable"><text:span text:style-name="T3">owner</text:span></text:span><text:span text:style-name="T3">])</text:span> </text:p>
      <text:p text:style-name="P68"><text:bookmark text:name="IDX54"/>Creates and returns a new object whose parent is <text:span text:style-name="Variable">parent</text:span> and whose owner is as described below. Either the given <text:span text:style-name="Variable">parent</text:span> object must be <text:span text:style-name="Source_20_Text">#-1</text:span> or valid and fertile (i.e., its <text:span text:style-name="Example">`f'</text:span> bit must be set) or else the programmer must own <text:span text:style-name="Variable">parent</text:span> or be a wizard; otherwise <text:span text:style-name="Source_20_Text">E_PERM</text:span> is raised. <text:span text:style-name="Source_20_Text">E_PERM</text:span> is also raised if <text:span text:style-name="Variable">owner</text:span> is provided and not the same as the programmer, unless the programmer is a wizard. After the new object is created, its <text:span text:style-name="Source_20_Text">initialize</text:span> verb, if any, is called with no arguments. </text:p>
      <text:p text:style-name="P68">The new object is assigned the least non-negative object number that has not yet been used for a created object. Note that no object number is ever reused, even if the object with that number is recycled. </text:p>
      <text:p text:style-name="P68"><text:soft-page-break/>The owner of the new object is either the programmer (if <text:span text:style-name="Variable">owner</text:span> is not provided), the new object itself (if <text:span text:style-name="Variable">owner</text:span> was given as <text:span text:style-name="Source_20_Text">#-1</text:span>), or <text:span text:style-name="Variable">owner</text:span> (otherwise). </text:p>
      <text:p text:style-name="P68">The other built-in properties of the new object are initialized as follows: </text:p>
      <text:p text:style-name="P7">name <text:s text:c="8"/>""</text:p>
      <text:p text:style-name="P7">location <text:s text:c="4"/>#-1</text:p>
      <text:p text:style-name="P7">contents <text:s text:c="4"/>{}</text:p>
      <text:p text:style-name="P7">programmer <text:s text:c="2"/>0</text:p>
      <text:p text:style-name="P7">wizard <text:s text:c="6"/>0</text:p>
      <text:p text:style-name="P7">r <text:s text:c="11"/>0</text:p>
      <text:p text:style-name="P7">w <text:s text:c="11"/>0</text:p>
      <text:p text:style-name="P8">f <text:s text:c="11"/>0</text:p>
      <text:p text:style-name="P68">The function <text:span text:style-name="Example">`is_player()'</text:span> returns false for newly created objects. </text:p>
      <text:p text:style-name="P68">In addition, the new object inherits all of the other properties on <text:span text:style-name="Variable">parent</text:span>. These properties have the same permission bits as on <text:span text:style-name="Variable">parent</text:span>. If the <text:span text:style-name="Example">`c'</text:span> permissions bit is set, then the owner of the property on the new object is the same as the owner of the new object itself; otherwise, the owner of the property on the new object is the same as that on <text:span text:style-name="Variable">parent</text:span>. The initial value of every inherited property is <text:span text:style-name="Strong_20_Emphasis">clear</text:span>; see the description of the built-in function <text:span text:style-name="Source_20_Text">clear_property()</text:span> for details. </text:p>
      <text:p text:style-name="P68">If the intended owner of the new object has a property named <text:span text:style-name="Example">`ownership_quota'</text:span> and the value of that property is an integer, then <text:span text:style-name="Source_20_Text">create()</text:span> treats that value as a <text:span text:style-name="Strong_20_Emphasis">quota</text:span>. If the quota is less than or equal to zero, then the quota is considered to be exhausted and <text:span text:style-name="Source_20_Text">create()</text:span> raises <text:span text:style-name="Source_20_Text">E_QUOTA</text:span> instead of creating an object. Otherwise, the quota is decremented and stored back into the <text:span text:style-name="Example">`ownership_quota'</text:span> property as a part of the creation of the new object. </text:p>
      <text:p text:style-name="List_20_Heading"><text:span text:style-name="T1">Function:</text:span> none <text:span text:style-name="T2">chparent</text:span> <text:span text:style-name="T3">(obj </text:span><text:span text:style-name="Variable"><text:span text:style-name="T3">object</text:span></text:span><text:span text:style-name="T3">, obj </text:span><text:span text:style-name="Variable"><text:span text:style-name="T3">new-parent</text:span></text:span><text:span text:style-name="T3">)</text:span> </text:p>
      <text:p text:style-name="P68"><text:bookmark text:name="IDX55"/>Changes the parent of <text:span text:style-name="Variable">object</text:span> to be <text:span text:style-name="Variable">new-parent</text:span>. If <text:span text:style-name="Variable">object</text:span> is not valid, or if <text:span text:style-name="Variable">new-parent</text:span> is neither valid nor equal to <text:span text:style-name="Source_20_Text">#-1</text:span>, then <text:span text:style-name="Source_20_Text">E_INVARG</text:span> is raised. If the programmer is neither a wizard or the owner of <text:span text:style-name="Variable">object</text:span>, or if <text:span text:style-name="Variable">new-parent</text:span> is not fertile (i.e., its <text:span text:style-name="Example">`f'</text:span> bit is not set) and the programmer is neither the owner of <text:span text:style-name="Variable">new-parent</text:span> nor a wizard, then <text:span text:style-name="Source_20_Text">E_PERM</text:span> is raised. If <text:span text:style-name="Variable">new-parent</text:span> is equal to <text:span text:style-name="Source_20_Text">object</text:span> or one of its current ancestors, <text:span text:style-name="Source_20_Text">E_RECMOVE</text:span> is raised. If <text:span text:style-name="Variable">object</text:span> or one of its descendants defines a property with the same name as one defined either on <text:span text:style-name="Variable">new-parent</text:span> or on one of its ancestors, then <text:span text:style-name="Source_20_Text">E_INVARG</text:span> is raised. </text:p>
      <text:p text:style-name="P68">Changing an object's parent can have the effect of removing some properties from and adding some other properties to that object and all of its descendants (i.e., its children and its children's children, etc.). Let <text:span text:style-name="Variable">common</text:span> be the nearest ancestor that <text:span text:style-name="Variable">object</text:span> and <text:span text:style-name="Variable">new-parent</text:span> have in common before the parent of <text:span text:style-name="Variable">object</text:span> is changed. Then all properties defined by ancestors of <text:span text:style-name="Variable">object</text:span> under <text:span text:style-name="Variable">common</text:span> (that is, those ancestors of <text:span text:style-name="Variable">object</text:span> that are in turn descendants of <text:span text:style-name="Variable">common</text:span>) are removed from <text:span text:style-name="Variable">object</text:span> and all of its descendants. All properties defined by <text:span text:style-name="Variable">new-parent</text:span> or its ancestors under <text:span text:style-name="Variable">common</text:span> are added to <text:span text:style-name="Variable">object</text:span> and all of its descendants. As with <text:span text:style-name="Source_20_Text">create()</text:span>, the newly-added properties are given the same permission bits as they have on <text:span text:style-name="Variable">new-parent</text:span>, the owner of each added property is either the owner of the object it's added to (if the <text:span text:style-name="Example">`c'</text:span> permissions bit is set) or the owner of that property on <text:span text:style-name="Variable">new-parent</text:span>, and the value of each added property is <text:span text:style-name="Strong_20_Emphasis">clear</text:span>; see the description of the built-in function <text:span text:style-name="Source_20_Text">clear_property()</text:span> for details. All properties that are not removed or added in the reparenting process are completely unchanged. </text:p>
      <text:p text:style-name="P68">If <text:span text:style-name="Variable">new-parent</text:span> is equal to <text:span text:style-name="Source_20_Text">#-1</text:span>, then <text:span text:style-name="Variable">object</text:span> is given no parent at all; it becomes a new root of the parent/child hierarchy. In this case, all formerly inherited properties on <text:span text:style-name="Variable">object</text:span> are simply removed. </text:p>
      <text:p text:style-name="List_20_Heading"><text:span text:style-name="T1">Function:</text:span> int <text:span text:style-name="T2">valid</text:span> <text:span text:style-name="T3">(obj </text:span><text:span text:style-name="Variable"><text:span text:style-name="T3">object</text:span></text:span><text:span text:style-name="T3">)</text:span> </text:p>
      <text:p text:style-name="P68"><text:bookmark text:name="IDX56"/>Returns a non-zero integer (i.e., a true value) if <text:span text:style-name="Variable">object</text:span> is a valid object (one that has been created and not yet recycled) and zero (i.e., a false value) otherwise. </text:p>
      <text:p text:style-name="P7">valid(#0) <text:s text:c="3"/>=&gt; <text:s text:c="2"/>1</text:p>
      <text:p text:style-name="P8">valid(#-1) <text:s text:c="2"/>=&gt; <text:s text:c="2"/>0</text:p>
      <text:p text:style-name="List_20_Heading"><text:span text:style-name="T1">Function:</text:span> obj <text:span text:style-name="T2">parent</text:span> <text:span text:style-name="T3">(obj </text:span><text:span text:style-name="Variable"><text:span text:style-name="T3">object</text:span></text:span><text:span text:style-name="T3">)</text:span> </text:p>
      <text:p text:style-name="List_20_Heading"><text:bookmark text:name="IDX57"/><text:span text:style-name="T1">Function:</text:span> list <text:span text:style-name="T2">children</text:span> <text:span text:style-name="T3">(obj </text:span><text:span text:style-name="Variable"><text:span text:style-name="T3">object</text:span></text:span><text:span text:style-name="T3">)</text:span> </text:p>
      <text:p text:style-name="P68"><text:bookmark text:name="IDX58"/>These functions return the parent and a list of the children of <text:span text:style-name="Variable">object</text:span>, respectively. If <text:span text:style-name="Variable">object</text:span> is not valid, then <text:span text:style-name="Source_20_Text">E_INVARG</text:span> is raised. </text:p>
      <text:p text:style-name="List_20_Heading"><text:span text:style-name="T1">Function:</text:span> none <text:span text:style-name="T2">recycle</text:span> <text:span text:style-name="T3">(obj </text:span><text:span text:style-name="Variable"><text:span text:style-name="T3">object</text:span></text:span><text:span text:style-name="T3">)</text:span> </text:p>
      <text:p text:style-name="P68"><text:bookmark text:name="IDX59"/>The given <text:span text:style-name="Variable">object</text:span> is destroyed, irrevocably. The programmer must either own <text:span text:style-name="Variable">object</text:span> or be a wizard; otherwise, <text:span text:style-name="Source_20_Text">E_PERM</text:span> is raised. If <text:span text:style-name="Variable">object</text:span> is not valid, then <text:span text:style-name="Source_20_Text">E_INVARG</text:span> is raised. The children of <text:span text:style-name="Variable">object</text:span> are reparented to the parent of <text:span text:style-name="Variable">object</text:span>. Before <text:span text:style-name="Variable">object</text:span> is recycled, each object in its contents is moved to <text:span text:style-name="Source_20_Text">#-1</text:span> (implying a call to <text:span text:style-name="Variable">object</text:span>'s <text:span text:style-name="Source_20_Text">exitfunc</text:span> verb, if any) and then <text:span text:style-name="Variable">object</text:span>'s <text:span text:style-name="Example">`recycle'</text:span> verb, if any, is called with no arguments. </text:p>
      <text:p text:style-name="P68">After <text:span text:style-name="Variable">object</text:span> is recycled, if the owner of the former object has a property named <text:span text:style-name="Example">`ownership_quota'</text:span> and the value of that property is a integer, then <text:span text:style-name="Source_20_Text">recycle()</text:span> treats that value as a <text:span text:style-name="Strong_20_Emphasis">quota</text:span> and increments it by one, storing the result back into the <text:span text:style-name="Example">`ownership_quota'</text:span> property. </text:p>
      <text:p text:style-name="List_20_Heading"><text:span text:style-name="T1">Function:</text:span> int <text:span text:style-name="T2">object_bytes</text:span> <text:span text:style-name="T3">(obj </text:span><text:span text:style-name="Variable"><text:span text:style-name="T3">object</text:span></text:span><text:span text:style-name="T3">)</text:span> </text:p>
      <text:p text:style-name="P68"><text:bookmark text:name="IDX60"/>Returns the number of bytes of the server's memory required to store the given <text:span text:style-name="Variable">object</text:span>, including the space used by the values of all of its non-clear properties and by the verbs and properties defined directly on the object. Raised <text:span text:style-name="Source_20_Text">E_INVARG</text:span> if <text:span text:style-name="Variable">object</text:span> is not a valid object and <text:span text:style-name="Source_20_Text">E_PERM</text:span> if the programmer is not a wizard. </text:p>
      <text:p text:style-name="List_20_Heading"><text:span text:style-name="T1">Function:</text:span> obj <text:span text:style-name="T2">max_object</text:span> <text:span text:style-name="T3">()</text:span> </text:p>
      <text:p text:style-name="P68"><text:bookmark text:name="IDX61"/>Returns the largest object number yet assigned to a created object. Note that the object with this number may no longer exist; it may have been recycled. The next object created will be assigned the object number one larger than the value of <text:span text:style-name="Source_20_Text">max_object()</text:span>. </text:p>
      <text:h text:style-name="Heading_20_4" text:outline-level="4"><text:a xlink:type="simple" xlink:href="../ProgrammersManual_toc.html#SEC48" office:name="SEC48">Object Movement</text:a></text:h>
      <text:p text:style-name="List_20_Heading"><text:span text:style-name="T1">Function:</text:span> none <text:span text:style-name="T2">move</text:span> <text:span text:style-name="T3">(obj </text:span><text:span text:style-name="Variable"><text:span text:style-name="T3">what</text:span></text:span><text:span text:style-name="T3">, obj </text:span><text:span text:style-name="Variable"><text:span text:style-name="T3">where</text:span></text:span><text:span text:style-name="T3">)</text:span> </text:p>
      <text:p text:style-name="P68"><text:bookmark text:name="IDX62"/>Changes <text:span text:style-name="Variable">what</text:span>'s location to be <text:span text:style-name="Variable">where</text:span>. This is a complex process because a number of permissions checks and notifications must be performed. The actual movement takes place as described in the following paragraphs. </text:p>
      <text:p text:style-name="P68"><text:span text:style-name="Variable">what</text:span> should be a valid object and <text:span text:style-name="Variable">where</text:span> should be either a valid object or <text:span text:style-name="Source_20_Text">#-1</text:span> (denoting a location of `nowhere'); otherwise <text:span text:style-name="Source_20_Text">E_INVARG</text:span> is raised. The programmer must be either the owner of <text:span text:style-name="Variable">what</text:span> or a wizard; otherwise, <text:span text:style-name="Source_20_Text">E_PERM</text:span> is raised. </text:p>
      <text:p text:style-name="P68">If <text:span text:style-name="Variable">where</text:span> is a valid object, then the verb-call </text:p>
      <text:p text:style-name="P8"><text:span text:style-name="Variable">where</text:span>:accept(<text:span text:style-name="Variable">what</text:span>)</text:p>
      <text:p text:style-name="P68">is performed before any movement takes place. If the verb returns a false value and the programmer is not a wizard, then <text:span text:style-name="Variable">where</text:span> is considered to have refused entrance to <text:span text:style-name="Variable">what</text:span>; <text:span text:style-name="Source_20_Text">move()</text:span> raises <text:span text:style-name="Source_20_Text">E_NACC</text:span>. If <text:span text:style-name="Variable">where</text:span> does not define an <text:span text:style-name="Source_20_Text">accept</text:span> verb, then it is treated as if it defined one that always returned false. </text:p>
      <text:p text:style-name="P68">If moving <text:span text:style-name="Variable">what</text:span> into <text:span text:style-name="Variable">where</text:span> would create a loop in the containment hierarchy (i.e., <text:span text:style-name="Variable">what</text:span> would contain itself, even indirectly), then <text:span text:style-name="Source_20_Text">E_RECMOVE</text:span> is raised instead. </text:p>
      <text:p text:style-name="P68">The <text:span text:style-name="Example">`location'</text:span> property of <text:span text:style-name="Variable">what</text:span> is changed to be <text:span text:style-name="Variable">where</text:span>, and the <text:span text:style-name="Example">`contents'</text:span> properties of the old and new locations are modified appropriately. Let <text:span text:style-name="Variable">old-where</text:span> be the location of <text:span text:style-name="Variable">what</text:span> before it was moved. If <text:span text:style-name="Variable">old-where</text:span> is a valid object, then the verb-call </text:p>
      <text:p text:style-name="P8"><text:span text:style-name="Variable">old-where</text:span>:exitfunc(<text:span text:style-name="Variable">what</text:span>)</text:p>
      <text:p text:style-name="P68">is performed and its result is ignored; it is not an error if <text:span text:style-name="Variable">old-where</text:span> does not define a verb named <text:span text:style-name="Example">`exitfunc'</text:span>. Finally, if <text:span text:style-name="Variable">where</text:span> and <text:span text:style-name="Variable">what</text:span> are still valid objects, and <text:span text:style-name="Variable">where</text:span> is still the location of <text:span text:style-name="Variable">what</text:span>, then the verb-call </text:p>
      <text:p text:style-name="P8"><text:span text:style-name="Variable">where</text:span>:enterfunc(<text:span text:style-name="Variable">what</text:span>)</text:p>
      <text:p text:style-name="P68">is performed and its result is ignored; again, it is not an error if <text:span text:style-name="Variable">where</text:span> does not define a verb named <text:span text:style-name="Example">`enterfunc'</text:span>. </text:p>
      <text:h text:style-name="Heading_20_4" text:outline-level="4"><text:a xlink:type="simple" xlink:href="../ProgrammersManual_toc.html#SEC49" office:name="SEC49">Operations on Properties</text:a></text:h>
      <text:p text:style-name="List_20_Heading"><text:span text:style-name="T1">Function:</text:span> list <text:span text:style-name="T2">properties</text:span> <text:span text:style-name="T3">(obj </text:span><text:span text:style-name="Variable"><text:span text:style-name="T3">object</text:span></text:span><text:span text:style-name="T3">)</text:span> </text:p>
      <text:p text:style-name="P68"><text:bookmark text:name="IDX63"/>Returns a list of the names of the properties defined directly on the given <text:span text:style-name="Variable">object</text:span>, not inherited from its parent. If <text:span text:style-name="Variable">object</text:span> is not valid, then <text:span text:style-name="Source_20_Text">E_INVARG</text:span> is raised. If the programmer does not have read permission on <text:span text:style-name="Variable">object</text:span>, then <text:span text:style-name="Source_20_Text">E_PERM</text:span> is raised. </text:p>
      <text:p text:style-name="List_20_Heading"><text:span text:style-name="T1">Function:</text:span> list <text:span text:style-name="T2">property_info</text:span> <text:span text:style-name="T3">(obj </text:span><text:span text:style-name="Variable"><text:span text:style-name="T3">object</text:span></text:span><text:span text:style-name="T3">, str </text:span><text:span text:style-name="Variable"><text:span text:style-name="T3">prop-name</text:span></text:span><text:span text:style-name="T3">)</text:span> </text:p>
      <text:p text:style-name="List_20_Heading"><text:bookmark text:name="IDX64"/><text:span text:style-name="T1">Function:</text:span> none <text:span text:style-name="T2">set_property_info</text:span> <text:span text:style-name="T3">(obj </text:span><text:span text:style-name="Variable"><text:span text:style-name="T3">object</text:span></text:span><text:span text:style-name="T3">, str </text:span><text:span text:style-name="Variable"><text:span text:style-name="T3">prop-name</text:span></text:span><text:span text:style-name="T3">, list </text:span><text:span text:style-name="Variable"><text:span text:style-name="T3">info</text:span></text:span><text:span text:style-name="T3">)</text:span> </text:p>
      <text:p text:style-name="P68"><text:bookmark text:name="IDX65"/>These two functions get and set (respectively) the owner and permission bits for the property named <text:span text:style-name="Variable">prop-name</text:span> on the given <text:span text:style-name="Variable">object</text:span>. If <text:span text:style-name="Variable">object</text:span> is not valid, then <text:span text:style-name="Source_20_Text">E_INVARG</text:span> is raised. If <text:span text:style-name="Variable">object</text:span> has no non-built-in property named <text:span text:style-name="Variable">prop-name</text:span>, then <text:span text:style-name="Source_20_Text">E_PROPNF</text:span> is raised. If the programmer does not have read (write) permission on the property in question, then <text:span text:style-name="Source_20_Text">property_info()</text:span> (<text:span text:style-name="Source_20_Text">set_property_info()</text:span>) raises <text:span text:style-name="Source_20_Text">E_PERM</text:span>. Property info has the following form: </text:p>
      <text:p text:style-name="P8">{<text:span text:style-name="Variable">owner</text:span>, <text:span text:style-name="Variable">perms</text:span> [, <text:span text:style-name="Variable">new-name</text:span>]}</text:p>
      <text:p text:style-name="P68">where <text:span text:style-name="Variable">owner</text:span> is an object, <text:span text:style-name="Variable">perms</text:span> is a string containing only characters from the set <text:span text:style-name="Example">`r'</text:span>, <text:span text:style-name="Example">`w'</text:span>, and <text:span text:style-name="Example">`c'</text:span>, and <text:span text:style-name="Variable">new-name</text:span> is a string; <text:span text:style-name="Variable">new-name</text:span> is never part of the value returned by <text:span text:style-name="Source_20_Text">property_info()</text:span>, but it may optionally be given as part of the value provided to <text:span text:style-name="Source_20_Text">set_property_info()</text:span>. This list is the kind of value returned by <text:span text:style-name="Source_20_Text">property_info()</text:span> and expected as the third argument to <text:span text:style-name="Source_20_Text">set_property_info()</text:span>; the latter function raises <text:span text:style-name="Source_20_Text">E_INVARG</text:span> if <text:span text:style-name="Variable">owner</text:span> is not valid, if <text:span text:style-name="Variable">perms</text:span> contains any illegal characters, or, when <text:span text:style-name="Variable">new-name</text:span> is given, if <text:span text:style-name="Variable">prop-name</text:span> is not defined directly on <text:span text:style-name="Variable">object</text:span> or <text:span text:style-name="Variable">new-name</text:span> names an existing property defined on <text:span text:style-name="Variable">object</text:span> or any of its ancestors or descendants. </text:p>
      <text:p text:style-name="List_20_Heading"><text:span text:style-name="T1">Function:</text:span> none <text:span text:style-name="T2">add_property</text:span> <text:span text:style-name="T3">(obj </text:span><text:span text:style-name="Variable"><text:span text:style-name="T3">object</text:span></text:span><text:span text:style-name="T3">, str </text:span><text:span text:style-name="Variable"><text:span text:style-name="T3">prop-name</text:span></text:span><text:span text:style-name="T3">, </text:span><text:span text:style-name="Variable"><text:span text:style-name="T3">value</text:span></text:span><text:span text:style-name="T3">, list </text:span><text:span text:style-name="Variable"><text:span text:style-name="T3">info</text:span></text:span><text:span text:style-name="T3">)</text:span> </text:p>
      <text:p text:style-name="P68"><text:bookmark text:name="IDX66"/>Defines a new property on the given <text:span text:style-name="Variable">object</text:span>, inherited by all of its descendants; the property is named <text:span text:style-name="Variable">prop-name</text:span>, its initial value is <text:span text:style-name="Variable">value</text:span>, and its owner and initial permission bits are given by <text:span text:style-name="Variable">info</text:span> in the same format as is returned by <text:span text:style-name="Source_20_Text">property_info()</text:span>, described above. If <text:span text:style-name="Variable">object</text:span> is not valid or <text:span text:style-name="Variable">info</text:span> does not specify a valid owner and well-formed permission bits or <text:span text:style-name="Variable">object</text:span> or its ancestors or descendants already defines a property named <text:span text:style-name="Variable">prop-name</text:span>, then <text:span text:style-name="Source_20_Text">E_INVARG</text:span> is raised. If the programmer does not have write permission on <text:span text:style-name="Variable">object</text:span> or if the owner specified by <text:span text:style-name="Variable">info</text:span> is not the programmer and the programmer is not a wizard, then <text:span text:style-name="Source_20_Text">E_PERM</text:span> is raised. </text:p>
      <text:p text:style-name="List_20_Heading"><text:span text:style-name="T1">Function:</text:span> none <text:span text:style-name="T2">delete_property</text:span> <text:span text:style-name="T3">(obj </text:span><text:span text:style-name="Variable"><text:span text:style-name="T3">object</text:span></text:span><text:span text:style-name="T3">, str </text:span><text:span text:style-name="Variable"><text:span text:style-name="T3">prop-name</text:span></text:span><text:span text:style-name="T3">)</text:span> </text:p>
      <text:p text:style-name="P68"><text:bookmark text:name="IDX67"/>Removes the property named <text:span text:style-name="Variable">prop-name</text:span> from the given <text:span text:style-name="Variable">object</text:span> and all of its descendants. If <text:span text:style-name="Variable">object</text:span> is not valid, then <text:span text:style-name="Source_20_Text">E_INVARG</text:span> is raised. If the programmer does not have write permission on <text:span text:style-name="Variable">object</text:span>, then <text:span text:style-name="Source_20_Text">E_PERM</text:span> is raised. If <text:span text:style-name="Variable">object</text:span> does not directly define a property named <text:span text:style-name="Variable">prop-name</text:span> (as opposed to inheriting one from its parent), then <text:span text:style-name="Source_20_Text">E_PROPNF</text:span> is raised. </text:p>
      <text:p text:style-name="List_20_Heading"><text:span text:style-name="T1">Function:</text:span> int <text:span text:style-name="T2">is_clear_property</text:span> <text:span text:style-name="T3">(obj </text:span><text:span text:style-name="Variable"><text:span text:style-name="T3">object</text:span></text:span><text:span text:style-name="T3">, str </text:span><text:span text:style-name="Variable"><text:span text:style-name="T3">prop-name</text:span></text:span><text:span text:style-name="T3">)</text:span> </text:p>
      <text:p text:style-name="List_20_Heading"><text:bookmark text:name="IDX68"/><text:span text:style-name="T1">Function:</text:span> none <text:span text:style-name="T2">clear_property</text:span> <text:span text:style-name="T3">(obj </text:span><text:span text:style-name="Variable"><text:span text:style-name="T3">object</text:span></text:span><text:span text:style-name="T3">, str </text:span><text:span text:style-name="Variable"><text:span text:style-name="T3">prop-name</text:span></text:span><text:span text:style-name="T3">)</text:span> </text:p>
      <text:p text:style-name="P68"><text:bookmark text:name="IDX69"/>These two functions test for clear and set to clear, respectively, the property named <text:span text:style-name="Variable">prop-name</text:span> on the given <text:span text:style-name="Variable">object</text:span>. If <text:span text:style-name="Variable">object</text:span> is not valid, then <text:span text:style-name="Source_20_Text">E_INVARG</text:span> is raised. If <text:span text:style-name="Variable">object</text:span> has no non-built-in property named <text:span text:style-name="Variable">prop-name</text:span>, then <text:span text:style-name="Source_20_Text">E_PROPNF</text:span> is raised. If the programmer does not have read (write) permission on the property in question, then <text:span text:style-name="Source_20_Text">is_clear_property()</text:span> (<text:span text:style-name="Source_20_Text">clear_property()</text:span>) raises <text:span text:style-name="Source_20_Text">E_PERM</text:span>. If a property is clear, then when the value of that property is queried the value of the parent's property of the same name is returned. If the parent's property is clear, then the parent's parent's value is examined, and so on. If <text:span text:style-name="Variable">object</text:span> is the definer of the property <text:span text:style-name="Variable">prop-name</text:span>, as opposed to an inheritor of the property, then <text:span text:style-name="Source_20_Text">clear_property()</text:span> raises <text:span text:style-name="Source_20_Text">E_INVARG</text:span>. </text:p>
      <text:h text:style-name="Heading_20_4" text:outline-level="4"><text:a xlink:type="simple" xlink:href="../ProgrammersManual_toc.html#SEC50" office:name="SEC50">Operations on Verbs</text:a></text:h>
      <text:p text:style-name="List_20_Heading"><text:span text:style-name="T1">Function:</text:span> list <text:span text:style-name="T2">verbs</text:span> <text:span text:style-name="T3">(obj </text:span><text:span text:style-name="Variable"><text:span text:style-name="T3">object</text:span></text:span><text:span text:style-name="T3">)</text:span> </text:p>
      <text:p text:style-name="P68"><text:bookmark text:name="IDX70"/>Returns a list of the names of the verbs defined directly on the given <text:span text:style-name="Variable">object</text:span>, not inherited from its parent. If <text:span text:style-name="Variable">object</text:span> is not valid, then <text:span text:style-name="Source_20_Text">E_INVARG</text:span> is raised. If the programmer does not have read permission on <text:span text:style-name="Variable">object</text:span>, then <text:span text:style-name="Source_20_Text">E_PERM</text:span> is raised. </text:p>
      <text:p text:style-name="Text_20_body">Most of the remaining operations on verbs accept a string containing the verb's name to identify the verb in question. Because verbs can have multiple names and because an object can have multiple verbs with the same name, this practice can lead to difficulties. To most unambiguously refer to a particular verb, one can instead use a positive integer, the index of the verb in the list returned by <text:span text:style-name="Source_20_Text">verbs()</text:span>, described above. </text:p>
      <text:p text:style-name="Text_20_body">For example, suppose that <text:span text:style-name="Source_20_Text">verbs(#34)</text:span> returns this list: </text:p>
      <text:p text:style-name="P4">{"foo", "bar", "baz", "foo"}</text:p>
      <text:p text:style-name="Text_20_body">Object <text:span text:style-name="Source_20_Text">#34</text:span> has two verbs named <text:span text:style-name="Example">`foo'</text:span> defined on it (this may not be an error, if the two verbs have different command syntaxes). To refer unambiguously to the first one in the list, one uses the integer 1; to refer to the other one, one uses 4. </text:p>
      <text:p text:style-name="Text_20_body">In the function descriptions below, an argument named <text:span text:style-name="Variable">verb-desc</text:span> is either a string containing the name of a verb or else a positive integer giving the index of that verb in its defining object's <text:span text:style-name="Source_20_Text">verbs()</text:span> list. </text:p>
      <text:p text:style-name="Quotations">For historical reasons, there is also a second, inferior mechanism for referring to verbs with numbers, but its use is strongly discouraged. If the property <text:span text:style-name="Source_20_Text">$server_options.support_numeric_verbname_strings</text:span> exists with a true value, then functions on verbs will also accept a numeric string (e.g., <text:span text:style-name="Source_20_Text">"4"</text:span>) as a verb descriptor. The decimal integer in the string works more-or-less like the positive integers described above, but with two significant differences: </text:p>
      <text:list xml:id="list1691526109961916827" text:style-name="L13">
        <text:list-item>
          <text:p text:style-name="P2">The numeric string is a <text:span text:style-name="Emphasis">zero-based</text:span> index into <text:span text:style-name="Source_20_Text">verbs()</text:span>; that is, in the string case, you would use the number one less than what you would use in the positive integer case. </text:p>
        </text:list-item>
        <text:list-item>
          <text:p text:style-name="P1">When there exists a verb whose actual name looks like a decimal integer, this numeric-string notation is ambiguous; the server will in all cases assume that the reference is to the first verb in the list for which the given string could be a name, either in the normal sense or as a numeric index. </text:p>
        </text:list-item>
      </text:list>
      <text:p text:style-name="Quotations">Clearly, this older mechanism is more difficult and risky to use; new code should only be written to use the current mechanism, and old code using numeric strings should be modified not to do so. </text:p>
      <text:p text:style-name="List_20_Heading"><text:span text:style-name="T1">Function:</text:span> list <text:span text:style-name="T2">verb_info</text:span> <text:span text:style-name="T3">(obj </text:span><text:span text:style-name="Variable"><text:span text:style-name="T3">object</text:span></text:span><text:span text:style-name="T3">, str </text:span><text:span text:style-name="Variable"><text:span text:style-name="T3">verb-desc</text:span></text:span><text:span text:style-name="T3">)</text:span> </text:p>
      <text:p text:style-name="List_20_Heading"><text:bookmark text:name="IDX71"/><text:span text:style-name="T1">Function:</text:span> none <text:span text:style-name="T2">set_verb_info</text:span> <text:span text:style-name="T3">(obj </text:span><text:span text:style-name="Variable"><text:span text:style-name="T3">object</text:span></text:span><text:span text:style-name="T3">, str </text:span><text:span text:style-name="Variable"><text:span text:style-name="T3">verb-desc</text:span></text:span><text:span text:style-name="T3">, list </text:span><text:span text:style-name="Variable"><text:span text:style-name="T3">info</text:span></text:span><text:span text:style-name="T3">)</text:span> </text:p>
      <text:p text:style-name="P68"><text:bookmark text:name="IDX72"/>These two functions get and set (respectively) the owner, permission bits, and name(s) for the verb as specified by <text:span text:style-name="Variable">verb-desc</text:span> on the given <text:span text:style-name="Variable">object</text:span>. If <text:span text:style-name="Variable">object</text:span> is not valid, then <text:span text:style-name="Source_20_Text">E_INVARG</text:span> is raised. If <text:span text:style-name="Variable">object</text:span> does not define a verb as specified by <text:span text:style-name="Variable">verb-desc</text:span>, then <text:span text:style-name="Source_20_Text">E_VERBNF</text:span> is raised. If the programmer does not have read (write) permission on the verb in question, then <text:span text:style-name="Source_20_Text">verb_info()</text:span> (<text:span text:style-name="Source_20_Text">set_verb_info()</text:span>) raises <text:span text:style-name="Source_20_Text">E_PERM</text:span>. Verb info has the following form: </text:p>
      <text:p text:style-name="P8">{<text:span text:style-name="Variable">owner</text:span>, <text:span text:style-name="Variable">perms</text:span>, <text:span text:style-name="Variable">names</text:span>}</text:p>
      <text:p text:style-name="P68">where <text:span text:style-name="Variable">owner</text:span> is an object, <text:span text:style-name="Variable">perms</text:span> is a string containing only characters from the set <text:span text:style-name="Example">`r'</text:span>, <text:span text:style-name="Example">`w'</text:span>, <text:span text:style-name="Example">`x'</text:span>, and <text:span text:style-name="Example">`d'</text:span>, and <text:span text:style-name="Variable">names</text:span> is a string. This is the kind of value returned by <text:span text:style-name="Source_20_Text">verb_info()</text:span> and expected as the third argument to <text:span text:style-name="Source_20_Text">set_verb_info()</text:span>. <text:span text:style-name="Source_20_Text">set_verb_info()</text:span> raises <text:span text:style-name="Source_20_Text">E_INVARG</text:span> if <text:span text:style-name="Variable">owner</text:span> is not valid, if <text:span text:style-name="Variable">perms</text:span> contains any illegal characters, or if <text:span text:style-name="Variable">names</text:span> is the empty string or consists entirely of spaces; it raises <text:span text:style-name="Source_20_Text">E_PERM</text:span> if <text:span text:style-name="Variable">owner</text:span> is not the programmer and the programmer is not a wizard. </text:p>
      <text:p text:style-name="List_20_Heading"><text:span text:style-name="T1">Function:</text:span> list <text:span text:style-name="T2">verb_args</text:span> <text:span text:style-name="T3">(obj </text:span><text:span text:style-name="Variable"><text:span text:style-name="T3">object</text:span></text:span><text:span text:style-name="T3">, str </text:span><text:span text:style-name="Variable"><text:span text:style-name="T3">verb-desc</text:span></text:span><text:span text:style-name="T3">)</text:span> </text:p>
      <text:p text:style-name="List_20_Heading"><text:bookmark text:name="IDX73"/><text:span text:style-name="T1">Function:</text:span> none <text:span text:style-name="T2">set_verb_args</text:span> <text:span text:style-name="T3">(obj </text:span><text:span text:style-name="Variable"><text:span text:style-name="T3">object</text:span></text:span><text:span text:style-name="T3">, str </text:span><text:span text:style-name="Variable"><text:span text:style-name="T3">verb-desc</text:span></text:span><text:span text:style-name="T3">, list </text:span><text:span text:style-name="Variable"><text:span text:style-name="T3">args</text:span></text:span><text:span text:style-name="T3">)</text:span> </text:p>
      <text:p text:style-name="P68"><text:bookmark text:name="IDX74"/>These two functions get and set (respectively) the direct-object, preposition, and indirect-object specifications for the verb as specified by <text:span text:style-name="Variable">verb-desc</text:span> on the given <text:span text:style-name="Variable">object</text:span>. If <text:span text:style-name="Variable">object</text:span> is not valid, then <text:span text:style-name="Source_20_Text">E_INVARG</text:span> is raised. If <text:span text:style-name="Variable">object</text:span> does not define a verb as specified by <text:span text:style-name="Variable">verb-desc</text:span>, then <text:span text:style-name="Source_20_Text">E_VERBNF</text:span> is raised. If the programmer does not have read (write) permission on the verb in question, then <text:span text:style-name="Source_20_Text">verb_args()</text:span> (<text:span text:style-name="Source_20_Text">set_verb_args()</text:span>) raises <text:span text:style-name="Source_20_Text">E_PERM</text:span>. Verb args specifications have the following form: </text:p>
      <text:p text:style-name="P8">{<text:span text:style-name="Variable">dobj</text:span>, <text:span text:style-name="Variable">prep</text:span>, <text:span text:style-name="Variable">iobj</text:span>}</text:p>
      <text:p text:style-name="P68">where <text:span text:style-name="Variable">dobj</text:span> and <text:span text:style-name="Variable">iobj</text:span> are strings drawn from the set <text:span text:style-name="Source_20_Text">"this"</text:span>, <text:span text:style-name="Source_20_Text">"none"</text:span>, and <text:span text:style-name="Source_20_Text">"any"</text:span>, and <text:span text:style-name="Variable">prep</text:span> is a string that is either <text:span text:style-name="Source_20_Text">"none"</text:span>, <text:span text:style-name="Source_20_Text">"any"</text:span>, or one of the prepositional phrases listed much earlier in the description of verbs in the first chapter. This is the kind of value returned by <text:span text:style-name="Source_20_Text">verb_args()</text:span> and expected as the third argument to <text:span text:style-name="Source_20_Text">set_verb_args()</text:span>. Note that for <text:span text:style-name="Source_20_Text">set_verb_args()</text:span>, <text:span text:style-name="Variable">prep</text:span> must be only one of the prepositional phrases, not (as is shown in that table) a set of such phrases separated by <text:span text:style-name="Example">`/'</text:span> characters. <text:span text:style-name="Source_20_Text">set_verb_args</text:span> raises <text:span text:style-name="Source_20_Text">E_INVARG</text:span> if any of the <text:span text:style-name="Variable">dobj</text:span>, <text:span text:style-name="Variable">prep</text:span>, or <text:span text:style-name="Variable">iobj</text:span> strings is illegal. </text:p>
      <text:p text:style-name="P7">verb_args($container, "take")</text:p>
      <text:p text:style-name="P7"><text:s text:c="20"/>=&gt; <text:s text:c="2"/>{"any", "out of/from inside/from", "this"}</text:p>
      <text:p text:style-name="P8">set_verb_args($container, "take", {"any", "from", "this"})</text:p>
      <text:p text:style-name="List_20_Heading"><text:span text:style-name="T1">Function:</text:span> none <text:span text:style-name="T2">add_verb</text:span> <text:span text:style-name="T3">(obj </text:span><text:span text:style-name="Variable"><text:span text:style-name="T3">object</text:span></text:span><text:span text:style-name="T3">, list </text:span><text:span text:style-name="Variable"><text:span text:style-name="T3">info</text:span></text:span><text:span text:style-name="T3">, list </text:span><text:span text:style-name="Variable"><text:span text:style-name="T3">args</text:span></text:span><text:span text:style-name="T3">)</text:span> </text:p>
      <text:p text:style-name="P68"><text:bookmark text:name="IDX75"/>Defines a new verb on the given <text:span text:style-name="Variable">object</text:span>. The new verb's owner, permission bits and name(s) are given by <text:span text:style-name="Variable">info</text:span> in the same format as is returned by <text:span text:style-name="Source_20_Text">verb_info()</text:span>, described above. The new verb's direct-object, preposition, and indirect-object specifications are given by <text:span text:style-name="Variable">args</text:span> in the same format as is returned by <text:span text:style-name="Source_20_Text">verb_args</text:span>, described above. The new verb initially has the empty program associated with it; this program does nothing but return an unspecified value. </text:p>
      <text:p text:style-name="P68">If <text:span text:style-name="Variable">object</text:span> is not valid, or <text:span text:style-name="Variable">info</text:span> does not specify a valid owner and well-formed permission bits and verb names, or <text:span text:style-name="Variable">args</text:span> is not a legitimate syntax specification, then <text:span text:style-name="Source_20_Text">E_INVARG</text:span> is raised. If the programmer does not have write permission on <text:span text:style-name="Variable">object</text:span> or if the owner specified by <text:span text:style-name="Variable">info</text:span> is not the programmer and the programmer is not a wizard, then <text:span text:style-name="Source_20_Text">E_PERM</text:span> is raised. </text:p>
      <text:p text:style-name="List_20_Heading"><text:span text:style-name="T1">Function:</text:span> none <text:span text:style-name="T2">delete_verb</text:span> <text:span text:style-name="T3">(obj </text:span><text:span text:style-name="Variable"><text:span text:style-name="T3">object</text:span></text:span><text:span text:style-name="T3">, str </text:span><text:span text:style-name="Variable"><text:span text:style-name="T3">verb-desc</text:span></text:span><text:span text:style-name="T3">)</text:span> </text:p>
      <text:p text:style-name="P68"><text:bookmark text:name="IDX76"/>Removes the verb as specified by <text:span text:style-name="Variable">verb-desc</text:span> from the given <text:span text:style-name="Variable">object</text:span>. If <text:span text:style-name="Variable">object</text:span> is not valid, then <text:span text:style-name="Source_20_Text">E_INVARG</text:span> is raised. If the programmer does not have write permission on <text:span text:style-name="Variable">object</text:span>, then <text:span text:style-name="Source_20_Text">E_PERM</text:span> is raised. If <text:span text:style-name="Variable">object</text:span> does not define a verb as specified by <text:span text:style-name="Variable">verb-desc</text:span>, then <text:span text:style-name="Source_20_Text">E_VERBNF</text:span> is raised. </text:p>
      <text:p text:style-name="List_20_Heading"><text:span text:style-name="T1">Function:</text:span> list <text:span text:style-name="T2">verb_code</text:span> <text:span text:style-name="T3">(obj </text:span><text:span text:style-name="Variable"><text:span text:style-name="T3">object</text:span></text:span><text:span text:style-name="T3">, str </text:span><text:span text:style-name="Variable"><text:span text:style-name="T3">verb-desc</text:span></text:span><text:span text:style-name="T3"> [, </text:span><text:span text:style-name="Variable"><text:span text:style-name="T3">fully-paren</text:span></text:span><text:span text:style-name="T3"> [, </text:span><text:span text:style-name="Variable"><text:span text:style-name="T3">indent</text:span></text:span><text:span text:style-name="T3">]])</text:span> </text:p>
      <text:p text:style-name="List_20_Heading"><text:bookmark text:name="IDX77"/><text:span text:style-name="T1">Function:</text:span> list <text:span text:style-name="T2">set_verb_code</text:span> <text:span text:style-name="T3">(obj </text:span><text:span text:style-name="Variable"><text:span text:style-name="T3">object</text:span></text:span><text:span text:style-name="T3">, str </text:span><text:span text:style-name="Variable"><text:span text:style-name="T3">verb-desc</text:span></text:span><text:span text:style-name="T3">, list </text:span><text:span text:style-name="Variable"><text:span text:style-name="T3">code</text:span></text:span><text:span text:style-name="T3">)</text:span> </text:p>
      <text:p text:style-name="P68"><text:bookmark text:name="IDX78"/>These functions get and set (respectively) the MOO-code program associated with the verb as specified by <text:span text:style-name="Variable">verb-desc</text:span> on <text:span text:style-name="Variable">object</text:span>. The program is represented as a list of strings, one for each line of the program; this is the kind of value returned by <text:span text:style-name="Source_20_Text">verb_code()</text:span> and expected as the third argument to <text:span text:style-name="Source_20_Text">set_verb_code()</text:span>. For <text:span text:style-name="Source_20_Text">verb_code()</text:span>, the expressions in the returned code are usually written with the minimum-necessary parenthesization; if <text:span text:style-name="Variable">full-paren</text:span> is true, then all expressions are fully parenthesized. Also for <text:span text:style-name="Source_20_Text">verb_code()</text:span>, the lines in the returned code are usually not indented at all; if <text:span text:style-name="Variable">indent</text:span> is true, each line is indented to better show the nesting of statements. </text:p>
      <text:p text:style-name="P68">If <text:span text:style-name="Variable">object</text:span> is not valid, then <text:span text:style-name="Source_20_Text">E_INVARG</text:span> is raised. If <text:span text:style-name="Variable">object</text:span> does not define a verb as specified by <text:span text:style-name="Variable">verb-desc</text:span>, then <text:span text:style-name="Source_20_Text">E_VERBNF</text:span> is raised. If the programmer does not have read (write) permission on the verb in question, then <text:span text:style-name="Source_20_Text">verb_code()</text:span> (<text:span text:style-name="Source_20_Text">set_verb_code()</text:span>) raises <text:span text:style-name="Source_20_Text">E_PERM</text:span>. If the programmer is not, in fact. a programmer, then <text:span text:style-name="Source_20_Text">E_PERM</text:span> is raised. </text:p>
      <text:p text:style-name="P68">For <text:span text:style-name="Source_20_Text">set_verb_code()</text:span>, the result is a list of strings, the error messages generated by the MOO-code compiler during processing of <text:span text:style-name="Variable">code</text:span>. If the list is non-empty, then <text:span text:style-name="Source_20_Text">set_verb_code()</text:span> did not install <text:span text:style-name="Variable">code</text:span>; the program associated with the verb in question is unchanged. </text:p>
      <text:p text:style-name="List_20_Heading"><text:span text:style-name="T1">Function:</text:span> list <text:span text:style-name="T2">disassemble</text:span> <text:span text:style-name="T3">(obj </text:span><text:span text:style-name="Variable"><text:span text:style-name="T3">object</text:span></text:span><text:span text:style-name="T3">, str </text:span><text:span text:style-name="Variable"><text:span text:style-name="T3">verb-desc</text:span></text:span><text:span text:style-name="T3">)</text:span> </text:p>
      <text:p text:style-name="P68"><text:bookmark text:name="IDX79"/>Returns a (longish) list of strings giving a listing of the server's internal "compiled" form of the verb as specified by <text:span text:style-name="Variable">verb-desc</text:span> on <text:span text:style-name="Variable">object</text:span>. This format is not documented and may indeed change from release to release, but some programmers may nonetheless find the output of <text:span text:style-name="Source_20_Text">disassemble()</text:span> interesting to peruse as a way to gain a deeper appreciation of how the server works. </text:p>
      <text:p text:style-name="P68">If <text:span text:style-name="Variable">object</text:span> is not valid, then <text:span text:style-name="Source_20_Text">E_INVARG</text:span> is raised. If <text:span text:style-name="Variable">object</text:span> does not define a verb as specified by <text:span text:style-name="Variable">verb-desc</text:span>, then <text:span text:style-name="Source_20_Text">E_VERBNF</text:span> is raised. If the programmer does not have read permission on the verb in question, then <text:span text:style-name="Source_20_Text">disassemble()</text:span> raises <text:span text:style-name="Source_20_Text">E_PERM</text:span>. </text:p>
      <text:h text:style-name="Heading_20_4" text:outline-level="4"><text:a xlink:type="simple" xlink:href="../ProgrammersManual_toc.html#SEC51" office:name="SEC51">Operations on Player Objects</text:a></text:h>
      <text:p text:style-name="List_20_Heading"><text:span text:style-name="T1">Function:</text:span> list <text:span text:style-name="T2">players</text:span> <text:span text:style-name="T3">()</text:span> </text:p>
      <text:p text:style-name="P68"><text:bookmark text:name="IDX80"/>Returns a list of the object numbers of all player objects in the database. </text:p>
      <text:p text:style-name="List_20_Heading"><text:span text:style-name="T1">Function:</text:span> int <text:span text:style-name="T2">is_player</text:span> <text:span text:style-name="T3">(obj </text:span><text:span text:style-name="Variable"><text:span text:style-name="T3">object</text:span></text:span><text:span text:style-name="T3">)</text:span> </text:p>
      <text:p text:style-name="P68"><text:bookmark text:name="IDX81"/>Returns a true value if the given <text:span text:style-name="Variable">object</text:span> is a player object and a false value otherwise. If <text:span text:style-name="Variable">object</text:span> is not valid, <text:span text:style-name="Source_20_Text">E_INVARG</text:span> is raised. </text:p>
      <text:p text:style-name="List_20_Heading"><text:span text:style-name="T1">Function:</text:span> none <text:span text:style-name="T2">set_player_flag</text:span> <text:span text:style-name="T3">(obj </text:span><text:span text:style-name="Variable"><text:span text:style-name="T3">object</text:span></text:span><text:span text:style-name="T3">, </text:span><text:span text:style-name="Variable"><text:span text:style-name="T3">value</text:span></text:span><text:span text:style-name="T3">)</text:span> </text:p>
      <text:p text:style-name="P68"><text:bookmark text:name="IDX82"/>Confers or removes the "player object" status of the given <text:span text:style-name="Variable">object</text:span>, depending upon the truth value of <text:span text:style-name="Variable">value</text:span>. If <text:span text:style-name="Variable">object</text:span> is not valid, <text:span text:style-name="Source_20_Text">E_INVARG</text:span> is raised. If the programmer is not a wizard, then <text:span text:style-name="Source_20_Text">E_PERM</text:span> is raised. </text:p>
      <text:p text:style-name="P68">If <text:span text:style-name="Variable">value</text:span> is true, then <text:span text:style-name="Variable">object</text:span> gains (or keeps) "player object" status: it will be an element of the list returned by <text:span text:style-name="Source_20_Text">players()</text:span>, the expression <text:span text:style-name="Source_20_Text">is_player(</text:span><text:span text:style-name="Source_20_Text"><text:span text:style-name="Variable">object</text:span></text:span><text:span text:style-name="Source_20_Text">)</text:span> will return true, and the server will treat a call to <text:span text:style-name="Source_20_Text">$do_login_command()</text:span> that returns <text:span text:style-name="Variable">object</text:span> as logging in the current connection. </text:p>
      <text:p text:style-name="P68">If <text:span text:style-name="Variable">value</text:span> is false, the <text:span text:style-name="Variable">object</text:span> loses (or continues to lack) "player object" status: it will not be an element of the list returned by <text:span text:style-name="Source_20_Text">players()</text:span>, the expression <text:span text:style-name="Source_20_Text">is_player(</text:span><text:span text:style-name="Source_20_Text"><text:span text:style-name="Variable">object</text:span></text:span><text:span text:style-name="Source_20_Text">)</text:span> will return false, and users cannot connect to <text:span text:style-name="Variable">object</text:span> by name when they log into the server. In addition, if a user is connected to <text:span text:style-name="Variable">object</text:span> at the time that it loses "player object" status, then that connection is immediately broken, just as if <text:span text:style-name="Source_20_Text">boot_player(</text:span><text:span text:style-name="Source_20_Text"><text:span text:style-name="Variable">object</text:span></text:span><text:span text:style-name="Source_20_Text">)</text:span> had been called (see the description of <text:span text:style-name="Source_20_Text">boot_player()</text:span> below). </text:p>
      <text:h text:style-name="Heading_20_3" text:outline-level="3"><text:a xlink:type="simple" xlink:href="../ProgrammersManual_toc.html#SEC52" office:name="SEC52">Operations on Network Connections</text:a></text:h>
      <text:p text:style-name="List_20_Heading"><text:span text:style-name="T1">Function:</text:span> list <text:span text:style-name="T2">connected_players</text:span> <text:span text:style-name="T3">([</text:span><text:span text:style-name="Variable"><text:span text:style-name="T3">include-all</text:span></text:span><text:span text:style-name="T3">])</text:span> </text:p>
      <text:p text:style-name="P68"><text:bookmark text:name="IDX83"/>Returns a list of the object numbers of those player objects with currently-active connections. If <text:span text:style-name="Variable">include-all</text:span> is provided and true, then the list includes the object numbers associated with <text:span text:style-name="Emphasis">all</text:span> current connections, including ones that are outbound and/or not yet logged-in. </text:p>
      <text:p text:style-name="List_20_Heading"><text:span text:style-name="T1">Function:</text:span> int <text:span text:style-name="T2">connected_seconds</text:span> <text:span text:style-name="T3">(obj </text:span><text:span text:style-name="Variable"><text:span text:style-name="T3">player</text:span></text:span><text:span text:style-name="T3">)</text:span> </text:p>
      <text:p text:style-name="List_20_Heading"><text:bookmark text:name="IDX84"/><text:span text:style-name="T1">Function:</text:span> int <text:span text:style-name="T2">idle_seconds</text:span> <text:span text:style-name="T3">(obj </text:span><text:span text:style-name="Variable"><text:span text:style-name="T3">player</text:span></text:span><text:span text:style-name="T3">)</text:span> </text:p>
      <text:p text:style-name="P68"><text:bookmark text:name="IDX85"/>These functions return the number of seconds that the currently-active connection to <text:span text:style-name="Variable">player</text:span> has existed and been idle, respectively. If <text:span text:style-name="Variable">player</text:span> is not the object number of a player object with a currently-active connection, then <text:span text:style-name="Source_20_Text">E_INVARG</text:span> is raised. </text:p>
      <text:p text:style-name="List_20_Heading"><text:span text:style-name="T1">Function:</text:span> none <text:span text:style-name="T2">notify</text:span> <text:span text:style-name="T3">(obj </text:span><text:span text:style-name="Variable"><text:span text:style-name="T3">conn</text:span></text:span><text:span text:style-name="T3">, str </text:span><text:span text:style-name="Variable"><text:span text:style-name="T3">string</text:span></text:span><text:span text:style-name="T3"> [, </text:span><text:span text:style-name="Variable"><text:span text:style-name="T3">no-flush</text:span></text:span><text:span text:style-name="T3">])</text:span> </text:p>
      <text:p text:style-name="P68"><text:bookmark text:name="IDX86"/>Enqueues <text:span text:style-name="Variable">string</text:span> for output (on a line by itself) on the connection <text:span text:style-name="Variable">conn</text:span>. If the programmer is not <text:span text:style-name="Variable">conn</text:span> or a wizard, then <text:span text:style-name="Source_20_Text">E_PERM</text:span> is raised. If <text:span text:style-name="Variable">conn</text:span> is not a currently-active connection, then this function does nothing. Output is normally written to connections only between tasks, not during execution. </text:p>
      <text:p text:style-name="P68">The server will not queue an arbitrary amount of output for a connection; the <text:span text:style-name="Source_20_Text">MAX_QUEUED_OUTPUT</text:span> compilation option (in <text:span text:style-name="Example">`options.h'</text:span>) controls the limit. When an attempt is made to enqueue output that would take the server over its limit, it first tries to write as much output as possible to the connection without having to wait for the other end. If that doesn't result in the new output being able to fit in the queue, the server starts throwing away the oldest lines in the queue until the new ouput will fit. The server remembers how many lines of output it has `flushed' in this way and, when next it can succeed in writing anything to the connection, it first writes a line like <text:span text:style-name="Source_20_Text">&gt;&gt; Network buffer overflow: </text:span><text:span text:style-name="Source_20_Text"><text:span text:style-name="Variable">X</text:span></text:span><text:span text:style-name="Source_20_Text"> lines of output to you have been lost &lt;&lt;</text:span> where <text:span text:style-name="Variable">X</text:span> is the number of flushed lines. </text:p>
      <text:p text:style-name="P68">If <text:span text:style-name="Variable">no-flush</text:span> is provided and true, then <text:span text:style-name="Source_20_Text">notify()</text:span> never flushes any output from the queue; instead it immediately returns false. <text:span text:style-name="Source_20_Text">Notify()</text:span> otherwise always returns true. </text:p>
      <text:p text:style-name="List_20_Heading"><text:span text:style-name="T1">Function:</text:span> int <text:span text:style-name="T2">buffered_output_length</text:span> <text:span text:style-name="T3">([obj </text:span><text:span text:style-name="Variable"><text:span text:style-name="T3">conn</text:span></text:span><text:span text:style-name="T3">])</text:span> </text:p>
      <text:p text:style-name="P68"><text:bookmark text:name="IDX87"/>Returns the number of bytes currently buffered for output to the connection <text:span text:style-name="Variable">conn</text:span>. If <text:span text:style-name="Variable">conn</text:span> is not provided, returns the maximum number of bytes that will be buffered up for output on any connection. </text:p>
      <text:p text:style-name="List_20_Heading"><text:span text:style-name="T1">Function:</text:span> str <text:span text:style-name="T2">read</text:span> <text:span text:style-name="T3">([obj </text:span><text:span text:style-name="Variable"><text:span text:style-name="T3">conn</text:span></text:span><text:span text:style-name="T3"> [, </text:span><text:span text:style-name="Variable"><text:span text:style-name="T3">non-blocking</text:span></text:span><text:span text:style-name="T3">]])</text:span> </text:p>
      <text:p text:style-name="P68"><text:bookmark text:name="IDX88"/>Reads and returns a line of input from the connection <text:span text:style-name="Variable">conn</text:span> (or, if not provided, from the player that typed the command that initiated the current task). If <text:span text:style-name="Variable">non-blocking</text:span> is false or not provided, this function suspends the current task, resuming it when there is input available to be read. If <text:span text:style-name="Variable">non-blocking</text:span> is provided and true, this function never suspends the calling task; if there is no input currently available for input, <text:span text:style-name="Source_20_Text">read()</text:span> simply returns 0 immediately. </text:p>
      <text:p text:style-name="P68">If <text:span text:style-name="Variable">player</text:span> is provided, then the programmer must either be a wizard or the owner of <text:span text:style-name="Source_20_Text">player</text:span>; if <text:span text:style-name="Source_20_Text">player</text:span> is not provided, then <text:span text:style-name="Source_20_Text">read()</text:span> may only be called by a wizard and only in the task that was last spawned by a command from the connection in question. Otherwise, <text:span text:style-name="Source_20_Text">E_PERM</text:span> is raised. If the given <text:span text:style-name="Source_20_Text">player</text:span> is not currently connected and has no pending lines of input, or if the connection is closed while a task is waiting for input but before any lines of input are received, then <text:span text:style-name="Source_20_Text">read()</text:span> raises <text:span text:style-name="Source_20_Text">E_INVARG</text:span>. </text:p>
      <text:p text:style-name="P68">The restriction on the use of <text:span text:style-name="Source_20_Text">read()</text:span> without any arguments preserves the following simple invariant: if input is being read from a player, it is for the task started by the last command that player typed. This invariant adds responsibility to the programmer, however. If your program calls another verb before doing a <text:span text:style-name="Source_20_Text">read()</text:span>, then either that verb must not suspend or else you must arrange that no commands will be read from the connection in the meantime. The most straightforward way to do this is to call </text:p>
      <text:p text:style-name="P8">set_connection_option(player, "hold-input", 1)</text:p>
      <text:p text:style-name="P68">before any task suspension could happen, then make all of your calls to <text:span text:style-name="Source_20_Text">read()</text:span> and other code that might suspend, and finally call </text:p>
      <text:p text:style-name="P8">set_connection_option(player, "hold-input", 0)</text:p>
      <text:p text:style-name="P68">to allow commands once again to be read and interpreted normally. </text:p>
      <text:p text:style-name="List_20_Heading"><text:span text:style-name="T1">Function:</text:span> none <text:span text:style-name="T2">force_input</text:span> <text:span text:style-name="T3">(obj </text:span><text:span text:style-name="Variable"><text:span text:style-name="T3">conn</text:span></text:span><text:span text:style-name="T3">, str </text:span><text:span text:style-name="Variable"><text:span text:style-name="T3">line</text:span></text:span><text:span text:style-name="T3"> [, </text:span><text:span text:style-name="Variable"><text:span text:style-name="T3">at-front</text:span></text:span><text:span text:style-name="T3">])</text:span> </text:p>
      <text:p text:style-name="P68"><text:bookmark text:name="IDX89"/>Inserts the string <text:span text:style-name="Variable">line</text:span> as an input task in the queue for the connection <text:span text:style-name="Variable">conn</text:span>, just as if it had arrived as input over the network. If <text:span text:style-name="Variable">at_front</text:span> is provided and true, then the new line of input is put at the front of <text:span text:style-name="Variable">conn</text:span>'s queue, so that it will be the very next line of input processed even if there is already some other input in that queue. Raises <text:span text:style-name="Source_20_Text">E_INVARG</text:span> if <text:span text:style-name="Variable">conn</text:span> does not specify a current connection and <text:span text:style-name="Source_20_Text">E_PERM</text:span> if the programmer is neither <text:span text:style-name="Variable">conn</text:span> nor a wizard. </text:p>
      <text:p text:style-name="List_20_Heading"><text:span text:style-name="T1">Function:</text:span> none <text:span text:style-name="T2">flush_input</text:span> <text:span text:style-name="T3">(obj </text:span><text:span text:style-name="Variable"><text:span text:style-name="T3">conn</text:span></text:span><text:span text:style-name="T3"> [</text:span><text:span text:style-name="Variable"><text:span text:style-name="T3">show-messages</text:span></text:span><text:span text:style-name="T3">])</text:span> </text:p>
      <text:p text:style-name="P68"><text:bookmark text:name="IDX90"/>Performs the same actions as if the connection <text:span text:style-name="Variable">conn</text:span>'s defined flush command had been received on that connection, i.e., removes all pending lines of input from <text:span text:style-name="Variable">conn</text:span>'s queue and, if <text:span text:style-name="Variable">show-messages</text:span> is provided and true, prints a message to <text:span text:style-name="Variable">conn</text:span> listing the flushed lines, if any. See the chapter on server assumptions about the database for more information about a connection's defined flush command. </text:p>
      <text:p text:style-name="List_20_Heading"><text:span text:style-name="T1">Function:</text:span> list <text:span text:style-name="T2">output_delimiters</text:span> <text:span text:style-name="T3">(obj </text:span><text:span text:style-name="Variable"><text:span text:style-name="T3">player</text:span></text:span><text:span text:style-name="T3">)</text:span> </text:p>
      <text:p text:style-name="P68"><text:bookmark text:name="IDX91"/>Returns a list of two strings, the current <text:span text:style-name="Strong_20_Emphasis">output prefix</text:span> and <text:span text:style-name="Strong_20_Emphasis">output suffix</text:span> for <text:span text:style-name="Variable">player</text:span>. If <text:span text:style-name="Variable">player</text:span> does not have an active network connection, then <text:span text:style-name="Source_20_Text">E_INVARG</text:span> is raised. If either string is currently undefined, the value <text:span text:style-name="Source_20_Text">""</text:span> is used instead. See the discussion of the <text:span text:style-name="Source_20_Text">PREFIX</text:span> and <text:span text:style-name="Source_20_Text">SUFFIX</text:span> commands in the next chapter for more information about the output prefix and suffix. </text:p>
      <text:p text:style-name="List_20_Heading"><text:span text:style-name="T1">Function:</text:span> none <text:span text:style-name="T2">boot_player</text:span> <text:span text:style-name="T3">(obj </text:span><text:span text:style-name="Variable"><text:span text:style-name="T3">player</text:span></text:span><text:span text:style-name="T3">)</text:span> </text:p>
      <text:p text:style-name="P68"><text:bookmark text:name="IDX92"/>Marks for disconnection any currently-active connection to the given <text:span text:style-name="Variable">player</text:span>. The connection will not actually be closed until the currently-running task returns or suspends, but all MOO functions (such as <text:span text:style-name="Source_20_Text">notify()</text:span>, <text:span text:style-name="Source_20_Text">connected_players()</text:span>, and the like) immediately behave as if the connection no longer exists. If the programmer is not either a wizard or the same as <text:span text:style-name="Variable">player</text:span>, then <text:span text:style-name="Source_20_Text">E_PERM</text:span> is raised. If there is no currently-active connection to <text:span text:style-name="Variable">player</text:span>, then this function does nothing. </text:p>
      <text:p text:style-name="P68">If there was a currently-active connection, then the following verb call is made when the connection is actually closed: </text:p>
      <text:p text:style-name="P8">$user_disconnected(<text:span text:style-name="Variable">player</text:span>)</text:p>
      <text:p text:style-name="P68">It is not an error if this verb does not exist; the call is simply skipped. </text:p>
      <text:p text:style-name="List_20_Heading"><text:span text:style-name="T1">Function:</text:span> str <text:span text:style-name="T2">connection_name</text:span> <text:span text:style-name="T3">(obj </text:span><text:span text:style-name="Variable"><text:span text:style-name="T3">player</text:span></text:span><text:span text:style-name="T3">)</text:span> </text:p>
      <text:p text:style-name="P68"><text:bookmark text:name="IDX93"/>Returns a network-specific string identifying the connection being used by the given player. If the programmer is not a wizard and not <text:span text:style-name="Variable">player</text:span>, then <text:span text:style-name="Source_20_Text">E_PERM</text:span> is raised. If <text:span text:style-name="Variable">player</text:span> is not currently connected, then <text:span text:style-name="Source_20_Text">E_INVARG</text:span> is raised. </text:p>
      <text:p text:style-name="P68">For the TCP/IP networking configurations, for in-bound connections, the string has the form </text:p>
      <text:p text:style-name="P8">"port <text:span text:style-name="Variable">lport</text:span> from <text:span text:style-name="Variable">host</text:span>, port <text:span text:style-name="Variable">port</text:span>"</text:p>
      <text:p text:style-name="P68">where <text:span text:style-name="Variable">lport</text:span> is the decimal TCP listening port on which the connection arrived, <text:span text:style-name="Variable">host</text:span> is either the name or decimal TCP address of the host from which the player is connected, and <text:span text:style-name="Variable">port</text:span> is the decimal TCP port of the connection on that host. </text:p>
      <text:p text:style-name="P68">For outbound TCP/IP connections, the string has the form </text:p>
      <text:p text:style-name="P8">"port <text:span text:style-name="Variable">lport</text:span> to <text:span text:style-name="Variable">host</text:span>, port <text:span text:style-name="Variable">port</text:span>"</text:p>
      <text:p text:style-name="P68">where <text:span text:style-name="Variable">lport</text:span> is the decimal local TCP port number from which the connection originated, <text:span text:style-name="Variable">host</text:span> is either the name or decimal TCP address of the host to which the connection was opened, and <text:span text:style-name="Variable">port</text:span> is the decimal TCP port of the connection on that host. </text:p>
      <text:p text:style-name="P68">For the System V `local' networking configuration, the string is the UNIX login name of the connecting user or, if no such name can be found, something of the form </text:p>
      <text:p text:style-name="P8">"User #<text:span text:style-name="Variable">number</text:span>"</text:p>
      <text:p text:style-name="P68">where <text:span text:style-name="Variable">number</text:span> is a UNIX numeric user ID. </text:p>
      <text:p text:style-name="P68">For the other networking configurations, the string is the same for all connections and, thus, useless. </text:p>
      <text:p text:style-name="List_20_Heading"><text:span text:style-name="T1">Function:</text:span> none <text:span text:style-name="T2">set_connection_option</text:span> <text:span text:style-name="T3">(obj </text:span><text:span text:style-name="Variable"><text:span text:style-name="T3">conn</text:span></text:span><text:span text:style-name="T3">, str </text:span><text:span text:style-name="Variable"><text:span text:style-name="T3">option</text:span></text:span><text:span text:style-name="T3">, </text:span><text:span text:style-name="Variable"><text:span text:style-name="T3">value</text:span></text:span><text:span text:style-name="T3">)</text:span> </text:p>
      <text:p text:style-name="P68"><text:bookmark text:name="IDX94"/>Controls a number of optional behaviors associated the connection <text:span text:style-name="Variable">conn</text:span>. Raises <text:span text:style-name="Source_20_Text">E_INVARG</text:span> if <text:span text:style-name="Variable">conn</text:span> does not specify a current connection and <text:span text:style-name="Source_20_Text">E_PERM</text:span> if the programmer is neither <text:span text:style-name="Variable">conn</text:span> nor a wizard. The following values for <text:span text:style-name="Variable">option</text:span> are currently supported: </text:p>
      <text:p text:style-name="P72"><text:span text:style-name="Source_20_Text">"hold-input"</text:span> </text:p>
      <text:p text:style-name="P69">If <text:span text:style-name="Variable">value</text:span> is true, then input received on <text:span text:style-name="Variable">conn</text:span> will never be treated as a command; instead, it will remain in the queue until retrieved by a call to <text:span text:style-name="Source_20_Text">read()</text:span>. </text:p>
      <text:p text:style-name="P72"><text:span text:style-name="Source_20_Text">"client-echo"</text:span> </text:p>
      <text:p text:style-name="P69">Send the Telnet Protocol <text:span text:style-name="Example">`WONT ECHO'</text:span> or <text:span text:style-name="Example">`WILL ECHO'</text:span> command, depending on whether <text:span text:style-name="Variable">value</text:span> is true or false, respectively. For clients that support the Telnet Protocol, this should toggle whether or not the client echoes locally the characters typed by the user. Note that the server itself never echoes input characters under any circumstances. (This option is only available under the TCP/IP networking configurations.) </text:p>
      <text:p text:style-name="P72"><text:span text:style-name="Source_20_Text">"binary"</text:span> </text:p>
      <text:p text:style-name="P69">If <text:span text:style-name="Variable">value</text:span> is true, then both input from and output to <text:span text:style-name="Variable">conn</text:span> can contain arbitrary bytes. Input from a connection in binary mode is not broken into lines at all; it is delivered to either the read() function or the built-in command parser as <text:span text:style-name="Strong_20_Emphasis">binary strings</text:span>, in whatever size chunks come back from the operating system. (See the early section on MOO value types for a description of the binary string representation.) For output to a connection in binary mode, the second argument to `notify()' must be a binary string; if it is malformed, E_INVARG is raised. </text:p>
      <text:p text:style-name="P72"><text:span text:style-name="Source_20_Text">"flush-command"</text:span> </text:p>
      <text:p text:style-name="P71">If <text:span text:style-name="Variable">value</text:span> is a non-empty string, then it becomes the new <text:span text:style-name="Strong_20_Emphasis">flush</text:span> command for this connection, by which the player can flush all queued input that has not yet been processed by the server. If <text:span text:style-name="Variable">value</text:span> is not a non-empty string, then <text:span text:style-name="Variable">conn</text:span> is set to have no flush command at all. The default value of this option can be set via the property <text:span text:style-name="Source_20_Text">$server_options.default_flush_command</text:span>; see the chapter on server assumptions about the database for details. </text:p>
      <text:p text:style-name="List_20_Heading"><text:span text:style-name="T1">Function:</text:span> list <text:span text:style-name="T2">connection_options</text:span> <text:span text:style-name="T3">(obj </text:span><text:span text:style-name="Variable"><text:span text:style-name="T3">conn</text:span></text:span><text:span text:style-name="T3">)</text:span> </text:p>
      <text:p text:style-name="P68"><text:bookmark text:name="IDX95"/>Returns a list of <text:span text:style-name="Source_20_Text">{</text:span><text:span text:style-name="Source_20_Text"><text:span text:style-name="Variable">name</text:span></text:span><text:span text:style-name="Source_20_Text">, </text:span><text:span text:style-name="Source_20_Text"><text:span text:style-name="Variable">value</text:span></text:span><text:span text:style-name="Source_20_Text">}</text:span> pairs describing the current settings of all of the allowed options for the connection <text:span text:style-name="Variable">conn</text:span>. Raises <text:span text:style-name="Source_20_Text">E_INVARG</text:span> if <text:span text:style-name="Variable">conn</text:span> does not specify a current connection and <text:span text:style-name="Source_20_Text">E_PERM</text:span> if the programmer is neither <text:span text:style-name="Variable">conn</text:span> nor a wizard. </text:p>
      <text:p text:style-name="List_20_Heading"><text:span text:style-name="T1">Function:</text:span> value <text:span text:style-name="T2">connection_option</text:span> <text:span text:style-name="T3">(obj </text:span><text:span text:style-name="Variable"><text:span text:style-name="T3">conn</text:span></text:span><text:span text:style-name="T3">, str </text:span><text:span text:style-name="Variable"><text:span text:style-name="T3">name</text:span></text:span><text:span text:style-name="T3">)</text:span> </text:p>
      <text:p text:style-name="P68"><text:bookmark text:name="IDX96"/>Returns the current setting of the option <text:span text:style-name="Variable">name</text:span> for the connection <text:span text:style-name="Variable">conn</text:span>. Raises <text:span text:style-name="Source_20_Text">E_INVARG</text:span> if <text:span text:style-name="Variable">conn</text:span> does not specify a current connection and <text:span text:style-name="Source_20_Text">E_PERM</text:span> if the programmer is neither <text:span text:style-name="Variable">conn</text:span> nor a wizard. </text:p>
      <text:p text:style-name="List_20_Heading"><text:span text:style-name="T1">Function:</text:span> obj <text:span text:style-name="T2">open_network_connection</text:span> <text:span text:style-name="T3">(</text:span><text:span text:style-name="Variable"><text:span text:style-name="T3">value</text:span></text:span><text:span text:style-name="T3">, ...)</text:span> </text:p>
      <text:p text:style-name="P68"><text:bookmark text:name="IDX97"/>Establishes a network connection to the place specified by the arguments and more-or-less pretends that a new, normal player connection has been established from there. The new connection, as usual, will not be logged in initially and will have a negative object number associated with it for use with <text:span text:style-name="Source_20_Text">read()</text:span>, <text:span text:style-name="Source_20_Text">notify()</text:span>, and <text:span text:style-name="Source_20_Text">boot_player()</text:span>. This object number is the value returned by this function. </text:p>
      <text:p text:style-name="P68">If the programmer is not a wizard or if the <text:span text:style-name="Source_20_Text">OUTBOUND_NETWORK</text:span> compilation option was not used in building the server, then <text:span text:style-name="Source_20_Text">E_PERM</text:span> is raised. If the network connection cannot be made for some reason, then other errors will be returned, depending upon the particular network implementation in use. </text:p>
      <text:p text:style-name="P68">For the TCP/IP network implementations (the only ones as of this writing that support outbound connections), there must be two arguments, a string naming a host (possibly using the numeric Internet syntax) and an integer specifying a TCP port. If a connection cannot be made because the host does not exist, the port does not exist, the host is not reachable or refused the connection, <text:span text:style-name="Source_20_Text">E_INVARG</text:span> is raised. If the connection cannot be made for other reasons, including resource limitations, then <text:span text:style-name="Source_20_Text">E_QUOTA</text:span> is raised. </text:p>
      <text:p text:style-name="P68">The outbound connection process involves certain steps that can take quite a long time, during which the server is not doing anything else, including responding to user commands and executing MOO tasks. See the chapter on server assumptions about the database for details about how the server limits the amount of time it will wait for these steps to successfully complete. </text:p>
      <text:p text:style-name="P68">It is worth mentioning one tricky point concerning the use of this function. Since the server treats the new connection pretty much like any normal player connection, it will naturally try to parse any input from that connection as commands in the usual way. To prevent this treatment, you should use <text:span text:style-name="Source_20_Text">set_connection_option()</text:span> to set the <text:span text:style-name="Source_20_Text">"hold-input"</text:span> option true on the connection. </text:p>
      <text:p text:style-name="List_20_Heading"><text:span text:style-name="T1">Function:</text:span> value <text:span text:style-name="T2">listen</text:span> <text:span text:style-name="T3">(obj </text:span><text:span text:style-name="Variable"><text:span text:style-name="T3">object</text:span></text:span><text:span text:style-name="T3">, </text:span><text:span text:style-name="Variable"><text:span text:style-name="T3">point</text:span></text:span><text:span text:style-name="T3"> [, </text:span><text:span text:style-name="Variable"><text:span text:style-name="T3">print-messages</text:span></text:span><text:span text:style-name="T3">])</text:span> </text:p>
      <text:p text:style-name="P68"><text:bookmark text:name="IDX98"/>Create a new point at which the server will listen for network connections, just as it does normally. <text:span text:style-name="Variable">Object</text:span> is the object whose verbs <text:span text:style-name="Source_20_Text">do_login_command</text:span>, <text:span text:style-name="Source_20_Text">do_command</text:span>, <text:span text:style-name="Source_20_Text">do_out_of_band_command</text:span>, <text:span text:style-name="Source_20_Text">user_connected</text:span>, <text:span text:style-name="Source_20_Text">user_created</text:span>, <text:span text:style-name="Source_20_Text">user_reconnected</text:span>, <text:span text:style-name="Source_20_Text">user_disconnected</text:span>, and <text:span text:style-name="Source_20_Text">user_client_disconnected</text:span> will be called at appropriate points, just as these verbs are called on <text:span text:style-name="Source_20_Text">#0</text:span> for normal connections. (See the chapter on server assumptions about the database for the complete story on when these functions are called.) <text:span text:style-name="Variable">Point</text:span> is a network-configuration-specific parameter describing the listening point. If <text:span text:style-name="Variable">print-messages</text:span> is provided and true, then the various database-configurable messages (also detailed in the chapter on server assumptions) will be printed on connections received at the new listening point. <text:span text:style-name="Source_20_Text">Listen()</text:span> returns <text:span text:style-name="Variable">canon</text:span>, a `canonicalized' version of <text:span text:style-name="Variable">point</text:span>, with any configuration-specific defaulting or aliasing accounted for. </text:p>
      <text:p text:style-name="P68">This raises <text:span text:style-name="Source_20_Text">E_PERM</text:span> if the programmer is not a wizard, <text:span text:style-name="Source_20_Text">E_INVARG</text:span> if <text:span text:style-name="Variable">object</text:span> is invalid or there is already a listening point described by <text:span text:style-name="Variable">point</text:span>, and <text:span text:style-name="Source_20_Text">E_QUOTA</text:span> if some network-configuration-specific error occurred. </text:p>
      <text:p text:style-name="P68">For the TCP/IP configurations, <text:span text:style-name="Variable">point</text:span> is a TCP port number on which to listen and <text:span text:style-name="Variable">canon</text:span> is equal to <text:span text:style-name="Variable">point</text:span> unless <text:span text:style-name="Variable">point</text:span> is zero, in which case <text:span text:style-name="Variable">canon</text:span> is a port number assigned by the operating system. </text:p>
      <text:p text:style-name="P68">For the local multi-user configurations, <text:span text:style-name="Variable">point</text:span> is the UNIX file name to be used as the connection point and <text:span text:style-name="Variable">canon</text:span> is always equal to <text:span text:style-name="Variable">point</text:span>. </text:p>
      <text:p text:style-name="P68">In the single-user configuration, the can be only one listening point at a time; <text:span text:style-name="Variable">point</text:span> can be any value at all and <text:span text:style-name="Variable">canon</text:span> is always zero. </text:p>
      <text:p text:style-name="List_20_Heading"><text:span text:style-name="T1">Function:</text:span> none <text:span text:style-name="T2">unlisten</text:span> <text:span text:style-name="T3">(</text:span><text:span text:style-name="Variable"><text:span text:style-name="T3">canon</text:span></text:span><text:span text:style-name="T3">)</text:span> </text:p>
      <text:p text:style-name="P68"><text:bookmark text:name="IDX99"/>Stop listening for connections on the point described by <text:span text:style-name="Variable">canon</text:span>, which should be the second element of some element of the list returned by <text:span text:style-name="Source_20_Text">listeners()</text:span>. Raises <text:span text:style-name="Source_20_Text">E_PERM</text:span> if the programmer is not a wizard and <text:span text:style-name="Source_20_Text">E_INVARG</text:span> if there does not exist a listener with that description. </text:p>
      <text:p text:style-name="List_20_Heading"><text:span text:style-name="T1">Function:</text:span> list <text:span text:style-name="T2">listeners</text:span> <text:span text:style-name="T3">()</text:span> </text:p>
      <text:p text:style-name="P68"><text:bookmark text:name="IDX100"/>Returns a list describing all existing listening points, including the default one set up automatically by the server when it was started (unless that one has since been destroyed by a call to <text:span text:style-name="Source_20_Text">unlisten()</text:span>). Each element of the list has the following form: </text:p>
      <text:p text:style-name="P8">{<text:span text:style-name="Variable">object</text:span>, <text:span text:style-name="Variable">canon</text:span>, <text:span text:style-name="Variable">print-messages</text:span>}</text:p>
      <text:p text:style-name="P68">where <text:span text:style-name="Variable">object</text:span> is the first argument given in the call to <text:span text:style-name="Source_20_Text">listen()</text:span> to create this listening point, <text:span text:style-name="Variable">print-messages</text:span> is true if the third argument in that call was provided and true, and <text:span text:style-name="Variable">canon</text:span> was the value returned by that call. (For the initial listening point, <text:span text:style-name="Variable">object</text:span> is <text:span text:style-name="Source_20_Text">#0</text:span>, <text:span text:style-name="Variable">canon</text:span> is determined by the command-line arguments or a network-configuration-specific default, and <text:span text:style-name="Variable">print-messages</text:span> is true.) </text:p>
      <text:p text:style-name="Text_20_body">Please note that there is nothing special about the initial listening point created by the server when it starts; you can use <text:span text:style-name="Source_20_Text">unlisten()</text:span> on it just as if it had been created by <text:span text:style-name="Source_20_Text">listen()</text:span>. This can be useful; for example, under one of the TCP/IP configurations, you might start up your server on some obscure port, say 12345, connect to it by yourself for a while, and then open it up to normal users by evaluating the statments </text:p>
      <text:p text:style-name="P4">unlisten(12345); listen(#0, 7777, 1)</text:p>
      <text:h text:style-name="Heading_20_3" text:outline-level="3"><text:a xlink:type="simple" xlink:href="../ProgrammersManual_toc.html#SEC53" office:name="SEC53">Operations Involving Times and Dates</text:a></text:h>
      <text:p text:style-name="List_20_Heading"><text:span text:style-name="T1">Function:</text:span> int <text:span text:style-name="T2">time</text:span> <text:span text:style-name="T3">()</text:span> </text:p>
      <text:p text:style-name="P68"><text:bookmark text:name="IDX101"/>Returns the current time, represented as the number of seconds that have elapsed since midnight on 1 January 1970, Greenwich Mean Time. </text:p>
      <text:p text:style-name="List_20_Heading"><text:span text:style-name="T1">Function:</text:span> str <text:span text:style-name="T2">ctime</text:span> <text:span text:style-name="T3">([int </text:span><text:span text:style-name="Variable"><text:span text:style-name="T3">time</text:span></text:span><text:span text:style-name="T3">])</text:span> </text:p>
      <text:p text:style-name="P68"><text:bookmark text:name="IDX102"/>Interprets <text:span text:style-name="Variable">time</text:span> as a time, using the same representation as given in the description of <text:span text:style-name="Source_20_Text">time()</text:span>, above, and converts it into a 28-character, human-readable string in the following format: </text:p>
      <text:p text:style-name="P8">Mon Aug 13 19:13:20 1990 PDT</text:p>
      <text:p text:style-name="P68">If the current day of the month is less than 10, then an extra blank appears between the month and the day: </text:p>
      <text:p text:style-name="P8">Mon Apr <text:s/>1 14:10:43 1991 PST</text:p>
      <text:p text:style-name="P68">If <text:span text:style-name="Variable">time</text:span> is not provided, then the current time is used. </text:p>
      <text:p text:style-name="P68">Note that <text:span text:style-name="Source_20_Text">ctime()</text:span> interprets <text:span text:style-name="Variable">time</text:span> for the local time zone of the computer on which the MOO server is running. </text:p>
      <text:h text:style-name="Heading_20_3" text:outline-level="3"><text:a xlink:type="simple" xlink:href="../ProgrammersManual_toc.html#SEC54" office:name="SEC54">MOO-Code Evaluation and Task Manipulation</text:a></text:h>
      <text:p text:style-name="List_20_Heading"><text:span text:style-name="T1">Function:</text:span> none <text:span text:style-name="T2">raise</text:span> <text:span text:style-name="T3">(</text:span><text:span text:style-name="Variable"><text:span text:style-name="T3">code</text:span></text:span><text:span text:style-name="T3"> [, str </text:span><text:span text:style-name="Variable"><text:span text:style-name="T3">message</text:span></text:span><text:span text:style-name="T3"> [, </text:span><text:span text:style-name="Variable"><text:span text:style-name="T3">value</text:span></text:span><text:span text:style-name="T3">]])</text:span> </text:p>
      <text:p text:style-name="P68"><text:bookmark text:name="IDX103"/>Raises <text:span text:style-name="Variable">code</text:span> as an error in the same way as other MOO expressions, statements, and functions do. <text:span text:style-name="Variable">Message</text:span>, which defaults to the value of <text:span text:style-name="Source_20_Text">tostr(</text:span><text:span text:style-name="Source_20_Text"><text:span text:style-name="Variable">code</text:span></text:span><text:span text:style-name="Source_20_Text">)</text:span>, and <text:span text:style-name="Variable">value</text:span>, which defaults to zero, are made available to any <text:span text:style-name="Source_20_Text">try</text:span>-<text:span text:style-name="Source_20_Text">except</text:span> statements that catch the error. If the error is not caught, then <text:span text:style-name="Variable">message</text:span> will appear on the first line of the traceback printed to the user. </text:p>
      <text:p text:style-name="List_20_Heading"><text:span text:style-name="T1">Function:</text:span> value <text:span text:style-name="T2">call_function</text:span> <text:span text:style-name="T3">(str </text:span><text:span text:style-name="Variable"><text:span text:style-name="T3">func-name</text:span></text:span><text:span text:style-name="T3">, </text:span><text:span text:style-name="Variable"><text:span text:style-name="T3">arg</text:span></text:span><text:span text:style-name="T3">, ...)</text:span> </text:p>
      <text:p text:style-name="P68"><text:bookmark text:name="IDX104"/>Calls the built-in function named <text:span text:style-name="Variable">func-name</text:span>, passing the given arguments, and returns whatever that function returns. Raises <text:span text:style-name="Source_20_Text">E_INVARG</text:span> if <text:span text:style-name="Variable">func-name</text:span> is not recognized as the name of a known built-in function. This allows you to compute the name of the function to call and, in particular, allows you to write a call to a built-in function that may or may not exist in the particular version of the server you're using. </text:p>
      <text:p text:style-name="List_20_Heading"><text:span text:style-name="T1">Function:</text:span> list <text:span text:style-name="T2">function_info</text:span> <text:span text:style-name="T3">([str </text:span><text:span text:style-name="Variable"><text:span text:style-name="T3">name</text:span></text:span><text:span text:style-name="T3">])</text:span> </text:p>
      <text:p text:style-name="P68"><text:bookmark text:name="IDX105"/>Returns descriptions of the built-in functions available on the server. If <text:span text:style-name="Variable">name</text:span> is provided, only the description of the function with that name is returned. If <text:span text:style-name="Variable">name</text:span> is omitted, a list of descriptions is returned, one for each function available on the server. Raised <text:span text:style-name="Source_20_Text">E_INVARG</text:span> if <text:span text:style-name="Variable">name</text:span> is provided but no function with that name is available on the server. </text:p>
      <text:p text:style-name="P68">Each function description is a list of the following form: </text:p>
      <text:p text:style-name="P8">{<text:span text:style-name="Variable">name</text:span>, <text:span text:style-name="Variable">min-args</text:span>, <text:span text:style-name="Variable">max-args</text:span>, <text:span text:style-name="Variable">types</text:span></text:p>
      <text:p text:style-name="P68">where <text:span text:style-name="Variable">name</text:span> is the name of the built-in function, <text:span text:style-name="Variable">min-args</text:span> is the minimum number of arguments that must be provided to the function, <text:span text:style-name="Variable">max-args</text:span> is the maximum number of arguments that can be provided to the function or <text:span text:style-name="Source_20_Text">-1</text:span> if there is no maximum, and <text:span text:style-name="Variable">types</text:span> is a list of <text:span text:style-name="Variable">max-args</text:span> integers (or <text:span text:style-name="Variable">min-args</text:span> if <text:span text:style-name="Variable">max-args</text:span> is <text:span text:style-name="Source_20_Text">-1</text:span>), each of which represents the type of argument required in the corresponding position. Each type number is as would be returned from the <text:span text:style-name="Source_20_Text">typeof()</text:span> built-in function except that <text:span text:style-name="Source_20_Text">-1</text:span> indicates that any type of value is acceptable and <text:span text:style-name="Source_20_Text">-2</text:span> indicates that either integers or floating-point numbers may be given. For example, here are several entries from the list: </text:p>
      <text:p text:style-name="P7">{"listdelete", 2, 2, {4, 0}}</text:p>
      <text:p text:style-name="P7">{"suspend", 0, 1, {0}}</text:p>
      <text:p text:style-name="P7">{"server_log", 1, 2, {2, -1}}</text:p>
      <text:p text:style-name="P7">{"max", 1, -1, {-2}}</text:p>
      <text:p text:style-name="P8">{"tostr", 0, -1, {}}</text:p>
      <text:p text:style-name="P68"><text:span text:style-name="Source_20_Text">Listdelete()</text:span> takes exactly 2 arguments, of which the first must be a list (<text:span text:style-name="Source_20_Text">LIST == 4</text:span>) and the second must be an integer (<text:span text:style-name="Source_20_Text">INT == 0</text:span>). <text:span text:style-name="Source_20_Text">Suspend()</text:span> has one optional argument that, if provided, must be an integer. <text:span text:style-name="Source_20_Text">Server_log()</text:span> has one required argument that must be a string (<text:span text:style-name="Source_20_Text">STR == 2</text:span>) and one optional argument that, if provided, may be of any type. <text:span text:style-name="Source_20_Text">Max()</text:span> requires at least one argument but can take any number above that, and the first argument must be either an integer or a floating-point number; the type(s) required for any other arguments can't be determined from this description. Finally, <text:span text:style-name="Source_20_Text">tostr()</text:span> takes any number of arguments at all, but it can't be determined from this description which argument types would be acceptable in which positions. </text:p>
      <text:p text:style-name="List_20_Heading"><text:span text:style-name="T1">Function:</text:span> list <text:span text:style-name="T2">eval</text:span> <text:span text:style-name="T3">(str </text:span><text:span text:style-name="Variable"><text:span text:style-name="T3">string</text:span></text:span><text:span text:style-name="T3">)</text:span> </text:p>
      <text:p text:style-name="P68"><text:bookmark text:name="IDX106"/>The MOO-code compiler processes <text:span text:style-name="Variable">string</text:span> as if it were to be the program associated with some verb and, if no errors are found, that fictional verb is invoked. If the programmer is not, in fact, a programmer, then <text:span text:style-name="Source_20_Text">E_PERM</text:span> is raised. The normal result of calling <text:span text:style-name="Source_20_Text">eval()</text:span> is a two element list. The first element is true if there were no compilation errors and false otherwise. The second element is either the result returned from the fictional verb (if there were no compilation errors) or a list of the compiler's error messages (otherwise). </text:p>
      <text:p text:style-name="P68">When the fictional verb is invoked, the various built-in variables have values as shown below: </text:p>
      <text:p text:style-name="P7">player <text:s text:c="3"/>the same as in the calling verb</text:p>
      <text:p text:style-name="P7">this <text:s text:c="5"/>#-1</text:p>
      <text:p text:style-name="P7">caller <text:s text:c="3"/>the same as the initial value of <text:span text:style-name="Source_20_Text">this</text:span> in the calling verb</text:p>
      <text:p text:style-name="P7"/>
      <text:p text:style-name="P7">args <text:s text:c="5"/>{}</text:p>
      <text:p text:style-name="P7">argstr <text:s text:c="3"/>""</text:p>
      <text:p text:style-name="P7"/>
      <text:p text:style-name="P7">verb <text:s text:c="5"/>""</text:p>
      <text:p text:style-name="P7">dobjstr <text:s text:c="2"/>""</text:p>
      <text:p text:style-name="P7">dobj <text:s text:c="5"/>#-1</text:p>
      <text:p text:style-name="P7">prepstr <text:s text:c="2"/>""</text:p>
      <text:p text:style-name="P7">iobjstr <text:s text:c="2"/>""</text:p>
      <text:p text:style-name="P8">iobj <text:s text:c="5"/>#-1</text:p>
      <text:p text:style-name="P68">The fictional verb runs with the permissions of the programmer and as if its <text:span text:style-name="Example">`d'</text:span> permissions bit were on. </text:p>
      <text:p text:style-name="P8">eval("return 3 + 4;") <text:s text:c="2"/>=&gt; <text:s text:c="2"/>{1, 7}</text:p>
      <text:p text:style-name="List_20_Heading"><text:span text:style-name="T1">Function:</text:span> none <text:span text:style-name="T2">set_task_perms</text:span> <text:span text:style-name="T3">(obj </text:span><text:span text:style-name="Variable"><text:span text:style-name="T3">who</text:span></text:span><text:span text:style-name="T3">)</text:span> </text:p>
      <text:p text:style-name="P68"><text:bookmark text:name="IDX107"/>Changes the permissions with which the currently-executing verb is running to be those of <text:span text:style-name="Variable">who</text:span>. If the programmer is neither <text:span text:style-name="Variable">who</text:span> nor a wizard, then <text:span text:style-name="Source_20_Text">E_PERM</text:span> is raised. </text:p>
      <text:p text:style-name="P3"><text:span text:style-name="Strong_20_Emphasis">Note</text:span>: This does not change the owner of the currently-running verb, only the permissions of this particular invocation. It is used in verbs owned by wizards to make themselves run with lesser (usually non-wizard) permissions. </text:p>
      <text:p text:style-name="List_20_Heading"><text:span text:style-name="T1">Function:</text:span> obj <text:span text:style-name="T2">caller_perms</text:span> <text:span text:style-name="T3">()</text:span> </text:p>
      <text:p text:style-name="P68"><text:bookmark text:name="IDX108"/>Returns the permissions in use by the verb that called the currently-executing verb. If the currently-executing verb was not called by another verb (i.e., it is the first verb called in a command or server task), then <text:span text:style-name="Source_20_Text">caller_perms()</text:span> returns <text:span text:style-name="Source_20_Text">#-1</text:span>. </text:p>
      <text:p text:style-name="List_20_Heading"><text:span text:style-name="T1">Function:</text:span> int <text:span text:style-name="T2">ticks_left</text:span> <text:span text:style-name="T3">()</text:span> </text:p>
      <text:p text:style-name="List_20_Heading"><text:bookmark text:name="IDX109"/><text:span text:style-name="T1">Function:</text:span> int <text:span text:style-name="T2">seconds_left</text:span> <text:span text:style-name="T3">()</text:span> </text:p>
      <text:p text:style-name="P68"><text:bookmark text:name="IDX110"/>These two functions return the number of ticks or seconds (respectively) left to the current task before it will be forcibly terminated. These are useful, for example, in deciding when to call <text:span text:style-name="Example">`suspend()'</text:span> to continue a long-lived computation. </text:p>
      <text:p text:style-name="List_20_Heading"><text:span text:style-name="T1">Function:</text:span> int <text:span text:style-name="T2">task_id</text:span> <text:span text:style-name="T3">()</text:span> </text:p>
      <text:p text:style-name="P68"><text:bookmark text:name="IDX111"/>Returns the non-zero, non-negative integer identifier for the currently-executing task. Such integers are randomly selected for each task and can therefore safely be used in circumstances where unpredictability is required. </text:p>
      <text:p text:style-name="List_20_Heading"><text:span text:style-name="T1">Function:</text:span> value <text:span text:style-name="T2">suspend</text:span> <text:span text:style-name="T3">([int </text:span><text:span text:style-name="Variable"><text:span text:style-name="T3">seconds</text:span></text:span><text:span text:style-name="T3">])</text:span> </text:p>
      <text:p text:style-name="P68"><text:bookmark text:name="IDX112"/>Suspends the current task, and resumes it after at least <text:span text:style-name="Variable">seconds</text:span> seconds. (If <text:span text:style-name="Variable">seconds</text:span> is not provided, the task is suspended indefinitely; such a task can only be resumed by use of the <text:span text:style-name="Source_20_Text">resume()</text:span> function.) When the task is resumed, it will have a full quota of ticks and seconds. This function is useful for programs that run for a long time or require a lot of ticks. If <text:span text:style-name="Variable">seconds</text:span> is negative, then <text:span text:style-name="Source_20_Text">E_INVARG</text:span> is raised. <text:span text:style-name="Source_20_Text">Suspend()</text:span> returns zero unless it was resumed via <text:span text:style-name="Source_20_Text">resume()</text:span>, in which case it returns the second argument given to that function. </text:p>
      <text:p text:style-name="P68">In some sense, this function forks the `rest' of the executing task. However, there is a major difference between the use of <text:span text:style-name="Example">`suspend(</text:span><text:span text:style-name="Example"><text:span text:style-name="Variable">seconds</text:span></text:span><text:span text:style-name="Example">)'</text:span> and the use of the <text:span text:style-name="Example">`fork (</text:span><text:span text:style-name="Example"><text:span text:style-name="Variable">seconds</text:span></text:span><text:span text:style-name="Example">)'</text:span>. The <text:span text:style-name="Example">`fork'</text:span> statement creates a new task (a <text:span text:style-name="Strong_20_Emphasis">forked task</text:span>) while the currently-running task still goes on to completion, but a <text:span text:style-name="Source_20_Text">suspend()</text:span> suspends the currently-running task (thus making it into a <text:span text:style-name="Strong_20_Emphasis">suspended task</text:span>). This difference may be best explained by the following examples, in which one verb calls another: </text:p>
      <text:p text:style-name="P7">.program <text:s text:c="2"/>#0:caller_A</text:p>
      <text:p text:style-name="P7">#0.prop = 1;</text:p>
      <text:p text:style-name="P7">#0:callee_A();</text:p>
      <text:p text:style-name="P7">#0.prop = 2;</text:p>
      <text:p text:style-name="P7">.</text:p>
      <text:p text:style-name="P7"/>
      <text:p text:style-name="P7">.program <text:s text:c="2"/>#0:callee_A</text:p>
      <text:p text:style-name="P7">fork(5)</text:p>
      <text:p text:style-name="P7"><text:s text:c="2"/>#0.prop = 3;</text:p>
      <text:p text:style-name="P7">endfork</text:p>
      <text:p text:style-name="P7">.</text:p>
      <text:p text:style-name="P7"/>
      <text:p text:style-name="P7">.program <text:s text:c="2"/>#0:caller_B</text:p>
      <text:p text:style-name="P7">#0.prop = 1;</text:p>
      <text:p text:style-name="P7">#0:callee_B();</text:p>
      <text:p text:style-name="P7">#0.prop = 2;</text:p>
      <text:p text:style-name="P7">.</text:p>
      <text:p text:style-name="P7"/>
      <text:p text:style-name="P7">.program <text:s text:c="2"/>#0:callee_B</text:p>
      <text:p text:style-name="P7">suspend(5);</text:p>
      <text:p text:style-name="P7">#0.prop = 3;</text:p>
      <text:p text:style-name="P8">.</text:p>
      <text:p text:style-name="P68">Consider <text:span text:style-name="Source_20_Text">#0:caller_A</text:span>, which calls <text:span text:style-name="Source_20_Text">#0:callee_A</text:span>. Such a task would assign 1 to <text:span text:style-name="Source_20_Text">#0.prop</text:span>, call <text:span text:style-name="Source_20_Text">#0:callee_A</text:span>, fork a new task, return to <text:span text:style-name="Source_20_Text">#0:caller_A</text:span>, and assign 2 to <text:span text:style-name="Source_20_Text">#0.prop</text:span>, ending this task. Five seconds later, if the forked task had not been killed, then it would begin to run; it would assign 3 to <text:span text:style-name="Source_20_Text">#0.prop</text:span> and then stop. So, the final value of <text:span text:style-name="Source_20_Text">#0.prop</text:span> (i.e., the value after more than 5 seconds) would be 3. </text:p>
      <text:p text:style-name="P68">Now consider <text:span text:style-name="Source_20_Text">#0:caller_B</text:span>, which calls <text:span text:style-name="Source_20_Text">#0:callee_B</text:span> instead of <text:span text:style-name="Source_20_Text">#0:callee_A</text:span>. This task would assign 1 to <text:span text:style-name="Source_20_Text">#0.prop</text:span>, call <text:span text:style-name="Source_20_Text">#0:callee_B</text:span>, and suspend. Five seconds later, if the suspended task had not been killed, then it would resume; it would assign 3 to <text:span text:style-name="Source_20_Text">#0.prop</text:span>, return to <text:span text:style-name="Source_20_Text">#0:caller_B</text:span>, and assign 2 to <text:span text:style-name="Source_20_Text">#0.prop</text:span>, ending the task. So, the final value of <text:span text:style-name="Source_20_Text">#0.prop</text:span> (i.e., the value after more than 5 seconds) would be 2. </text:p>
      <text:p text:style-name="P68">A suspended task, like a forked task, can be described by the <text:span text:style-name="Source_20_Text">queued_tasks()</text:span> function and killed by the <text:span text:style-name="Source_20_Text">kill_task()</text:span> function. Suspending a task does not change its task id. A task can be suspended again and again by successive calls to <text:span text:style-name="Source_20_Text">suspend()</text:span>. </text:p>
      <text:p text:style-name="P68">By default, there is no limit to the number of tasks any player may suspend, but such a limit can be imposed from within the database. See the chapter on server assumptions about the database for details. </text:p>
      <text:p text:style-name="List_20_Heading"><text:span text:style-name="T1">Function:</text:span> none <text:span text:style-name="T2">resume</text:span> <text:span text:style-name="T3">(int </text:span><text:span text:style-name="Variable"><text:span text:style-name="T3">task-id</text:span></text:span><text:span text:style-name="T3"> [, </text:span><text:span text:style-name="Variable"><text:span text:style-name="T3">value</text:span></text:span><text:span text:style-name="T3">])</text:span> </text:p>
      <text:p text:style-name="P68"><text:bookmark text:name="IDX113"/>Immediately ends the suspension of the suspended task with the given <text:span text:style-name="Variable">task-id</text:span>; that task's call to <text:span text:style-name="Source_20_Text">suspend()</text:span> will return <text:span text:style-name="Variable">value</text:span>, which defaults to zero. <text:span text:style-name="Source_20_Text">Resume()</text:span> raises <text:span text:style-name="Source_20_Text">E_INVARG</text:span> if <text:span text:style-name="Variable">task-id</text:span> does not specify an existing suspended task and <text:span text:style-name="Source_20_Text">E_PERM</text:span> if the programmer is neither a wizard nor the owner of the specified task. </text:p>
      <text:p text:style-name="List_20_Heading"><text:span text:style-name="T1">Function:</text:span> list <text:span text:style-name="T2">queue_info</text:span> <text:span text:style-name="T3">([obj </text:span><text:span text:style-name="Variable"><text:span text:style-name="T3">player</text:span></text:span><text:span text:style-name="T3">])</text:span> </text:p>
      <text:p text:style-name="P68"><text:bookmark text:name="IDX114"/>If <text:span text:style-name="Variable">player</text:span> is omitted, returns a list of object numbers naming all players that currently have active task queues inside the server. If <text:span text:style-name="Variable">player</text:span> is provided, returns the number of background tasks currently queued for that user. It is guaranteed that <text:span text:style-name="Source_20_Text">queue_info(</text:span><text:span text:style-name="Source_20_Text"><text:span text:style-name="Variable">X</text:span></text:span><text:span text:style-name="Source_20_Text">)</text:span> will return zero for any <text:span text:style-name="Variable">X</text:span> not in the result of <text:span text:style-name="Source_20_Text">queue_info()</text:span>. </text:p>
      <text:p text:style-name="List_20_Heading"><text:span text:style-name="T1">Function:</text:span> list <text:span text:style-name="T2">queued_tasks</text:span> <text:span text:style-name="T3">()</text:span> </text:p>
      <text:p text:style-name="P68"><text:bookmark text:name="IDX115"/>Returns information on each of the background tasks (i.e., forked, suspended or reading) owned by the programmer (or, if the programmer is a wizard, all queued tasks). The returned value is a list of lists, each of which encodes certain information about a particular queued task in the following format: </text:p>
      <text:p text:style-name="P7">{<text:span text:style-name="Variable">task-id</text:span>, <text:span text:style-name="Variable">start-time</text:span>, <text:span text:style-name="Variable">x</text:span>, <text:span text:style-name="Variable">y</text:span>,</text:p>
      <text:p text:style-name="P8"><text:s/><text:span text:style-name="Variable">programmer</text:span>, <text:span text:style-name="Variable">verb-loc</text:span>, <text:span text:style-name="Variable">verb-name</text:span>, <text:span text:style-name="Variable">line</text:span>, <text:span text:style-name="Variable">this</text:span>}</text:p>
      <text:p text:style-name="P68">where <text:span text:style-name="Variable">task-id</text:span> is an integer identifier for this queued task, <text:span text:style-name="Variable">start-time</text:span> is the time after which this task will begin execution (in <text:span text:style-name="Source_20_Text">time()</text:span> format), <text:span text:style-name="Variable">x</text:span> and <text:span text:style-name="Variable">y</text:span> are obsolete values that are no longer interesting, <text:span text:style-name="Variable">programmer</text:span> is the permissions with which this task will begin execution (and also the player who <text:span text:style-name="Strong_20_Emphasis">owns</text:span> this task), <text:span text:style-name="Variable">verb-loc</text:span> is the object on which the verb that forked this task was defined at the time, <text:span text:style-name="Variable">verb-name</text:span> is that name of that verb, <text:span text:style-name="Variable">line</text:span> is the number of the first line of the code in that verb that this task will execute, and <text:span text:style-name="Variable">this</text:span> is the value of the variable <text:span text:style-name="Example">`this'</text:span> in that verb. For reading tasks, <text:span text:style-name="Variable">start-time</text:span> is <text:span text:style-name="Source_20_Text">-1</text:span>. </text:p>
      <text:p text:style-name="P68">The <text:span text:style-name="Variable">x</text:span> and <text:span text:style-name="Variable">y</text:span> fields are now obsolete and are retained only for backward-compatibility reasons. They may be reused for new purposes in some future version of the server. </text:p>
      <text:p text:style-name="List_20_Heading"><text:soft-page-break/><text:span text:style-name="T1">Function:</text:span> none <text:span text:style-name="T2">kill_task</text:span> <text:span text:style-name="T3">(int </text:span><text:span text:style-name="Variable"><text:span text:style-name="T3">task-id</text:span></text:span><text:span text:style-name="T3">)</text:span> </text:p>
      <text:p text:style-name="P68"><text:bookmark text:name="IDX116"/>Removes the task with the given <text:span text:style-name="Variable">task-id</text:span> from the queue of waiting tasks. If the programmer is not the owner of that task and not a wizard, then <text:span text:style-name="Source_20_Text">E_PERM</text:span> is raised. If there is no task on the queue with the given <text:span text:style-name="Variable">task-id</text:span>, then <text:span text:style-name="Source_20_Text">E_INVARG</text:span> is raised. </text:p>
      <text:p text:style-name="List_20_Heading"><text:span text:style-name="T1">Function:</text:span> list <text:span text:style-name="T2">callers</text:span> <text:span text:style-name="T3">([</text:span><text:span text:style-name="Variable"><text:span text:style-name="T3">include-line-numbers</text:span></text:span><text:span text:style-name="T3">])</text:span> </text:p>
      <text:p text:style-name="P68"><text:bookmark text:name="IDX117"/>Returns information on each of the verbs and built-in functions currently waiting to resume execution in the current task. When one verb or function calls another verb or function, execution of the caller is temporarily suspended, pending the called verb or function returning a value. At any given time, there could be several such pending verbs and functions: the one that called the currently executing verb, the verb or function that called that one, and so on. The result of <text:span text:style-name="Source_20_Text">callers()</text:span> is a list, each element of which gives information about one pending verb or function in the following format: </text:p>
      <text:p text:style-name="P8">{<text:span text:style-name="Variable">this</text:span>, <text:span text:style-name="Variable">verb-name</text:span>, <text:span text:style-name="Variable">programmer</text:span>, <text:span text:style-name="Variable">verb-loc</text:span>, <text:span text:style-name="Variable">player</text:span>, <text:span text:style-name="Variable">line-number</text:span>}</text:p>
      <text:p text:style-name="P68">For verbs, <text:span text:style-name="Variable">this</text:span> is the initial value of the variable <text:span text:style-name="Example">`this'</text:span> in that verb, <text:span text:style-name="Variable">verb-name</text:span> is the name used to invoke that verb, <text:span text:style-name="Variable">programmer</text:span> is the player with whose permissions that verb is running, <text:span text:style-name="Variable">verb-loc</text:span> is the object on which that verb is defined, <text:span text:style-name="Variable">player</text:span> is the initial value of the variable <text:span text:style-name="Example">`player'</text:span> in that verb, and <text:span text:style-name="Variable">line-number</text:span> indicates which line of the verb's code is executing. The <text:span text:style-name="Variable">line-number</text:span> element is included only if the <text:span text:style-name="Variable">include-line-numbers</text:span> argument was provided and true. </text:p>
      <text:p text:style-name="P68">For functions, <text:span text:style-name="Variable">this</text:span>, <text:span text:style-name="Variable">programmer</text:span>, and <text:span text:style-name="Variable">verb-loc</text:span> are all <text:span text:style-name="Source_20_Text">#-1</text:span>, <text:span text:style-name="Variable">verb-name</text:span> is the name of the function, and <text:span text:style-name="Variable">line-number</text:span> is an index used internally to determine the current state of the built-in function. The simplest correct test for a built-in function entry is </text:p>
      <text:p text:style-name="P8">(VERB-LOC == #-1 <text:s/>&amp;&amp; <text:s/>PROGRAMMER == #-1 <text:s/>&amp;&amp; <text:s/>VERB-NAME != "")</text:p>
      <text:p text:style-name="P68">The first element of the list returned by <text:span text:style-name="Source_20_Text">callers()</text:span> gives information on the verb that called the currently-executing verb, the second element describes the verb that called that one, and so on. The last element of the list describes the first verb called in this task. </text:p>
      <text:p text:style-name="List_20_Heading"><text:span text:style-name="T1">Function:</text:span> list <text:span text:style-name="T2">task_stack</text:span> <text:span text:style-name="T3">(int </text:span><text:span text:style-name="Variable"><text:span text:style-name="T3">task-id</text:span></text:span><text:span text:style-name="T3"> [, </text:span><text:span text:style-name="Variable"><text:span text:style-name="T3">include-line-numbers</text:span></text:span><text:span text:style-name="T3">])</text:span> </text:p>
      <text:p text:style-name="P68"><text:bookmark text:name="IDX118"/>Returns information like that returned by the <text:span text:style-name="Source_20_Text">callers()</text:span> function, but for the suspended task with the given <text:span text:style-name="Variable">task-id</text:span>; the <text:span text:style-name="Variable">include-line-numbers</text:span> argument has the same meaning as in <text:span text:style-name="Source_20_Text">callers()</text:span>. Raises <text:span text:style-name="Source_20_Text">E_INVARG</text:span> if <text:span text:style-name="Variable">task-id</text:span> does not specify an existing suspended task and <text:span text:style-name="Source_20_Text">E_PERM</text:span> if the programmer is neither a wizard nor the owner of the specified task. </text:p>
      <text:h text:style-name="Heading_20_3" text:outline-level="3"><text:a xlink:type="simple" xlink:href="../ProgrammersManual_toc.html#SEC55" office:name="SEC55">Administrative Operations</text:a></text:h>
      <text:p text:style-name="List_20_Heading"><text:span text:style-name="T1">Function:</text:span> str <text:span text:style-name="T2">server_version</text:span> <text:span text:style-name="T3">()</text:span> </text:p>
      <text:p text:style-name="P68"><text:bookmark text:name="IDX119"/>Returns a string giving the version number of the running MOO server. </text:p>
      <text:p text:style-name="List_20_Heading"><text:span text:style-name="T1">Function:</text:span> none <text:span text:style-name="T2">server_log</text:span> <text:span text:style-name="T3">(str </text:span><text:span text:style-name="Variable"><text:span text:style-name="T3">message</text:span></text:span><text:span text:style-name="T3"> [, </text:span><text:span text:style-name="Variable"><text:span text:style-name="T3">is-error</text:span></text:span><text:span text:style-name="T3">])</text:span> </text:p>
      <text:p text:style-name="P68"><text:bookmark text:name="IDX120"/>The text in <text:span text:style-name="Variable">message</text:span> is sent to the server log with a distinctive prefix (so that it can be distinguished from server-generated messages). If the programmer is not a wizard, then <text:span text:style-name="Source_20_Text">E_PERM</text:span> is raised. If <text:span text:style-name="Variable">is-error</text:span> is provided and true, then <text:span text:style-name="Variable">message</text:span> is marked in the server log as an error. </text:p>
      <text:p text:style-name="List_20_Heading"><text:span text:style-name="T1">Function:</text:span> obj <text:span text:style-name="T2">renumber</text:span> <text:span text:style-name="T3">(obj </text:span><text:span text:style-name="Variable"><text:span text:style-name="T3">object</text:span></text:span><text:span text:style-name="T3">)</text:span> </text:p>
      <text:p text:style-name="P68"><text:bookmark text:name="IDX121"/>The object number of the object currently numbered <text:span text:style-name="Variable">object</text:span> is changed to be the least nonnegative object number not currently in use and the new object number is returned. If <text:span text:style-name="Variable">object</text:span> is not valid, then <text:span text:style-name="Source_20_Text">E_INVARG</text:span> is raised. If the programmer is not a wizard, then <text:span text:style-name="Source_20_Text">E_PERM</text:span> is raised. If there are no unused nonnegative object numbers less than <text:span text:style-name="Variable">object</text:span>, then <text:span text:style-name="Variable">object</text:span> is returned and no changes take place. </text:p>
      <text:p text:style-name="P68">The references to <text:span text:style-name="Variable">object</text:span> in the parent/children and location/contents hierarchies are updated to use the new object number, and any verbs, properties and/or objects owned by <text:span text:style-name="Variable">object</text:span> are also changed to be owned by the new object number. The latter operation can be quite time consuming if the database is large. No other changes to the database are performed; in particular, no object references in property values or verb code are updated. </text:p>
      <text:p text:style-name="P68">This operation is intended for use in making new versions of the LambdaCore database from the then-current LambdaMOO database, and other similar situations. Its use requires great care. </text:p>
      <text:p text:style-name="List_20_Heading"><text:span text:style-name="T1">Function:</text:span> none <text:span text:style-name="T2">reset_max_object</text:span> <text:span text:style-name="T3">()</text:span> </text:p>
      <text:p text:style-name="P68"><text:bookmark text:name="IDX122"/>The server's idea of the highest object number ever used is changed to be the highest object number of a currently-existing object, thus allowing reuse of any higher numbers that refer to now-recycled objects. If the programmer is not a wizard, then <text:span text:style-name="Source_20_Text">E_PERM</text:span> is raised. </text:p>
      <text:p text:style-name="P68">This operation is intended for use in making new versions of the LambdaCore database from the then-current LambdaMOO database, and other similar situations. Its use requires great care. </text:p>
      <text:p text:style-name="List_20_Heading"><text:span text:style-name="T1">Function:</text:span> list <text:span text:style-name="T2">memory_usage</text:span> <text:span text:style-name="T3">()</text:span> </text:p>
      <text:p text:style-name="P68"><text:bookmark text:name="IDX123"/>On some versions of the server, this returns statistics concerning the server consumption of system memory. The result is a list of lists, each in the following format: </text:p>
      <text:p text:style-name="P8">{<text:span text:style-name="Variable">block-size</text:span>, <text:span text:style-name="Variable">nused</text:span>, <text:span text:style-name="Variable">nfree</text:span>}</text:p>
      <text:p text:style-name="P68">where <text:span text:style-name="Variable">block-size</text:span> is the size in bytes of a particular class of memory fragments, <text:span text:style-name="Variable">nused</text:span> is the number of such fragments currently in use in the server, and <text:span text:style-name="Variable">nfree</text:span> is the number of such fragments that have been reserved for use but are currently free. </text:p>
      <text:p text:style-name="P68">On servers for which such statistics are not available, <text:span text:style-name="Source_20_Text">memory_usage()</text:span> returns <text:span text:style-name="Source_20_Text">{}</text:span>. The compilation option <text:span text:style-name="Source_20_Text">USE_GNU_MALLOC</text:span> controls whether or not statistics are available; if the option is not provided, statistics are not available. </text:p>
      <text:p text:style-name="List_20_Heading"><text:span text:style-name="T1">Function:</text:span> none <text:span text:style-name="T2">dump_database</text:span> <text:span text:style-name="T3">()</text:span> </text:p>
      <text:p text:style-name="P68"><text:bookmark text:name="IDX124"/>Requests that the server checkpoint the database at its next opportunity. It is not normally necessary to call this function; the server automatically checkpoints the database at regular intervals; see the chapter on server assumptions about the database for details. If the programmer is not a wizard, then <text:span text:style-name="Source_20_Text">E_PERM</text:span> is raised. </text:p>
      <text:p text:style-name="List_20_Heading"><text:span text:style-name="T1">Function:</text:span> int <text:span text:style-name="T2">db_disk_size</text:span> <text:span text:style-name="T3">()</text:span> </text:p>
      <text:p text:style-name="P68"><text:bookmark text:name="IDX125"/>Returns the total size, in bytes, of the most recent full representation of the database as one or more disk files. Raises <text:span text:style-name="Source_20_Text">E_QUOTA</text:span> if, for some reason, no such on-disk representation is currently available. </text:p>
      <text:p text:style-name="List_20_Heading"><text:span text:style-name="T1">Function:</text:span> none <text:span text:style-name="T2">shutdown</text:span> <text:span text:style-name="T3">([str </text:span><text:span text:style-name="Variable"><text:span text:style-name="T3">message</text:span></text:span><text:span text:style-name="T3">])</text:span> </text:p>
      <text:p text:style-name="P68"><text:bookmark text:name="IDX126"/>Requests that the server shut itself down at its next opportunity. Before doing so, a notice (incorporating <text:span text:style-name="Variable">message</text:span>, if provided) is printed to all connected players. If the programmer is not a wizard, then <text:span text:style-name="Source_20_Text">E_PERM</text:span> is raised. </text:p>
      <text:p text:style-name="Heading_20_1"><text:a xlink:type="simple" xlink:href="../ProgrammersManual_toc.html#SEC56" office:name="SEC56">Server Commands and Database Assumptions</text:a></text:p>
      <text:p text:style-name="Text_20_body">This chapter describes all of the commands that are built into the server and every property and verb in the database specifically accessed by the server. Aside from what is listed here, no assumptions are made by the server concerning the contents of the database. </text:p>
      <text:h text:style-name="Heading_20_2" text:outline-level="2"><text:a xlink:type="simple" xlink:href="../ProgrammersManual_toc.html#SEC57" office:name="SEC57">Built-in Commands</text:a></text:h>
      <text:p text:style-name="Text_20_body">As was mentioned in the chapter on command parsing, there are five commands whose interpretation is fixed by the server: <text:span text:style-name="Source_20_Text">PREFIX</text:span>, <text:span text:style-name="Source_20_Text">OUTPUTPREFIX</text:span>, <text:span text:style-name="Source_20_Text">SUFFIX</text:span>, <text:span text:style-name="Source_20_Text">OUTPUTSUFFIX</text:span>, and <text:span text:style-name="Source_20_Text">.program</text:span>. The first four of these are intended for use by programs that connect to the MOO, so-called `client' programs. The <text:span text:style-name="Source_20_Text">.program</text:span> command is used by programmers to associate a MOO program with a particular verb. The server can, in addition, recognize a sixth special command on any or all connections, the <text:span text:style-name="Strong_20_Emphasis">flush</text:span> command. </text:p>
      <text:p text:style-name="Text_20_body">The server also performs special processing on command lines that begin with certain punctuation characters. </text:p>
      <text:p text:style-name="Text_20_body">This section discusses these built-in pieces of the command-interpretation process. </text:p>
      <text:h text:style-name="Heading_20_3" text:outline-level="3"><text:a xlink:type="simple" xlink:href="../ProgrammersManual_toc.html#SEC58" office:name="SEC58">Command-Output Delimiters</text:a></text:h>
      <text:p text:style-name="Text_20_body">Every MOO network connection has associated with it two strings, the <text:span text:style-name="Strong_20_Emphasis">output prefix</text:span> and the <text:span text:style-name="Strong_20_Emphasis">output suffix</text:span>. Just before executing a command typed on that connection, the server prints the output prefix, if any, to the player. Similarly, just after finishing the command, the output suffix, if any, is printed to the player. Initially, these strings are not defined, so no extra printing takes place. </text:p>
      <text:p text:style-name="Text_20_body">The <text:span text:style-name="Source_20_Text">PREFIX</text:span> and <text:span text:style-name="Source_20_Text">SUFFIX</text:span> commands are used to set and clear these strings. They have the following simple syntax: </text:p>
      <text:p text:style-name="Preformatted_20_Text">PREFIX <text:s/><text:span text:style-name="Variable">output-prefix</text:span></text:p>
      <text:p text:style-name="P4">SUFFIX <text:s/><text:span text:style-name="Variable">output-suffix</text:span></text:p>
      <text:p text:style-name="Text_20_body">That is, all text after the command name and any following spaces is used as the new value of the appropriate string. If there is no non-blank text after the command string, then the corresponding string is cleared. For compatibility with some general MUD client programs, the server also recognizes <text:span text:style-name="Source_20_Text">OUTPUTPREFIX</text:span> as a synonym for <text:span text:style-name="Source_20_Text">PREFIX</text:span> and <text:span text:style-name="Source_20_Text">OUTPUTSUFFIX</text:span> as a synonym for <text:span text:style-name="Source_20_Text">SUFFIX</text:span>. </text:p>
      <text:p text:style-name="Text_20_body">These commands are intended for use by programs connected to the MOO, so that they can issue MOO commands and reliably determine the beginning and end of the resulting output. For example, one editor-based client program sends this sequence of commands on occasion: </text:p>
      <text:p text:style-name="Preformatted_20_Text">PREFIX &gt;&gt;MOO-Prefix&lt;&lt;</text:p>
      <text:p text:style-name="Preformatted_20_Text">SUFFIX &gt;&gt;MOO-Suffix&lt;&lt;</text:p>
      <text:p text:style-name="Preformatted_20_Text">@list <text:span text:style-name="Variable">object</text:span>:<text:span text:style-name="Variable">verb</text:span> without numbers</text:p>
      <text:p text:style-name="Preformatted_20_Text">PREFIX</text:p>
      <text:p text:style-name="P4">SUFFIX</text:p>
      <text:p text:style-name="Text_20_body">The effect of which, in a LambdaCore-derived database, is to print out the code for the named verb preceded by a line containing only <text:span text:style-name="Example">`&gt;&gt;MOO-Prefix&lt;&lt;'</text:span> and followed by a line containing only <text:span text:style-name="Example">`&gt;&gt;MOO-Suffix&lt;&lt;'</text:span>. This enables the editor to reliably extract the program text from the MOO output and show it to the user in a separate editor window. There are many other possible uses. </text:p>
      <text:p text:style-name="Text_20_body">The built-in function <text:span text:style-name="Source_20_Text">output_delimiters()</text:span> can be used by MOO code to find out the output prefix and suffix currently in effect on a particular network connection. </text:p>
      <text:h text:style-name="Heading_20_3" text:outline-level="3"><text:a xlink:type="simple" xlink:href="../ProgrammersManual_toc.html#SEC59" office:name="SEC59">Programming</text:a></text:h>
      <text:p text:style-name="Text_20_body">The <text:span text:style-name="Source_20_Text">.program</text:span> command is a common way for programmers to associate a particular MOO-code program with a particular verb. It has the following syntax: </text:p>
      <text:p text:style-name="Preformatted_20_Text">.program <text:span text:style-name="Variable">object</text:span>:<text:span text:style-name="Variable">verb</text:span></text:p>
      <text:p text:style-name="Preformatted_20_Text">...<text:span text:style-name="Variable">several lines of MOO code</text:span>...</text:p>
      <text:p text:style-name="P4">.</text:p>
      <text:p text:style-name="Text_20_body">That is, after typing the <text:span text:style-name="Source_20_Text">.program</text:span> command, then all lines of input from the player are considered to be a part of the MOO program being defined. This ends as soon as the player types a line containing only a dot (<text:span text:style-name="Example">`.'</text:span>). When that line is received, the accumulated MOO program is checked for proper MOO syntax and, if correct, associated with the named verb. </text:p>
      <text:p text:style-name="Text_20_body">If, at the time the line containing only a dot is processed, (a) the player is not a programmer, (b) the player does not have write permission on the named verb, or (c) the property <text:span text:style-name="Source_20_Text">$server_options.protect_set_verb_code</text:span> exists and has a true value and the player is not a wizard, then an error message is printed and the named verb's program is not changed. </text:p>
      <text:p text:style-name="Text_20_body">In the <text:span text:style-name="Source_20_Text">.program</text:span> command, <text:span text:style-name="Variable">object</text:span> may have one of three forms: </text:p>
      <text:list xml:id="list8686821409891252148" text:style-name="L14">
        <text:list-item>
          <text:p text:style-name="P49">The name of some object visible to the player. This is exactly like the kind of matching done by the server for the direct and indirect objects of ordinary commands. See the chapter on command parsing for details. Note that the special names <text:span text:style-name="Example">`me'</text:span> and <text:span text:style-name="Example">`here'</text:span> may be used. </text:p>
        </text:list-item>
        <text:list-item>
          <text:p text:style-name="P49">An object number, in the form <text:span text:style-name="Source_20_Text">#</text:span><text:span text:style-name="Source_20_Text"><text:span text:style-name="Variable">number</text:span></text:span>. </text:p>
        </text:list-item>
        <text:list-item>
          <text:p text:style-name="P19">A <text:span text:style-name="Strong_20_Emphasis">system property</text:span> (that is, a property on <text:span text:style-name="Source_20_Text">#0</text:span>), in the form <text:span text:style-name="Source_20_Text">$</text:span><text:span text:style-name="Source_20_Text"><text:span text:style-name="Variable">name</text:span></text:span>. In this case, the current value of <text:span text:style-name="Source_20_Text">#0.</text:span><text:span text:style-name="Source_20_Text"><text:span text:style-name="Variable">name</text:span></text:span> must be a valid object. </text:p>
        </text:list-item>
      </text:list>
      <text:h text:style-name="Heading_20_3" text:outline-level="3"><text:a xlink:type="simple" xlink:href="../ProgrammersManual_toc.html#SEC60" office:name="SEC60">Flushing Unprocessed Input</text:a></text:h>
      <text:p text:style-name="Text_20_body">It sometimes happens that a user changes their mind about having typed one or more lines of input and would like to `untype' them before the server actually gets around to processing them. If they react quickly enough, they can type their connection's defined <text:span text:style-name="Strong_20_Emphasis">flush</text:span> command; when the server first reads that command from the network, it immediately and completely flushes any as-yet unprocessed input from that user, printing a message to the user describing just which lines of input were discarded, if any. </text:p>
      <text:p text:style-name="Quotations"><text:span text:style-name="Emphasis">Fine point:</text:span> The flush command is handled very early in the server's processing of a line of input, before the line is entered into the task queue for the connection and well before it is parsed into words like other commands. For this reason, it must be typed exactly as it was defined, alone on the line, without quotation marks, and without any spaces before or after it. </text:p>
      <text:p text:style-name="Text_20_body">When a connection is first accepted by the server, it is given an initial flush command setting taken from the current default. This initial setting can be changed later using the <text:span text:style-name="Source_20_Text">set_connection_option()</text:span> command. </text:p>
      <text:p text:style-name="Text_20_body">By default, each connection is initially given <text:span text:style-name="Example">`.flush'</text:span> as its flush command. If the property <text:span text:style-name="Source_20_Text">$server_options.default_flush_command</text:span> exists, then its value overrides this default. If <text:span text:style-name="Source_20_Text">$server_options.default_flush_command</text:span> is a non-empty string, then that string is the flush command for all new connections; otherwise, new connections are initially given no flush command at all. </text:p>
      <text:h text:style-name="Heading_20_3" text:outline-level="3"><text:a xlink:type="simple" xlink:href="../ProgrammersManual_toc.html#SEC61" office:name="SEC61">Initial Punctuation in Commands</text:a></text:h>
      <text:p text:style-name="Text_20_body">The server interprets command lines that begin with any of the following characters specially: </text:p>
      <text:p text:style-name="P4">" <text:s text:c="7"/>: <text:s text:c="7"/>;</text:p>
      <text:p text:style-name="Text_20_body">Before processing the command, the initial punctuation character is replaced by the corresponding word below, followed by a space: </text:p>
      <text:p text:style-name="P4">say <text:s text:c="5"/>emote <text:s text:c="3"/>eval</text:p>
      <text:p text:style-name="Text_20_body">For example, the command line </text:p>
      <text:p text:style-name="P4">"Hello, there.</text:p>
      <text:p text:style-name="Text_20_body">is transformed into </text:p>
      <text:p text:style-name="P4">say Hello, there.</text:p>
      <text:p text:style-name="Text_20_body">before parsing. </text:p>
      <text:h text:style-name="Heading_20_2" text:outline-level="2"><text:a xlink:type="simple" xlink:href="../ProgrammersManual_toc.html#SEC62" office:name="SEC62">Server Assumptions About the Database</text:a></text:h>
      <text:p text:style-name="Text_20_body">There are a small number of circumstances under which the server directly and specifically accesses a particular verb or property in the database. This section gives a complete list of such circumstances. </text:p>
      <text:h text:style-name="Heading_20_3" text:outline-level="3"><text:a xlink:type="simple" xlink:href="../ProgrammersManual_toc.html#SEC63" office:name="SEC63">Server Options Set in the Database</text:a></text:h>
      <text:p text:style-name="Text_20_body">Many optional behaviors of the server can be controlled from within the database by creating the property <text:span text:style-name="Source_20_Text">#0.server_options</text:span> (also known as <text:span text:style-name="Source_20_Text">$server_options</text:span>), assigning as its value a valid object number, and then defining various properties on that object. At a number of times, the server checks for whether the property <text:span text:style-name="Source_20_Text">$server_options</text:span> exists and has an object number as its value. If so, then the server looks for a variety of other properties on that <text:span text:style-name="Source_20_Text">$server_options</text:span> object and, if they exist, uses their values to control how the server operates. </text:p>
      <text:p text:style-name="Text_20_body">The specific properties searched for are each described in the appropriate section below, but here is a brief list of all of the relevant properties for ease of reference: </text:p>
      <text:p text:style-name="List_20_Heading"><text:span text:style-name="Source_20_Text">bg_seconds</text:span> </text:p>
      <text:p text:style-name="List_20_Contents">The number of seconds allotted to background tasks. </text:p>
      <text:p text:style-name="List_20_Heading"><text:span text:style-name="Source_20_Text">bg_ticks</text:span> </text:p>
      <text:p text:style-name="List_20_Contents">The number of ticks allotted to background tasks. </text:p>
      <text:p text:style-name="List_20_Heading"><text:span text:style-name="Source_20_Text">connect_timeout</text:span> </text:p>
      <text:p text:style-name="List_20_Contents">The maximum number of seconds to allow an un-logged-in in-bound connection to remain open. </text:p>
      <text:p text:style-name="List_20_Heading"><text:span text:style-name="Source_20_Text">default_flush_command</text:span> </text:p>
      <text:p text:style-name="List_20_Contents">The initial setting of each new connection's flush command. </text:p>
      <text:p text:style-name="List_20_Heading"><text:span text:style-name="Source_20_Text">fg_seconds</text:span> </text:p>
      <text:p text:style-name="List_20_Contents">The number of seconds allotted to foreground tasks. </text:p>
      <text:p text:style-name="List_20_Heading"><text:span text:style-name="Source_20_Text">fg_ticks</text:span> </text:p>
      <text:p text:style-name="List_20_Contents">The number of ticks allotted to foreground tasks. </text:p>
      <text:p text:style-name="List_20_Heading"><text:span text:style-name="Source_20_Text">max_stack_depth</text:span> </text:p>
      <text:p text:style-name="List_20_Contents">The maximum number of levels of nested verb calls. </text:p>
      <text:p text:style-name="List_20_Heading"><text:span text:style-name="Source_20_Text">name_lookup_timeout</text:span> </text:p>
      <text:p text:style-name="List_20_Contents">The maximum number of seconds to wait for a network hostname/address lookup. </text:p>
      <text:p text:style-name="List_20_Heading"><text:span text:style-name="Source_20_Text">outbound_connect_timeout</text:span> </text:p>
      <text:p text:style-name="List_20_Contents">The maximum number of seconds to wait for an outbound network connection to successfully open. </text:p>
      <text:p text:style-name="List_20_Heading"><text:span text:style-name="Source_20_Text">protect_</text:span><text:span text:style-name="Source_20_Text"><text:span text:style-name="Variable">property</text:span></text:span> </text:p>
      <text:p text:style-name="List_20_Contents">Restrict reading of built-in <text:span text:style-name="Variable">property</text:span> to wizards. </text:p>
      <text:p text:style-name="List_20_Heading"><text:span text:style-name="Source_20_Text">protect_</text:span><text:span text:style-name="Source_20_Text"><text:span text:style-name="Variable">function</text:span></text:span> </text:p>
      <text:p text:style-name="List_20_Contents">Restrict use of built-in <text:span text:style-name="Variable">function</text:span> to wizards. </text:p>
      <text:p text:style-name="List_20_Heading"><text:span text:style-name="Source_20_Text">support_numeric_verbname_strings</text:span> </text:p>
      <text:p text:style-name="P68">Enables use of an obsolete verb-naming mechanism. </text:p>
      <text:h text:style-name="Heading_20_3" text:outline-level="3"><text:a xlink:type="simple" xlink:href="../ProgrammersManual_toc.html#SEC64" office:name="SEC64">Server Messages Set in the Database</text:a></text:h>
      <text:p text:style-name="Text_20_body">There are a number of circumstances under which the server itself generates messages on network connections. Most of these can be customized or even eliminated from within the database. In each such case, a property on <text:span text:style-name="Source_20_Text">$server_options</text:span> is checked at the time the message would be printed. If the property does not exist, a default message is printed. If the property exists and its value is not a string or a list containing strings, then no message is printed at all. Otherwise, the string(s) are printed in place of the default message, one string per line. None of these messages are ever printed on an outbound network connection created by the function <text:span text:style-name="Source_20_Text">open_network_connection()</text:span>. </text:p>
      <text:p text:style-name="Text_20_body">The following list covers all of the customizable messages, showing for each the name of the relevant property on <text:span text:style-name="Source_20_Text">$server_options</text:span>, the default message, and the circumstances under which the message is printed: </text:p>
      <text:p text:style-name="List_20_Heading"><text:span text:style-name="Source_20_Text">boot_msg = "*** Disconnected ***"</text:span> </text:p>
      <text:p text:style-name="List_20_Contents">The function <text:span text:style-name="Source_20_Text">boot_player()</text:span> was called on this connection. </text:p>
      <text:p text:style-name="List_20_Heading"><text:span text:style-name="Source_20_Text">connect_msg = "*** Connected ***"</text:span> </text:p>
      <text:p text:style-name="List_20_Contents">The user object that just logged in on this connection existed before <text:span text:style-name="Source_20_Text">$do_login_command()</text:span> was called. </text:p>
      <text:p text:style-name="List_20_Heading"><text:span text:style-name="Source_20_Text">create_msg = "*** Created ***"</text:span> </text:p>
      <text:p text:style-name="List_20_Contents">The user object that just logged in on this connection did not exist before <text:span text:style-name="Source_20_Text">$do_login_command()</text:span> was called. </text:p>
      <text:p text:style-name="List_20_Heading"><text:span text:style-name="Source_20_Text">recycle_msg = "*** Recycled ***"</text:span> </text:p>
      <text:p text:style-name="List_20_Contents">The logged-in user of this connection has been recycled or renumbered (via the renumber() function). </text:p>
      <text:p text:style-name="List_20_Heading"><text:span text:style-name="Source_20_Text">redirect_from_msg = "*** Redirecting connection to new port ***"</text:span> </text:p>
      <text:p text:style-name="List_20_Contents">The logged-in user of this connection has just logged in on some other connection. </text:p>
      <text:p text:style-name="List_20_Heading"><text:span text:style-name="Source_20_Text">redirect_to_msg = "*** Redirecting old connection to this port ***"</text:span> </text:p>
      <text:p text:style-name="List_20_Contents">The user who just logged in on this connection was already logged in on some other connection. </text:p>
      <text:p text:style-name="List_20_Heading"><text:span text:style-name="Source_20_Text">server_full_msg</text:span> </text:p>
      <text:p text:style-name="P68">Default: </text:p>
      <text:p text:style-name="P7">*** Sorry, but the server cannot accept any more connections right now.</text:p>
      <text:p text:style-name="P8">*** Please try again later.</text:p>
      <text:p text:style-name="List_20_Contents">This connection arrived when the server really couldn't accept any more connections, due to running out of a critical operating system resource. </text:p>
      <text:p text:style-name="List_20_Heading"><text:span text:style-name="Source_20_Text">timeout_msg = "*** Timed-out waiting for login. ***"</text:span> </text:p>
      <text:p text:style-name="P68">This in-bound network connection was idle and un-logged-in for at least <text:span text:style-name="Source_20_Text">CONNECT_TIMEOUT</text:span> seconds (as defined in the file <text:span text:style-name="Example">`options.h'</text:span> when the server was compiled). </text:p>
      <text:p text:style-name="Quotations"><text:span text:style-name="Emphasis">Fine point:</text:span> If the network connection in question was received at a listening point (established by the <text:span text:style-name="Example">`listen()'</text:span> function) handled by an object <text:span text:style-name="Variable">obj</text:span> other than <text:span text:style-name="Source_20_Text">#0</text:span>, then system messages for that connection are looked for on <text:span text:style-name="Source_20_Text"><text:span text:style-name="Variable">obj</text:span></text:span><text:span text:style-name="Source_20_Text">.server_options</text:span>; if that property does not exist, then <text:span text:style-name="Source_20_Text">$server_options</text:span> is used instead. </text:p>
      <text:h text:style-name="Heading_20_3" text:outline-level="3"><text:a xlink:type="simple" xlink:href="../ProgrammersManual_toc.html#SEC65" office:name="SEC65">Checkpointing the Database</text:a></text:h>
      <text:p text:style-name="Text_20_body">The server maintains the entire MOO database in main memory, not on disk. It is therefore necessary for it to dump the database to disk if it is to persist beyond the lifetime of any particular server execution. The server is careful to dump the database just before shutting down, of course, but it is also prudent for it to do so at regular intervals, just in case something untoward happens. </text:p>
      <text:p text:style-name="Text_20_body">To determine how often to make these <text:span text:style-name="Strong_20_Emphasis">checkpoints</text:span> of the database, the server consults the value of <text:span text:style-name="Source_20_Text">#0.dump_interval</text:span>. If it exists and its value is an integer greater than or equal to 60, then it is taken as the number of seconds to wait between checkpoints; otherwise, the server makes a new checkpoint every 3600 seconds (one hour). If the value of <text:span text:style-name="Source_20_Text">#0.dump_interval</text:span> implies that the next checkpoint should be scheduled at a time after 3:14:07 a.m. on Tuesday, January 19, 2038, then the server instead uses the default value of 3600 seconds in the future. </text:p>
      <text:p text:style-name="Text_20_body">The decision about how long to wait between checkpoints is made again immediately after each one begins. Thus, changes to <text:span text:style-name="Source_20_Text">#0.dump_interval</text:span> will take effect after the next checkpoint happens. </text:p>
      <text:p text:style-name="Text_20_body">Whenever the server begins to make a checkpoint, it makes the following verb call: </text:p>
      <text:p text:style-name="P4">$checkpoint_started()</text:p>
      <text:p text:style-name="Text_20_body">When the checkpointing process is complete, the server makes the following verb call: </text:p>
      <text:p text:style-name="P4">$checkpoint_finished(<text:span text:style-name="Variable">success</text:span>)</text:p>
      <text:p text:style-name="Text_20_body">where <text:span text:style-name="Variable">success</text:span> is true if and only if the checkpoint was successfully written on the disk. Checkpointing can fail for a number of reasons, usually due to exhaustion of various operating system resources such as virtual memory or disk space. It is not an error if either of these verbs does not exist; the corresponding call is simply skipped. </text:p>
      <text:h text:style-name="Heading_20_3" text:outline-level="3"><text:a xlink:type="simple" xlink:href="../ProgrammersManual_toc.html#SEC66" office:name="SEC66">Accepting and Initiating Network Connections</text:a></text:h>
      <text:p text:style-name="Text_20_body">When the server first accepts a new, incoming network connection, it is given the low-level network address of computer on the other end. It immediately attempts to convert this address into the human-readable host name that will be entered in the server log and returned by the <text:span text:style-name="Source_20_Text">connection_name()</text:span> function. This conversion can, for the TCP/IP networking configurations, involve a certain amount of communication with remote name servers, which can take quite a long time and/or fail entirely. While the server is doing this conversion, it is not doing anything else at all; in particular, it it not responding to user commands or executing MOO tasks. </text:p>
      <text:p text:style-name="Text_20_body">By default, the server will wait no more than 5 seconds for such a name lookup to succeed; after that, it behaves as if the conversion had failed, using instead a printable representation of the low-level address. If the property <text:span text:style-name="Source_20_Text">name_lookup_timeout</text:span> exists on <text:span text:style-name="Source_20_Text">$server_options</text:span> and has an integer as its value, that integer is used instead as the timeout interval. </text:p>
      <text:p text:style-name="Text_20_body">When the <text:span text:style-name="Source_20_Text">open_network_connection()</text:span> function is used, the server must again do a conversion, this time from the host name given as an argument into the low-level address necessary for actually opening the connection. This conversion is subject to the same timeout as in the in-bound case; if the conversion does not succeed before the timeout expires, the connection attempt is aborted and <text:span text:style-name="Source_20_Text">open_network_connection()</text:span> raises <text:span text:style-name="Source_20_Text">E_QUOTA</text:span>. </text:p>
      <text:p text:style-name="Text_20_body">After a successful conversion, though, the server must still wait for the actual connection to be accepted by the remote computer. As before, this can take a long time during which the server is again doing nothing else. Also as before, the server will by default wait no more than 5 seconds for the connection attempt to succeed; if the timeout expires, <text:span text:style-name="Source_20_Text">open_network_connection()</text:span> again raises <text:span text:style-name="Source_20_Text">E_QUOTA</text:span>. This default timeout interval can also be overridden from within the database, by defining the property <text:span text:style-name="Source_20_Text">outbound_connect_timeout</text:span> on <text:span text:style-name="Source_20_Text">$server_options</text:span> with an integer as its value. </text:p>
      <text:h text:style-name="Heading_20_3" text:outline-level="3"><text:a xlink:type="simple" xlink:href="../ProgrammersManual_toc.html#SEC67" office:name="SEC67">Associating Network Connections with Players</text:a></text:h>
      <text:p text:style-name="Text_20_body">When a network connection is first made to the MOO, it is identified by a unique, negative object number. Such a connection is said to be <text:span text:style-name="Strong_20_Emphasis">un-logged-in</text:span> and is not yet associated with any MOO player object. </text:p>
      <text:p text:style-name="Text_20_body">Each line of input on an un-logged-in connection is first parsed into words in the usual way (see the chapter on command parsing for details) and then these words are passed as the arguments in a call to the verb <text:span text:style-name="Source_20_Text">$do_login_command()</text:span>. For example, the input line </text:p>
      <text:p text:style-name="P4">connect Munchkin frebblebit</text:p>
      <text:p text:style-name="Text_20_body">would result in the following call being made: </text:p>
      <text:p text:style-name="P4">$do_login_command("connect", "Munchkin", "frebblebit")</text:p>
      <text:p text:style-name="Text_20_body">In that call, the variable <text:span text:style-name="Source_20_Text">player</text:span> will have as its value the negative object number associated with the appropriate network connection. The functions <text:span text:style-name="Source_20_Text">notify()</text:span> and <text:span text:style-name="Source_20_Text">boot_player()</text:span> can be used with such object numbers to send output to and disconnect un-logged-in connections. Also, the variable <text:span text:style-name="Source_20_Text">argstr</text:span> will have as its value the unparsed command line as received on the network connection. </text:p>
      <text:p text:style-name="Text_20_body">If <text:span text:style-name="Source_20_Text">$do_login_command()</text:span> returns a valid player object and the connection is still open, then the connection is considered to have <text:span text:style-name="Strong_20_Emphasis">logged into</text:span> that player. The server then makes one of the following verbs calls, depending on the player object that was returned: </text:p>
      <text:p text:style-name="Preformatted_20_Text">$user_created(<text:span text:style-name="Variable">player</text:span>)</text:p>
      <text:p text:style-name="Preformatted_20_Text">$user_connected(<text:span text:style-name="Variable">player</text:span>)</text:p>
      <text:p text:style-name="P4">$user_reconnected(<text:span text:style-name="Variable">player</text:span>)</text:p>
      <text:p text:style-name="Text_20_body">The first of these is used if the returned object number is greater than the value returned by the <text:span text:style-name="Source_20_Text">max_object()</text:span> function before <text:span text:style-name="Source_20_Text">$do_login_command()</text:span> was invoked, that is, it is called if the returned object appears to have been freshly created. If this is not the case, then one of the other two verb calls is used. The <text:span text:style-name="Source_20_Text">$user_connected()</text:span> call is used if there was no existing active connection for the returned player object. Otherwise, the <text:span text:style-name="Source_20_Text">$user_reconnected()</text:span> call is used instead. </text:p>
      <text:p text:style-name="Quotations"><text:span text:style-name="Emphasis">Fine point:</text:span> If a user reconnects and the user's old and new connections are on two different listening points being handled by different objects (see the description of the <text:span text:style-name="Source_20_Text">listen()</text:span> function for more details), then <text:span text:style-name="Source_20_Text">user_client_disconnected</text:span> is called for the old connection and <text:span text:style-name="Source_20_Text">user_connected</text:span> for the new one. </text:p>
      <text:p text:style-name="Text_20_body">If an in-bound network connection does not successfully log in within a certain period of time, the server will automatically shut down the connection, thereby freeing up the resources associated with maintaining it. Let <text:span text:style-name="Variable">L</text:span> be the object handling the listening point on which the connection was received (or <text:span text:style-name="Source_20_Text">#0</text:span> if the connection came in on the initial listening point). To discover the timeout period, the server checks on <text:span text:style-name="Source_20_Text"><text:span text:style-name="Variable">L</text:span></text:span><text:span text:style-name="Source_20_Text">.server_options</text:span> or, if it doesn't exist, on <text:span text:style-name="Source_20_Text">$server_options</text:span> for a <text:span text:style-name="Source_20_Text">connect_timeout</text:span> property. If one is found and its value is a positive integer, then that's the number of seconds the server will use for the timeout period. If the <text:span text:style-name="Source_20_Text">connect_timeout</text:span> property exists but its value isn't a positive integer, then there is no timeout at all. If the property doesn't exist, then the default timeout is 300 seconds. </text:p>
      <text:p text:style-name="Text_20_body">When any network connection (even an un-logged-in or outbound one) is terminated, by either the server or the client, then one of the following two verb calls is made: </text:p>
      <text:p text:style-name="Preformatted_20_Text">$user_disconnected(<text:span text:style-name="Variable">player</text:span>)</text:p>
      <text:p text:style-name="P4">$user_client_disconnected(<text:span text:style-name="Variable">player</text:span>)</text:p>
      <text:p text:style-name="Text_20_body">The first is used if the disconnection is due to actions taken by the server (e.g., a use of the <text:span text:style-name="Source_20_Text">boot_player()</text:span> function or the un-logged-in timeout described above) and the second if the disconnection was initiated by the client side. </text:p>
      <text:p text:style-name="Text_20_body">It is not an error if any of these five verbs do not exist; the corresponding call is simply skipped. </text:p>
      <text:p text:style-name="Quotations"><text:span text:style-name="Strong_20_Emphasis">Note</text:span>: Only one network connection can be controlling a given player object at a given time; should a second connection attempt to log in as that player, the first connection is unceremoniously closed (and <text:span text:style-name="Source_20_Text">$user_reconnected()</text:span> called, as described above). This makes it easy to recover from various kinds of network problems that leave connections open but inaccessible. </text:p>
      <text:p text:style-name="Text_20_body">When the network connection is first established, the null command is automatically entered by the server, resulting in an initial call to <text:span text:style-name="Source_20_Text">$do_login_command()</text:span> with no arguments. This signal can be used by the verb to print out a welcome message, for example. </text:p>
      <text:p text:style-name="Quotations"><text:span text:style-name="Strong_20_Emphasis">Warning</text:span>: If there is no <text:span text:style-name="Source_20_Text">$do_login_command()</text:span> verb defined, then lines of input from un-logged-in connections are simply discarded. Thus, it is <text:span text:style-name="Emphasis">necessary</text:span> for any database to include a suitable definition for this verb. </text:p>
      <text:h text:style-name="Heading_20_3" text:outline-level="3"><text:a xlink:type="simple" xlink:href="../ProgrammersManual_toc.html#SEC68" office:name="SEC68">Out-of-Band Commands</text:a></text:h>
      <text:p text:style-name="Text_20_body">It is possible to compile the server with an option defining an <text:span text:style-name="Strong_20_Emphasis">out-of-band prefix</text:span> for commands. This is a string that the server will check for at the beginning of every line of input from players, regardless of whether or not those players are logged in and regardless of whether or not reading tasks are waiting for input from those players. If a given line of input begins with the defined out-of-band prefix (leading spaces, if any, are <text:span text:style-name="Emphasis">not</text:span> stripped before testing), then it is not treated as a normal command or as input to any reading task. Instead, the line is parsed into a list of words in the usual way and those words are given as the arguments in a call to <text:span text:style-name="Source_20_Text">$do_out_of_band_command()</text:span>. For example, if the out-of-band prefix were defined to be <text:span text:style-name="Example">`#$#'</text:span>, then the line of input </text:p>
      <text:p text:style-name="P4">#$# client-type fancy</text:p>
      <text:p text:style-name="Text_20_body">would result in the following call being made in a new server task: </text:p>
      <text:p text:style-name="P4">$do_out_of_band_command("#$#", "client-type", "fancy")</text:p>
      <text:p text:style-name="Text_20_body">During the call to <text:span text:style-name="Source_20_Text">$do_out_of_band_command()</text:span>, the variable <text:span text:style-name="Source_20_Text">player</text:span> is set to the object number representing the player associated with the connection from which the input line came. Of course, if that connection has not yet logged in, the object number will be negative. Also, the variable <text:span text:style-name="Source_20_Text">argstr</text:span> will have as its value the unparsed input line as received on the network connection. </text:p>
      <text:p text:style-name="Text_20_body">Out-of-band commands are intended for use by fancy client programs that may generate asynchronous <text:span text:style-name="Strong_20_Emphasis">events</text:span> of which the server must be notified. Since the client cannot, in general, know the state of the player's connection (logged-in or not, reading task or not), out-of-band commands provide the only reliable client-to-server communications channel. </text:p>
      <text:h text:style-name="Heading_20_3" text:outline-level="3"><text:a xlink:type="simple" xlink:href="../ProgrammersManual_toc.html#SEC69" office:name="SEC69">The First Tasks Run By the Server</text:a></text:h>
      <text:p text:style-name="Text_20_body">Whenever the server is booted, there are a few tasks it runs right at the beginning, before accepting connections or getting the value of <text:span text:style-name="Source_20_Text">#0.dump_interval</text:span> to schedule the first checkpoint (see below for more information on checkpoint scheduling). </text:p>
      <text:p text:style-name="Text_20_body">First, the server calls <text:span text:style-name="Source_20_Text">$user_disconnected()</text:span> once for each user who was connected at the time the database file was written; this allows for any cleaning up that's usually done when users disconnect (e.g., moving their player objects back to some `home' location, etc.). </text:p>
      <text:p text:style-name="Text_20_body">Next, it checks for the existence of the verb <text:span text:style-name="Source_20_Text">$server_started()</text:span>. If there is such a verb, then the server runs a task invoking that verb with no arguments and with <text:span text:style-name="Source_20_Text">player</text:span> equal to <text:span text:style-name="Source_20_Text">#-1</text:span>. This is useful for carefully scheduling checkpoints and for re-initializing any state that is not properly represented in the database file (e.g., re-opening certain outbound network connections, clearing out certain tables, etc.). </text:p>
      <text:h text:style-name="Heading_20_3" text:outline-level="3"><text:a xlink:type="simple" xlink:href="../ProgrammersManual_toc.html#SEC70" office:name="SEC70">Controlling the Execution of Tasks</text:a></text:h>
      <text:p text:style-name="Text_20_body">As described earlier, in the section describing MOO tasks, the server places limits on the number of seconds for which any task may run continuously and the number of "ticks," or low-level operations, any task may execute in one unbroken period. By default, foreground tasks may use 30,000 ticks and five seconds, and background tasks may use 15,000 ticks and three seconds. These defaults can be overridden from within the database by defining any or all of the following properties on <text:span text:style-name="Source_20_Text">$server_options</text:span> and giving them integer values: </text:p>
      <text:p text:style-name="List_20_Heading"><text:span text:style-name="Source_20_Text">bg_seconds</text:span> </text:p>
      <text:p text:style-name="List_20_Contents">The number of seconds allotted to background tasks. </text:p>
      <text:p text:style-name="List_20_Heading"><text:span text:style-name="Source_20_Text">bg_ticks</text:span> </text:p>
      <text:p text:style-name="List_20_Contents">The number of ticks allotted to background tasks. </text:p>
      <text:p text:style-name="List_20_Heading"><text:span text:style-name="Source_20_Text">fg_seconds</text:span> </text:p>
      <text:p text:style-name="List_20_Contents">The number of seconds allotted to foreground tasks. </text:p>
      <text:p text:style-name="List_20_Heading"><text:span text:style-name="Source_20_Text">fg_ticks</text:span> </text:p>
      <text:p text:style-name="P68">The number of ticks allotted to foreground tasks. </text:p>
      <text:p text:style-name="Text_20_body">The server ignores the values of <text:span text:style-name="Source_20_Text">fg_ticks</text:span> and <text:span text:style-name="Source_20_Text">bg_ticks</text:span> if they are less than 100 and similarly ignores <text:span text:style-name="Source_20_Text">fg_seconds</text:span> and <text:span text:style-name="Source_20_Text">bg_seconds</text:span> if their values are less than 1. This may help prevent utter disaster should you accidentally give them uselessly-small values. </text:p>
      <text:p text:style-name="Text_20_body">Recall that command tasks and server tasks are deemed <text:span text:style-name="Strong_20_Emphasis">foreground</text:span> tasks, while forked, suspended, and reading tasks are defined as <text:span text:style-name="Strong_20_Emphasis">background</text:span> tasks. The settings of these variables take effect only at the beginning of execution or upon resumption of execution after suspending or reading. </text:p>
      <text:p text:style-name="Text_20_body">The server also places a limit on the number of levels of nested verb calls, raising <text:span text:style-name="Source_20_Text">E_MAXREC</text:span> from a verb-call expression if the limit is exceeded. The limit is 50 levels by default, but this can be increased from within the database by defining the <text:span text:style-name="Source_20_Text">max_stack_depth</text:span> property on <text:span text:style-name="Source_20_Text">$server_options</text:span> and giving it an integer value greater than 50. The maximum stack depth for any task is set at the time that task is created and cannot be changed thereafter. This implies that suspended tasks, even after being saved in and restored from the DB, are not affected by later changes to $server_options.max_stack_depth. </text:p>
      <text:p text:style-name="Text_20_body">Finally, the server can place a limit on the number of forked or suspended tasks any player can have queued at a given time. Each time a <text:span text:style-name="Source_20_Text">fork</text:span> statement or a call to <text:span text:style-name="Source_20_Text">suspend()</text:span> is executed in some verb, the server checks for a property named <text:span text:style-name="Source_20_Text">queued_task_limit</text:span> on the programmer. If that property exists and its value is a non-negative integer, then that integer is the limit. Otherwise, if <text:span text:style-name="Source_20_Text">$server_options.queued_task_limit</text:span> exists and its value is a non-negative integer, then that's the limit. Otherwise, there is no limit. If the programmer already has a number of queued tasks that is greater than or equal to the limit, <text:span text:style-name="Source_20_Text">E_QUOTA</text:span> is raised instead of either forking or suspending. Reading tasks are affected by the queued-task limit. </text:p>
      <text:h text:style-name="Heading_20_3" text:outline-level="3"><text:a xlink:type="simple" xlink:href="../ProgrammersManual_toc.html#SEC71" office:name="SEC71">Controlling the Handling of Aborted Tasks</text:a></text:h>
      <text:p text:style-name="Text_20_body">The server will abort the execution of tasks for either of two reasons: </text:p>
      <text:list xml:id="list6921016873991993774" text:style-name="L15">
        <text:list-item>
          <text:p text:style-name="P50">an error was raised within the task but not caught, or </text:p>
        </text:list-item>
        <text:list-item>
          <text:p text:style-name="P20">the task exceeded the limits on ticks and/or seconds. </text:p>
        </text:list-item>
      </text:list>
      <text:p text:style-name="Text_20_body">In each case, after aborting the task, the server attempts to call a particular <text:span text:style-name="Strong_20_Emphasis">handler verb</text:span> within the database to allow code there to handle this mishap in some appropriate way. If this verb call suspends or returns a true value, then it is considered to have handled the situation completely and no further processing will be done by the server. On the other hand, if the handler verb does not exist, or if the call either returns a false value without suspending or itself is aborted, the server takes matters into its own hands. </text:p>
      <text:p text:style-name="Text_20_body">First, an error message and a MOO verb-call stack <text:span text:style-name="Strong_20_Emphasis">traceback</text:span> are printed to the player who typed the command that created the original aborted task, explaining why the task was aborted and where in the task the problem occurred. Then, if the call to the handler verb was itself aborted, a second error message and traceback are printed, describing that problem as well. Note that if the handler-verb call itself is aborted, no further `nested' handler calls are made; this policy prevents what might otherwise be quite a vicious little cycle. </text:p>
      <text:p text:style-name="Text_20_body">The specific handler verb, and the set of arguments it is passed, differs for the two causes of aborted tasks. </text:p>
      <text:p text:style-name="Text_20_body">If an error is raised and not caught, then the verb-call </text:p>
      <text:p text:style-name="P4">$handle_uncaught_error(<text:span text:style-name="Variable">code</text:span>, <text:span text:style-name="Variable">msg</text:span>, <text:span text:style-name="Variable">value</text:span>, <text:span text:style-name="Variable">traceback</text:span>, <text:span text:style-name="Variable">formatted</text:span>)</text:p>
      <text:p text:style-name="Text_20_body">is made, where <text:span text:style-name="Variable">code</text:span>, <text:span text:style-name="Variable">msg</text:span>, <text:span text:style-name="Variable">value</text:span>, and <text:span text:style-name="Variable">traceback</text:span> are the values that would have been passed to a handler in a <text:span text:style-name="Source_20_Text">try</text:span>-<text:span text:style-name="Source_20_Text">except</text:span> statement and <text:span text:style-name="Variable">formatted</text:span> is a list of strings being the lines of error and traceback output that will be printed to the player if <text:span text:style-name="Source_20_Text">$handle_uncaught_error</text:span> returns false without suspending. </text:p>
      <text:p text:style-name="Text_20_body">If a task runs out of ticks or seconds, then the verb-call </text:p>
      <text:p text:style-name="P4">$handle_task_timeout(<text:span text:style-name="Variable">resource</text:span>, <text:span text:style-name="Variable">traceback</text:span>, <text:span text:style-name="Variable">formatted</text:span>)</text:p>
      <text:p text:style-name="Text_20_body">is made, where <text:span text:style-name="Variable">resource</text:span> is the appropriate one of the strings <text:span text:style-name="Source_20_Text">"ticks"</text:span> or <text:span text:style-name="Source_20_Text">"seconds"</text:span>, and <text:span text:style-name="Variable">traceback</text:span> and <text:span text:style-name="Variable">formatted</text:span> are as above. </text:p>
      <text:h text:style-name="Heading_20_3" text:outline-level="3"><text:a xlink:type="simple" xlink:href="../ProgrammersManual_toc.html#SEC72" office:name="SEC72">Matching in Command Parsing</text:a></text:h>
      <text:p text:style-name="Text_20_body">In the process of matching the direct and indirect object strings in a command to actual objects, the server uses the value of the <text:span text:style-name="Source_20_Text">aliases</text:span> property, if any, on each object in the contents of the player and the player's location. For complete details, see the chapter on command parsing. </text:p>
      <text:h text:style-name="Heading_20_3" text:outline-level="3"><text:a xlink:type="simple" xlink:href="../ProgrammersManual_toc.html#SEC73" office:name="SEC73">Restricting Access to Built-in Properties and Functions</text:a></text:h>
      <text:p text:style-name="Text_20_body">Whenever verb code attempts to read the value of a built-in property <text:span text:style-name="Variable">prop</text:span> on any object, the server checks to see if the property <text:span text:style-name="Source_20_Text">$server_options.protect_</text:span><text:span text:style-name="Source_20_Text"><text:span text:style-name="Variable">prop</text:span></text:span> exists and has a true value. If so, then <text:span text:style-name="Source_20_Text">E_PERM</text:span> is raised if the programmer is not a wizard. </text:p>
      <text:p text:style-name="Text_20_body">Whenever verb code calls a built-in function <text:span text:style-name="Source_20_Text"><text:span text:style-name="Variable">func</text:span></text:span><text:span text:style-name="Source_20_Text">()</text:span> and the caller is not the object <text:span text:style-name="Source_20_Text">#0</text:span>, the server checks to see if the property <text:span text:style-name="Source_20_Text">$server_options.protect_</text:span><text:span text:style-name="Source_20_Text"><text:span text:style-name="Variable">func</text:span></text:span> exists and has a true value. If so, then the server next checks to see if the verb <text:span text:style-name="Source_20_Text">$bf_</text:span><text:span text:style-name="Source_20_Text"><text:span text:style-name="Variable">func</text:span></text:span><text:span text:style-name="Source_20_Text">()</text:span> exists; if that verb exists, then the server calls it <text:span text:style-name="Emphasis">instead</text:span> of the built-in function, returning or raising whatever that verb returns or raises. If the <text:span text:style-name="Source_20_Text">$bf_</text:span><text:span text:style-name="Source_20_Text"><text:span text:style-name="Variable">func</text:span></text:span><text:span text:style-name="Source_20_Text">()</text:span> does not exist and the programmer is not a wizard, then the server immediately raises <text:span text:style-name="Source_20_Text">E_PERM</text:span>, <text:span text:style-name="Emphasis">without</text:span> actually calling the function. Otherwise (if the caller is <text:span text:style-name="Source_20_Text">#0</text:span>, if <text:span text:style-name="Source_20_Text">$server_options.protect_</text:span><text:span text:style-name="Source_20_Text"><text:span text:style-name="Variable">func</text:span></text:span> either doesn't exist or has a false value, or if <text:span text:style-name="Source_20_Text">$bf_</text:span><text:span text:style-name="Source_20_Text"><text:span text:style-name="Variable">func</text:span></text:span><text:span text:style-name="Source_20_Text">()</text:span> exists but the programmer is a wizard), then the built-in function is called normally. </text:p>
      <text:h text:style-name="Heading_20_3" text:outline-level="3"><text:a xlink:type="simple" xlink:href="../ProgrammersManual_toc.html#SEC74" office:name="SEC74">Creating and Recycling Objects</text:a></text:h>
      <text:p text:style-name="Text_20_body">Whenever the <text:span text:style-name="Source_20_Text">create()</text:span> function is used to create a new object, that object's <text:span text:style-name="Source_20_Text">initialize</text:span> verb, if any, is called with no arguments. The call is simply skipped if no such verb is defined on the object. </text:p>
      <text:p text:style-name="Text_20_body">Symmetrically, just before the <text:span text:style-name="Source_20_Text">recycle()</text:span> function actually destroys an object, the object's <text:span text:style-name="Source_20_Text">recycle</text:span> verb, if any, is called with no arguments. Again, the call is simply skipped if no such verb is defined on the object. </text:p>
      <text:p text:style-name="Text_20_body">Both <text:span text:style-name="Source_20_Text">create()</text:span> and <text:span text:style-name="Source_20_Text">recycle()</text:span> check for the existence of an <text:span text:style-name="Source_20_Text">ownership_quota</text:span> property on the owner of the newly-created or -destroyed object. If such a property exists and its value is an integer, then it is treated as a <text:span text:style-name="Strong_20_Emphasis">quota</text:span> on object ownership. Otherwise, the following two paragraphs do not apply. </text:p>
      <text:p text:style-name="Text_20_body">The <text:span text:style-name="Source_20_Text">create()</text:span> function checks whether or not the quota is positive; if so, it is reduced by one and stored back into the <text:span text:style-name="Source_20_Text">ownership_quota</text:span> property on the owner. If the quota is zero or negative, the quota is considered to be exhausted and <text:span text:style-name="Source_20_Text">create()</text:span> raises <text:span text:style-name="Source_20_Text">E_QUOTA</text:span>. </text:p>
      <text:p text:style-name="Text_20_body">The <text:span text:style-name="Source_20_Text">recycle()</text:span> function increases the quota by one and stores it back into the <text:span text:style-name="Source_20_Text">ownership_quota</text:span> property on the owner. </text:p>
      <text:h text:style-name="Heading_20_3" text:outline-level="3"><text:a xlink:type="simple" xlink:href="../ProgrammersManual_toc.html#SEC75" office:name="SEC75">Object Movement</text:a></text:h>
      <text:p text:style-name="Text_20_body">During evaluation of a call to the <text:span text:style-name="Source_20_Text">move()</text:span> function, the server can make calls on the <text:span text:style-name="Source_20_Text">accept</text:span> and <text:span text:style-name="Source_20_Text">enterfunc</text:span> verbs defined on the destination of the move and on the <text:span text:style-name="Source_20_Text">exitfunc</text:span> verb defined on the source. The rules and circumstances are somewhat complicated and are given in detail in the description of the <text:span text:style-name="Source_20_Text">move()</text:span> function. </text:p>
      <text:h text:style-name="Heading_20_3" text:outline-level="3"><text:a xlink:type="simple" xlink:href="../ProgrammersManual_toc.html#SEC76" office:name="SEC76">Temporarily Enabling Obsolete Server Features</text:a></text:h>
      <text:p text:style-name="Text_20_body">If the property <text:span text:style-name="Source_20_Text">$server_options.support_numeric_verbname_strings</text:span> exists and has a true value, then the server supports a obsolete mechanism for less ambiguously referring to specific verbs in various built-in functions. For more details, see the discussion given just following the description of the <text:span text:style-name="Source_20_Text">verbs()</text:span> function. </text:p>
      <text:p text:style-name="Heading_20_1"><text:a xlink:type="simple" xlink:href="../ProgrammersManual_toc.html#SEC77" office:name="SEC77">Function Index</text:a></text:p>
      <text:h text:style-name="Heading_20_2" text:outline-level="2">a</text:h>
      <text:list xml:id="list3040451115830954081" text:style-name="L16">
        <text:list-item>
          <text:p text:style-name="P51"><text:a xlink:type="simple" xlink:href="#IDX15">abs</text:a> </text:p>
        </text:list-item>
        <text:list-item>
          <text:p text:style-name="P51"><text:a xlink:type="simple" xlink:href="#IDX22">acos</text:a> </text:p>
        </text:list-item>
        <text:list-item>
          <text:p text:style-name="P51"><text:a xlink:type="simple" xlink:href="#IDX66">add_property</text:a> </text:p>
        </text:list-item>
        <text:list-item>
          <text:p text:style-name="P51"><text:a xlink:type="simple" xlink:href="#IDX75">add_verb</text:a> </text:p>
        </text:list-item>
        <text:list-item>
          <text:p text:style-name="P51"><text:a xlink:type="simple" xlink:href="#IDX21">asin</text:a> </text:p>
        </text:list-item>
        <text:list-item>
          <text:p text:style-name="P21"><text:a xlink:type="simple" xlink:href="#IDX23">atan</text:a> </text:p>
        </text:list-item>
      </text:list>
      <text:h text:style-name="Heading_20_2" text:outline-level="2">b</text:h>
      <text:list xml:id="list6239386051461418921" text:style-name="L17">
        <text:list-item>
          <text:p text:style-name="P52"><text:a xlink:type="simple" xlink:href="#IDX45">binary_hash</text:a> </text:p>
        </text:list-item>
        <text:list-item>
          <text:p text:style-name="P52"><text:a xlink:type="simple" xlink:href="#IDX92">boot_player</text:a> </text:p>
        </text:list-item>
        <text:list-item>
          <text:p text:style-name="P22"><text:a xlink:type="simple" xlink:href="#IDX87">buffered_output_length</text:a> </text:p>
        </text:list-item>
      </text:list>
      <text:h text:style-name="Heading_20_2" text:outline-level="2">c</text:h>
      <text:list xml:id="list1940667325791225754" text:style-name="L18">
        <text:list-item>
          <text:p text:style-name="P53"><text:a xlink:type="simple" xlink:href="#IDX104">call_function</text:a> </text:p>
        </text:list-item>
        <text:list-item>
          <text:p text:style-name="P53"><text:a xlink:type="simple" xlink:href="#IDX108">caller_perms</text:a> </text:p>
        </text:list-item>
        <text:list-item>
          <text:p text:style-name="P53"><text:a xlink:type="simple" xlink:href="#IDX117">callers</text:a> </text:p>
        </text:list-item>
        <text:list-item>
          <text:p text:style-name="P53"><text:a xlink:type="simple" xlink:href="#IDX30">ceil</text:a> </text:p>
        </text:list-item>
        <text:list-item>
          <text:p text:style-name="P53"><text:a xlink:type="simple" xlink:href="#IDX58">children</text:a> </text:p>
        </text:list-item>
        <text:list-item>
          <text:p text:style-name="P53"><text:a xlink:type="simple" xlink:href="#IDX55">chparent</text:a> </text:p>
        </text:list-item>
        <text:list-item>
          <text:p text:style-name="P53"><text:a xlink:type="simple" xlink:href="#IDX69">clear_property</text:a> </text:p>
        </text:list-item>
        <text:list-item>
          <text:p text:style-name="P53"><text:a xlink:type="simple" xlink:href="#IDX83">connected_players</text:a> </text:p>
        </text:list-item>
        <text:list-item>
          <text:p text:style-name="P53"><text:a xlink:type="simple" xlink:href="#IDX84">connected_seconds</text:a> </text:p>
        </text:list-item>
        <text:list-item>
          <text:p text:style-name="P53"><text:a xlink:type="simple" xlink:href="#IDX93">connection_name</text:a> </text:p>
        </text:list-item>
        <text:list-item>
          <text:p text:style-name="P53"><text:a xlink:type="simple" xlink:href="#IDX96">connection_option</text:a> </text:p>
        </text:list-item>
        <text:list-item>
          <text:p text:style-name="P53"><text:a xlink:type="simple" xlink:href="#IDX95">connection_options</text:a> </text:p>
        </text:list-item>
        <text:list-item>
          <text:p text:style-name="P53"><text:a xlink:type="simple" xlink:href="#IDX19">cos</text:a> </text:p>
        </text:list-item>
        <text:list-item>
          <text:p text:style-name="P53"><text:a xlink:type="simple" xlink:href="#IDX25">cosh</text:a> </text:p>
        </text:list-item>
        <text:list-item>
          <text:p text:style-name="P53"><text:a xlink:type="simple" xlink:href="#IDX54">create</text:a> </text:p>
        </text:list-item>
        <text:list-item>
          <text:p text:style-name="P53"><text:a xlink:type="simple" xlink:href="#IDX43">crypt</text:a> </text:p>
        </text:list-item>
        <text:list-item>
          <text:p text:style-name="P23"><text:a xlink:type="simple" xlink:href="#IDX102">ctime</text:a> </text:p>
        </text:list-item>
      </text:list>
      <text:h text:style-name="Heading_20_2" text:outline-level="2">d</text:h>
      <text:list xml:id="list8020292747686995252" text:style-name="L19">
        <text:list-item>
          <text:p text:style-name="P54"><text:a xlink:type="simple" xlink:href="#IDX125">db_disk_size</text:a> </text:p>
        </text:list-item>
        <text:list-item>
          <text:p text:style-name="P54"><text:a xlink:type="simple" xlink:href="#IDX38">decode_binary</text:a> </text:p>
        </text:list-item>
        <text:list-item>
          <text:p text:style-name="P54"><text:a xlink:type="simple" xlink:href="#IDX67">delete_property</text:a> </text:p>
        </text:list-item>
        <text:list-item>
          <text:p text:style-name="P54"><text:a xlink:type="simple" xlink:href="#IDX76">delete_verb</text:a> </text:p>
        </text:list-item>
        <text:list-item>
          <text:p text:style-name="P54"><text:a xlink:type="simple" xlink:href="#IDX79">disassemble</text:a> </text:p>
        </text:list-item>
        <text:list-item>
          <text:p text:style-name="P24"><text:a xlink:type="simple" xlink:href="#IDX124">dump_database</text:a> </text:p>
        </text:list-item>
      </text:list>
      <text:h text:style-name="Heading_20_2" text:outline-level="2">e</text:h>
      <text:list xml:id="list5508224756168607912" text:style-name="L20">
        <text:list-item>
          <text:p text:style-name="P55"><text:a xlink:type="simple" xlink:href="#IDX39">encode_binary</text:a> </text:p>
        </text:list-item>
        <text:list-item>
          <text:p text:style-name="P55"><text:a xlink:type="simple" xlink:href="#IDX9">equal</text:a> </text:p>
        </text:list-item>
        <text:list-item>
          <text:p text:style-name="P55"><text:a xlink:type="simple" xlink:href="#IDX106">eval</text:a> </text:p>
        </text:list-item>
        <text:list-item>
          <text:p text:style-name="P25"><text:a xlink:type="simple" xlink:href="#IDX27">exp</text:a> </text:p>
        </text:list-item>
      </text:list>
      <text:h text:style-name="Heading_20_2" text:outline-level="2">f</text:h>
      <text:list xml:id="list3099208539581892862" text:style-name="L21">
        <text:list-item>
          <text:p text:style-name="P56"><text:a xlink:type="simple" xlink:href="#IDX16">floatstr(float</text:a> </text:p>
        </text:list-item>
        <text:list-item>
          <text:p text:style-name="P56"><text:a xlink:type="simple" xlink:href="#IDX31">floor</text:a> </text:p>
        </text:list-item>
        <text:list-item>
          <text:p text:style-name="P56"><text:a xlink:type="simple" xlink:href="#IDX90">flush_input</text:a> </text:p>
        </text:list-item>
        <text:list-item>
          <text:p text:style-name="P56"><text:a xlink:type="simple" xlink:href="#IDX89">force_input</text:a> </text:p>
        </text:list-item>
        <text:list-item>
          <text:p text:style-name="P26"><text:a xlink:type="simple" xlink:href="#IDX105">function_info</text:a> </text:p>
        </text:list-item>
      </text:list>
      <text:h text:style-name="Heading_20_2" text:outline-level="2">i</text:h>
      <text:list xml:id="list3627031321911441922" text:style-name="L22">
        <text:list-item>
          <text:p text:style-name="P57"><text:a xlink:type="simple" xlink:href="#IDX85">idle_seconds</text:a> </text:p>
        </text:list-item>
        <text:list-item>
          <text:p text:style-name="P57"><text:a xlink:type="simple" xlink:href="#IDX35">index</text:a> </text:p>
        </text:list-item>
        <text:list-item>
          <text:p text:style-name="P57"><text:a xlink:type="simple" xlink:href="#IDX68">is_clear_property</text:a> </text:p>
        </text:list-item>
        <text:list-item>
          <text:p text:style-name="P57"><text:a xlink:type="simple" xlink:href="#IDX47">is_member</text:a> </text:p>
        </text:list-item>
        <text:list-item>
          <text:p text:style-name="P27"><text:a xlink:type="simple" xlink:href="#IDX81">is_player</text:a> </text:p>
        </text:list-item>
      </text:list>
      <text:h text:style-name="Heading_20_2" text:outline-level="2">k</text:h>
      <text:list xml:id="list1171157201725027889" text:style-name="L23">
        <text:list-item>
          <text:p text:style-name="P28"><text:a xlink:type="simple" xlink:href="#IDX116">kill_task</text:a> </text:p>
        </text:list-item>
      </text:list>
      <text:h text:style-name="Heading_20_2" text:outline-level="2">l</text:h>
      <text:list xml:id="list2886862066505745619" text:style-name="L24">
        <text:list-item>
          <text:p text:style-name="P58"><text:a xlink:type="simple" xlink:href="#IDX33">length</text:a>, <text:a xlink:type="simple" xlink:href="#IDX46">length</text:a> </text:p>
        </text:list-item>
        <text:list-item>
          <text:p text:style-name="P58"><text:a xlink:type="simple" xlink:href="#IDX49">listappend</text:a> </text:p>
        </text:list-item>
        <text:list-item>
          <text:p text:style-name="P58"><text:a xlink:type="simple" xlink:href="#IDX50">listdelete</text:a> </text:p>
        </text:list-item>
        <text:list-item>
          <text:p text:style-name="P58"><text:a xlink:type="simple" xlink:href="#IDX98">listen</text:a> </text:p>
        </text:list-item>
        <text:list-item>
          <text:p text:style-name="P58"><text:a xlink:type="simple" xlink:href="#IDX100">listeners</text:a> </text:p>
        </text:list-item>
        <text:list-item>
          <text:p text:style-name="P58"><text:a xlink:type="simple" xlink:href="#IDX48">listinsert</text:a> </text:p>
        </text:list-item>
        <text:list-item>
          <text:p text:style-name="P58"><text:soft-page-break/><text:a xlink:type="simple" xlink:href="#IDX51">listset</text:a> </text:p>
        </text:list-item>
        <text:list-item>
          <text:p text:style-name="P58"><text:a xlink:type="simple" xlink:href="#IDX28">log</text:a> </text:p>
        </text:list-item>
        <text:list-item>
          <text:p text:style-name="P29"><text:a xlink:type="simple" xlink:href="#IDX29">log10</text:a> </text:p>
        </text:list-item>
      </text:list>
      <text:h text:style-name="Heading_20_2" text:outline-level="2">m</text:h>
      <text:list xml:id="list5470412004512650053" text:style-name="L25">
        <text:list-item>
          <text:p text:style-name="P59"><text:a xlink:type="simple" xlink:href="#IDX40">match</text:a> </text:p>
        </text:list-item>
        <text:list-item>
          <text:p text:style-name="P59"><text:a xlink:type="simple" xlink:href="#IDX14">max</text:a> </text:p>
        </text:list-item>
        <text:list-item>
          <text:p text:style-name="P59"><text:a xlink:type="simple" xlink:href="#IDX61">max_object</text:a> </text:p>
        </text:list-item>
        <text:list-item>
          <text:p text:style-name="P59"><text:a xlink:type="simple" xlink:href="#IDX123">memory_usage</text:a> </text:p>
        </text:list-item>
        <text:list-item>
          <text:p text:style-name="P59"><text:a xlink:type="simple" xlink:href="#IDX13">min</text:a> </text:p>
        </text:list-item>
        <text:list-item>
          <text:p text:style-name="P30"><text:a xlink:type="simple" xlink:href="#IDX62">move</text:a> </text:p>
        </text:list-item>
      </text:list>
      <text:h text:style-name="Heading_20_2" text:outline-level="2">n</text:h>
      <text:list xml:id="list2596791652051074087" text:style-name="L26">
        <text:list-item>
          <text:p text:style-name="P31"><text:a xlink:type="simple" xlink:href="#IDX86">notify</text:a> </text:p>
        </text:list-item>
      </text:list>
      <text:h text:style-name="Heading_20_2" text:outline-level="2">o</text:h>
      <text:list xml:id="list4129346318173163595" text:style-name="L27">
        <text:list-item>
          <text:p text:style-name="P60"><text:a xlink:type="simple" xlink:href="#IDX60">object_bytes</text:a> </text:p>
        </text:list-item>
        <text:list-item>
          <text:p text:style-name="P60"><text:a xlink:type="simple" xlink:href="#IDX97">open_network_connection</text:a> </text:p>
        </text:list-item>
        <text:list-item>
          <text:p text:style-name="P32"><text:a xlink:type="simple" xlink:href="#IDX91">output_delimiters</text:a> </text:p>
        </text:list-item>
      </text:list>
      <text:h text:style-name="Heading_20_2" text:outline-level="2">p</text:h>
      <text:list xml:id="list7929871167343682831" text:style-name="L28">
        <text:list-item>
          <text:p text:style-name="P61"><text:a xlink:type="simple" xlink:href="#IDX57">parent</text:a> </text:p>
        </text:list-item>
        <text:list-item>
          <text:p text:style-name="P61"><text:a xlink:type="simple" xlink:href="#IDX1">pass</text:a> </text:p>
        </text:list-item>
        <text:list-item>
          <text:p text:style-name="P61"><text:a xlink:type="simple" xlink:href="#IDX80">players</text:a> </text:p>
        </text:list-item>
        <text:list-item>
          <text:p text:style-name="P61"><text:a xlink:type="simple" xlink:href="#IDX63">properties</text:a> </text:p>
        </text:list-item>
        <text:list-item>
          <text:p text:style-name="P33"><text:a xlink:type="simple" xlink:href="#IDX64">property_info</text:a> </text:p>
        </text:list-item>
      </text:list>
      <text:h text:style-name="Heading_20_2" text:outline-level="2">q</text:h>
      <text:list xml:id="list5975367204904867422" text:style-name="L29">
        <text:list-item>
          <text:p text:style-name="P62"><text:a xlink:type="simple" xlink:href="#IDX114">queue_info</text:a> </text:p>
        </text:list-item>
        <text:list-item>
          <text:p text:style-name="P34"><text:a xlink:type="simple" xlink:href="#IDX115">queued_tasks</text:a> </text:p>
        </text:list-item>
      </text:list>
      <text:h text:style-name="Heading_20_2" text:outline-level="2">r</text:h>
      <text:list xml:id="list2412793568951581237" text:style-name="L30">
        <text:list-item>
          <text:p text:style-name="P63"><text:a xlink:type="simple" xlink:href="#IDX103">raise</text:a> </text:p>
        </text:list-item>
        <text:list-item>
          <text:p text:style-name="P63"><text:a xlink:type="simple" xlink:href="#IDX12">random</text:a> </text:p>
        </text:list-item>
        <text:list-item>
          <text:p text:style-name="P63"><text:a xlink:type="simple" xlink:href="#IDX88">read</text:a> </text:p>
        </text:list-item>
        <text:list-item>
          <text:p text:style-name="P63"><text:a xlink:type="simple" xlink:href="#IDX59">recycle</text:a> </text:p>
        </text:list-item>
        <text:list-item>
          <text:p text:style-name="P63"><text:a xlink:type="simple" xlink:href="#IDX121">renumber</text:a> </text:p>
        </text:list-item>
        <text:list-item>
          <text:p text:style-name="P63"><text:a xlink:type="simple" xlink:href="#IDX122">reset_max_object</text:a> </text:p>
        </text:list-item>
        <text:list-item>
          <text:p text:style-name="P63"><text:a xlink:type="simple" xlink:href="#IDX113">resume</text:a> </text:p>
        </text:list-item>
        <text:list-item>
          <text:p text:style-name="P63"><text:a xlink:type="simple" xlink:href="#IDX36">rindex</text:a> </text:p>
        </text:list-item>
        <text:list-item>
          <text:p text:style-name="P35"><text:a xlink:type="simple" xlink:href="#IDX41">rmatch</text:a> </text:p>
        </text:list-item>
      </text:list>
      <text:h text:style-name="Heading_20_2" text:outline-level="2">s</text:h>
      <text:list xml:id="list4966065974239044543" text:style-name="L31">
        <text:list-item>
          <text:p text:style-name="P64"><text:a xlink:type="simple" xlink:href="#IDX110">seconds_left</text:a> </text:p>
        </text:list-item>
        <text:list-item>
          <text:p text:style-name="P64"><text:a xlink:type="simple" xlink:href="#IDX120">server_log</text:a> </text:p>
        </text:list-item>
        <text:list-item>
          <text:p text:style-name="P64"><text:a xlink:type="simple" xlink:href="#IDX119">server_version</text:a> </text:p>
        </text:list-item>
        <text:list-item>
          <text:p text:style-name="P64"><text:a xlink:type="simple" xlink:href="#IDX94">set_connection_option</text:a> </text:p>
        </text:list-item>
        <text:list-item>
          <text:p text:style-name="P64"><text:a xlink:type="simple" xlink:href="#IDX82">set_player_flag</text:a> </text:p>
        </text:list-item>
        <text:list-item>
          <text:p text:style-name="P64"><text:a xlink:type="simple" xlink:href="#IDX65">set_property_info</text:a> </text:p>
        </text:list-item>
        <text:list-item>
          <text:p text:style-name="P64"><text:a xlink:type="simple" xlink:href="#IDX107">set_task_perms</text:a> </text:p>
        </text:list-item>
        <text:list-item>
          <text:p text:style-name="P64"><text:a xlink:type="simple" xlink:href="#IDX74">set_verb_args</text:a> </text:p>
        </text:list-item>
        <text:list-item>
          <text:p text:style-name="P64"><text:a xlink:type="simple" xlink:href="#IDX78">set_verb_code</text:a> </text:p>
        </text:list-item>
        <text:list-item>
          <text:p text:style-name="P64"><text:a xlink:type="simple" xlink:href="#IDX72">set_verb_info</text:a> </text:p>
        </text:list-item>
        <text:list-item>
          <text:p text:style-name="P64"><text:a xlink:type="simple" xlink:href="#IDX52">setadd</text:a> </text:p>
        </text:list-item>
        <text:list-item>
          <text:p text:style-name="P64"><text:a xlink:type="simple" xlink:href="#IDX53">setremove</text:a> </text:p>
        </text:list-item>
        <text:list-item>
          <text:p text:style-name="P64"><text:a xlink:type="simple" xlink:href="#IDX126">shutdown</text:a> </text:p>
        </text:list-item>
        <text:list-item>
          <text:p text:style-name="P64"><text:a xlink:type="simple" xlink:href="#IDX18">sin</text:a> </text:p>
        </text:list-item>
        <text:list-item>
          <text:p text:style-name="P64"><text:a xlink:type="simple" xlink:href="#IDX24">sinh</text:a> </text:p>
        </text:list-item>
        <text:list-item>
          <text:p text:style-name="P64"><text:a xlink:type="simple" xlink:href="#IDX17">sqrt</text:a> </text:p>
        </text:list-item>
        <text:list-item>
          <text:p text:style-name="P64"><text:a xlink:type="simple" xlink:href="#IDX37">strcmp</text:a> </text:p>
        </text:list-item>
        <text:list-item>
          <text:p text:style-name="P64"><text:a xlink:type="simple" xlink:href="#IDX44">string_hash</text:a> </text:p>
        </text:list-item>
        <text:list-item>
          <text:p text:style-name="P64"><text:a xlink:type="simple" xlink:href="#IDX34">strsub</text:a> </text:p>
        </text:list-item>
        <text:list-item>
          <text:p text:style-name="P64"><text:a xlink:type="simple" xlink:href="#IDX42">substitute</text:a> </text:p>
        </text:list-item>
        <text:list-item>
          <text:p text:style-name="P36"><text:a xlink:type="simple" xlink:href="#IDX112">suspend</text:a> </text:p>
        </text:list-item>
      </text:list>
      <text:h text:style-name="Heading_20_2" text:outline-level="2">t</text:h>
      <text:list xml:id="list1288418363925566757" text:style-name="L32">
        <text:list-item>
          <text:p text:style-name="P65"><text:a xlink:type="simple" xlink:href="#IDX20">tan</text:a> </text:p>
        </text:list-item>
        <text:list-item>
          <text:p text:style-name="P65"><text:a xlink:type="simple" xlink:href="#IDX26">tanh</text:a> </text:p>
        </text:list-item>
        <text:list-item>
          <text:p text:style-name="P65"><text:a xlink:type="simple" xlink:href="#IDX111">task_id</text:a> </text:p>
        </text:list-item>
        <text:list-item>
          <text:p text:style-name="P65"><text:a xlink:type="simple" xlink:href="#IDX118">task_stack</text:a> </text:p>
        </text:list-item>
        <text:list-item>
          <text:p text:style-name="P65"><text:a xlink:type="simple" xlink:href="#IDX109">ticks_left</text:a> </text:p>
        </text:list-item>
        <text:list-item>
          <text:p text:style-name="P65"><text:a xlink:type="simple" xlink:href="#IDX101">time</text:a> </text:p>
        </text:list-item>
        <text:list-item>
          <text:p text:style-name="P65"><text:a xlink:type="simple" xlink:href="#IDX8">tofloat</text:a> </text:p>
        </text:list-item>
        <text:list-item>
          <text:p text:style-name="P65"><text:a xlink:type="simple" xlink:href="#IDX5">toint</text:a> </text:p>
        </text:list-item>
        <text:list-item>
          <text:p text:style-name="P65"><text:a xlink:type="simple" xlink:href="#IDX4">toliteral</text:a> </text:p>
        </text:list-item>
        <text:list-item>
          <text:p text:style-name="P65"><text:a xlink:type="simple" xlink:href="#IDX6">tonum</text:a> </text:p>
        </text:list-item>
        <text:list-item>
          <text:p text:style-name="P65"><text:a xlink:type="simple" xlink:href="#IDX7">toobj</text:a> </text:p>
        </text:list-item>
        <text:list-item>
          <text:p text:style-name="P65"><text:a xlink:type="simple" xlink:href="#IDX3">tostr</text:a> </text:p>
        </text:list-item>
        <text:list-item>
          <text:p text:style-name="P65"><text:a xlink:type="simple" xlink:href="#IDX32">trunc</text:a> </text:p>
        </text:list-item>
        <text:list-item>
          <text:p text:style-name="P37"><text:a xlink:type="simple" xlink:href="#IDX2">typeof</text:a> </text:p>
        </text:list-item>
      </text:list>
      <text:h text:style-name="Heading_20_2" text:outline-level="2">u</text:h>
      <text:list xml:id="list8189182059731735223" text:style-name="L33">
        <text:list-item>
          <text:p text:style-name="P38"><text:a xlink:type="simple" xlink:href="#IDX99">unlisten</text:a> </text:p>
        </text:list-item>
      </text:list>
      <text:h text:style-name="Heading_20_2" text:outline-level="2">v</text:h>
      <text:list xml:id="list8218091038661340176" text:style-name="L34">
        <text:list-item>
          <text:p text:style-name="P66"><text:a xlink:type="simple" xlink:href="#IDX56">valid</text:a> </text:p>
        </text:list-item>
        <text:list-item>
          <text:p text:style-name="P66"><text:a xlink:type="simple" xlink:href="#IDX10">value_bytes</text:a> </text:p>
        </text:list-item>
        <text:list-item>
          <text:p text:style-name="P66"><text:a xlink:type="simple" xlink:href="#IDX11">value_hash</text:a> </text:p>
        </text:list-item>
        <text:list-item>
          <text:p text:style-name="P66"><text:a xlink:type="simple" xlink:href="#IDX73">verb_args</text:a> </text:p>
        </text:list-item>
        <text:list-item>
          <text:p text:style-name="P66"><text:a xlink:type="simple" xlink:href="#IDX77">verb_code</text:a> </text:p>
        </text:list-item>
        <text:list-item>
          <text:p text:style-name="P66"><text:a xlink:type="simple" xlink:href="#IDX71">verb_info</text:a> </text:p>
        </text:list-item>
        <text:list-item>
          <text:p text:style-name="P39"><text:a xlink:type="simple" xlink:href="#IDX70">verbs</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Text_20_body" style:display-name="Text body" style:family="paragraph" style:parent-style-name="Standard" style:class="text">
      <style:paragraph-properties fo:margin-top="0in" fo:margin-bottom="0.1965in" style:contextual-spacing="false"/>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ariable"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mbdaMOO Programmer's Manual</dc:title>
    <meta:document-statistic meta:table-count="0" meta:image-count="0" meta:object-count="0" meta:page-count="7" meta:paragraph-count="1790" meta:word-count="34322" meta:character-count="206632" meta:non-whitespace-character-count="170652"/>
    <meta:generator>LibreOffice/4.2.8.2$Linux_X86_64 LibreOffice_project/420m0$Build-2</meta:generator>
  </office:meta>
</office:document-meta>
</file>